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Courier New',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326in" table:align="left"/>
    </style:style>
    <style:style style:name="Table1.A" style:family="table-column">
      <style:table-column-properties style:column-width="0.4542in"/>
    </style:style>
    <style:style style:name="Table1.B" style:family="table-column">
      <style:table-column-properties style:column-width="1.0785in"/>
    </style:style>
    <style:style style:name="Table1.A1" style:family="table-cell">
      <style:table-cell-properties style:vertical-align="middle" fo:padding="0.0194in" fo:border="none"/>
    </style:style>
    <style:style style:name="Table2" style:family="table">
      <style:table-properties style:width="1.9958in" table:align="left"/>
    </style:style>
    <style:style style:name="Table2.A" style:family="table-column">
      <style:table-column-properties style:column-width="0.7847in"/>
    </style:style>
    <style:style style:name="Table2.B" style:family="table-column">
      <style:table-column-properties style:column-width="1.2111in"/>
    </style:style>
    <style:style style:name="Table2.A1" style:family="table-cell">
      <style:table-cell-properties style:vertical-align="middle" fo:padding="0.0194in" fo:border="none"/>
    </style:style>
    <style:style style:name="Table3" style:family="table">
      <style:table-properties style:width="2.3993in" table:align="left"/>
    </style:style>
    <style:style style:name="Table3.A" style:family="table-column">
      <style:table-column-properties style:column-width="1.1146in"/>
    </style:style>
    <style:style style:name="Table3.B" style:family="table-column">
      <style:table-column-properties style:column-width="1.2847in"/>
    </style:style>
    <style:style style:name="Table3.A1" style:family="table-cell">
      <style:table-cell-properties style:vertical-align="middle" fo:padding="0.0194in" fo:border="none"/>
    </style:style>
    <style:style style:name="P1" style:family="paragraph" style:parent-style-name="Footer">
      <style:paragraph-properties fo:text-align="center" style:justify-single-word="false"/>
      <style:text-properties officeooo:rsid="01576510" officeooo:paragraph-rsid="01576510"/>
    </style:style>
    <style:style style:name="P2" style:family="paragraph" style:parent-style-name="Standard">
      <style:paragraph-properties fo:margin-top="0in" fo:margin-bottom="0in" loext:contextual-spacing="false" fo:line-height="100%"/>
      <style:text-properties officeooo:paragraph-rsid="00514c77"/>
    </style:style>
    <style:style style:name="P3" style:family="paragraph" style:parent-style-name="Standard">
      <style:paragraph-properties fo:margin-top="0in" fo:margin-bottom="0in" loext:contextual-spacing="false" fo:line-height="100%"/>
      <style:text-properties fo:color="#000000" style:font-name="Droid Sans Mono" fo:font-size="10.5pt" fo:font-weight="normal" officeooo:paragraph-rsid="0052fca7" fo:background-color="#fffffe"/>
    </style:style>
    <style:style style:name="P4" style:family="paragraph" style:parent-style-name="Standard">
      <style:paragraph-properties fo:margin-top="0in" fo:margin-bottom="0in" loext:contextual-spacing="false" fo:line-height="100%"/>
      <style:text-properties fo:color="#008000" style:font-name="Droid Sans Mono" fo:font-size="10.5pt" fo:font-weight="normal" officeooo:paragraph-rsid="0052fca7" fo:background-color="#fffffe"/>
    </style:style>
    <style:style style:name="P5" style:family="paragraph" style:parent-style-name="Heading_20_2">
      <style:paragraph-properties fo:margin-top="0in" fo:margin-bottom="0in" loext:contextual-spacing="false" fo:line-height="100%"/>
      <style:text-properties officeooo:paragraph-rsid="00514c77"/>
    </style:style>
    <style:style style:name="P6" style:family="paragraph" style:parent-style-name="Heading_20_2">
      <style:paragraph-properties fo:margin-top="0in" fo:margin-bottom="0in" loext:contextual-spacing="false" fo:line-height="100%"/>
      <style:text-properties fo:color="#000000" officeooo:paragraph-rsid="0052fca7"/>
    </style:style>
    <style:style style:name="P7" style:family="paragraph" style:parent-style-name="Text_20_body">
      <style:paragraph-properties fo:margin-top="0in" fo:margin-bottom="0in" loext:contextual-spacing="false" fo:line-height="100%"/>
      <style:text-properties fo:color="#000000" officeooo:paragraph-rsid="0052fca7"/>
    </style:style>
    <style:style style:name="P8" style:family="paragraph" style:parent-style-name="Text_20_body">
      <style:paragraph-properties fo:margin-top="0in" fo:margin-bottom="0in" loext:contextual-spacing="false" fo:line-height="100%"/>
      <style:text-properties fo:color="#000000" officeooo:rsid="022f13f3" officeooo:paragraph-rsid="022f13f3"/>
    </style:style>
    <style:style style:name="P9" style:family="paragraph" style:parent-style-name="Text_20_body">
      <style:paragraph-properties fo:margin-top="0in" fo:margin-bottom="0in" loext:contextual-spacing="false" fo:line-height="100%"/>
      <style:text-properties fo:color="#000000" officeooo:rsid="0230f7bc" officeooo:paragraph-rsid="0230f7bc"/>
    </style:style>
    <style:style style:name="P10" style:family="paragraph" style:parent-style-name="Text_20_body">
      <style:paragraph-properties fo:margin-top="0in" fo:margin-bottom="0in" loext:contextual-spacing="false" fo:line-height="100%"/>
      <style:text-properties fo:color="#ed1c24" officeooo:paragraph-rsid="0052fca7"/>
    </style:style>
    <style:style style:name="P11" style:family="paragraph" style:parent-style-name="Text_20_body">
      <style:paragraph-properties fo:margin-top="0in" fo:margin-bottom="0in" loext:contextual-spacing="false" fo:line-height="100%"/>
      <style:text-properties fo:color="#ba131a" officeooo:paragraph-rsid="0052fca7"/>
    </style:style>
    <style:style style:name="P12" style:family="paragraph" style:parent-style-name="Text_20_body">
      <style:paragraph-properties fo:margin-top="0in" fo:margin-bottom="0in" loext:contextual-spacing="false" fo:line-height="100%"/>
      <style:text-properties fo:color="#ce181e" officeooo:paragraph-rsid="0052fca7"/>
    </style:style>
    <style:style style:name="P13" style:family="paragraph" style:parent-style-name="Text_20_body">
      <style:paragraph-properties fo:margin-top="0in" fo:margin-bottom="0in" loext:contextual-spacing="false" fo:line-height="100%"/>
      <style:text-properties fo:color="#ce181e" officeooo:paragraph-rsid="02599586"/>
    </style:style>
    <style:style style:name="P14" style:family="paragraph" style:parent-style-name="Text_20_body">
      <style:paragraph-properties fo:margin-top="0in" fo:margin-bottom="0in" loext:contextual-spacing="false" fo:line-height="100%"/>
      <style:text-properties fo:color="#ce181e" officeooo:paragraph-rsid="0052fca7" fo:background-color="#fff200"/>
    </style:style>
    <style:style style:name="P15" style:family="paragraph" style:parent-style-name="Text_20_body">
      <style:paragraph-properties fo:margin-top="0in" fo:margin-bottom="0in" loext:contextual-spacing="false" fo:line-height="100%"/>
      <style:text-properties fo:color="#ce181e" officeooo:rsid="0230f7bc" officeooo:paragraph-rsid="0230f7bc"/>
    </style:style>
    <style:style style:name="P16" style:family="paragraph" style:parent-style-name="Text_20_body">
      <style:paragraph-properties fo:margin-top="0in" fo:margin-bottom="0in" loext:contextual-spacing="false"/>
      <style:text-properties officeooo:paragraph-rsid="0245a73d"/>
    </style:style>
    <style:style style:name="P17" style:family="paragraph" style:parent-style-name="Text_20_body">
      <style:paragraph-properties fo:margin-top="0in" fo:margin-bottom="0in" loext:contextual-spacing="false"/>
      <style:text-properties style:font-name="Arial" fo:font-size="12pt" officeooo:paragraph-rsid="0245a73d" style:font-size-asian="12pt" style:font-size-complex="12pt"/>
    </style:style>
    <style:style style:name="P18" style:family="paragraph" style:parent-style-name="Standard">
      <style:paragraph-properties style:line-height-at-least="0.198in"/>
      <style:text-properties fo:color="#000000" style:font-name="Droid Sans Mono" fo:font-size="10.5pt" fo:font-weight="normal" fo:background-color="#fffffe"/>
    </style:style>
    <style:style style:name="P19" style:family="paragraph" style:parent-style-name="Standard">
      <style:paragraph-properties style:line-height-at-least="0.198in"/>
      <style:text-properties fo:color="#000000" style:font-name="Droid Sans Mono" fo:font-size="10.5pt" fo:font-weight="normal" officeooo:paragraph-rsid="023abfdb" fo:background-color="#fffffe"/>
    </style:style>
    <style:style style:name="P20" style:family="paragraph" style:parent-style-name="Standard">
      <style:paragraph-properties style:line-height-at-least="0.198in"/>
      <style:text-properties fo:color="#000000" style:font-name="Droid Sans Mono" fo:font-size="10.5pt" fo:font-weight="normal" officeooo:paragraph-rsid="023c6202" fo:background-color="#fffffe"/>
    </style:style>
    <style:style style:name="P21" style:family="paragraph" style:parent-style-name="Standard">
      <style:paragraph-properties style:line-height-at-least="0.198in"/>
      <style:text-properties fo:color="#000000" style:font-name="Droid Sans Mono" fo:font-size="10.5pt" fo:font-weight="normal" officeooo:paragraph-rsid="0244b9c1" fo:background-color="#fffffe"/>
    </style:style>
    <style:style style:name="P22" style:family="paragraph" style:parent-style-name="Standard">
      <style:paragraph-properties style:line-height-at-least="0.198in"/>
      <style:text-properties fo:color="#000000" style:font-name="Droid Sans Mono" fo:font-size="10.5pt" fo:font-weight="normal" fo:background-color="#fff200"/>
    </style:style>
    <style:style style:name="P23" style:family="paragraph" style:parent-style-name="Standard">
      <style:paragraph-properties style:line-height-at-least="0.198in"/>
      <style:text-properties fo:color="#008000" style:font-name="Droid Sans Mono" fo:font-size="10.5pt" fo:font-weight="normal" fo:background-color="#fffffe"/>
    </style:style>
    <style:style style:name="P24" style:family="paragraph" style:parent-style-name="Standard">
      <style:paragraph-properties style:line-height-at-least="0.198in"/>
    </style:style>
    <style:style style:name="P25" style:family="paragraph" style:parent-style-name="Standard">
      <style:paragraph-properties style:line-height-at-least="0.198in"/>
      <style:text-properties fo:color="#ba131a" style:font-name="Droid Sans Mono" fo:font-size="10.5pt" fo:font-weight="normal" fo:background-color="#fffffe"/>
    </style:style>
    <style:style style:name="P26" style:family="paragraph" style:parent-style-name="Standard">
      <style:paragraph-properties style:line-height-at-least="0.198in"/>
      <style:text-properties fo:color="#ce181e" style:font-name="Droid Sans Mono" fo:font-size="10.5pt" fo:font-weight="normal" fo:background-color="#fffffe"/>
    </style:style>
    <style:style style:name="P27" style:family="paragraph" style:parent-style-name="Standard">
      <style:paragraph-properties style:line-height-at-least="0.198in"/>
      <style:text-properties fo:color="#a31515" style:font-name="Droid Sans Mono" fo:font-size="10.5pt" fo:font-weight="normal" fo:background-color="#fffffe"/>
    </style:style>
    <style:style style:name="P28" style:family="paragraph" style:parent-style-name="Text_20_body">
      <style:text-properties officeooo:paragraph-rsid="00514c77"/>
    </style:style>
    <style:style style:name="P29" style:family="paragraph" style:parent-style-name="Text_20_body">
      <style:text-properties officeooo:rsid="02348841" officeooo:paragraph-rsid="02348841"/>
    </style:style>
    <style:style style:name="P30" style:family="paragraph" style:parent-style-name="Heading_20_2">
      <style:text-properties officeooo:paragraph-rsid="00514c77"/>
    </style:style>
    <style:style style:name="P31" style:family="paragraph" style:parent-style-name="Quotations">
      <style:paragraph-properties fo:margin-left="0in" fo:margin-right="0.3937in" fo:margin-top="0in" fo:margin-bottom="0in" loext:contextual-spacing="false" fo:line-height="100%" fo:text-indent="0in" style:auto-text-indent="false"/>
      <style:text-properties fo:color="#000000" officeooo:paragraph-rsid="01c94214"/>
    </style:style>
    <style:style style:name="P32" style:family="paragraph" style:parent-style-name="Quotations">
      <style:paragraph-properties fo:margin-left="0in" fo:margin-right="0.3937in" fo:margin-top="0in" fo:margin-bottom="0in" loext:contextual-spacing="false" style:line-height-at-least="0.198in" fo:text-indent="0in" style:auto-text-indent="false"/>
      <style:text-properties fo:color="#000000" style:font-name="Droid Sans Mono" fo:font-size="10.5pt" fo:font-weight="normal" officeooo:rsid="02348841" officeooo:paragraph-rsid="023bd768" fo:background-color="#fffffe"/>
    </style:style>
    <style:style style:name="P33" style:family="paragraph" style:parent-style-name="Quotations">
      <style:paragraph-properties fo:margin-left="0in" fo:margin-right="0.3937in" fo:margin-top="0in" fo:margin-bottom="0in" loext:contextual-spacing="false" fo:text-indent="0in" style:auto-text-indent="false"/>
      <style:text-properties officeooo:paragraph-rsid="02348841"/>
    </style:style>
    <style:style style:name="P34" style:family="paragraph" style:parent-style-name="Quotations">
      <style:paragraph-properties fo:margin-left="0in" fo:margin-right="0.3937in" fo:margin-top="0in" fo:margin-bottom="0in" loext:contextual-spacing="false" fo:text-indent="0in" style:auto-text-indent="false"/>
      <style:text-properties officeooo:paragraph-rsid="02348841" fo:background-color="transparent"/>
    </style:style>
    <style:style style:name="P35" style:family="paragraph" style:parent-style-name="Standard">
      <style:paragraph-properties fo:margin-left="0in" fo:margin-right="0.3937in" fo:margin-top="0in" fo:margin-bottom="0in" loext:contextual-spacing="false" style:line-height-at-least="0.198in" fo:text-indent="0in" style:auto-text-indent="false"/>
      <style:text-properties fo:color="#000000" style:font-name="Droid Sans Mono" fo:font-size="10.5pt" fo:font-weight="normal" officeooo:rsid="02348841" officeooo:paragraph-rsid="02362250" fo:background-color="#fffffe"/>
    </style:style>
    <style:style style:name="P36" style:family="paragraph" style:parent-style-name="Standard">
      <style:paragraph-properties fo:margin-left="0in" fo:margin-right="0.3937in" fo:margin-top="0in" fo:margin-bottom="0in" loext:contextual-spacing="false" style:line-height-at-least="0.198in" fo:text-indent="0in" style:auto-text-indent="false"/>
      <style:text-properties fo:color="#000000" style:font-name="Droid Sans Mono" fo:font-size="10.5pt" fo:font-weight="normal" officeooo:rsid="02348841" officeooo:paragraph-rsid="023abfdb" fo:background-color="#fffffe"/>
    </style:style>
    <style:style style:name="P37" style:family="paragraph" style:parent-style-name="Standard">
      <style:paragraph-properties fo:margin-left="0in" fo:margin-right="0.3937in" fo:margin-top="0in" fo:margin-bottom="0in" loext:contextual-spacing="false" style:line-height-at-least="0.198in" fo:text-indent="0in" style:auto-text-indent="false"/>
      <style:text-properties fo:color="#000000" style:font-name="Droid Sans Mono" fo:font-size="10.5pt" fo:font-weight="normal" officeooo:rsid="023d9a0a" officeooo:paragraph-rsid="023d9a0a" fo:background-color="#fffffe"/>
    </style:style>
    <style:style style:name="P38" style:family="paragraph" style:parent-style-name="Standard">
      <style:paragraph-properties fo:margin-left="0in" fo:margin-right="0.3937in" fo:margin-top="0in" fo:margin-bottom="0in" loext:contextual-spacing="false" style:line-height-at-least="0.198in" fo:text-indent="0in" style:auto-text-indent="false"/>
      <style:text-properties fo:color="#000000" style:font-name="Droid Sans Mono" fo:font-size="10.5pt" fo:font-weight="normal" officeooo:rsid="023d9a0a" officeooo:paragraph-rsid="0244b9c1" fo:background-color="#fffffe"/>
    </style:style>
    <style:style style:name="P39" style:family="paragraph" style:parent-style-name="Standard">
      <style:paragraph-properties fo:margin-left="0in" fo:margin-right="0.3937in" fo:margin-top="0in" fo:margin-bottom="0in" loext:contextual-spacing="false" style:line-height-at-least="0.198in" fo:text-indent="0in" style:auto-text-indent="false"/>
      <style:text-properties fo:color="#000000" style:font-name="Droid Sans Mono" fo:font-size="10.5pt" fo:font-weight="normal" officeooo:rsid="023d9a0a" officeooo:paragraph-rsid="0245a73d" fo:background-color="#fffffe"/>
    </style:style>
    <style:style style:name="P40" style:family="paragraph" style:parent-style-name="Standard">
      <style:paragraph-properties fo:margin-left="0in" fo:margin-right="0.3937in" fo:margin-top="0in" fo:margin-bottom="0in" loext:contextual-spacing="false" style:line-height-at-least="0.198in" fo:text-indent="0in" style:auto-text-indent="false"/>
      <style:text-properties fo:color="#000000" style:font-name="Droid Sans Mono" fo:font-size="10.5pt" fo:font-weight="normal" officeooo:rsid="023d9a0a" officeooo:paragraph-rsid="0249b1b9" fo:background-color="#fffffe"/>
    </style:style>
    <style:style style:name="P41" style:family="paragraph" style:parent-style-name="Standard">
      <style:paragraph-properties fo:margin-left="0in" fo:margin-right="0.3937in" fo:margin-top="0in" fo:margin-bottom="0in" loext:contextual-spacing="false" style:line-height-at-least="0.198in" fo:text-indent="0in" style:auto-text-indent="false"/>
      <style:text-properties officeooo:paragraph-rsid="023c6202"/>
    </style:style>
    <style:style style:name="P42" style:family="paragraph" style:parent-style-name="Standard">
      <style:paragraph-properties fo:margin-left="0in" fo:margin-right="0.3937in" fo:margin-top="0in" fo:margin-bottom="0in" loext:contextual-spacing="false" style:line-height-at-least="0.198in" fo:text-indent="0in" style:auto-text-indent="false"/>
      <style:text-properties officeooo:paragraph-rsid="023d9a0a"/>
    </style:style>
    <style:style style:name="P43" style:family="paragraph" style:parent-style-name="Standard">
      <style:paragraph-properties fo:margin-left="0in" fo:margin-right="0.3937in" fo:margin-top="0in" fo:margin-bottom="0in" loext:contextual-spacing="false" style:line-height-at-least="0.198in" fo:text-indent="0in" style:auto-text-indent="false"/>
      <style:text-properties fo:color="#008000" style:font-name="Droid Sans Mono" fo:font-size="10.5pt" fo:font-weight="normal" officeooo:rsid="02348841" officeooo:paragraph-rsid="023abfdb" fo:background-color="#fffffe"/>
    </style:style>
    <style:style style:name="P44" style:family="paragraph" style:parent-style-name="Standard">
      <style:paragraph-properties fo:margin-left="0in" fo:margin-right="0.3937in" fo:margin-top="0in" fo:margin-bottom="0in" loext:contextual-spacing="false" style:line-height-at-least="0.198in" fo:text-indent="0in" style:auto-text-indent="false"/>
      <style:text-properties fo:color="#008000" style:font-name="Droid Sans Mono" fo:font-size="10.5pt" fo:font-weight="normal" officeooo:rsid="023d9a0a" officeooo:paragraph-rsid="023d9a0a" fo:background-color="#fffffe"/>
    </style:style>
    <style:style style:name="P45" style:family="paragraph" style:parent-style-name="Standard">
      <style:paragraph-properties fo:margin-left="0in" fo:margin-right="0.3937in" fo:margin-top="0in" fo:margin-bottom="0in" loext:contextual-spacing="false" style:line-height-at-least="0.198in" fo:text-indent="0in" style:auto-text-indent="false"/>
      <style:text-properties fo:color="#008000" style:font-name="Droid Sans Mono" fo:font-size="10.5pt" fo:font-weight="normal" officeooo:rsid="023d9a0a" officeooo:paragraph-rsid="0244b9c1" fo:background-color="#fffffe"/>
    </style:style>
    <style:style style:name="P46" style:family="paragraph" style:parent-style-name="Text_20_body">
      <style:paragraph-properties fo:margin-left="0in" fo:margin-right="0.3937in" fo:margin-top="0in" fo:margin-bottom="0in" loext:contextual-spacing="false" fo:text-indent="0in" style:auto-text-indent="false"/>
      <style:text-properties officeooo:rsid="02348841" officeooo:paragraph-rsid="02348841"/>
    </style:style>
    <style:style style:name="P47" style:family="paragraph" style:parent-style-name="Text_20_body">
      <style:paragraph-properties fo:margin-left="0in" fo:margin-right="0.3937in" fo:margin-top="0in" fo:margin-bottom="0in" loext:contextual-spacing="false" style:line-height-at-least="0.198in" fo:text-indent="0in" style:auto-text-indent="false"/>
      <style:text-properties fo:color="#000000" style:font-name="Droid Sans Mono" fo:font-size="10.5pt" fo:font-weight="normal" officeooo:rsid="02348841" officeooo:paragraph-rsid="0238ddc8" fo:background-color="#fffffe"/>
    </style:style>
    <style:style style:name="P48" style:family="paragraph" style:parent-style-name="Text_20_body">
      <style:paragraph-properties fo:margin-left="0in" fo:margin-right="0.3937in" fo:margin-top="0in" fo:margin-bottom="0in" loext:contextual-spacing="false" style:line-height-at-least="0.198in" fo:text-indent="0in" style:auto-text-indent="false"/>
      <style:text-properties fo:color="#000000" style:font-name="Droid Sans Mono" fo:font-size="10.5pt" fo:font-weight="normal" officeooo:rsid="02348841" officeooo:paragraph-rsid="0238ef5b" fo:background-color="#fffffe"/>
    </style:style>
    <style:style style:name="P49" style:family="paragraph" style:parent-style-name="Text_20_body">
      <style:paragraph-properties fo:margin-left="0in" fo:margin-right="0.3937in" fo:margin-top="0in" fo:margin-bottom="0in" loext:contextual-spacing="false" style:line-height-at-least="0.198in" fo:text-indent="0in" style:auto-text-indent="false"/>
      <style:text-properties fo:color="#000000" style:font-name="Droid Sans Mono" fo:font-size="10.5pt" fo:font-weight="normal" officeooo:rsid="02348841" officeooo:paragraph-rsid="023a9ef5" fo:background-color="#fffffe"/>
    </style:style>
    <style:style style:name="P50" style:family="paragraph" style:parent-style-name="Text_20_body">
      <style:paragraph-properties fo:margin-left="0in" fo:margin-right="0.3937in" fo:margin-top="0in" fo:margin-bottom="0in" loext:contextual-spacing="false" style:line-height-at-least="0.198in" fo:text-indent="0in" style:auto-text-indent="false"/>
      <style:text-properties fo:color="#000000" style:font-name="Droid Sans Mono" fo:font-size="10.5pt" fo:font-weight="normal" officeooo:paragraph-rsid="0245a73d" fo:background-color="#fffffe"/>
    </style:style>
    <style:style style:name="P51" style:family="paragraph" style:parent-style-name="Text_20_body">
      <style:paragraph-properties fo:margin-left="0in" fo:margin-right="0.3937in" fo:margin-top="0in" fo:margin-bottom="0in" loext:contextual-spacing="false" style:line-height-at-least="0.198in" fo:text-indent="0in" style:auto-text-indent="false"/>
      <style:text-properties fo:color="#ce181e" style:font-name="Droid Sans Mono" fo:font-size="10.5pt" fo:font-weight="normal" officeooo:paragraph-rsid="023d9a0a" fo:background-color="#fffffe"/>
    </style:style>
    <style:style style:name="P52" style:family="paragraph" style:parent-style-name="Text_20_body">
      <style:paragraph-properties fo:margin-left="0in" fo:margin-right="0.3937in" fo:margin-top="0in" fo:margin-bottom="0in" loext:contextual-spacing="false" fo:line-height="100%" fo:text-indent="0in" style:auto-text-indent="false"/>
      <style:text-properties fo:color="#ce181e" style:font-name="Droid Sans Mono" fo:font-size="10.5pt" fo:font-weight="normal" officeooo:rsid="023d9a0a" officeooo:paragraph-rsid="02599586" fo:background-color="#fffffe"/>
    </style:style>
    <style:style style:name="P53" style:family="paragraph" style:parent-style-name="Quotations">
      <style:text-properties fo:color="#000000" fo:background-color="#fff200"/>
    </style:style>
    <style:style style:name="P54" style:family="paragraph" style:parent-style-name="Quotations">
      <style:text-properties fo:background-color="#fff200"/>
    </style:style>
    <style:style style:name="P55" style:family="paragraph" style:parent-style-name="Contents_20_2">
      <style:paragraph-properties>
        <style:tab-stops>
          <style:tab-stop style:position="6.7283in" style:type="right" style:leader-style="dotted" style:leader-text="."/>
        </style:tab-stops>
      </style:paragraph-properties>
    </style:style>
    <style:style style:name="P56" style:family="paragraph" style:parent-style-name="Contents_20_4">
      <style:paragraph-properties>
        <style:tab-stops>
          <style:tab-stop style:position="6.3354in" style:type="right" style:leader-style="dotted" style:leader-text="."/>
        </style:tab-stops>
      </style:paragraph-properties>
    </style:style>
    <style:style style:name="P57" style:family="paragraph" style:parent-style-name="Text_20_body" style:list-style-name="L1"/>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text-properties officeooo:paragraph-rsid="025c1444"/>
    </style:style>
    <style:style style:name="P61" style:family="paragraph" style:parent-style-name="Text_20_body" style:list-style-name="L1">
      <style:paragraph-properties fo:margin-top="0in" fo:margin-bottom="0in" loext:contextual-spacing="false"/>
    </style:style>
    <style:style style:name="P62" style:family="paragraph" style:parent-style-name="Text_20_body" style:list-style-name="L2">
      <style:paragraph-properties fo:margin-top="0in" fo:margin-bottom="0in" loext:contextual-spacing="false"/>
    </style:style>
    <style:style style:name="P63" style:family="paragraph" style:parent-style-name="Text_20_body" style:list-style-name="L3">
      <style:paragraph-properties fo:margin-top="0in" fo:margin-bottom="0in" loext:contextual-spacing="false"/>
    </style:style>
    <style:style style:name="P64" style:family="paragraph" style:parent-style-name="Text_20_body">
      <style:paragraph-properties fo:margin-left="0in" fo:margin-right="0.3937in" fo:margin-top="0in" fo:margin-bottom="0in" loext:contextual-spacing="false" style:line-height-at-least="0.198in" fo:text-indent="0in" style:auto-text-indent="false"/>
      <style:text-properties fo:color="#000000" style:font-name="Droid Sans Mono" fo:font-size="10.5pt" fo:font-weight="normal" officeooo:rsid="02348841" officeooo:paragraph-rsid="023a9ef5" fo:background-color="#fffffe"/>
    </style:style>
    <style:style style:name="P65" style:family="paragraph" style:parent-style-name="Quotations">
      <style:paragraph-properties fo:margin-left="0in" fo:margin-right="0.3937in" fo:margin-top="0in" fo:margin-bottom="0in" loext:contextual-spacing="false" style:line-height-at-least="0.198in" fo:text-indent="0in" style:auto-text-indent="false"/>
      <style:text-properties fo:color="#000000" style:font-name="Droid Sans Mono" fo:font-size="10.5pt" fo:font-weight="normal" officeooo:rsid="02348841" officeooo:paragraph-rsid="025c1444" fo:background-color="#fffffe"/>
    </style:style>
    <style:style style:name="P66" style:family="paragraph" style:parent-style-name="Quotations">
      <style:text-properties officeooo:paragraph-rsid="025c1444"/>
    </style:style>
    <style:style style:name="T1" style:family="text">
      <style:text-properties style:font-name="Arial" officeooo:rsid="00514c77"/>
    </style:style>
    <style:style style:name="T2" style:family="text">
      <style:text-properties style:font-name="Arial" fo:font-size="18pt" fo:font-weight="bold" style:font-size-asian="18pt" style:font-weight-asian="bold" style:font-size-complex="18pt" style:font-weight-complex="bold"/>
    </style:style>
    <style:style style:name="T3" style:family="text">
      <style:text-properties style:font-name="Arial" fo:font-size="12pt" style:font-size-asian="12pt" style:font-size-complex="12pt"/>
    </style:style>
    <style:style style:name="T4" style:family="text">
      <style:text-properties fo:background-color="#fff200" loext:char-shading-value="0"/>
    </style:style>
    <style:style style:name="T5" style:family="text">
      <style:text-properties officeooo:rsid="02348841" fo:background-color="#fff200" loext:char-shading-value="0"/>
    </style:style>
    <style:style style:name="T6" style:family="text">
      <style:text-properties officeooo:rsid="025c1444" fo:background-color="#fff200" loext:char-shading-value="0"/>
    </style:style>
    <style:style style:name="T7" style:family="text">
      <style:text-properties fo:color="#0000ff"/>
    </style:style>
    <style:style style:name="T8" style:family="text">
      <style:text-properties fo:color="#0000ff" style:font-name="Droid Sans Mono"/>
    </style:style>
    <style:style style:name="T9" style:family="text">
      <style:text-properties fo:color="#0000ff" style:font-name="Droid Sans Mono" fo:font-size="10.5pt" fo:font-weight="normal" fo:background-color="#fffffe" loext:char-shading-value="0"/>
    </style:style>
    <style:style style:name="T10" style:family="text">
      <style:text-properties fo:color="#0000ff" style:font-name="Droid Sans Mono" fo:font-size="10.5pt" fo:font-weight="normal" officeooo:rsid="02348841" fo:background-color="#fffffe" loext:char-shading-value="0"/>
    </style:style>
    <style:style style:name="T11" style:family="text">
      <style:text-properties fo:color="#09885a"/>
    </style:style>
    <style:style style:name="T12" style:family="text">
      <style:text-properties fo:color="#09885a" style:font-name="Droid Sans Mono" fo:font-size="10.5pt" fo:font-weight="normal" fo:background-color="#fffffe" loext:char-shading-value="0"/>
    </style:style>
    <style:style style:name="T13" style:family="text">
      <style:text-properties fo:color="#09885a" style:font-name="Droid Sans Mono" fo:font-size="10.5pt" fo:font-weight="normal" officeooo:rsid="02348841" fo:background-color="#fffffe" loext:char-shading-value="0"/>
    </style:style>
    <style:style style:name="T14" style:family="text">
      <style:text-properties fo:color="#ba131a"/>
    </style:style>
    <style:style style:name="T15" style:family="text">
      <style:text-properties fo:color="#ba131a" fo:background-color="#fff200" loext:char-shading-value="0"/>
    </style:style>
    <style:style style:name="T16" style:family="text">
      <style:text-properties fo:color="#008000"/>
    </style:style>
    <style:style style:name="T17" style:family="text">
      <style:text-properties fo:color="#008000" officeooo:rsid="023bd768"/>
    </style:style>
    <style:style style:name="T18" style:family="text">
      <style:text-properties fo:color="#008000" style:font-name="Droid Sans Mono" fo:font-size="10.5pt" fo:font-weight="normal" fo:background-color="#fffffe" loext:char-shading-value="0"/>
    </style:style>
    <style:style style:name="T19" style:family="text">
      <style:text-properties fo:color="#008000" style:font-name="Droid Sans Mono" fo:font-size="10.5pt" fo:font-weight="normal" officeooo:rsid="02348841" fo:background-color="#fffffe" loext:char-shading-value="0"/>
    </style:style>
    <style:style style:name="T20" style:family="text">
      <style:text-properties fo:color="#008000" style:font-name="Arial" fo:font-size="12pt" style:font-size-asian="12pt" style:font-size-complex="12pt"/>
    </style:style>
    <style:style style:name="T21" style:family="text">
      <style:text-properties fo:color="#a31515"/>
    </style:style>
    <style:style style:name="T22" style:family="text">
      <style:text-properties fo:color="#ce181e"/>
    </style:style>
    <style:style style:name="T23" style:family="text">
      <style:text-properties fo:font-style="italic"/>
    </style:style>
    <style:style style:name="T24" style:family="text">
      <style:text-properties fo:color="#000000" officeooo:rsid="02348841" fo:background-color="transparent" loext:char-shading-value="0"/>
    </style:style>
    <style:style style:name="T25" style:family="text">
      <style:text-properties fo:color="#000000" style:font-name="Droid Sans Mono" fo:font-size="10.5pt" fo:font-weight="normal" fo:background-color="#fffffe" loext:char-shading-value="0"/>
    </style:style>
    <style:style style:name="T26" style:family="text">
      <style:text-properties fo:color="#000000" fo:font-size="10.5pt" fo:font-weight="normal" officeooo:rsid="023d9a0a" fo:background-color="#fffffe" loext:char-shading-value="0"/>
    </style:style>
    <style:style style:name="T27" style:family="text">
      <style:text-properties officeooo:rsid="023e2351"/>
    </style:style>
    <style:style style:name="T28" style:family="text">
      <style:text-properties fo:color="#050505"/>
    </style:style>
    <style:style style:name="T29" style:family="text">
      <style:text-properties fo:color="#050505" officeooo:rsid="0250daf7"/>
    </style:style>
    <style:style style:name="T30" style:family="text">
      <style:text-properties officeooo:rsid="024a6323"/>
    </style:style>
    <style:style style:name="T31" style:family="text">
      <style:text-properties fo:background-color="transparent" loext:char-shading-value="0"/>
    </style:style>
    <style:style style:name="T32" style:family="text">
      <style:text-properties officeooo:rsid="024a6323" fo:background-color="transparent" loext:char-shading-value="0"/>
    </style:style>
    <style:style style:name="T33" style:family="text">
      <style:text-properties officeooo:rsid="025c1444" fo:background-color="transparent" loext:char-shading-value="0"/>
    </style:style>
    <style:style style:name="T34" style:family="text">
      <style:text-properties officeooo:rsid="025c1444" fo:background-color="transparent" loext:char-shading-value="0"/>
    </style:style>
    <style:style style:name="T35" style:family="text">
      <style:text-properties fo:background-color="transparent" loext:char-shading-value="0"/>
    </style:style>
    <style:style style:name="T36" style:family="text">
      <style:text-properties officeooo:rsid="024ab594"/>
    </style:style>
    <style:style style:name="T37" style:family="text">
      <style:text-properties style:font-name="Droid Sans Mono"/>
    </style:style>
    <style:style style:name="T38" style:family="text">
      <style:text-properties officeooo:rsid="0258c8ca"/>
    </style:style>
    <style:style style:name="T39" style:family="text">
      <style:text-properties officeooo:rsid="025980e6"/>
    </style:style>
    <style:style style:name="T40" style:family="text">
      <style:text-properties officeooo:rsid="025b2c62"/>
    </style:style>
    <style:style style:name="T41" style:family="text">
      <style:text-properties officeooo:rsid="025c1444"/>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2"><text:bookmark-start text:name="__RefHeading___Toc10148_3840322196"/><text:span text:style-name="Source_20_Text"><text:span text:style-name="T1">Introduction to JavaScript</text:span></text:span><text:bookmark-end text:name="__RefHeading___Toc10148_3840322196"/></text:h>
      <text:p text:style-name="Text_20_body">JavaScript is a high-level programming language that all modern web browsers support. It is also one of the core technologies of the web, along with HTML and CSS that you may have learned previously. This section will cover basic JavaScript programming concepts, which range from variables and arithmetic to objects and loops.</text:p>
      <text:p text:style-name="Text_20_body"/>
      <text:p text:style-name="P29"><text:span text:style-name="Source_20_Text"><text:span text:style-name="T2">Summary</text:span></text:span></text:p>
      <text:p text:style-name="P34">// This is an in-line comment.</text:p>
      <text:p text:style-name="P33"><text:span text:style-name="Source_20_Text"><text:span text:style-name="T24">/* This is a<text:line-break/>multi-line comment */</text:span></text:span></text:p>
      <text:p text:style-name="P33"><text:span text:style-name="Source_20_Text"><text:span text:style-name="T24"/></text:span></text:p>
      <text:p text:style-name="P33"><text:span text:style-name="Source_20_Text"><text:span text:style-name="T5">var myVar = 0;</text:span></text:span></text:p>
      <text:p text:style-name="P46">myVar += 5;</text:p>
      <text:p text:style-name="P35"><text:span text:style-name="T7">var</text:span> remainder=<text:span text:style-name="T11">11</text:span>%<text:span text:style-name="T11">3</text:span>;</text:p>
      <text:p text:style-name="P47"><text:span text:style-name="Source_20_Text">var sampleStr = "Alan said, \"Peter is learning JavaScript\".";</text:span></text:p>
      <text:p text:style-name="P48"><text:span text:style-name="Source_20_Text">"Alan Peter".length;</text:span></text:p>
      <text:p text:style-name="P49"><text:span text:style-name="Source_20_Text"><text:span text:style-name="T4">firstName[firstName.length – 3]</text:span></text:span></text:p>
      <text:p text:style-name="P49"><text:span text:style-name="Source_20_Text"><text:span text:style-name="T4"/></text:span></text:p>
      <text:p text:style-name="P49"><text:span text:style-name="Source_20_Text"><text:span text:style-name="T35">//</text:span></text:span><text:span text:style-name="Source_20_Text"><text:span text:style-name="T34">immutable string</text:span></text:span></text:p>
      <text:p text:style-name="P60">In JavaScript, <text:span text:style-name="Source_20_Text"><text:span text:style-name="T4">String</text:span></text:span><text:span text:style-name="T4"> values are </text:span><text:span text:style-name="Definition"><text:span text:style-name="T4">immutable</text:span></text:span><text:span text:style-name="T4">,</text:span> which means that they cannot be altered once created.</text:p>
      <text:p text:style-name="P60">For example, the following code:</text:p>
      <text:p text:style-name="P66">var myStr = "Bob";<text:line-break/><text:span text:style-name="T4">myStr[0] = "J";</text:span></text:p>
      <text:p text:style-name="P60"><text:span text:style-name="T4">cannot change the value </text:span>of <text:span text:style-name="Source_20_Text">myStr</text:span> to "Job", because the contents of <text:span text:style-name="Source_20_Text">myStr</text:span> cannot be altered. Note that <text:span text:style-name="T4">this does </text:span><text:span text:style-name="Emphasis"><text:span text:style-name="T4">not</text:span></text:span><text:span text:style-name="T4"> mean that </text:span><text:span text:style-name="Source_20_Text"><text:span text:style-name="T4">myStr</text:span></text:span><text:span text:style-name="T4"> cannot be changed</text:span>, just that the individual characters of a <text:span text:style-name="Definition">string literal</text:span> cannot be changed. The only way to change <text:span text:style-name="Source_20_Text">myStr</text:span> would be to assign it with a new string, like this:</text:p>
      <text:p text:style-name="P65"><text:span text:style-name="Source_20_Text"><text:span text:style-name="T4">var myStr = "Bob";<text:line-break/>myStr = "Job";</text:span></text:span></text:p>
      <text:p text:style-name="P49"><text:span text:style-name="Source_20_Text"><text:span text:style-name="T4"/></text:span></text:p>
      <text:p text:style-name="P49"><text:span text:style-name="Source_20_Text"><text:span text:style-name="T31">//</text:span></text:span><text:span text:style-name="Source_20_Text"><text:span text:style-name="T32">array</text:span></text:span></text:p>
      <text:p text:style-name="P19"><text:span text:style-name="T7">var</text:span> ourArray = [<text:span text:style-name="T11">50</text:span>,<text:span text:style-name="T11">60</text:span>,<text:span text:style-name="T11">70</text:span>]; <text:s/></text:p>
      <text:p text:style-name="P36"><text:span text:style-name="T7">var</text:span> ourData = ourArray[<text:span text:style-name="T11">0</text:span>]; <text:span text:style-name="T16">// equals 50</text:span></text:p>
      <text:p text:style-name="P32"><text:span text:style-name="T16">ourArray[0] = 15; <text:s/>//</text:span><text:span text:style-name="T17">change the first number</text:span></text:p>
      <text:p text:style-name="P43"/>
      <text:p text:style-name="P20"><text:span text:style-name="T7">var</text:span> myArray = [[<text:span text:style-name="T11">1</text:span>,<text:span text:style-name="T11">2</text:span>,<text:span text:style-name="T11">3</text:span>], [<text:span text:style-name="T11">4</text:span>,<text:span text:style-name="T11">5</text:span>,<text:span text:style-name="T11">6</text:span>], [<text:span text:style-name="T11">7</text:span>,<text:span text:style-name="T11">8</text:span>,<text:span text:style-name="T11">9</text:span>], [[<text:span text:style-name="T11">10</text:span>,<text:span text:style-name="T11">11</text:span>,<text:span text:style-name="T11">12</text:span>], <text:span text:style-name="T11">13</text:span>, <text:span text:style-name="T11">14</text:span>]];</text:p>
      <text:p text:style-name="P41"><text:span text:style-name="T10">var</text:span><text:span text:style-name="T19"> myData = myArray[</text:span><text:span text:style-name="T13">0</text:span><text:span text:style-name="T19">][</text:span><text:span text:style-name="T13">0</text:span><text:span text:style-name="T19">];</text:span></text:p>
      <text:p text:style-name="P43"/>
      <text:p text:style-name="P37"><text:soft-page-break/>push()</text:p>
      <text:p text:style-name="P37">pop()</text:p>
      <text:p text:style-name="P37">shift()</text:p>
      <text:p text:style-name="P37">unshift()</text:p>
      <text:p text:style-name="P37"/>
      <text:p text:style-name="P37">Strict equality (<text:span text:style-name="Source_20_Text">===</text:span>) <text:s/>does not perform a type conversion.</text:p>
      <text:p text:style-name="P37">!<text:span text:style-name="T27">=</text:span></text:p>
      <text:p text:style-name="P37">!<text:span text:style-name="T27">==</text:span></text:p>
      <text:p text:style-name="P37"><text:span text:style-name="Definition">logical and</text:span> operator (<text:span text:style-name="Source_20_Text">&amp;&amp;</text:span>)</text:p>
      <text:p text:style-name="P37"><text:span text:style-name="Definition">logical or</text:span> operator (<text:span text:style-name="Source_20_Text">||</text:span>) </text:p>
      <text:p text:style-name="P37">Order is important in <text:span text:style-name="Source_20_Text">if</text:span>, <text:span text:style-name="Source_20_Text">else if</text:span> statements.</text:p>
      <text:p text:style-name="P37"/>
      <text:p text:style-name="P37"><text:span text:style-name="T7">function</text:span> isLess(a, b) {</text:p>
      <text:p text:style-name="P24"><text:span text:style-name="T9">return</text:span><text:span text:style-name="T25"> a&lt;b;</text:span></text:p>
      <text:p text:style-name="P18">}</text:p>
      <text:p text:style-name="P18">isLess(<text:span text:style-name="T11">10</text:span>, <text:span text:style-name="T11">15</text:span>);</text:p>
      <text:p text:style-name="P18"/>
      <text:p text:style-name="P18">//<text:span text:style-name="T30">object</text:span></text:p>
      <text:p text:style-name="P37">var cat = {<text:line-break/>  "name": "Whiskers",<text:line-break/>  "legs": 4,<text:line-break/>  "tails": 1,<text:line-break/>  "enemies": ["Water", "Dogs"]<text:line-break/>};</text:p>
      <text:p text:style-name="P37"/>
      <text:p text:style-name="P40">There are two ways to access the properties of an object: <text:span text:style-name="T22">dot notation (</text:span><text:span text:style-name="Source_20_Text"><text:span text:style-name="T22">.</text:span></text:span><text:span text:style-name="T22">) </text:span>and <text:span text:style-name="T22">bracket notation (</text:span><text:span text:style-name="Source_20_Text"><text:span text:style-name="T22">[]</text:span></text:span><text:span text:style-name="T22">)</text:span>, similar to an array. <text:s/>If the property of the object you are trying to access <text:span text:style-name="T4">has a space in its name</text:span>, you will need to use bracket notation.</text:p>
      <text:p text:style-name="P50"><text:span text:style-name="Source_20_Text"><text:span text:style-name="T20">ourDog.bark = "bow-wow";</text:span></text:span><text:span text:style-name="T20"> </text:span></text:p>
      <text:p text:style-name="P17">or</text:p>
      <text:p text:style-name="P16"><text:span text:style-name="Source_20_Text"><text:span text:style-name="T3">ourDog["bark"] = "bow-wow";</text:span></text:span></text:p>
      <text:p text:style-name="P16"><text:span text:style-name="Source_20_Text"><text:span text:style-name="T3"/></text:span></text:p>
      <text:p text:style-name="P39"><text:span text:style-name="Source_20_Text"><text:span text:style-name="T4">delete</text:span></text:span><text:span text:style-name="Source_20_Text"> ourDog.bark; <text:s/>//</text:span><text:span text:style-name="Source_20_Text"><text:span text:style-name="T39">delete one property of object</text:span></text:span></text:p>
      <text:p text:style-name="P39"><text:span text:style-name="Source_20_Text"/></text:p>
      <text:p text:style-name="P45">// Setup</text:p>
      <text:p text:style-name="P21"><text:span text:style-name="T7">var</text:span> testObj = {</text:p>
      <text:p text:style-name="P21"><text:span text:style-name="T21">"hat"</text:span>: <text:span text:style-name="T21">"ballcap"</text:span>,</text:p>
      <text:p text:style-name="P21"><text:span text:style-name="T21">"shirt"</text:span>: <text:span text:style-name="T21">"jersey"</text:span>,</text:p>
      <text:p text:style-name="P21"><text:span text:style-name="T21">"shoes"</text:span>: <text:span text:style-name="T21">"cleats"</text:span></text:p>
      <text:p text:style-name="P21">};</text:p>
      <text:p text:style-name="P21"><text:span text:style-name="T7">var</text:span> hatValue = testObj.hat; <text:span text:style-name="T16">// Change this line</text:span></text:p>
      <text:p text:style-name="P38"><text:span text:style-name="T7">var</text:span> shirtValue = testObj.shirt; <text:span text:style-name="T16">// Change this line</text:span></text:p>
      <text:p text:style-name="P45"/>
      <text:p text:style-name="P44">// Setup</text:p>
      <text:p text:style-name="P18"><text:span text:style-name="T7">var</text:span> testObj = {</text:p>
      <text:p text:style-name="P18"><text:soft-page-break/><text:span text:style-name="T11">12</text:span>: <text:span text:style-name="T21">"Namath"</text:span>,</text:p>
      <text:p text:style-name="P18"><text:span text:style-name="T11">16</text:span>: <text:span text:style-name="T21">"Montana"</text:span>,</text:p>
      <text:p text:style-name="P18"><text:span text:style-name="T11">19</text:span>: <text:span text:style-name="T21">"Unitas"</text:span></text:p>
      <text:p text:style-name="P18">};</text:p>
      <text:p text:style-name="P24"><text:span text:style-name="T9">var</text:span><text:span text:style-name="T25"> playerNumber=</text:span><text:span text:style-name="T12">16</text:span><text:span text:style-name="T25">; </text:span><text:span text:style-name="T18">// Change this Line</text:span></text:p>
      <text:p text:style-name="P18"><text:span text:style-name="T7">var</text:span> player = testObj[playerNumber]; <text:span text:style-name="T16">// Change this Line</text:span></text:p>
      <text:p text:style-name="P37"/>
      <text:p text:style-name="P51"><text:span text:style-name="T28">Objects can be thought of as a key/value storage, like a dictionary. If you have tabular data, you can use an object to "lookup" values rather than a </text:span><text:span text:style-name="Source_20_Text"><text:span text:style-name="T28">switch</text:span></text:span><text:span text:style-name="T28"> statement or an </text:span><text:span text:style-name="Source_20_Text"><text:span text:style-name="T28">if/else</text:span></text:span><text:span text:style-name="T28"> chain. This is most useful when you know that your input data is limited to a certain range.</text:span></text:p>
      <text:p text:style-name="P37"/>
      <text:p text:style-name="P37">var myObj = {<text:line-break/>  top: "hat",<text:line-break/>  bottom: "pants"<text:line-break/>};<text:line-break/>myObj<text:span text:style-name="T22">.hasOwnProperty</text:span>("top"); // true<text:line-break/>myObj.hasOwnProperty("middle"); // false</text:p>
      <text:p text:style-name="P37"/>
      <text:p text:style-name="P44">// <text:span text:style-name="T36">nested array</text:span></text:p>
      <text:p text:style-name="P18"><text:span text:style-name="T7">var</text:span> myPlants = [</text:p>
      <text:p text:style-name="P18">{ </text:p>
      <text:p text:style-name="P18"><text:span text:style-name="T7">type</text:span>: <text:span text:style-name="T21">"flowers"</text:span>,</text:p>
      <text:p text:style-name="P18">list: [</text:p>
      <text:p text:style-name="P18"><text:span text:style-name="T21">"rose"</text:span>,</text:p>
      <text:p text:style-name="P18"><text:span text:style-name="T21">"tulip"</text:span>,</text:p>
      <text:p text:style-name="P27">"dandelion"</text:p>
      <text:p text:style-name="P18">]</text:p>
      <text:p text:style-name="P18">},</text:p>
      <text:p text:style-name="P18">{</text:p>
      <text:p text:style-name="P18"><text:span text:style-name="T7">type</text:span>: <text:span text:style-name="T21">"trees"</text:span>,</text:p>
      <text:p text:style-name="P18">list: [</text:p>
      <text:p text:style-name="P18"><text:span text:style-name="T21">"fir"</text:span>,</text:p>
      <text:p text:style-name="P18"><text:span text:style-name="T21">"pine"</text:span>,</text:p>
      <text:p text:style-name="P27">"birch"</text:p>
      <text:p text:style-name="P18">]</text:p>
      <text:p text:style-name="P18">} </text:p>
      <text:p text:style-name="P18">];</text:p>
      <text:p text:style-name="P18"><text:span text:style-name="T7">var</text:span> secondTree = myPlants[<text:span text:style-name="T11">1</text:span>].list[<text:span text:style-name="T11">1</text:span>]; <text:span text:style-name="T16">// Change this line</text:span></text:p>
      <text:p text:style-name="P37"/>
      <text:p text:style-name="P37">var ourArray = [];<text:line-break/>var i = 0;<text:line-break/>while(i &lt; 5) {<text:line-break/>  ourArray.push(i);<text:line-break/><text:soft-page-break/>  i++;<text:line-break/>}</text:p>
      <text:p text:style-name="P37"/>
      <text:p text:style-name="P37">var ourArray = [];<text:line-break/>for (var i = 0; i &lt; 5; i++) {<text:line-break/>  ourArray.push(i);<text:line-break/>}</text:p>
      <text:p text:style-name="P37"/>
      <text:p text:style-name="P37">var ourArray = [];<text:line-break/>for (var i = 0; i &lt; 10; i += 2) {<text:line-break/>  ourArray.push(i);<text:line-break/>}</text:p>
      <text:p text:style-name="P37"/>
      <text:p text:style-name="P37">var ourArray = [];<text:line-break/>for (var i=10; i &gt; 0; i-=2) {<text:line-break/>  ourArray.push(i);<text:line-break/>}</text:p>
      <text:p text:style-name="P37"/>
      <text:p text:style-name="P37">var arr = [10,9,8,7,6];<text:line-break/>for (var i = 0; i &lt; <text:span text:style-name="T22">arr.length</text:span>; i++) {<text:line-break/>   console.log(arr[i]);<text:line-break/>}</text:p>
      <text:p text:style-name="P37"/>
      <text:p text:style-name="P37">var ourArray = []; <text:line-break/>var i = 5;<text:line-break/>do {<text:line-break/>  ourArray.push(i);<text:line-break/>  i++;<text:line-break/>} while (i &lt; 5);</text:p>
      <text:p text:style-name="P37"/>
      <text:p text:style-name="P37">JavaScript has a <text:span text:style-name="Source_20_Text"><text:span text:style-name="T22">Math.random()</text:span></text:span> function that generates a random decimal number between <text:span text:style-name="Source_20_Text">0</text:span> (inclusive) and not quite up to <text:span text:style-name="Source_20_Text">1</text:span> (exclusive). Thus <text:span text:style-name="Source_20_Text">Math.random()</text:span> can return a <text:span text:style-name="Source_20_Text">0</text:span> but never quite return a <text:span text:style-name="Source_20_Text">1</text:span></text:p>
      <text:p text:style-name="P37"><text:span text:style-name="Source_20_Text"><text:span text:style-name="T22">Math.floor()</text:span></text:span><text:span text:style-name="T22"> </text:span>to round the number down to its nearest whole number.</text:p>
      <text:p text:style-name="P37"><text:span text:style-name="Source_20_Text"><text:span text:style-name="T22">Math.floor(Math.random() * 20);</text:span></text:span></text:p>
      <text:p text:style-name="P37"><text:span text:style-name="Source_20_Text"><text:span text:style-name="T28">//Generate Random Whole Numbers within a Range, </text:span></text:span><text:span text:style-name="Source_20_Text"><text:span text:style-name="T29">inclusicve</text:span></text:span></text:p>
      <text:p text:style-name="P37"><text:span text:style-name="Source_20_Text"><text:span text:style-name="T22">Math.floor(Math.random() * (max - min + 1)) + min</text:span></text:span></text:p>
      <text:p text:style-name="P37"/>
      <text:p text:style-name="P37"><text:span text:style-name="Source_20_Text">var a = </text:span><text:span text:style-name="Source_20_Text"><text:span text:style-name="T22">parseInt</text:span></text:span><text:span text:style-name="Source_20_Text">("007");</text:span></text:p>
      <text:p text:style-name="P42"><text:span text:style-name="Source_20_Text"><text:span text:style-name="T26">var a = parseInt("11", 2); <text:s/>//</text:span></text:span><text:span text:style-name="Source_20_Text">The radix variable says that "11" is in the binary system, or base 2. This example converts the string "11" to an integer 3.</text:span></text:p>
      <text:p text:style-name="P37"><text:span text:style-name="Source_20_Text"/></text:p>
      <text:p text:style-name="P37"><text:span text:style-name="Source_20_Text">//Conditional (Ternary) Operator</text:span></text:p>
      <text:p text:style-name="P37"><text:soft-page-break/><text:span text:style-name="Source_20_Text">function findGreater(a, b) {<text:line-break/>  return a &gt; b ? "a is greater" : "b is greater";<text:line-break/>}</text:span></text:p>
      <text:p text:style-name="P37"><text:span text:style-name="Source_20_Text"/></text:p>
      <text:p text:style-name="P37"><text:span text:style-name="Source_20_Text"><text:span text:style-name="T8">function</text:span></text:span><text:span text:style-name="Source_20_Text"><text:span text:style-name="T37"> checkEqual(a, b) {</text:span></text:span></text:p>
      <text:p text:style-name="P18"><text:span text:style-name="T7">return</text:span> a==b ? <text:span text:style-name="T7">true</text:span> : <text:span text:style-name="T7">false</text:span>;</text:p>
      <text:p text:style-name="P18">}</text:p>
      <text:p text:style-name="P18">checkEqual(<text:span text:style-name="T11">1</text:span>, <text:span text:style-name="T11">2</text:span>);</text:p>
      <text:p text:style-name="P37"><text:span text:style-name="Source_20_Text"/></text:p>
      <text:p text:style-name="P37"><text:span text:style-name="Source_20_Text">function findGreaterOrEqual(a, b) {<text:line-break/>  return (a === b) ? "a and b are equal" : (a &gt; b) ? "a is greater" : "b is greater";<text:line-break/>} <text:s/>//</text:span><text:span text:style-name="Source_20_Text"><text:span text:style-name="T38">chain </text:span></text:span></text:p>
      <text:p text:style-name="P37"><text:span text:style-name="Source_20_Text"/></text:p>
      <text:p text:style-name="P37"><text:span text:style-name="Source_20_Text">//</text:span><text:span text:style-name="Source_20_Text"><text:span text:style-name="T40">for </text:span></text:span></text:p>
      <text:p text:style-name="P13"><text:s text:c="2"/>for (var i=0; i&lt;contacts.length; i++ <text:s/>) {</text:p>
      <text:p text:style-name="P13"><text:s text:c="4"/>if (name == contacts[i].firstName) {</text:p>
      <text:p text:style-name="P13"><text:s text:c="6"/>if (contacts[i].hasOwnProperty(prop)) {</text:p>
      <text:p text:style-name="P13"><text:s text:c="8"/>return contacts[i][prop];</text:p>
      <text:p text:style-name="P13"><text:s text:c="6"/>} else {</text:p>
      <text:p text:style-name="P13"><text:s text:c="8"/>return "No such property";</text:p>
      <text:p text:style-name="P13"><text:s text:c="6"/>}</text:p>
      <text:p text:style-name="P13"><text:s text:c="4"/>} </text:p>
      <text:p text:style-name="P13"><text:s text:c="2"/>}</text:p>
      <text:p text:style-name="P52"><text:span text:style-name="Source_20_Text"><text:span text:style-name="T22"><text:s text:c="2"/>return "No such contact";</text:span></text:span></text:p>
      <text:p text:style-name="P37"><text:span text:style-name="Source_20_Text"/></text:p>
      <text:p text:style-name="P28"/>
      <text:table-of-content text:style-name="Sect1" text:protected="true" text:name="Table of Contents1">
        <text:table-of-content-source text:outline-level="10"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5"><text:a xlink:type="simple" xlink:href="#__RefHeading___Toc10148_3840322196" text:style-name="Index_20_Link" text:visited-style-name="Index_20_Link">Introduction to JavaScript<text:tab/>1</text:a></text:p>
          <text:p text:style-name="P55"><text:a xlink:type="simple" xlink:href="#__RefHeading___Toc10150_3840322196" text:style-name="Index_20_Link" text:visited-style-name="Index_20_Link">Comment Your JavaScript Code<text:tab/>4</text:a></text:p>
          <text:p text:style-name="P55"><text:a xlink:type="simple" xlink:href="#__RefHeading___Toc1260_3732704394" text:style-name="Index_20_Link" text:visited-style-name="Index_20_Link">Declare JavaScript Variables<text:tab/>4</text:a></text:p>
          <text:p text:style-name="P55"><text:a xlink:type="simple" xlink:href="#__RefHeading___Toc1262_3732704394" text:style-name="Index_20_Link" text:visited-style-name="Index_20_Link">Storing Values with the Assignment Operator<text:tab/>5</text:a></text:p>
          <text:p text:style-name="P55"><text:a xlink:type="simple" xlink:href="#__RefHeading___Toc1264_3732704394" text:style-name="Index_20_Link" text:visited-style-name="Index_20_Link">Initializing Variables with the Assignment Operator<text:tab/>6</text:a></text:p>
          <text:p text:style-name="P55"><text:a xlink:type="simple" xlink:href="#__RefHeading___Toc1266_3732704394" text:style-name="Index_20_Link" text:visited-style-name="Index_20_Link">Understanding Uninitialized Variables<text:tab/>6</text:a></text:p>
          <text:p text:style-name="P55"><text:a xlink:type="simple" xlink:href="#__RefHeading___Toc1268_3732704394" text:style-name="Index_20_Link" text:visited-style-name="Index_20_Link">Understanding Case Sensitivity in Variables<text:tab/>6</text:a></text:p>
          <text:p text:style-name="P56"><text:a xlink:type="simple" xlink:href="#__RefHeading___Toc1270_3732704394" text:style-name="Index_20_Link" text:visited-style-name="Index_20_Link">Best Practice<text:tab/>7</text:a></text:p>
          <text:p text:style-name="P55"><text:a xlink:type="simple" xlink:href="#__RefHeading___Toc1272_3732704394" text:style-name="Index_20_Link" text:visited-style-name="Index_20_Link">Add Two Numbers with JavaScript<text:tab/>7</text:a></text:p>
          <text:p text:style-name="P55"><text:a xlink:type="simple" xlink:href="#__RefHeading___Toc1274_3732704394" text:style-name="Index_20_Link" text:visited-style-name="Index_20_Link">Subtract One Number from Another with JavaScript<text:tab/>8</text:a></text:p>
          <text:p text:style-name="P55"><text:a xlink:type="simple" xlink:href="#__RefHeading___Toc1276_3732704394" text:style-name="Index_20_Link" text:visited-style-name="Index_20_Link">Multiply Two Numbers with JavaScript<text:tab/>8</text:a></text:p>
          <text:p text:style-name="P55"><text:a xlink:type="simple" xlink:href="#__RefHeading___Toc1278_3732704394" text:style-name="Index_20_Link" text:visited-style-name="Index_20_Link">Divide One Number by Another with JavaScript<text:tab/>8</text:a></text:p>
          <text:p text:style-name="P55"><text:a xlink:type="simple" xlink:href="#__RefHeading___Toc1280_3732704394" text:style-name="Index_20_Link" text:visited-style-name="Index_20_Link">Increment a Number with JavaScript<text:tab/>9</text:a></text:p>
          <text:p text:style-name="P55"><text:a xlink:type="simple" xlink:href="#__RefHeading___Toc1282_3732704394" text:style-name="Index_20_Link" text:visited-style-name="Index_20_Link">Decrement a Number with JavaScript<text:tab/>9</text:a></text:p>
          <text:p text:style-name="P55"><text:a xlink:type="simple" xlink:href="#__RefHeading___Toc1284_3732704394" text:style-name="Index_20_Link" text:visited-style-name="Index_20_Link">Create Decimal Numbers with JavaScript<text:tab/>9</text:a></text:p>
          <text:p text:style-name="P55"><text:a xlink:type="simple" xlink:href="#__RefHeading___Toc1286_3732704394" text:style-name="Index_20_Link" text:visited-style-name="Index_20_Link">Multiply Two Decimals with JavaScript<text:tab/>10</text:a></text:p>
          <text:p text:style-name="P55"><text:soft-page-break/><text:a xlink:type="simple" xlink:href="#__RefHeading___Toc1288_3732704394" text:style-name="Index_20_Link" text:visited-style-name="Index_20_Link">Divide One Decimal by Another with JavaScript<text:tab/>10</text:a></text:p>
          <text:p text:style-name="P55"><text:a xlink:type="simple" xlink:href="#__RefHeading___Toc1290_3732704394" text:style-name="Index_20_Link" text:visited-style-name="Index_20_Link">Finding a Remainder in JavaScript<text:tab/>10</text:a></text:p>
          <text:p text:style-name="P55"><text:a xlink:type="simple" xlink:href="#__RefHeading___Toc3514_289784392" text:style-name="Index_20_Link" text:visited-style-name="Index_20_Link">Compound Assignment With Augmented Addition<text:tab/>11</text:a></text:p>
          <text:p text:style-name="P55"><text:a xlink:type="simple" xlink:href="#__RefHeading___Toc3516_289784392" text:style-name="Index_20_Link" text:visited-style-name="Index_20_Link">Compound Assignment With Augmented Subtraction<text:tab/>11</text:a></text:p>
          <text:p text:style-name="P55"><text:a xlink:type="simple" xlink:href="#__RefHeading___Toc3518_289784392" text:style-name="Index_20_Link" text:visited-style-name="Index_20_Link">Compound Assignment With Augmented Multiplication<text:tab/>12</text:a></text:p>
          <text:p text:style-name="P55"><text:a xlink:type="simple" xlink:href="#__RefHeading___Toc3520_289784392" text:style-name="Index_20_Link" text:visited-style-name="Index_20_Link">Compound Assignment With Augmented Division<text:tab/>12</text:a></text:p>
          <text:p text:style-name="P55"><text:a xlink:type="simple" xlink:href="#__RefHeading___Toc3542_289784392" text:style-name="Index_20_Link" text:visited-style-name="Index_20_Link">Declare String Variables<text:tab/>13</text:a></text:p>
          <text:p text:style-name="P55"><text:a xlink:type="simple" xlink:href="#__RefHeading___Toc3544_289784392" text:style-name="Index_20_Link" text:visited-style-name="Index_20_Link">Escaping Literal Quotes in Strings<text:tab/>13</text:a></text:p>
          <text:p text:style-name="P55"><text:a xlink:type="simple" xlink:href="#__RefHeading___Toc3546_289784392" text:style-name="Index_20_Link" text:visited-style-name="Index_20_Link">Quoting Strings with Single Quotes<text:tab/>14</text:a></text:p>
          <text:p text:style-name="P55"><text:a xlink:type="simple" xlink:href="#__RefHeading___Toc3548_289784392" text:style-name="Index_20_Link" text:visited-style-name="Index_20_Link">Escape Sequences in Strings<text:tab/>15</text:a></text:p>
          <text:p text:style-name="P55"><text:a xlink:type="simple" xlink:href="#__RefHeading___Toc3586_289784392" text:style-name="Index_20_Link" text:visited-style-name="Index_20_Link">Concatenating Strings with Plus Operator<text:tab/>15</text:a></text:p>
          <text:p text:style-name="P55"><text:a xlink:type="simple" xlink:href="#__RefHeading___Toc3588_289784392" text:style-name="Index_20_Link" text:visited-style-name="Index_20_Link">Concatenating Strings with the Plus Equals Operator<text:tab/>16</text:a></text:p>
          <text:p text:style-name="P55"><text:a xlink:type="simple" xlink:href="#__RefHeading___Toc3590_289784392" text:style-name="Index_20_Link" text:visited-style-name="Index_20_Link">Constructing Strings with Variables<text:tab/>17</text:a></text:p>
          <text:p text:style-name="P55"><text:a xlink:type="simple" xlink:href="#__RefHeading___Toc3592_289784392" text:style-name="Index_20_Link" text:visited-style-name="Index_20_Link">Appending Variables to Strings<text:tab/>17</text:a></text:p>
          <text:p text:style-name="P55"><text:a xlink:type="simple" xlink:href="#__RefHeading___Toc3678_289784392" text:style-name="Index_20_Link" text:visited-style-name="Index_20_Link">Find the Length of a String<text:tab/>17</text:a></text:p>
          <text:p text:style-name="P55"><text:a xlink:type="simple" xlink:href="#__RefHeading___Toc3680_289784392" text:style-name="Index_20_Link" text:visited-style-name="Index_20_Link">Use Bracket Notation to Find the First Character in a String<text:tab/>18</text:a></text:p>
          <text:p text:style-name="P55"><text:a xlink:type="simple" xlink:href="#__RefHeading___Toc3682_289784392" text:style-name="Index_20_Link" text:visited-style-name="Index_20_Link">Understand String Immutability<text:tab/>19</text:a></text:p>
          <text:p text:style-name="P55"><text:a xlink:type="simple" xlink:href="#__RefHeading___Toc3684_289784392" text:style-name="Index_20_Link" text:visited-style-name="Index_20_Link">Use Bracket Notation to Find the Nth Character in a String<text:tab/>19</text:a></text:p>
          <text:p text:style-name="P55"><text:a xlink:type="simple" xlink:href="#__RefHeading___Toc3686_289784392" text:style-name="Index_20_Link" text:visited-style-name="Index_20_Link">Use Bracket Notation to Find the Last Character in a String<text:tab/>20</text:a></text:p>
          <text:p text:style-name="P55"><text:a xlink:type="simple" xlink:href="#__RefHeading___Toc3688_289784392" text:style-name="Index_20_Link" text:visited-style-name="Index_20_Link">Use Bracket Notation to Find the Nth-to-Last Character in a String<text:tab/>20</text:a></text:p>
          <text:p text:style-name="P55"><text:a xlink:type="simple" xlink:href="#__RefHeading___Toc3690_289784392" text:style-name="Index_20_Link" text:visited-style-name="Index_20_Link">Word Blanks<text:tab/>21</text:a></text:p>
          <text:p text:style-name="P55"><text:a xlink:type="simple" xlink:href="#__RefHeading___Toc3692_289784392" text:style-name="Index_20_Link" text:visited-style-name="Index_20_Link">Store Multiple Values in one Variable using JavaScript Arrays<text:tab/>22</text:a></text:p>
          <text:p text:style-name="P55"><text:a xlink:type="simple" xlink:href="#__RefHeading___Toc3694_289784392" text:style-name="Index_20_Link" text:visited-style-name="Index_20_Link">Nest one Array within Another Array<text:tab/>22</text:a></text:p>
          <text:p text:style-name="P55"><text:a xlink:type="simple" xlink:href="#__RefHeading___Toc3696_289784392" text:style-name="Index_20_Link" text:visited-style-name="Index_20_Link">Access Array Data with Indexes<text:tab/>22</text:a></text:p>
          <text:p text:style-name="P55"><text:a xlink:type="simple" xlink:href="#__RefHeading___Toc3698_289784392" text:style-name="Index_20_Link" text:visited-style-name="Index_20_Link">Modify Array Data With Indexes<text:tab/>23</text:a></text:p>
          <text:p text:style-name="P55"><text:a xlink:type="simple" xlink:href="#__RefHeading___Toc3700_289784392" text:style-name="Index_20_Link" text:visited-style-name="Index_20_Link">Access Multi-Dimensional Arrays With Indexes<text:tab/>24</text:a></text:p>
          <text:p text:style-name="P55"><text:a xlink:type="simple" xlink:href="#__RefHeading___Toc3702_289784392" text:style-name="Index_20_Link" text:visited-style-name="Index_20_Link">Manipulate Arrays With push()<text:tab/>24</text:a></text:p>
          <text:p text:style-name="P55"><text:a xlink:type="simple" xlink:href="#__RefHeading___Toc3704_289784392" text:style-name="Index_20_Link" text:visited-style-name="Index_20_Link">Manipulate Arrays With pop()<text:tab/>25</text:a></text:p>
          <text:p text:style-name="P55"><text:a xlink:type="simple" xlink:href="#__RefHeading___Toc3706_289784392" text:style-name="Index_20_Link" text:visited-style-name="Index_20_Link">Manipulate Arrays With shift()<text:tab/>25</text:a></text:p>
          <text:p text:style-name="P55"><text:a xlink:type="simple" xlink:href="#__RefHeading___Toc3708_289784392" text:style-name="Index_20_Link" text:visited-style-name="Index_20_Link">Manipulate Arrays With unshift()<text:tab/>26</text:a></text:p>
          <text:p text:style-name="P55"><text:a xlink:type="simple" xlink:href="#__RefHeading___Toc3710_289784392" text:style-name="Index_20_Link" text:visited-style-name="Index_20_Link">Shopping List<text:tab/>27</text:a></text:p>
          <text:p text:style-name="P55"><text:a xlink:type="simple" xlink:href="#__RefHeading___Toc3712_289784392" text:style-name="Index_20_Link" text:visited-style-name="Index_20_Link">Write Reusable JavaScript with Functions<text:tab/>27</text:a></text:p>
          <text:p text:style-name="P55"><text:a xlink:type="simple" xlink:href="#__RefHeading___Toc3714_289784392" text:style-name="Index_20_Link" text:visited-style-name="Index_20_Link">Passing Values to Functions with Arguments<text:tab/>28</text:a></text:p>
          <text:p text:style-name="P55"><text:a xlink:type="simple" xlink:href="#__RefHeading___Toc3716_289784392" text:style-name="Index_20_Link" text:visited-style-name="Index_20_Link">Global Scope and Functions<text:tab/>28</text:a></text:p>
          <text:p text:style-name="P55"><text:a xlink:type="simple" xlink:href="#__RefHeading___Toc3718_289784392" text:style-name="Index_20_Link" text:visited-style-name="Index_20_Link">Local Scope and Functions<text:tab/>29</text:a></text:p>
          <text:p text:style-name="P55"><text:a xlink:type="simple" xlink:href="#__RefHeading___Toc3720_289784392" text:style-name="Index_20_Link" text:visited-style-name="Index_20_Link">Global vs. Local Scope in Functions<text:tab/>30</text:a></text:p>
          <text:p text:style-name="P55"><text:a xlink:type="simple" xlink:href="#__RefHeading___Toc3722_289784392" text:style-name="Index_20_Link" text:visited-style-name="Index_20_Link">Return a Value from a Function with Return<text:tab/>31</text:a></text:p>
          <text:p text:style-name="P55"><text:a xlink:type="simple" xlink:href="#__RefHeading___Toc3724_289784392" text:style-name="Index_20_Link" text:visited-style-name="Index_20_Link">Understanding Undefined Value returned from a Function<text:tab/>31</text:a></text:p>
          <text:p text:style-name="P55"><text:a xlink:type="simple" xlink:href="#__RefHeading___Toc3726_289784392" text:style-name="Index_20_Link" text:visited-style-name="Index_20_Link">Assignment with a Returned Value<text:tab/>32</text:a></text:p>
          <text:p text:style-name="P55"><text:a xlink:type="simple" xlink:href="#__RefHeading___Toc3728_289784392" text:style-name="Index_20_Link" text:visited-style-name="Index_20_Link">Stand in Line<text:tab/>33</text:a></text:p>
          <text:p text:style-name="P55"><text:a xlink:type="simple" xlink:href="#__RefHeading___Toc13225_338912525" text:style-name="Index_20_Link" text:visited-style-name="Index_20_Link">Understanding Boolean Values<text:tab/>33</text:a></text:p>
          <text:p text:style-name="P55"><text:a xlink:type="simple" xlink:href="#__RefHeading___Toc13227_338912525" text:style-name="Index_20_Link" text:visited-style-name="Index_20_Link">Use Conditional Logic with If Statements<text:tab/>34</text:a></text:p>
          <text:p text:style-name="P55"><text:a xlink:type="simple" xlink:href="#__RefHeading___Toc13229_338912525" text:style-name="Index_20_Link" text:visited-style-name="Index_20_Link">Comparison with the Equality Operator<text:tab/>35</text:a></text:p>
          <text:p text:style-name="P55"><text:a xlink:type="simple" xlink:href="#__RefHeading___Toc13231_338912525" text:style-name="Index_20_Link" text:visited-style-name="Index_20_Link">Comparison with the Strict Equality Operator<text:tab/>36</text:a></text:p>
          <text:p text:style-name="P55"><text:a xlink:type="simple" xlink:href="#__RefHeading___Toc13233_338912525" text:style-name="Index_20_Link" text:visited-style-name="Index_20_Link">Practice comparing different values<text:tab/>37</text:a></text:p>
          <text:p text:style-name="P55"><text:a xlink:type="simple" xlink:href="#__RefHeading___Toc13235_338912525" text:style-name="Index_20_Link" text:visited-style-name="Index_20_Link">Comparison with the Inequality Operator<text:tab/>38</text:a></text:p>
          <text:p text:style-name="P55"><text:a xlink:type="simple" xlink:href="#__RefHeading___Toc13237_338912525" text:style-name="Index_20_Link" text:visited-style-name="Index_20_Link">Comparison with the Strict Inequality Operator<text:tab/>38</text:a></text:p>
          <text:p text:style-name="P55"><text:soft-page-break/><text:a xlink:type="simple" xlink:href="#__RefHeading___Toc13239_338912525" text:style-name="Index_20_Link" text:visited-style-name="Index_20_Link">Comparison with the Greater Than Operator<text:tab/>39</text:a></text:p>
          <text:p text:style-name="P55"><text:a xlink:type="simple" xlink:href="#__RefHeading___Toc13241_338912525" text:style-name="Index_20_Link" text:visited-style-name="Index_20_Link">Comparison with the Greater Than Or Equal To Operator<text:tab/>40</text:a></text:p>
          <text:p text:style-name="P55"><text:a xlink:type="simple" xlink:href="#__RefHeading___Toc13243_338912525" text:style-name="Index_20_Link" text:visited-style-name="Index_20_Link">Comparison with the Less Than Operator<text:tab/>41</text:a></text:p>
          <text:p text:style-name="P55"><text:a xlink:type="simple" xlink:href="#__RefHeading___Toc13245_338912525" text:style-name="Index_20_Link" text:visited-style-name="Index_20_Link">Comparison with the Less Than Or Equal To Operator<text:tab/>41</text:a></text:p>
          <text:p text:style-name="P55"><text:a xlink:type="simple" xlink:href="#__RefHeading___Toc13247_338912525" text:style-name="Index_20_Link" text:visited-style-name="Index_20_Link">Comparisons with the Logical And Operator<text:tab/>42</text:a></text:p>
          <text:p text:style-name="P55"><text:a xlink:type="simple" xlink:href="#__RefHeading___Toc13249_338912525" text:style-name="Index_20_Link" text:visited-style-name="Index_20_Link">Comparisons with the Logical Or Operator<text:tab/>43</text:a></text:p>
          <text:p text:style-name="P55"><text:a xlink:type="simple" xlink:href="#__RefHeading___Toc13251_338912525" text:style-name="Index_20_Link" text:visited-style-name="Index_20_Link">Introducing Else Statements<text:tab/>44</text:a></text:p>
          <text:p text:style-name="P55"><text:a xlink:type="simple" xlink:href="#__RefHeading___Toc13253_338912525" text:style-name="Index_20_Link" text:visited-style-name="Index_20_Link">Introducing Else If Statements<text:tab/>45</text:a></text:p>
          <text:p text:style-name="P55"><text:a xlink:type="simple" xlink:href="#__RefHeading___Toc13255_338912525" text:style-name="Index_20_Link" text:visited-style-name="Index_20_Link">Logical Order in If Else Statements<text:tab/>45</text:a></text:p>
          <text:p text:style-name="P55"><text:a xlink:type="simple" xlink:href="#__RefHeading___Toc13257_338912525" text:style-name="Index_20_Link" text:visited-style-name="Index_20_Link">Chaining If Else Statements<text:tab/>46</text:a></text:p>
          <text:p text:style-name="P55"><text:a xlink:type="simple" xlink:href="#__RefHeading___Toc13259_338912525" text:style-name="Index_20_Link" text:visited-style-name="Index_20_Link">Golf Code<text:tab/>47</text:a></text:p>
          <text:p text:style-name="P55"><text:a xlink:type="simple" xlink:href="#__RefHeading___Toc13261_338912525" text:style-name="Index_20_Link" text:visited-style-name="Index_20_Link">Selecting from Many Options with Switch Statements<text:tab/>48</text:a></text:p>
          <text:p text:style-name="P55"><text:a xlink:type="simple" xlink:href="#__RefHeading___Toc13263_338912525" text:style-name="Index_20_Link" text:visited-style-name="Index_20_Link">Adding a Default Option in Switch Statements<text:tab/>49</text:a></text:p>
          <text:p text:style-name="P55"><text:a xlink:type="simple" xlink:href="#__RefHeading___Toc13265_338912525" text:style-name="Index_20_Link" text:visited-style-name="Index_20_Link">Multiple Identical Options in Switch Statements<text:tab/>51</text:a></text:p>
          <text:p text:style-name="P55"><text:a xlink:type="simple" xlink:href="#__RefHeading___Toc13267_338912525" text:style-name="Index_20_Link" text:visited-style-name="Index_20_Link">Replacing If Else Chains with Switch<text:tab/>52</text:a></text:p>
          <text:p text:style-name="P55"><text:a xlink:type="simple" xlink:href="#__RefHeading___Toc13269_338912525" text:style-name="Index_20_Link" text:visited-style-name="Index_20_Link">Returning Boolean Values from Functions<text:tab/>53</text:a></text:p>
          <text:p text:style-name="P55"><text:a xlink:type="simple" xlink:href="#__RefHeading___Toc6850_2807466058" text:style-name="Index_20_Link" text:visited-style-name="Index_20_Link">Return Early Pattern for Functions<text:tab/>54</text:a></text:p>
          <text:p text:style-name="P55"><text:a xlink:type="simple" xlink:href="#__RefHeading___Toc6852_2807466058" text:style-name="Index_20_Link" text:visited-style-name="Index_20_Link">Counting Cards<text:tab/>55</text:a></text:p>
          <text:p text:style-name="P55"><text:a xlink:type="simple" xlink:href="#__RefHeading___Toc6854_2807466058" text:style-name="Index_20_Link" text:visited-style-name="Index_20_Link">Build JavaScript Objects<text:tab/>56</text:a></text:p>
          <text:p text:style-name="P55"><text:a xlink:type="simple" xlink:href="#__RefHeading___Toc6856_2807466058" text:style-name="Index_20_Link" text:visited-style-name="Index_20_Link">Accessing Object Properties with Dot Notation<text:tab/>57</text:a></text:p>
          <text:p text:style-name="P55"><text:a xlink:type="simple" xlink:href="#__RefHeading___Toc6858_2807466058" text:style-name="Index_20_Link" text:visited-style-name="Index_20_Link">Accessing Object Properties with Bracket Notation<text:tab/>58</text:a></text:p>
          <text:p text:style-name="P55"><text:a xlink:type="simple" xlink:href="#__RefHeading___Toc6860_2807466058" text:style-name="Index_20_Link" text:visited-style-name="Index_20_Link">Accessing Object Properties with Variables<text:tab/>59</text:a></text:p>
          <text:p text:style-name="P55"><text:a xlink:type="simple" xlink:href="#__RefHeading___Toc6862_2807466058" text:style-name="Index_20_Link" text:visited-style-name="Index_20_Link">Updating Object Properties<text:tab/>60</text:a></text:p>
          <text:p text:style-name="P55"><text:a xlink:type="simple" xlink:href="#__RefHeading___Toc6864_2807466058" text:style-name="Index_20_Link" text:visited-style-name="Index_20_Link">Add New Properties to a JavaScript Object<text:tab/>61</text:a></text:p>
          <text:p text:style-name="P55"><text:a xlink:type="simple" xlink:href="#__RefHeading___Toc6866_2807466058" text:style-name="Index_20_Link" text:visited-style-name="Index_20_Link">Delete Properties from a JavaScript Object<text:tab/>62</text:a></text:p>
          <text:p text:style-name="P55"><text:a xlink:type="simple" xlink:href="#__RefHeading___Toc6868_2807466058" text:style-name="Index_20_Link" text:visited-style-name="Index_20_Link">Using Objects for Lookups<text:tab/>62</text:a></text:p>
          <text:p text:style-name="P55"><text:a xlink:type="simple" xlink:href="#__RefHeading___Toc6870_2807466058" text:style-name="Index_20_Link" text:visited-style-name="Index_20_Link">Testing Objects for Properties<text:tab/>63</text:a></text:p>
          <text:p text:style-name="P55"><text:a xlink:type="simple" xlink:href="#__RefHeading___Toc6872_2807466058" text:style-name="Index_20_Link" text:visited-style-name="Index_20_Link">Manipulating Complex Objects<text:tab/>64</text:a></text:p>
          <text:p text:style-name="P55"><text:a xlink:type="simple" xlink:href="#__RefHeading___Toc6874_2807466058" text:style-name="Index_20_Link" text:visited-style-name="Index_20_Link">Accessing Nested Objects<text:tab/>66</text:a></text:p>
          <text:p text:style-name="P55"><text:a xlink:type="simple" xlink:href="#__RefHeading___Toc6876_2807466058" text:style-name="Index_20_Link" text:visited-style-name="Index_20_Link">Accessing Nested Arrays<text:tab/>67</text:a></text:p>
          <text:p text:style-name="P55"><text:a xlink:type="simple" xlink:href="#__RefHeading___Toc6878_2807466058" text:style-name="Index_20_Link" text:visited-style-name="Index_20_Link">Record Collection<text:tab/>68</text:a></text:p>
          <text:p text:style-name="P55"><text:a xlink:type="simple" xlink:href="#__RefHeading___Toc11639_3624682100" text:style-name="Index_20_Link" text:visited-style-name="Index_20_Link">Iterate with JavaScript While Loops<text:tab/>70</text:a></text:p>
          <text:p text:style-name="P55"><text:a xlink:type="simple" xlink:href="#__RefHeading___Toc11641_3624682100" text:style-name="Index_20_Link" text:visited-style-name="Index_20_Link">Iterate with JavaScript For Loops<text:tab/>70</text:a></text:p>
          <text:p text:style-name="P55"><text:a xlink:type="simple" xlink:href="#__RefHeading___Toc11643_3624682100" text:style-name="Index_20_Link" text:visited-style-name="Index_20_Link">Iterate Odd Numbers With a For Loop<text:tab/>72</text:a></text:p>
          <text:p text:style-name="P55"><text:a xlink:type="simple" xlink:href="#__RefHeading___Toc11645_3624682100" text:style-name="Index_20_Link" text:visited-style-name="Index_20_Link">Count Backwards With a For Loop<text:tab/>72</text:a></text:p>
          <text:p text:style-name="P55"><text:a xlink:type="simple" xlink:href="#__RefHeading___Toc11647_3624682100" text:style-name="Index_20_Link" text:visited-style-name="Index_20_Link">Iterate Through an Array with a For Loop<text:tab/>73</text:a></text:p>
          <text:p text:style-name="P55"><text:a xlink:type="simple" xlink:href="#__RefHeading___Toc11649_3624682100" text:style-name="Index_20_Link" text:visited-style-name="Index_20_Link">Nesting For Loops<text:tab/>74</text:a></text:p>
          <text:p text:style-name="P55"><text:a xlink:type="simple" xlink:href="#__RefHeading___Toc11651_3624682100" text:style-name="Index_20_Link" text:visited-style-name="Index_20_Link">Iterate with JavaScript Do...While Loops<text:tab/>75</text:a></text:p>
          <text:p text:style-name="P55"><text:a xlink:type="simple" xlink:href="#__RefHeading___Toc11653_3624682100" text:style-name="Index_20_Link" text:visited-style-name="Index_20_Link">Profile Lookup<text:tab/>76</text:a></text:p>
          <text:p text:style-name="P55"><text:a xlink:type="simple" xlink:href="#__RefHeading___Toc8788_3860604942" text:style-name="Index_20_Link" text:visited-style-name="Index_20_Link">Generate Random Fractions with JavaScript<text:tab/>77</text:a></text:p>
          <text:p text:style-name="P55"><text:a xlink:type="simple" xlink:href="#__RefHeading___Toc8790_3860604942" text:style-name="Index_20_Link" text:visited-style-name="Index_20_Link">Generate Random Whole Numbers with JavaScript<text:tab/>78</text:a></text:p>
          <text:p text:style-name="P55"><text:a xlink:type="simple" xlink:href="#__RefHeading___Toc8792_3860604942" text:style-name="Index_20_Link" text:visited-style-name="Index_20_Link">Generate Random Whole Numbers within a Range<text:tab/>79</text:a></text:p>
          <text:p text:style-name="P55"><text:a xlink:type="simple" xlink:href="#__RefHeading___Toc8794_3860604942" text:style-name="Index_20_Link" text:visited-style-name="Index_20_Link">Use the parseInt Function<text:tab/>79</text:a></text:p>
          <text:p text:style-name="P55"><text:a xlink:type="simple" xlink:href="#__RefHeading___Toc8796_3860604942" text:style-name="Index_20_Link" text:visited-style-name="Index_20_Link">Use the parseInt Function with a Radix<text:tab/>80</text:a></text:p>
          <text:p text:style-name="P55"><text:a xlink:type="simple" xlink:href="#__RefHeading___Toc8798_3860604942" text:style-name="Index_20_Link" text:visited-style-name="Index_20_Link">Use the Conditional (Ternary) Operator<text:tab/>80</text:a></text:p>
          <text:p text:style-name="P55"><text:a xlink:type="simple" xlink:href="#__RefHeading___Toc8800_3860604942" text:style-name="Index_20_Link" text:visited-style-name="Index_20_Link">Use Multiple Conditional (Ternary) Operators<text:tab/>81</text:a></text:p>
        </text:index-body>
      </text:table-of-content>
      <text:h text:style-name="P5" text:outline-level="2"><text:soft-page-break/></text:h>
      <text:p text:style-name="P2"/>
      <text:p text:style-name="Horizontal_20_Line"/>
      <text:h text:style-name="P6" text:outline-level="2"><text:bookmark-start text:name="__RefHeading___Toc10150_3840322196"/>Comment Your JavaScript Code<text:bookmark-end text:name="__RefHeading___Toc10150_3840322196"/></text:h>
      <text:p text:style-name="Text_20_body">Comments are lines of code that JavaScript will intentionally ignore. Comments are a great way to leave notes to yourself and to other people who will later need to figure out what that code does.</text:p>
      <text:p text:style-name="Text_20_body">There are two ways to write comments in JavaScript:</text:p>
      <text:p text:style-name="Text_20_body">Using <text:span text:style-name="Source_20_Text">//</text:span> will tell JavaScript to ignore the remainder of the text on the current line:</text:p>
      <text:p text:style-name="Quotations"><text:span text:style-name="T4">// </text:span>This is an in-line comment.</text:p>
      <text:p text:style-name="Text_20_body">You can make a multi-line comment beginning with <text:span text:style-name="Source_20_Text">/*</text:span> and ending with <text:span text:style-name="Source_20_Text">*/</text:span>:</text:p>
      <text:p text:style-name="P53">/* This is a<text:line-break/>multi-line comment */</text:p>
      <text:p text:style-name="Text_20_body"><text:span text:style-name="Strong_20_Emphasis">Best Practice</text:span><text:line-break/>As you write code, you should regularly add comments to clarify the function of parts of your code. Good commenting can help communicate the intent of your code—both for others <text:span text:style-name="Emphasis">and</text:span> for your future self.</text:p>
      <text:p text:style-name="Horizontal_20_Line"/>
      <text:p text:style-name="Text_20_body">Try creating one of each type of comment.</text:p>
      <text:p text:style-name="P11">// This is a comment.</text:p>
      <text:p text:style-name="P11">/* multi</text:p>
      <text:p text:style-name="P11">line </text:p>
      <text:p text:style-name="P11">comment</text:p>
      <text:p text:style-name="P11"><text:s/>*/</text:p>
      <text:p text:style-name="P7"/>
      <text:p text:style-name="P31"/>
      <text:h text:style-name="P6" text:outline-level="2"><text:bookmark-start text:name="__RefHeading___Toc1260_3732704394"/>Declare JavaScript Variables<text:bookmark-end text:name="__RefHeading___Toc1260_3732704394"/></text:h>
      <text:p text:style-name="Text_20_body">In computer science, <text:span text:style-name="Definition">data</text:span> is anything that is meaningful to the computer. JavaScript provides seven different <text:span text:style-name="Definition">data types</text:span> which are <text:span text:style-name="Source_20_Text"><text:span text:style-name="T4">undefined</text:span></text:span><text:span text:style-name="T4">, </text:span><text:span text:style-name="Source_20_Text"><text:span text:style-name="T4">null</text:span></text:span><text:span text:style-name="T4">, </text:span><text:span text:style-name="Source_20_Text"><text:span text:style-name="T4">boolean</text:span></text:span><text:span text:style-name="T4">, </text:span><text:span text:style-name="Source_20_Text"><text:span text:style-name="T4">string</text:span></text:span><text:span text:style-name="T4">, </text:span><text:span text:style-name="Source_20_Text"><text:span text:style-name="T4">symbol</text:span></text:span><text:span text:style-name="T4">, </text:span><text:span text:style-name="Source_20_Text"><text:span text:style-name="T4">number</text:span></text:span><text:span text:style-name="T4">, and </text:span><text:span text:style-name="Source_20_Text"><text:span text:style-name="T4">object</text:span></text:span><text:span text:style-name="T4">.</text:span></text:p>
      <text:p text:style-name="Text_20_body">For example, computers distinguish between numbers, such as the number <text:span text:style-name="Source_20_Text">12</text:span>, and <text:span text:style-name="Source_20_Text">strings</text:span>, such as <text:span text:style-name="Source_20_Text">"12"</text:span>, <text:span text:style-name="Source_20_Text">"dog"</text:span>, or <text:span text:style-name="Source_20_Text">"123 cats"</text:span>, which are collections of characters. Computers can perform mathematical operations on a number, but not on a string.</text:p>
      <text:p text:style-name="Text_20_body"><text:span text:style-name="Definition">Variables</text:span> allow computers to store and manipulate data in a dynamic fashion. They do this by using a "label" to point to the data rather than using the data itself. Any of the seven data types may be stored in a variable.</text:p>
      <text:p text:style-name="Text_20_body"><text:soft-page-break/><text:span text:style-name="Source_20_Text">Variables</text:span> are similar to the x and y variables you use in mathematics, which means they're a simple name to represent the data we want to refer to. Computer <text:span text:style-name="Source_20_Text">variables</text:span> differ from mathematical variables in that they can store different values at different times.</text:p>
      <text:p text:style-name="Text_20_body">We tell JavaScript to create or <text:span text:style-name="Definition">declare</text:span> a variable by putting the keyword <text:span text:style-name="Source_20_Text"><text:span text:style-name="T22">var</text:span></text:span> in front of it, like so:</text:p>
      <text:p text:style-name="P54">var ourName;</text:p>
      <text:p text:style-name="Text_20_body">creates a <text:span text:style-name="Source_20_Text">variable</text:span> called <text:span text:style-name="Source_20_Text">ourName</text:span>. In JavaScript we end <text:span text:style-name="T4">statements</text:span> with <text:span text:style-name="T4">semicolons</text:span>.</text:p>
      <text:p text:style-name="Text_20_body"><text:span text:style-name="Source_20_Text">Variable</text:span> names can be made up of <text:span text:style-name="T4">numbers, letters, and </text:span><text:span text:style-name="Source_20_Text"><text:span text:style-name="T4">$</text:span></text:span><text:span text:style-name="T4"> or </text:span><text:span text:style-name="Source_20_Text"><text:span text:style-name="T4">_</text:span></text:span>, but may not contain spaces or start with a number.</text:p>
      <text:p text:style-name="Horizontal_20_Line"/>
      <text:p text:style-name="Text_20_body">Use the <text:span text:style-name="Source_20_Text">var</text:span> keyword to create a variable called <text:span text:style-name="Source_20_Text">myName</text:span>.</text:p>
      <text:p text:style-name="Text_20_body"><text:span text:style-name="Strong_20_Emphasis">Hint</text:span><text:line-break/>Look at the <text:span text:style-name="Source_20_Text">ourName</text:span> example if you get stuck.</text:p>
      <text:p text:style-name="P4">// Example</text:p>
      <text:p text:style-name="P18"><text:span text:style-name="T7">var</text:span> ourName;</text:p>
      <text:p text:style-name="P24"/>
      <text:p text:style-name="P23">// Declare myName below this line</text:p>
      <text:p text:style-name="P25">var myName;</text:p>
      <text:p text:style-name="P7"/>
      <text:p text:style-name="P7"/>
      <text:h text:style-name="P6" text:outline-level="2"><text:bookmark-start text:name="__RefHeading___Toc1262_3732704394"/>Storing Values with the Assignment Operator<text:bookmark-end text:name="__RefHeading___Toc1262_3732704394"/></text:h>
      <text:p text:style-name="Text_20_body">In JavaScript, you can store a value in a variable with the <text:span text:style-name="Definition">assignment</text:span> operator.</text:p>
      <text:p text:style-name="Text_20_body"><text:span text:style-name="Source_20_Text">myVariable = 5;</text:span></text:p>
      <text:p text:style-name="Text_20_body">This assigns the <text:span text:style-name="Source_20_Text">Number</text:span> value <text:span text:style-name="Source_20_Text">5</text:span> to <text:span text:style-name="Source_20_Text">myVariable</text:span>.</text:p>
      <text:p text:style-name="Text_20_body">Assignment always goes from right to left. Everything to the right of the <text:span text:style-name="Source_20_Text">=</text:span> operator is resolved before the value is assigned to the variable to the left of the operator.</text:p>
      <text:p text:style-name="Quotations">myVar = 5;<text:line-break/>myNum = myVar;</text:p>
      <text:p text:style-name="Text_20_body">This assigns <text:span text:style-name="Source_20_Text">5</text:span> to <text:span text:style-name="Source_20_Text">myVar</text:span> and then resolves <text:span text:style-name="Source_20_Text">myVar</text:span> to <text:span text:style-name="Source_20_Text">5</text:span> again and assigns it to <text:span text:style-name="Source_20_Text">myNum</text:span>.</text:p>
      <text:p text:style-name="Horizontal_20_Line"/>
      <text:p text:style-name="Text_20_body">Assign the value <text:span text:style-name="Source_20_Text">7</text:span> to variable <text:span text:style-name="Source_20_Text">a</text:span>.</text:p>
      <text:p text:style-name="Text_20_body">Assign the contents of <text:span text:style-name="Source_20_Text">a</text:span> to variable <text:span text:style-name="Source_20_Text">b</text:span>.</text:p>
      <text:p text:style-name="P7">// Setup</text:p>
      <text:p text:style-name="P7">var a;</text:p>
      <text:p text:style-name="P7"><text:soft-page-break/>var b = 2;</text:p>
      <text:p text:style-name="P7"/>
      <text:p text:style-name="P7">// Only change code below this line</text:p>
      <text:p text:style-name="P11">var a =7;</text:p>
      <text:p text:style-name="P11">var b=a;</text:p>
      <text:p text:style-name="P7"/>
      <text:p text:style-name="P7"/>
      <text:h text:style-name="P6" text:outline-level="2"><text:bookmark-start text:name="__RefHeading___Toc1264_3732704394"/>Initializing Variables with the Assignment Operator<text:bookmark-end text:name="__RefHeading___Toc1264_3732704394"/></text:h>
      <text:p text:style-name="Text_20_body">It is common to <text:span text:style-name="Definition">initialize</text:span> a variable to an initial value in the same line as it is declared.</text:p>
      <text:p text:style-name="Text_20_body"><text:span text:style-name="Source_20_Text"><text:span text:style-name="T4">var myVar = 0;</text:span></text:span></text:p>
      <text:p text:style-name="Text_20_body">Creates a new variable called <text:span text:style-name="Source_20_Text">myVar</text:span> and assigns it an initial value of <text:span text:style-name="Source_20_Text">0</text:span>.</text:p>
      <text:p text:style-name="Horizontal_20_Line"/>
      <text:p text:style-name="Text_20_body">Define a variable <text:span text:style-name="Source_20_Text">a</text:span> with <text:span text:style-name="Source_20_Text">var</text:span> and initialize it to a value of <text:span text:style-name="Source_20_Text">9</text:span>.</text:p>
      <text:p text:style-name="P7">// Example</text:p>
      <text:p text:style-name="P7">var ourVar = 19;</text:p>
      <text:p text:style-name="P7"/>
      <text:p text:style-name="P7">// Only change code below this line</text:p>
      <text:p text:style-name="P11">var a=9;</text:p>
      <text:p text:style-name="P10"/>
      <text:h text:style-name="P6" text:outline-level="2"><text:bookmark-start text:name="__RefHeading___Toc1266_3732704394"/>Understanding Uninitialized Variables<text:bookmark-end text:name="__RefHeading___Toc1266_3732704394"/></text:h>
      <text:p text:style-name="Text_20_body">When JavaScript variables are declared, they have an initial value of <text:span text:style-name="Source_20_Text"><text:span text:style-name="T4">undefined</text:span></text:span>. If you do a mathematical operation on an <text:span text:style-name="Source_20_Text">undefined</text:span> variable your result will be <text:span text:style-name="Source_20_Text"><text:span text:style-name="T4">NaN</text:span></text:span><text:span text:style-name="T4"> which means </text:span><text:span text:style-name="Definition"><text:span text:style-name="T4">"Not a Number"</text:span></text:span>. If you<text:span text:style-name="T4"> concatenate a string with an </text:span><text:span text:style-name="Source_20_Text"><text:span text:style-name="T4">undefined</text:span></text:span><text:span text:style-name="T4"> variable, you will get a literal </text:span><text:span text:style-name="Definition"><text:span text:style-name="T4">string</text:span></text:span><text:span text:style-name="T4"> of </text:span><text:span text:style-name="Source_20_Text"><text:span text:style-name="T4">"undefined"</text:span></text:span><text:span text:style-name="T4">.</text:span></text:p>
      <text:p text:style-name="Horizontal_20_Line"/>
      <text:p text:style-name="Text_20_body">Initialize the three variables <text:span text:style-name="Source_20_Text">a</text:span>, <text:span text:style-name="Source_20_Text">b</text:span>, and <text:span text:style-name="Source_20_Text">c</text:span> with <text:span text:style-name="Source_20_Text">5</text:span>, <text:span text:style-name="Source_20_Text">10</text:span>, and <text:span text:style-name="Source_20_Text">"I am a"</text:span> respectively so that they will not be <text:span text:style-name="Source_20_Text">undefined</text:span>.</text:p>
      <text:p text:style-name="P7">// Initialize these three variables</text:p>
      <text:p text:style-name="P11">var a=5;</text:p>
      <text:p text:style-name="P11">var b=10;</text:p>
      <text:p text:style-name="P11">var c="I am a";</text:p>
      <text:p text:style-name="P7"/>
      <text:p text:style-name="P7">// Do not change code below this line</text:p>
      <text:p text:style-name="P7"/>
      <text:p text:style-name="P7">a = a + 1;</text:p>
      <text:p text:style-name="P7">b = b + 5;</text:p>
      <text:p text:style-name="P7">c = c + " String!";</text:p>
      <text:p text:style-name="P7"/>
      <text:h text:style-name="P6" text:outline-level="2"><text:bookmark-start text:name="__RefHeading___Toc1268_3732704394"/><text:soft-page-break/>Understanding Case Sensitivity in Variables<text:bookmark-end text:name="__RefHeading___Toc1268_3732704394"/></text:h>
      <text:p text:style-name="Text_20_body">In JavaScript all variables and function names are <text:span text:style-name="T22">case sensitive.</text:span> This means that <text:span text:style-name="T4">capitalization matters.</text:span></text:p>
      <text:p text:style-name="Text_20_body"><text:span text:style-name="Source_20_Text">MYVAR</text:span> is not the same as <text:span text:style-name="Source_20_Text">MyVar</text:span> nor <text:span text:style-name="Source_20_Text">myvar</text:span>. It is possible to have multiple distinct variables with the same name but different casing. It is strongly recommended that for the sake of clarity, you <text:span text:style-name="Emphasis">do not</text:span> use this language feature.</text:p>
      <text:h text:style-name="Heading_20_4" text:outline-level="4"><text:bookmark-start text:name="__RefHeading___Toc1270_3732704394"/>Best Practice<text:bookmark-end text:name="__RefHeading___Toc1270_3732704394"/></text:h>
      <text:p text:style-name="Text_20_body">Write variable names in JavaScript in <text:span text:style-name="Definition"><text:span text:style-name="T4">camelCase</text:span></text:span>. In <text:span text:style-name="Definition">camelCase</text:span>, multi-word variable names have the first word in lowercase and the first letter of each subsequent word is capitalized.</text:p>
      <text:p text:style-name="Text_20_body"><text:span text:style-name="Strong_20_Emphasis">Examples:</text:span></text:p>
      <text:p text:style-name="Quotations">var someVariable;<text:line-break/>var anotherVariableName;<text:line-break/>var thisVariableNameIsSoLong;</text:p>
      <text:p text:style-name="Horizontal_20_Line"/>
      <text:p text:style-name="Text_20_body">Modify the existing declarations and assignments so their names use <text:span text:style-name="Definition">camelCase</text:span>.<text:line-break/>Do not create any new variables.</text:p>
      <text:p text:style-name="P7">// Declarations</text:p>
      <text:p text:style-name="P11">var studlyCapVar;</text:p>
      <text:p text:style-name="P11">var properCamelCase;</text:p>
      <text:p text:style-name="P11">var titleCaseOver;</text:p>
      <text:p text:style-name="P11"/>
      <text:p text:style-name="P11">// Assignments</text:p>
      <text:p text:style-name="P11">studlyCapVar = 10;</text:p>
      <text:p text:style-name="P11">properCamelCase = "A String";</text:p>
      <text:p text:style-name="P11">titleCaseOver = 9000;</text:p>
      <text:p text:style-name="P7"/>
      <text:p text:style-name="P7"/>
      <text:h text:style-name="P6" text:outline-level="2"><text:bookmark-start text:name="__RefHeading___Toc1272_3732704394"/>Add Two Numbers with JavaScript<text:bookmark-end text:name="__RefHeading___Toc1272_3732704394"/></text:h>
      <text:p text:style-name="Text_20_body"><text:span text:style-name="Source_20_Text"><text:span text:style-name="T4">Number</text:span></text:span> is a data type in JavaScript which represents numeric data.</text:p>
      <text:p text:style-name="Text_20_body">Now let's try to add two numbers using JavaScript.</text:p>
      <text:p text:style-name="Text_20_body">JavaScript uses the <text:span text:style-name="Source_20_Text"><text:span text:style-name="T4">+</text:span></text:span><text:span text:style-name="T4"> symbol</text:span> as addition operation when placed between two numbers.</text:p>
      <text:p text:style-name="Text_20_body"><text:span text:style-name="Strong_20_Emphasis">Example</text:span></text:p>
      <text:p text:style-name="Quotations">myVar = 5 + 10; // assigned 15</text:p>
      <text:p text:style-name="Horizontal_20_Line"/>
      <text:p text:style-name="Text_20_body">Change the <text:span text:style-name="Source_20_Text">0</text:span> so that sum will equal <text:span text:style-name="Source_20_Text">20</text:span>.</text:p>
      <text:p text:style-name="P3"><text:soft-page-break/><text:span text:style-name="T7">var</text:span> sum = <text:span text:style-name="T11">10</text:span> + <text:span text:style-name="T11">0</text:span>;</text:p>
      <text:p text:style-name="P25">var sum = 10+10;</text:p>
      <text:p text:style-name="P7"/>
      <text:p text:style-name="P7"/>
      <text:h text:style-name="P6" text:outline-level="2"><text:bookmark-start text:name="__RefHeading___Toc1274_3732704394"/>Subtract One Number from Another with JavaScript<text:bookmark-end text:name="__RefHeading___Toc1274_3732704394"/></text:h>
      <text:p text:style-name="Text_20_body">We can also subtract one number from another.</text:p>
      <text:p text:style-name="Text_20_body">JavaScript uses the <text:span text:style-name="Source_20_Text"><text:span text:style-name="T4">-</text:span></text:span><text:span text:style-name="T4"> symbol</text:span> for subtraction.</text:p>
      <text:p text:style-name="Text_20_body"><text:span text:style-name="Strong_20_Emphasis">Example</text:span></text:p>
      <text:p text:style-name="Quotations">myVar = 12 - 6; // assigned 6</text:p>
      <text:p text:style-name="Horizontal_20_Line"/>
      <text:p text:style-name="Text_20_body">Change the <text:span text:style-name="Source_20_Text">0</text:span> so the difference is <text:span text:style-name="Source_20_Text">12</text:span>.</text:p>
      <text:p text:style-name="P3"><text:span text:style-name="T7">var</text:span> difference = <text:span text:style-name="T11">45</text:span> - <text:span text:style-name="T11">0</text:span>;</text:p>
      <text:p text:style-name="P25">var difference = 45-33;</text:p>
      <text:p text:style-name="P25"/>
      <text:p text:style-name="P25"/>
      <text:h text:style-name="P6" text:outline-level="2"><text:bookmark-start text:name="__RefHeading___Toc1276_3732704394"/>Multiply Two Numbers with JavaScript<text:bookmark-end text:name="__RefHeading___Toc1276_3732704394"/></text:h>
      <text:p text:style-name="Text_20_body">We can also multiply one number by another.</text:p>
      <text:p text:style-name="Text_20_body">JavaScript uses the <text:span text:style-name="Source_20_Text"><text:span text:style-name="T14">*</text:span></text:span><text:span text:style-name="T14"> symbol </text:span>for multiplication of two numbers.</text:p>
      <text:p text:style-name="Text_20_body"><text:span text:style-name="Strong_20_Emphasis">Example</text:span></text:p>
      <text:p text:style-name="Quotations">myVar = 13 * 13; // assigned 169</text:p>
      <text:p text:style-name="Horizontal_20_Line"/>
      <text:p text:style-name="Text_20_body">Change the <text:span text:style-name="Source_20_Text">0</text:span> so that product will equal <text:span text:style-name="Source_20_Text">80</text:span>.</text:p>
      <text:p text:style-name="P3"><text:span text:style-name="T7">var</text:span> product = <text:span text:style-name="T11">8</text:span> * <text:span text:style-name="T11">10</text:span>;</text:p>
      <text:p text:style-name="P7"/>
      <text:p text:style-name="P7"/>
      <text:h text:style-name="P6" text:outline-level="2"><text:bookmark-start text:name="__RefHeading___Toc1278_3732704394"/>Divide One Number by Another with JavaScript<text:bookmark-end text:name="__RefHeading___Toc1278_3732704394"/></text:h>
      <text:p text:style-name="Text_20_body">We can also divide one number by another.</text:p>
      <text:p text:style-name="Text_20_body">JavaScript uses the<text:span text:style-name="T14"> </text:span><text:span text:style-name="Source_20_Text"><text:span text:style-name="T14">/</text:span></text:span><text:span text:style-name="T14"> symbol</text:span> for division.</text:p>
      <text:p text:style-name="Text_20_body"><text:span text:style-name="Strong_20_Emphasis">Example</text:span></text:p>
      <text:p text:style-name="Quotations">myVar = 16 / 2; // assigned 8</text:p>
      <text:p text:style-name="Horizontal_20_Line"/>
      <text:p text:style-name="Text_20_body">Change the <text:span text:style-name="Source_20_Text">0</text:span> so that the <text:span text:style-name="Source_20_Text">quotient</text:span> is equal to <text:span text:style-name="Source_20_Text">2</text:span>.</text:p>
      <text:p text:style-name="P3"><text:soft-page-break/><text:span text:style-name="T7">var</text:span> quotient = <text:span text:style-name="T11">66</text:span> / <text:span text:style-name="T11">33</text:span>;</text:p>
      <text:p text:style-name="P7"/>
      <text:h text:style-name="P6" text:outline-level="2"><text:bookmark-start text:name="__RefHeading___Toc1280_3732704394"/>Increment a Number with JavaScript<text:bookmark-end text:name="__RefHeading___Toc1280_3732704394"/></text:h>
      <text:p text:style-name="Text_20_body">You can easily <text:span text:style-name="Definition">increment</text:span> or add one to a variable with the <text:span text:style-name="Source_20_Text">++</text:span> operator.</text:p>
      <text:p text:style-name="Text_20_body"><text:span text:style-name="Source_20_Text"><text:span text:style-name="T4">i++;</text:span></text:span></text:p>
      <text:p text:style-name="Text_20_body">is the equivalent of</text:p>
      <text:p text:style-name="Text_20_body"><text:span text:style-name="Source_20_Text"><text:span text:style-name="T4">i = i + 1;</text:span></text:span></text:p>
      <text:p text:style-name="Text_20_body"><text:span text:style-name="Strong_20_Emphasis">Note</text:span><text:line-break/>The entire line becomes <text:span text:style-name="Source_20_Text">i++;</text:span>, eliminating the need for the equal sign.</text:p>
      <text:p text:style-name="Horizontal_20_Line"/>
      <text:p text:style-name="Text_20_body">Change the code to use the <text:span text:style-name="Source_20_Text">++</text:span> operator on <text:span text:style-name="Source_20_Text">myVar</text:span>.</text:p>
      <text:p text:style-name="Text_20_body"><text:span text:style-name="Strong_20_Emphasis">Hint</text:span><text:line-break/>Learn more about <text:a xlink:type="simple" xlink:href="https://developer.mozilla.org/en/docs/Web/JavaScript/Reference/Operators/Arithmetic_Operators#Increment_()" office:target-frame-name="_blank" xlink:show="new" text:style-name="Internet_20_link" text:visited-style-name="Visited_20_Internet_20_Link">Arithmetic operators - Increment (++)</text:a>.</text:p>
      <text:p text:style-name="P3"><text:span text:style-name="T7">var</text:span> myVar = <text:span text:style-name="T11">87</text:span>;</text:p>
      <text:p text:style-name="P24"/>
      <text:p text:style-name="P23">// Only change code below this line</text:p>
      <text:p text:style-name="P25">myVar++;</text:p>
      <text:p text:style-name="P7"/>
      <text:p text:style-name="P7"/>
      <text:h text:style-name="P6" text:outline-level="2"><text:bookmark-start text:name="__RefHeading___Toc1282_3732704394"/>Decrement a Number with JavaScript<text:bookmark-end text:name="__RefHeading___Toc1282_3732704394"/></text:h>
      <text:p text:style-name="Text_20_body">You can easily <text:span text:style-name="Definition">decrement</text:span> or decrease a variable by one with the <text:span text:style-name="Source_20_Text">--</text:span> operator.</text:p>
      <text:p text:style-name="Text_20_body"><text:span text:style-name="Source_20_Text"><text:span text:style-name="T4">i--;</text:span></text:span></text:p>
      <text:p text:style-name="Text_20_body">is the equivalent of</text:p>
      <text:p text:style-name="Text_20_body"><text:span text:style-name="Source_20_Text"><text:span text:style-name="T15">i = i - 1;</text:span></text:span></text:p>
      <text:p text:style-name="Text_20_body"><text:span text:style-name="Strong_20_Emphasis">Note</text:span><text:line-break/>The entire line becomes <text:span text:style-name="Source_20_Text">i--;</text:span>, eliminating the need for the equal sign.</text:p>
      <text:p text:style-name="Horizontal_20_Line"/>
      <text:p text:style-name="Text_20_body">Change the code to use the <text:span text:style-name="Source_20_Text">--</text:span> operator on <text:span text:style-name="Source_20_Text">myVar</text:span>.</text:p>
      <text:p text:style-name="P3"><text:span text:style-name="T7">var</text:span> myVar = <text:span text:style-name="T11">11</text:span>;</text:p>
      <text:p text:style-name="P24"/>
      <text:p text:style-name="P23">// Only change code below this line</text:p>
      <text:p text:style-name="P25">myVar--;</text:p>
      <text:p text:style-name="P7"/>
      <text:h text:style-name="P6" text:outline-level="2"><text:bookmark-start text:name="__RefHeading___Toc1284_3732704394"/><text:soft-page-break/>Create Decimal Numbers with JavaScript<text:bookmark-end text:name="__RefHeading___Toc1284_3732704394"/></text:h>
      <text:p text:style-name="Text_20_body">We can store <text:span text:style-name="T4">decimal numbers</text:span> in variables too. Decimal numbers are sometimes referred to as <text:span text:style-name="Definition"><text:span text:style-name="T4">floating point</text:span></text:span><text:span text:style-name="T4"> numbers or </text:span><text:span text:style-name="Definition"><text:span text:style-name="T4">floats</text:span></text:span>.</text:p>
      <text:p text:style-name="Text_20_body"><text:span text:style-name="Strong_20_Emphasis">Note</text:span><text:line-break/>Not all real numbers can accurately be represented in <text:span text:style-name="Definition">floating point</text:span>. This can lead to rounding errors. <text:a xlink:type="simple" xlink:href="https://en.wikipedia.org/wiki/Floating_point#Accuracy_problems" office:target-frame-name="_blank" xlink:show="new" text:style-name="Internet_20_link" text:visited-style-name="Visited_20_Internet_20_Link">Details Here</text:a>.</text:p>
      <text:p text:style-name="Horizontal_20_Line"/>
      <text:p text:style-name="Text_20_body">Create a variable <text:span text:style-name="Source_20_Text">myDecimal</text:span> and give it a decimal value with a fractional part (e.g. <text:span text:style-name="Source_20_Text">5.7</text:span>).</text:p>
      <text:p text:style-name="P3"><text:span text:style-name="T7">var</text:span> ourDecimal = <text:span text:style-name="T11">5.7</text:span>;</text:p>
      <text:p text:style-name="P24"/>
      <text:p text:style-name="P23">// Only change code below this line</text:p>
      <text:p text:style-name="P25">var myDecimal = 5.7;</text:p>
      <text:p text:style-name="P7"/>
      <text:h text:style-name="P6" text:outline-level="2"><text:bookmark-start text:name="__RefHeading___Toc1286_3732704394"/>Multiply Two Decimals with JavaScript<text:bookmark-end text:name="__RefHeading___Toc1286_3732704394"/></text:h>
      <text:p text:style-name="Text_20_body">In JavaScript, you can also perform calculations with decimal numbers, just like whole numbers.</text:p>
      <text:p text:style-name="Text_20_body">Let's multiply two decimals together to get their product.</text:p>
      <text:p text:style-name="Horizontal_20_Line"/>
      <text:p text:style-name="Text_20_body">Change the <text:span text:style-name="Source_20_Text">0.0</text:span> so that product will equal <text:span text:style-name="Source_20_Text">5.0</text:span>.</text:p>
      <text:p text:style-name="P3"><text:span text:style-name="T7">var</text:span> product = <text:span text:style-name="T11">2.0</text:span> * <text:span text:style-name="T11">2.5</text:span>;</text:p>
      <text:p text:style-name="P7"/>
      <text:h text:style-name="P6" text:outline-level="2"><text:bookmark-start text:name="__RefHeading___Toc1288_3732704394"/>Divide One Decimal by Another with JavaScript<text:bookmark-end text:name="__RefHeading___Toc1288_3732704394"/></text:h>
      <text:p text:style-name="Text_20_body">Now let's divide one decimal by another.</text:p>
      <text:p text:style-name="Horizontal_20_Line"/>
      <text:p text:style-name="Text_20_body">Change the <text:span text:style-name="Source_20_Text">0.0</text:span> so that <text:span text:style-name="Source_20_Text">quotient</text:span> will equal to <text:span text:style-name="Source_20_Text">2.2</text:span>.</text:p>
      <text:p text:style-name="P3"><text:span text:style-name="T7">var</text:span> quotient = <text:span text:style-name="T11">4.4</text:span>/ <text:span text:style-name="T11">2.0</text:span>; <text:span text:style-name="T16">// Fix this line</text:span></text:p>
      <text:p text:style-name="P7"/>
      <text:p text:style-name="P7"/>
      <text:h text:style-name="P6" text:outline-level="2"><text:bookmark-start text:name="__RefHeading___Toc1290_3732704394"/>Finding a Remainder in JavaScript<text:bookmark-end text:name="__RefHeading___Toc1290_3732704394"/></text:h>
      <text:p text:style-name="Text_20_body">The <text:span text:style-name="Definition">remainder</text:span> operator <text:span text:style-name="Source_20_Text">%</text:span> gives the remainder of the division of two numbers.</text:p>
      <text:p text:style-name="Text_20_body"><text:span text:style-name="Strong_20_Emphasis">Example</text:span></text:p>
      <text:p text:style-name="Quotations">5 % 2 = 1 because<text:line-break/>Math.floor(5 / 2) = 2 (Quotient)<text:line-break/>2 * 2 = 4<text:line-break/>5 - 4 = 1 (Remainder)</text:p>
      <text:p text:style-name="Text_20_body"><text:soft-page-break/><text:span text:style-name="Strong_20_Emphasis">Usage</text:span><text:line-break/>In mathematics, a number can be checked to be even or odd by checking the remainder of the division of the number by <text:span text:style-name="Source_20_Text">2</text:span>.</text:p>
      <text:p text:style-name="Quotations">17 % 2 = 1 (17 is Odd)<text:line-break/>48 % 2 = 0 (48 is Even)</text:p>
      <text:p text:style-name="Text_20_body"><text:span text:style-name="Strong_20_Emphasis">Note</text:span><text:line-break/>The <text:span text:style-name="Definition">remainder</text:span> operator is sometimes incorrectly referred to as the "modulus" operator. It is very similar to modulus, but does not work properly with negative numbers.</text:p>
      <text:p text:style-name="Horizontal_20_Line"/>
      <text:p text:style-name="Text_20_body">Set <text:span text:style-name="Source_20_Text">remainder</text:span> equal to the remainder of <text:span text:style-name="Source_20_Text">11</text:span> divided by <text:span text:style-name="Source_20_Text">3</text:span> using the <text:span text:style-name="Definition">remainder</text:span> (<text:span text:style-name="Source_20_Text">%</text:span>) operator.</text:p>
      <text:p text:style-name="P4">// Only change code below this line</text:p>
      <text:p text:style-name="P24"/>
      <text:p text:style-name="P18"><text:span text:style-name="T7">var</text:span> remainder=<text:span text:style-name="T11">11</text:span>%<text:span text:style-name="T11">3</text:span>;</text:p>
      <text:p text:style-name="P7"/>
      <text:p text:style-name="P7"/>
      <text:h text:style-name="P6" text:outline-level="2"><text:bookmark-start text:name="__RefHeading___Toc3514_289784392"/>Compound Assignment With Augmented Addition<text:bookmark-end text:name="__RefHeading___Toc3514_289784392"/></text:h>
      <text:p text:style-name="Text_20_body">In programming, it is common to use assignments to modify the contents of a variable. Remember that everything to the right of the equals sign is evaluated first, so we can say:</text:p>
      <text:p text:style-name="Text_20_body"><text:span text:style-name="Source_20_Text">myVar = myVar + 5;</text:span></text:p>
      <text:p text:style-name="Text_20_body">to add <text:span text:style-name="Source_20_Text">5</text:span> to <text:span text:style-name="Source_20_Text">myVar</text:span>. Since this is such a common pattern, there are operators which do both a mathematical operation and assignment in one step.</text:p>
      <text:p text:style-name="Text_20_body">One such operator is the <text:span text:style-name="Source_20_Text">+=</text:span> operator.</text:p>
      <text:p text:style-name="Quotations">var myVar = 1;<text:line-break/>myVar += 5;<text:line-break/>console.log(myVar); // Returns 6</text:p>
      <text:p text:style-name="Horizontal_20_Line"/>
      <text:p text:style-name="Text_20_body">Convert the assignments for <text:span text:style-name="Source_20_Text">a</text:span>, <text:span text:style-name="Source_20_Text">b</text:span>, and <text:span text:style-name="Source_20_Text">c</text:span> to use the <text:span text:style-name="Source_20_Text">+=</text:span> operator.</text:p>
      <text:p text:style-name="P3"><text:span text:style-name="T7">var</text:span> a = <text:span text:style-name="T11">3</text:span>;</text:p>
      <text:p text:style-name="P18"><text:span text:style-name="T7">var</text:span> b = <text:span text:style-name="T11">17</text:span>;</text:p>
      <text:p text:style-name="P18"><text:span text:style-name="T7">var</text:span> c = <text:span text:style-name="T11">12</text:span>;</text:p>
      <text:p text:style-name="P24"/>
      <text:p text:style-name="P23">// Only modify code below this line</text:p>
      <text:p text:style-name="P24"/>
      <text:p text:style-name="P26">a += 12;</text:p>
      <text:p text:style-name="P26">b += 9;</text:p>
      <text:p text:style-name="P26">c += 7;</text:p>
      <text:p text:style-name="P18"><text:soft-page-break/></text:p>
      <text:h text:style-name="P6" text:outline-level="2"><text:bookmark-start text:name="__RefHeading___Toc3516_289784392"/>Compound Assignment With Augmented Subtraction<text:bookmark-end text:name="__RefHeading___Toc3516_289784392"/></text:h>
      <text:p text:style-name="Text_20_body">Like the <text:span text:style-name="Source_20_Text">+=</text:span> operator, <text:span text:style-name="Source_20_Text">-=</text:span> subtracts a number from a variable.</text:p>
      <text:p text:style-name="Text_20_body"><text:span text:style-name="Source_20_Text">myVar = myVar - 5;</text:span></text:p>
      <text:p text:style-name="Text_20_body">will subtract <text:span text:style-name="Source_20_Text">5</text:span> from <text:span text:style-name="Source_20_Text">myVar</text:span>. This can be rewritten as: </text:p>
      <text:p text:style-name="Text_20_body"><text:span text:style-name="Source_20_Text">myVar -= 5;</text:span></text:p>
      <text:p text:style-name="Horizontal_20_Line"/>
      <text:p text:style-name="Text_20_body">Convert the assignments for <text:span text:style-name="Source_20_Text">a</text:span>, <text:span text:style-name="Source_20_Text">b</text:span>, and <text:span text:style-name="Source_20_Text">c</text:span> to use the <text:span text:style-name="Source_20_Text">-=</text:span> operator.</text:p>
      <text:p text:style-name="P3"><text:span text:style-name="T7">var</text:span> a = <text:span text:style-name="T11">11</text:span>;</text:p>
      <text:p text:style-name="P18"><text:span text:style-name="T7">var</text:span> b = <text:span text:style-name="T11">9</text:span>;</text:p>
      <text:p text:style-name="P18"><text:span text:style-name="T7">var</text:span> c = <text:span text:style-name="T11">3</text:span>;</text:p>
      <text:p text:style-name="P24"/>
      <text:p text:style-name="P23">// Only modify code below this line</text:p>
      <text:p text:style-name="P24"/>
      <text:p text:style-name="P26">a -= 6;</text:p>
      <text:p text:style-name="P26">b-= 15;</text:p>
      <text:p text:style-name="P26">c -= 1;</text:p>
      <text:p text:style-name="P7"/>
      <text:h text:style-name="P6" text:outline-level="2"><text:bookmark-start text:name="__RefHeading___Toc3518_289784392"/>Compound Assignment With Augmented Multiplication<text:bookmark-end text:name="__RefHeading___Toc3518_289784392"/></text:h>
      <text:p text:style-name="Text_20_body">The <text:span text:style-name="Source_20_Text">*=</text:span> operator multiplies a variable by a number.</text:p>
      <text:p text:style-name="Text_20_body"><text:span text:style-name="Source_20_Text">myVar = myVar * 5;</text:span></text:p>
      <text:p text:style-name="Text_20_body">will multiply <text:span text:style-name="Source_20_Text">myVar</text:span> by <text:span text:style-name="Source_20_Text">5</text:span>. This can be rewritten as: </text:p>
      <text:p text:style-name="Text_20_body"><text:span text:style-name="Source_20_Text">myVar *= 5;</text:span></text:p>
      <text:p text:style-name="Horizontal_20_Line"/>
      <text:p text:style-name="Text_20_body">Convert the assignments for <text:span text:style-name="Source_20_Text">a</text:span>, <text:span text:style-name="Source_20_Text">b</text:span>, and <text:span text:style-name="Source_20_Text">c</text:span> to use the <text:span text:style-name="Source_20_Text">*=</text:span> operator.</text:p>
      <text:p text:style-name="P3"><text:span text:style-name="T7">var</text:span> a = <text:span text:style-name="T11">5</text:span>;</text:p>
      <text:p text:style-name="P18"><text:span text:style-name="T7">var</text:span> b = <text:span text:style-name="T11">12</text:span>;</text:p>
      <text:p text:style-name="P18"><text:span text:style-name="T7">var</text:span> c = <text:span text:style-name="T11">4.6</text:span>;</text:p>
      <text:p text:style-name="P24"/>
      <text:p text:style-name="P23">// Only modify code below this line</text:p>
      <text:p text:style-name="P24"/>
      <text:p text:style-name="P26">a *= 5;</text:p>
      <text:p text:style-name="P26">b *= 3 ;</text:p>
      <text:p text:style-name="P26">c *= 10;</text:p>
      <text:p text:style-name="P7"/>
      <text:h text:style-name="P6" text:outline-level="2"><text:bookmark-start text:name="__RefHeading___Toc3520_289784392"/>Compound Assignment With Augmented Division<text:bookmark-end text:name="__RefHeading___Toc3520_289784392"/></text:h>
      <text:p text:style-name="Text_20_body">The <text:span text:style-name="Source_20_Text">/=</text:span> operator divides a variable by another number.</text:p>
      <text:p text:style-name="Text_20_body"><text:soft-page-break/><text:span text:style-name="Source_20_Text">myVar = myVar / 5;</text:span></text:p>
      <text:p text:style-name="Text_20_body">Will divide <text:span text:style-name="Source_20_Text">myVar</text:span> by <text:span text:style-name="Source_20_Text">5</text:span>. This can be rewritten as: </text:p>
      <text:p text:style-name="Text_20_body"><text:span text:style-name="Source_20_Text">myVar /= 5;</text:span></text:p>
      <text:p text:style-name="Horizontal_20_Line"/>
      <text:p text:style-name="Text_20_body">Convert the assignments for <text:span text:style-name="Source_20_Text">a</text:span>, <text:span text:style-name="Source_20_Text">b</text:span>, and <text:span text:style-name="Source_20_Text">c</text:span> to use the <text:span text:style-name="Source_20_Text">/=</text:span> operator.</text:p>
      <text:p text:style-name="P3"><text:span text:style-name="T7">var</text:span> a = <text:span text:style-name="T11">48</text:span>;</text:p>
      <text:p text:style-name="P18"><text:span text:style-name="T7">var</text:span> b = <text:span text:style-name="T11">108</text:span>;</text:p>
      <text:p text:style-name="P18"><text:span text:style-name="T7">var</text:span> c = <text:span text:style-name="T11">33</text:span>;</text:p>
      <text:p text:style-name="P24"/>
      <text:p text:style-name="P23">// Only modify code below this line</text:p>
      <text:p text:style-name="P24"/>
      <text:p text:style-name="P26">a/= 12;</text:p>
      <text:p text:style-name="P26">b/= 4;</text:p>
      <text:p text:style-name="P26">c /= 11;</text:p>
      <text:p text:style-name="P12"/>
      <text:p text:style-name="P7"/>
      <text:h text:style-name="P6" text:outline-level="2"><text:bookmark-start text:name="__RefHeading___Toc3542_289784392"/>Declare String Variables<text:bookmark-end text:name="__RefHeading___Toc3542_289784392"/></text:h>
      <text:p text:style-name="Text_20_body">Previously we have used the code</text:p>
      <text:p text:style-name="Text_20_body"><text:span text:style-name="Source_20_Text">var myName = "your name";</text:span></text:p>
      <text:p text:style-name="Text_20_body"><text:span text:style-name="Source_20_Text">"your name"</text:span> is called a <text:span text:style-name="Definition">string</text:span> <text:span text:style-name="Definition">literal</text:span>. It is a string because it is a series of zero or more characters enclosed in single or double quotes.</text:p>
      <text:p text:style-name="Horizontal_20_Line"/>
      <text:p text:style-name="Text_20_body">Create two new <text:span text:style-name="Source_20_Text">string</text:span> variables: <text:span text:style-name="Source_20_Text">myFirstName</text:span> and <text:span text:style-name="Source_20_Text">myLastName</text:span> and assign them the values of your first and last name, respectively.</text:p>
      <text:p text:style-name="P4">// Example</text:p>
      <text:p text:style-name="P18"><text:span text:style-name="T7">var</text:span> firstName = <text:span text:style-name="T21">"Alan"</text:span>;</text:p>
      <text:p text:style-name="P18"><text:span text:style-name="T7">var</text:span> lastName = <text:span text:style-name="T21">"Turing"</text:span>;</text:p>
      <text:p text:style-name="P24"/>
      <text:p text:style-name="P23">// Only change code below this line</text:p>
      <text:p text:style-name="P26">var myFirstName="alan";</text:p>
      <text:p text:style-name="P26">var myLastName="tuling";</text:p>
      <text:p text:style-name="P7"/>
      <text:p text:style-name="P7"/>
      <text:h text:style-name="P6" text:outline-level="2"><text:bookmark-start text:name="__RefHeading___Toc3544_289784392"/>Escaping Literal Quotes in Strings<text:bookmark-end text:name="__RefHeading___Toc3544_289784392"/></text:h>
      <text:p text:style-name="Text_20_body">When you are defining a string you must start and end with a single or double quote. What happens when you need a literal quote: <text:span text:style-name="Source_20_Text">"</text:span> or <text:span text:style-name="Source_20_Text">'</text:span> inside of your string?</text:p>
      <text:p text:style-name="Text_20_body"><text:soft-page-break/>In JavaScript, you can <text:span text:style-name="Definition">escape</text:span> a quote from considering it as an end of string quote by placing a <text:span text:style-name="Definition"><text:span text:style-name="T4">backslash</text:span></text:span><text:span text:style-name="T4"> (</text:span><text:span text:style-name="Source_20_Text"><text:span text:style-name="T4">\</text:span></text:span><text:span text:style-name="T4">) </text:span>in front of the quote.</text:p>
      <text:p text:style-name="Text_20_body"><text:span text:style-name="Source_20_Text">var sampleStr = "Alan said, \"Peter is learning JavaScript\".";</text:span></text:p>
      <text:p text:style-name="Text_20_body">This signals to JavaScript that the following quote is not the end of the string, but should instead appear inside the string. So if you were to print this to the console, you would get:</text:p>
      <text:p text:style-name="Text_20_body"><text:span text:style-name="Source_20_Text">Alan said, "Peter is learning JavaScript".</text:span></text:p>
      <text:p text:style-name="Horizontal_20_Line"/>
      <text:p text:style-name="Text_20_body">Use <text:span text:style-name="Definition">backslashes</text:span> to assign a string to the <text:span text:style-name="Source_20_Text">myStr</text:span> variable so that if you were to print it to the console, you would see:</text:p>
      <text:p text:style-name="Text_20_body"><text:span text:style-name="Source_20_Text">I am a "double quoted" string inside "double quotes".</text:span></text:p>
      <text:p text:style-name="P3"><text:span text:style-name="T7">var</text:span> myStr = <text:span text:style-name="T21">"I am a \"double quoted\" string inside \"double quotes\"."</text:span>; <text:span text:style-name="T16">// Change this line</text:span></text:p>
      <text:p text:style-name="P7"/>
      <text:p text:style-name="P7"/>
      <text:h text:style-name="P6" text:outline-level="2"><text:bookmark-start text:name="__RefHeading___Toc3546_289784392"/>Quoting Strings with Single Quotes<text:bookmark-end text:name="__RefHeading___Toc3546_289784392"/></text:h>
      <text:p text:style-name="Text_20_body"><text:span text:style-name="Definition">String</text:span> values in JavaScript may be written with single or double quotes, as long as you start and end with the same type of quote. Unlike some other programming languages, single and double quotes work the same in JavaScript.</text:p>
      <text:p text:style-name="Quotations">doubleQuoteStr = "This is a string"; <text:line-break/>singleQuoteStr = 'This is also a string';</text:p>
      <text:p text:style-name="Text_20_body">The reason why you might want to use one type of quote over the other is <text:span text:style-name="T4">if you want to use both in a string</text:span>. This might happen if you want to save a conversation in a string and have the conversation in quotes. Another use for it would be saving an <text:span text:style-name="Source_20_Text">&lt;a&gt;</text:span> tag with various attributes in quotes, all within a string.</text:p>
      <text:p text:style-name="Quotations">conversation = 'Finn exclaims to Jake, "Algebraic!"';</text:p>
      <text:p text:style-name="Text_20_body">However, this becomes a problem if you need to use the outermost quotes within it. Remember, a string has the same kind of quote at the beginning and end. But if you have that same quote somewhere in the middle, the string will stop early and throw an error.</text:p>
      <text:p text:style-name="Quotations">goodStr = 'Jake asks Finn, "Hey, let\'s go on an adventure?"'; <text:line-break/>badStr = 'Finn responds, "Let's go!"'; // Throws an error</text:p>
      <text:p text:style-name="Text_20_body">In the <text:span text:style-name="Definition">goodStr</text:span> above, you can use both quotes safely by using the backslash <text:span text:style-name="Source_20_Text">\</text:span> as an escape character.</text:p>
      <text:p text:style-name="Text_20_body"><text:span text:style-name="Strong_20_Emphasis">Note</text:span><text:line-break/>The backslash <text:span text:style-name="Source_20_Text">\</text:span> should not be be confused with the forward slash <text:span text:style-name="Source_20_Text">/</text:span>. They do not do the same thing.</text:p>
      <text:p text:style-name="Horizontal_20_Line"/>
      <text:p text:style-name="Text_20_body"><text:soft-page-break/>Change the provided string to a string with single quotes at the beginning and end and no escape characters.</text:p>
      <text:p text:style-name="Text_20_body">Right now, the <text:span text:style-name="Source_20_Text">&lt;a&gt;</text:span> tag in the string uses double quotes everywhere. You will need to change the outer quotes to single quotes so you can remove the escape characters.</text:p>
      <text:p text:style-name="P3"><text:span text:style-name="T7">var</text:span> myStr = <text:span text:style-name="T21">'&lt;a href="http://www.example.com" target="_blank"&gt;Link&lt;/a&gt;'</text:span>;</text:p>
      <text:p text:style-name="P7"/>
      <text:p text:style-name="P7"/>
      <text:h text:style-name="P6" text:outline-level="2"><text:bookmark-start text:name="__RefHeading___Toc3548_289784392"/>Escape Sequences in Strings<text:bookmark-end text:name="__RefHeading___Toc3548_289784392"/></text:h>
      <text:p text:style-name="Text_20_body">Quotes are not the only characters that can be <text:span text:style-name="Definition">escaped</text:span> inside a string. There are two reasons to use escaping characters: First is to allow you to use characters you might not otherwise be able to type out, such as a backspace. Second is to allow you to represent multiple quotes in a string without JavaScript misinterpreting what you mean. We learned this in the previous challenge.</text:p>
      <table:table table:name="Table1" table:style-name="Table1">
        <table:table-column table:style-name="Table1.A"/>
        <table:table-column table:style-name="Table1.B"/>
        <table:table-header-rows>
          <table:table-row>
            <table:table-cell table:style-name="Table1.A1" office:value-type="string">
              <text:p text:style-name="Table_20_Heading">Code</text:p>
            </table:table-cell>
            <table:table-cell table:style-name="Table1.A1" office:value-type="string">
              <text:p text:style-name="Table_20_Heading">Output</text:p>
            </table:table-cell>
          </table:table-row>
        </table:table-header-rows>
        <table:table-row>
          <table:table-cell table:style-name="Table1.A1" office:value-type="string">
            <text:p text:style-name="Table_20_Contents"><text:span text:style-name="Source_20_Text">\'</text:span></text:p>
          </table:table-cell>
          <table:table-cell table:style-name="Table1.A1" office:value-type="string">
            <text:p text:style-name="Table_20_Contents">single quote</text:p>
          </table:table-cell>
        </table:table-row>
        <table:table-row>
          <table:table-cell table:style-name="Table1.A1" office:value-type="string">
            <text:p text:style-name="Table_20_Contents"><text:span text:style-name="Source_20_Text">\"</text:span></text:p>
          </table:table-cell>
          <table:table-cell table:style-name="Table1.A1" office:value-type="string">
            <text:p text:style-name="Table_20_Contents">double quote</text:p>
          </table:table-cell>
        </table:table-row>
        <table:table-row>
          <table:table-cell table:style-name="Table1.A1" office:value-type="string">
            <text:p text:style-name="Table_20_Contents"><text:span text:style-name="Source_20_Text">\\</text:span></text:p>
          </table:table-cell>
          <table:table-cell table:style-name="Table1.A1" office:value-type="string">
            <text:p text:style-name="Table_20_Contents">backslash</text:p>
          </table:table-cell>
        </table:table-row>
        <table:table-row>
          <table:table-cell table:style-name="Table1.A1" office:value-type="string">
            <text:p text:style-name="Table_20_Contents"><text:span text:style-name="Source_20_Text">\n</text:span></text:p>
          </table:table-cell>
          <table:table-cell table:style-name="Table1.A1" office:value-type="string">
            <text:p text:style-name="Table_20_Contents">newline</text:p>
          </table:table-cell>
        </table:table-row>
        <table:table-row>
          <table:table-cell table:style-name="Table1.A1" office:value-type="string">
            <text:p text:style-name="Table_20_Contents"><text:span text:style-name="Source_20_Text">\r</text:span></text:p>
          </table:table-cell>
          <table:table-cell table:style-name="Table1.A1" office:value-type="string">
            <text:p text:style-name="Table_20_Contents">carriage return</text:p>
          </table:table-cell>
        </table:table-row>
        <table:table-row>
          <table:table-cell table:style-name="Table1.A1" office:value-type="string">
            <text:p text:style-name="Table_20_Contents"><text:span text:style-name="Source_20_Text">\t</text:span></text:p>
          </table:table-cell>
          <table:table-cell table:style-name="Table1.A1" office:value-type="string">
            <text:p text:style-name="Table_20_Contents">tab</text:p>
          </table:table-cell>
        </table:table-row>
        <table:table-row>
          <table:table-cell table:style-name="Table1.A1" office:value-type="string">
            <text:p text:style-name="Table_20_Contents"><text:span text:style-name="Source_20_Text">\b</text:span></text:p>
          </table:table-cell>
          <table:table-cell table:style-name="Table1.A1" office:value-type="string">
            <text:p text:style-name="Table_20_Contents">backspace</text:p>
          </table:table-cell>
        </table:table-row>
        <table:table-row>
          <table:table-cell table:style-name="Table1.A1" office:value-type="string">
            <text:p text:style-name="Table_20_Contents"><text:span text:style-name="Source_20_Text">\f</text:span></text:p>
          </table:table-cell>
          <table:table-cell table:style-name="Table1.A1" office:value-type="string">
            <text:p text:style-name="Table_20_Contents">form feed</text:p>
          </table:table-cell>
        </table:table-row>
      </table:table>
      <text:p text:style-name="Text_20_body"><text:span text:style-name="Emphasis">Note that the backslash itself must be escaped in order to display as a backslash.</text:span></text:p>
      <text:p text:style-name="Horizontal_20_Line"/>
      <text:p text:style-name="Text_20_body">Assign the following three lines of text into the single variable <text:span text:style-name="Source_20_Text">myStr</text:span> using escape sequences.</text:p>
      <text:p text:style-name="Quotations">FirstLine<text:line-break/>    \SecondLine<text:line-break/>ThirdLine</text:p>
      <text:p text:style-name="Text_20_body">You will need to use escape sequences to insert special characters correctly. You will also need to follow the spacing as it looks above, with no spaces between escape sequences or words.</text:p>
      <text:p text:style-name="Text_20_body">Here is the text with the escape sequences written out.</text:p>
      <text:p text:style-name="Text_20_body"><text:span text:style-name="q">FirstLine</text:span><text:span text:style-name="q"><text:span text:style-name="Source_20_Text">newlinetabbackslash</text:span></text:span><text:span text:style-name="q">SecondLine</text:span><text:span text:style-name="q"><text:span text:style-name="Source_20_Text">newline</text:span></text:span><text:span text:style-name="q">ThirdLine</text:span></text:p>
      <text:p text:style-name="P3"><text:span text:style-name="T7">var</text:span> myStr=<text:span text:style-name="T21">"FirstLine\n\tSecondLine\nThirdLine"</text:span> ; <text:span text:style-name="T16">// Change this line</text:span></text:p>
      <text:p text:style-name="P7"/>
      <text:p text:style-name="P7"/>
      <text:h text:style-name="P6" text:outline-level="2"><text:bookmark-start text:name="__RefHeading___Toc3586_289784392"/><text:soft-page-break/>Concatenating Strings with Plus Operator<text:bookmark-end text:name="__RefHeading___Toc3586_289784392"/></text:h>
      <text:p text:style-name="Text_20_body">In JavaScript, when the <text:span text:style-name="Source_20_Text"><text:span text:style-name="T4">+</text:span></text:span><text:span text:style-name="T4"> operator </text:span>is used with a <text:span text:style-name="Source_20_Text">String</text:span> value, it is called the <text:span text:style-name="Definition">concatenation</text:span> operator. You can build a new string out of other strings by <text:span text:style-name="Definition">concatenating</text:span> them together.</text:p>
      <text:p text:style-name="Text_20_body"><text:span text:style-name="Strong_20_Emphasis">Example</text:span></text:p>
      <text:p text:style-name="Quotations">'My name is Alan,' + ' I concatenate.'</text:p>
      <text:p text:style-name="Text_20_body"><text:span text:style-name="Strong_20_Emphasis">Note</text:span><text:line-break/>Watch out for spaces. Concatenation does not add spaces between concatenated strings, so you'll need to add them yourself.</text:p>
      <text:p text:style-name="Horizontal_20_Line"/>
      <text:p text:style-name="Text_20_body">Build <text:span text:style-name="Source_20_Text">myStr</text:span> from the strings <text:span text:style-name="Source_20_Text">"This is the start. "</text:span> and <text:span text:style-name="Source_20_Text">"This is the end."</text:span> using the <text:span text:style-name="Source_20_Text">+</text:span> operator.</text:p>
      <text:p text:style-name="P4">// Example</text:p>
      <text:p text:style-name="P18"><text:span text:style-name="T7">var</text:span> ourStr = <text:span text:style-name="T21">"I come first. "</text:span> + <text:span text:style-name="T21">"I come second."</text:span>;</text:p>
      <text:p text:style-name="P24"/>
      <text:p text:style-name="P23">// Only change code below this line</text:p>
      <text:p text:style-name="P24"/>
      <text:p text:style-name="P18"><text:span text:style-name="T7">var</text:span> myStr=<text:span text:style-name="T21">"This is the start. "</text:span> +<text:span text:style-name="T21">"This is the end."</text:span>;</text:p>
      <text:p text:style-name="P7"/>
      <text:p text:style-name="P7"/>
      <text:h text:style-name="P6" text:outline-level="2"><text:bookmark-start text:name="__RefHeading___Toc3588_289784392"/>Concatenating Strings with the Plus Equals Operator<text:bookmark-end text:name="__RefHeading___Toc3588_289784392"/></text:h>
      <text:p text:style-name="Text_20_body">We can also use the<text:span text:style-name="T4"> </text:span><text:span text:style-name="Source_20_Text"><text:span text:style-name="T4">+=</text:span></text:span><text:span text:style-name="T4"> operator </text:span>to <text:span text:style-name="Definition">concatenate</text:span> a string onto the end of an existing string variable. This can be very helpful to break a long string over several lines.</text:p>
      <text:p text:style-name="Text_20_body"><text:span text:style-name="Strong_20_Emphasis">Note</text:span><text:line-break/>Watch out for spaces. Concatenation <text:span text:style-name="T4">does not add spaces between</text:span> concatenated strings, so you'll need to add them yourself.</text:p>
      <text:p text:style-name="Horizontal_20_Line"/>
      <text:p text:style-name="Text_20_body">Build <text:span text:style-name="Source_20_Text">myStr</text:span> over several lines by concatenating these two strings: <text:span text:style-name="Source_20_Text">"This is the first sentence. "</text:span> and <text:span text:style-name="Source_20_Text">"This is the second sentence."</text:span> using the <text:span text:style-name="Source_20_Text">+=</text:span> operator. Use the <text:span text:style-name="Source_20_Text">+=</text:span> operator similar to how it is shown in the editor. Start by assigning the first string to <text:span text:style-name="Source_20_Text">myStr</text:span>, then add on the second string.</text:p>
      <text:p text:style-name="P4">// Example</text:p>
      <text:p text:style-name="P18"><text:span text:style-name="T7">var</text:span> ourStr = <text:span text:style-name="T21">"I come first. "</text:span>;</text:p>
      <text:p text:style-name="P18">ourStr += <text:span text:style-name="T21">"I come second."</text:span>;</text:p>
      <text:p text:style-name="P24"/>
      <text:p text:style-name="P23">// Only change code below this line</text:p>
      <text:p text:style-name="P24"/>
      <text:p text:style-name="P26">var myStr="This is the first sentence. ";</text:p>
      <text:p text:style-name="P26"><text:soft-page-break/>myStr+="This is the second sentence.";</text:p>
      <text:p text:style-name="P7"/>
      <text:p text:style-name="P7"/>
      <text:h text:style-name="P6" text:outline-level="2"><text:bookmark-start text:name="__RefHeading___Toc3590_289784392"/>Constructing Strings with Variables<text:bookmark-end text:name="__RefHeading___Toc3590_289784392"/></text:h>
      <text:p text:style-name="Text_20_body">Sometimes you will need to build a string, <text:a xlink:type="simple" xlink:href="https://en.wikipedia.org/wiki/Mad_Libs" office:target-frame-name="_blank" xlink:show="new" text:style-name="Internet_20_link" text:visited-style-name="Visited_20_Internet_20_Link">Mad Libs</text:a> style. By using the concatenation operator (<text:span text:style-name="Source_20_Text">+</text:span>), you can insert one or more variables into a string you're building.</text:p>
      <text:p text:style-name="Horizontal_20_Line"/>
      <text:p text:style-name="Text_20_body">Set <text:span text:style-name="Source_20_Text">myName</text:span> to a string equal to your name and build <text:span text:style-name="Source_20_Text">myStr</text:span> with <text:span text:style-name="Source_20_Text">myName</text:span> between the strings <text:span text:style-name="Source_20_Text">"My name is "</text:span> and <text:span text:style-name="Source_20_Text">" and I am well!"</text:span></text:p>
      <text:p text:style-name="P4">// Example</text:p>
      <text:p text:style-name="P18"><text:span text:style-name="T7">var</text:span> ourName = <text:span text:style-name="T21">"freeCodeCamp"</text:span>;</text:p>
      <text:p text:style-name="P18"><text:span text:style-name="T7">var</text:span> ourStr = <text:span text:style-name="T21">"Hello, our name is "</text:span> + ourName + <text:span text:style-name="T21">", how are you?"</text:span>;</text:p>
      <text:p text:style-name="P24"/>
      <text:p text:style-name="P23">// Only change code below this line</text:p>
      <text:p text:style-name="P26">var myName="alan";</text:p>
      <text:p text:style-name="P26">var myStr= "My name is " +myName+ " and I am well!" ;</text:p>
      <text:p text:style-name="P7"/>
      <text:h text:style-name="P6" text:outline-level="2"><text:bookmark-start text:name="__RefHeading___Toc3592_289784392"/>Appending Variables to Strings<text:bookmark-end text:name="__RefHeading___Toc3592_289784392"/></text:h>
      <text:p text:style-name="Text_20_body">Just as we can build a string over multiple lines out of string <text:span text:style-name="Definition">literals</text:span>, we can also append variables to a string using the plus equals (<text:span text:style-name="Source_20_Text">+=</text:span>) operator.</text:p>
      <text:p text:style-name="Horizontal_20_Line"/>
      <text:p text:style-name="Text_20_body">Set <text:span text:style-name="Source_20_Text">someAdjective</text:span> and append it to <text:span text:style-name="Source_20_Text">myStr</text:span> using the <text:span text:style-name="Source_20_Text">+=</text:span> operator.</text:p>
      <text:p text:style-name="P4">// Example</text:p>
      <text:p text:style-name="P18"><text:span text:style-name="T7">var</text:span> anAdjective = <text:span text:style-name="T21">"awesome!"</text:span>;</text:p>
      <text:p text:style-name="P18"><text:span text:style-name="T7">var</text:span> ourStr = <text:span text:style-name="T21">"freeCodeCamp is "</text:span>;</text:p>
      <text:p text:style-name="P18">ourStr += anAdjective;</text:p>
      <text:p text:style-name="P24"/>
      <text:p text:style-name="P23">// Only change code below this line</text:p>
      <text:p text:style-name="P24"/>
      <text:p text:style-name="P18"><text:span text:style-name="T7">var</text:span> someAdjective=<text:span text:style-name="T21">"some"</text:span>;</text:p>
      <text:p text:style-name="P18"><text:span text:style-name="T7">var</text:span> myStr = <text:span text:style-name="T21">"Learning to code is "</text:span>;</text:p>
      <text:p text:style-name="P26">myStr+=someAdjective;</text:p>
      <text:p text:style-name="P7"/>
      <text:p text:style-name="P7"/>
      <text:h text:style-name="P6" text:outline-level="2"><text:bookmark-start text:name="__RefHeading___Toc3678_289784392"/>Find the Length of a String<text:bookmark-end text:name="__RefHeading___Toc3678_289784392"/></text:h>
      <text:p text:style-name="Text_20_body">You can find the length of a <text:span text:style-name="Source_20_Text">String</text:span> value by writing <text:span text:style-name="Source_20_Text"><text:span text:style-name="T4">.length</text:span></text:span><text:span text:style-name="T4"> </text:span>after the string variable or string literal.</text:p>
      <text:p text:style-name="Text_20_body"><text:span text:style-name="Source_20_Text">"Alan Peter".length; // 10</text:span></text:p>
      <text:p text:style-name="Text_20_body"><text:soft-page-break/>For example, if we created a variable <text:span text:style-name="Source_20_Text">var firstName = "Charles"</text:span>, we could find out how long the string <text:span text:style-name="Source_20_Text">"Charles"</text:span> is by using the <text:span text:style-name="Source_20_Text">firstName.length</text:span> property.</text:p>
      <text:p text:style-name="Horizontal_20_Line"/>
      <text:p text:style-name="Text_20_body">Use the <text:span text:style-name="Source_20_Text">.length</text:span> property to count the number of characters in the <text:span text:style-name="Source_20_Text">lastName</text:span> variable and assign it to <text:span text:style-name="Source_20_Text">lastNameLength</text:span>.</text:p>
      <text:p text:style-name="P4">// Example</text:p>
      <text:p text:style-name="P18"><text:span text:style-name="T7">var</text:span> firstNameLength = <text:span text:style-name="T11">0</text:span>;</text:p>
      <text:p text:style-name="P18"><text:span text:style-name="T7">var</text:span> firstName = <text:span text:style-name="T21">"Ada"</text:span>;</text:p>
      <text:p text:style-name="P24"/>
      <text:p text:style-name="P18">firstNameLength = firstName.length;</text:p>
      <text:p text:style-name="P24"/>
      <text:p text:style-name="P23">// Setup</text:p>
      <text:p text:style-name="P18"><text:span text:style-name="T7">var</text:span> lastNameLength = <text:span text:style-name="T11">0</text:span>;</text:p>
      <text:p text:style-name="P18"><text:span text:style-name="T7">var</text:span> lastName = <text:span text:style-name="T21">"Lovelace"</text:span>;</text:p>
      <text:p text:style-name="P24"/>
      <text:p text:style-name="P23">// Only change code below this line.</text:p>
      <text:p text:style-name="P24"/>
      <text:p text:style-name="P18">lastNameLength = lastName<text:span text:style-name="T22">.length;</text:span></text:p>
      <text:p text:style-name="P7"/>
      <text:p text:style-name="P7"/>
      <text:h text:style-name="P6" text:outline-level="2"><text:bookmark-start text:name="__RefHeading___Toc3680_289784392"/>Use Bracket Notation to Find the First Character in a String<text:bookmark-end text:name="__RefHeading___Toc3680_289784392"/></text:h>
      <text:p text:style-name="Text_20_body"><text:span text:style-name="Source_20_Text">Bracket notation</text:span> is a way to get a character at a specific <text:span text:style-name="Source_20_Text">index</text:span> within a string.</text:p>
      <text:p text:style-name="Text_20_body">Most modern programming languages, like JavaScript, don't start counting at 1 like humans do. They start at 0. This is referred to as <text:span text:style-name="Definition">Zero-based</text:span> indexing.</text:p>
      <text:p text:style-name="Text_20_body">For example, the character at index 0 in the word "Charles" is "C". So if <text:span text:style-name="Source_20_Text">var firstName = "Charles"</text:span>, you can get the value of the first letter of the string by using <text:span text:style-name="Source_20_Text">firstName[0]</text:span>.</text:p>
      <text:p text:style-name="Horizontal_20_Line"/>
      <text:p text:style-name="Text_20_body">Use <text:span text:style-name="Definition">bracket notation</text:span> to find the first character in the <text:span text:style-name="Source_20_Text">lastName</text:span> variable and assign it to <text:span text:style-name="Source_20_Text">firstLetterOfLastName</text:span>.</text:p>
      <text:p text:style-name="Text_20_body"><text:span text:style-name="Strong_20_Emphasis">Hint</text:span><text:line-break/>Try looking at the <text:span text:style-name="Source_20_Text">firstLetterOfFirstName</text:span> variable declaration if you get stuck.</text:p>
      <text:p text:style-name="P4">// Example</text:p>
      <text:p text:style-name="P18"><text:span text:style-name="T7">var</text:span> firstLetterOfFirstName = <text:span text:style-name="T21">""</text:span>;</text:p>
      <text:p text:style-name="P18"><text:span text:style-name="T7">var</text:span> firstName = <text:span text:style-name="T21">"Ada"</text:span>;</text:p>
      <text:p text:style-name="P24"/>
      <text:p text:style-name="P18">firstLetterOfFirstName = firstName[<text:span text:style-name="T11">0</text:span>];</text:p>
      <text:p text:style-name="P24"/>
      <text:p text:style-name="P23">// Setup</text:p>
      <text:p text:style-name="P18"><text:soft-page-break/><text:span text:style-name="T7">var</text:span> firstLetterOfLastName = <text:span text:style-name="T21">""</text:span>;</text:p>
      <text:p text:style-name="P18"><text:span text:style-name="T7">var</text:span> lastName = <text:span text:style-name="T21">"Lovelace"</text:span>;</text:p>
      <text:p text:style-name="P24"/>
      <text:p text:style-name="P23">// Only change code below this line</text:p>
      <text:p text:style-name="P18">firstLetterOfLastName = lastName<text:span text:style-name="T22">[0]</text:span> ;</text:p>
      <text:p text:style-name="P7"/>
      <text:p text:style-name="P7"/>
      <text:h text:style-name="P6" text:outline-level="2"><text:bookmark-start text:name="__RefHeading___Toc3682_289784392"/>Understand String Immutability<text:bookmark-end text:name="__RefHeading___Toc3682_289784392"/></text:h>
      <text:p text:style-name="Text_20_body">In JavaScript, <text:span text:style-name="Source_20_Text"><text:span text:style-name="T4">String</text:span></text:span><text:span text:style-name="T4"> values are </text:span><text:span text:style-name="Definition"><text:span text:style-name="T4">immutable</text:span></text:span><text:span text:style-name="T4">,</text:span> which means that they cannot be altered once created.</text:p>
      <text:p text:style-name="Text_20_body">For example, the following code:</text:p>
      <text:p text:style-name="Quotations">var myStr = "Bob";<text:line-break/><text:span text:style-name="T4">myStr[0] = "J";</text:span></text:p>
      <text:p text:style-name="Text_20_body"><text:span text:style-name="T4">cannot change the value </text:span>of <text:span text:style-name="Source_20_Text">myStr</text:span> to "Job", because the contents of <text:span text:style-name="Source_20_Text">myStr</text:span> cannot be altered. Note that <text:span text:style-name="T4">this does </text:span><text:span text:style-name="Emphasis"><text:span text:style-name="T4">not</text:span></text:span><text:span text:style-name="T4"> mean that </text:span><text:span text:style-name="Source_20_Text"><text:span text:style-name="T4">myStr</text:span></text:span><text:span text:style-name="T4"> cannot be changed</text:span>, just that the individual characters of a <text:span text:style-name="Definition">string literal</text:span> cannot be changed. The only way to change <text:span text:style-name="Source_20_Text">myStr</text:span> would be to assign it with a new string, like this:</text:p>
      <text:p text:style-name="Quotations">var myStr = "Bob";<text:line-break/><text:span text:style-name="T4">myStr = "Job";</text:span></text:p>
      <text:p text:style-name="Horizontal_20_Line"/>
      <text:p text:style-name="Text_20_body">Correct the assignment to <text:span text:style-name="Source_20_Text">myStr</text:span> so it contains the string value of <text:span text:style-name="Source_20_Text">Hello World</text:span> using the approach shown in the example above.</text:p>
      <text:p text:style-name="P4">// Setup</text:p>
      <text:p text:style-name="P18"><text:span text:style-name="T7">var</text:span> myStr = <text:span text:style-name="T21">"Jello World"</text:span>;</text:p>
      <text:p text:style-name="P24"/>
      <text:p text:style-name="P23">// Only change code below this line</text:p>
      <text:p text:style-name="P24"/>
      <text:p text:style-name="P18">myStr = <text:span text:style-name="T21">"Hello World"</text:span>; <text:span text:style-name="T16">// Fix Me</text:span></text:p>
      <text:p text:style-name="P7"/>
      <text:p text:style-name="P7"/>
      <text:h text:style-name="P6" text:outline-level="2"><text:bookmark-start text:name="__RefHeading___Toc3684_289784392"/>Use Bracket Notation to Find the Nth Character in a String<text:bookmark-end text:name="__RefHeading___Toc3684_289784392"/></text:h>
      <text:p text:style-name="Text_20_body">You can also use <text:span text:style-name="Definition">bracket notation</text:span> to get the character at other positions within a string.</text:p>
      <text:p text:style-name="Text_20_body">Remember that computers <text:span text:style-name="T4">start counting at </text:span><text:span text:style-name="Source_20_Text"><text:span text:style-name="T4">0</text:span></text:span>, so the first character is actually the zeroth character.</text:p>
      <text:p text:style-name="Horizontal_20_Line"/>
      <text:p text:style-name="Text_20_body">Let's try to set <text:span text:style-name="Source_20_Text">thirdLetterOfLastName</text:span> to equal the third letter of the <text:span text:style-name="Source_20_Text">lastName</text:span> variable using bracket notation.</text:p>
      <text:p text:style-name="Text_20_body"><text:soft-page-break/><text:span text:style-name="Strong_20_Emphasis">Hint</text:span><text:line-break/>Try looking at the <text:span text:style-name="Source_20_Text">secondLetterOfFirstName</text:span> variable declaration if you get stuck.</text:p>
      <text:p text:style-name="P4">// Example</text:p>
      <text:p text:style-name="P18"><text:span text:style-name="T7">var</text:span> firstName = <text:span text:style-name="T21">"Ada"</text:span>;</text:p>
      <text:p text:style-name="P18"><text:span text:style-name="T7">var</text:span> secondLetterOfFirstName = firstName[<text:span text:style-name="T11">1</text:span>];</text:p>
      <text:p text:style-name="P24"/>
      <text:p text:style-name="P23">// Setup</text:p>
      <text:p text:style-name="P18"><text:span text:style-name="T7">var</text:span> lastName = <text:span text:style-name="T21">"Lovelace"</text:span>;</text:p>
      <text:p text:style-name="P24"/>
      <text:p text:style-name="P23">// Only change code below this line.</text:p>
      <text:p text:style-name="P18"><text:span text:style-name="T7">var</text:span> thirdLetterOfLastName = lastName<text:span text:style-name="T22">[2];</text:span></text:p>
      <text:p text:style-name="P18"/>
      <text:p text:style-name="P7"/>
      <text:h text:style-name="P6" text:outline-level="2"><text:bookmark-start text:name="__RefHeading___Toc3686_289784392"/>Use Bracket Notation to Find the Last Character in a String<text:bookmark-end text:name="__RefHeading___Toc3686_289784392"/></text:h>
      <text:p text:style-name="Text_20_body">In order to get the last letter of a string, you can subtract one from the string's length.</text:p>
      <text:p text:style-name="Text_20_body">For example, if <text:span text:style-name="Source_20_Text">var firstName = "Charles"</text:span>, you can get the value of the last letter of the string by using <text:span text:style-name="Source_20_Text"><text:span text:style-name="T4">firstName[firstName.length - 1]</text:span></text:span>.</text:p>
      <text:p text:style-name="Horizontal_20_Line"/>
      <text:p text:style-name="Text_20_body">Use <text:span text:style-name="Definition">bracket notation</text:span> to find the last character in the <text:span text:style-name="Source_20_Text">lastName</text:span> variable.</text:p>
      <text:p text:style-name="Text_20_body"><text:span text:style-name="Strong_20_Emphasis">Hint</text:span><text:line-break/>Try looking at the <text:span text:style-name="Source_20_Text">lastLetterOfFirstName</text:span> variable declaration if you get stuck.</text:p>
      <text:p text:style-name="P4">// Example</text:p>
      <text:p text:style-name="P18"><text:span text:style-name="T7">var</text:span> firstName = <text:span text:style-name="T21">"Ada"</text:span>;</text:p>
      <text:p text:style-name="P18"><text:span text:style-name="T7">var</text:span> lastLetterOfFirstName = firstName[firstName.length - <text:span text:style-name="T11">1</text:span>];</text:p>
      <text:p text:style-name="P24"/>
      <text:p text:style-name="P23">// Setup</text:p>
      <text:p text:style-name="P18"><text:span text:style-name="T7">var</text:span> lastName = <text:span text:style-name="T21">"Lovelace"</text:span>;</text:p>
      <text:p text:style-name="P24"/>
      <text:p text:style-name="P23">// Only change code below this line.</text:p>
      <text:p text:style-name="P18"><text:span text:style-name="T7">var</text:span> lastLetterOfLastName = <text:span text:style-name="T22">lastName[lastName.length-1] </text:span>;</text:p>
      <text:p text:style-name="P7"/>
      <text:p text:style-name="P7"/>
      <text:h text:style-name="P6" text:outline-level="2"><text:bookmark-start text:name="__RefHeading___Toc3688_289784392"/>Use Bracket Notation to Find the Nth-to-Last Character in a String<text:bookmark-end text:name="__RefHeading___Toc3688_289784392"/></text:h>
      <text:p text:style-name="Text_20_body">You can use the same principle we just used to retrieve the last character in a string to retrieve the <text:span text:style-name="T4">Nth-to-last character.</text:span></text:p>
      <text:p text:style-name="Text_20_body">For example, you can get the value of the third-to-last letter of the <text:span text:style-name="Source_20_Text">var firstName = "Charles"</text:span> string by using <text:span text:style-name="Source_20_Text"><text:span text:style-name="T4">firstName[firstName.length - 3]</text:span></text:span></text:p>
      <text:p text:style-name="Horizontal_20_Line"/>
      <text:p text:style-name="Text_20_body"><text:soft-page-break/>Use <text:span text:style-name="Definition">bracket notation</text:span> to find the second-to-last character in the <text:span text:style-name="Source_20_Text">lastName</text:span> string.</text:p>
      <text:p text:style-name="Text_20_body"><text:span text:style-name="Strong_20_Emphasis">Hint</text:span><text:line-break/>Try looking at the <text:span text:style-name="Source_20_Text">thirdToLastLetterOfFirstName</text:span> variable declaration if you get stuck.</text:p>
      <text:p text:style-name="P3"><text:span text:style-name="T7">var</text:span> firstName = <text:span text:style-name="T21">"Ada"</text:span>;</text:p>
      <text:p text:style-name="P18"><text:span text:style-name="T7">var</text:span> thirdToLastLetterOfFirstName = firstName[firstName.length - <text:span text:style-name="T11">3</text:span>];</text:p>
      <text:p text:style-name="P24"/>
      <text:p text:style-name="P23">// Setup</text:p>
      <text:p text:style-name="P18"><text:span text:style-name="T7">var</text:span> lastName = <text:span text:style-name="T21">"Lovelace"</text:span>;</text:p>
      <text:p text:style-name="P24"/>
      <text:p text:style-name="P23">// Only change code below this line</text:p>
      <text:p text:style-name="P18"><text:span text:style-name="T7">var</text:span> secondToLastLetterOfLastName =<text:span text:style-name="T22"> lastName[lastName.length-2] </text:span>;</text:p>
      <text:p text:style-name="P7"/>
      <text:h text:style-name="P6" text:outline-level="2"><text:bookmark-start text:name="__RefHeading___Toc3690_289784392"/>Word Blanks<text:bookmark-end text:name="__RefHeading___Toc3690_289784392"/></text:h>
      <text:p text:style-name="Text_20_body">We will now use our knowledge of strings to build a "<text:a xlink:type="simple" xlink:href="https://en.wikipedia.org/wiki/Mad_Libs" office:target-frame-name="_blank" xlink:show="new" text:style-name="Internet_20_link" text:visited-style-name="Visited_20_Internet_20_Link">Mad Libs</text:a>" style word game we're calling "Word Blanks". You will create an (optionally humorous) "Fill in the Blanks" style sentence.</text:p>
      <text:p text:style-name="Text_20_body">In a "Mad Libs" game, you are provided sentences with some missing words, like nouns, verbs, adjectives and adverbs. You then fill in the missing pieces with words of your choice in a way that the completed sentence makes sense.</text:p>
      <text:p text:style-name="Text_20_body">Consider this sentence - "It was really <text:span text:style-name="Strong_20_Emphasis">____</text:span>, and we <text:span text:style-name="Strong_20_Emphasis">____</text:span> ourselves <text:span text:style-name="Strong_20_Emphasis">____</text:span>". This sentence has three missing pieces- an adjective, a verb and an adverb, and we can add words of our choice to complete it. We can then assign the completed sentence to a variable as follows:</text:p>
      <text:p text:style-name="Quotations">var sentence = "It was really" + "hot" + ", and we" + "laughed" + "ourselves" + "silly.";</text:p>
      <text:p text:style-name="Horizontal_20_Line"/>
      <text:p text:style-name="Text_20_body">In this challenge, we provide you with a noun, a verb, an adjective and an adverb. You need to form a complete sentence using words of your choice, along with the words we provide.</text:p>
      <text:p text:style-name="Text_20_body">You will need to use the string concatenation operator <text:span text:style-name="Source_20_Text">+</text:span> to build a new string, using the provided variables: <text:span text:style-name="Source_20_Text">myNoun</text:span>, <text:span text:style-name="Source_20_Text">myAdjective</text:span>, <text:span text:style-name="Source_20_Text">myVerb</text:span>, and <text:span text:style-name="Source_20_Text">myAdverb</text:span>. You will then assign the formed string to the <text:span text:style-name="Source_20_Text">result</text:span> variable.</text:p>
      <text:p text:style-name="Text_20_body">You will also need to account for <text:span text:style-name="T4">spaces </text:span>in your string, so that the final sentence has spaces between all the words. The result should be a complete sentence.</text:p>
      <text:p text:style-name="P3"><text:span text:style-name="T7">function</text:span> wordBlanks(myNoun, myAdjective, myVerb, myAdverb) {</text:p>
      <text:p text:style-name="P23">// Your code below this line</text:p>
      <text:p text:style-name="P18"><text:span text:style-name="T7">var</text:span> result = <text:span text:style-name="T22">myNoun+" " +myAdjective + " " +myVerb+ " " +myAdverb </text:span>;</text:p>
      <text:p text:style-name="P24"/>
      <text:p text:style-name="P23">// Your code above this line</text:p>
      <text:p text:style-name="P18"><text:span text:style-name="T7">return</text:span> result;</text:p>
      <text:p text:style-name="P18">}</text:p>
      <text:p text:style-name="P24"><text:soft-page-break/></text:p>
      <text:p text:style-name="P23">// Change the words here to test your function</text:p>
      <text:p text:style-name="P18">wordBlanks(<text:span text:style-name="T21">"dog"</text:span>, <text:span text:style-name="T21">"big"</text:span>, <text:span text:style-name="T21">"ran"</text:span>, <text:span text:style-name="T21">"quickly"</text:span>);</text:p>
      <text:p text:style-name="P7"/>
      <text:p text:style-name="P7"/>
      <text:h text:style-name="P6" text:outline-level="2"><text:bookmark-start text:name="__RefHeading___Toc3692_289784392"/>Store Multiple Values in one Variable using JavaScript Arrays<text:bookmark-end text:name="__RefHeading___Toc3692_289784392"/></text:h>
      <text:p text:style-name="Text_20_body">With JavaScript <text:span text:style-name="Source_20_Text"><text:span text:style-name="T4">array</text:span></text:span><text:span text:style-name="T4"> </text:span>variables, we can store several pieces of data in one place.</text:p>
      <text:p text:style-name="Text_20_body">You start an array declaration with an opening <text:span text:style-name="T4">square bracket,</text:span> end it with a closing square bracket, and put a comma between each entry, like this: </text:p>
      <text:p text:style-name="Text_20_body"><text:span text:style-name="Source_20_Text">var sandwich = ["peanut butter", "jelly", "bread"]</text:span>.</text:p>
      <text:p text:style-name="Horizontal_20_Line"/>
      <text:p text:style-name="Text_20_body">Modify the new array <text:span text:style-name="Source_20_Text">myArray</text:span> so that it contains both a <text:span text:style-name="Source_20_Text">string</text:span> and a <text:span text:style-name="Source_20_Text">number</text:span> (in that order).</text:p>
      <text:p text:style-name="Text_20_body"><text:span text:style-name="Strong_20_Emphasis">Hint</text:span><text:line-break/>Refer to the example code in the text editor if you get stuck.</text:p>
      <text:p text:style-name="P3"><text:span text:style-name="T7">var</text:span> ourArray = [<text:span text:style-name="T21">"John"</text:span>, <text:span text:style-name="T11">23</text:span>];</text:p>
      <text:p text:style-name="P24"/>
      <text:p text:style-name="P23">// Only change code below this line.</text:p>
      <text:p text:style-name="P18"><text:span text:style-name="T7">var</text:span> myArray = <text:span text:style-name="T22">["string", 55]</text:span>;</text:p>
      <text:p text:style-name="P7"/>
      <text:p text:style-name="P7"/>
      <text:h text:style-name="P6" text:outline-level="2"><text:bookmark-start text:name="__RefHeading___Toc3694_289784392"/>Nest one Array within Another Array<text:bookmark-end text:name="__RefHeading___Toc3694_289784392"/></text:h>
      <text:p text:style-name="Text_20_body">You can also <text:span text:style-name="T4">nest arrays within other arrays,</text:span> like this: <text:span text:style-name="Source_20_Text">[["Bulls", 23], ["White Sox", 45]]</text:span>. This is also called a <text:span text:style-name="Definition"><text:span text:style-name="T4">Multi-dimensional Array</text:span></text:span><text:span text:style-name="Definition">.</text:span></text:p>
      <text:p text:style-name="Horizontal_20_Line"/>
      <text:p text:style-name="Text_20_body">Create a nested array called <text:span text:style-name="Source_20_Text">myArray</text:span>.</text:p>
      <text:p text:style-name="P4">// Example</text:p>
      <text:p text:style-name="P18"><text:span text:style-name="T7">var</text:span> ourArray = [[<text:span text:style-name="T21">"the universe"</text:span>, <text:span text:style-name="T11">42</text:span>], [<text:span text:style-name="T21">"everything"</text:span>, <text:span text:style-name="T11">101010</text:span>]];</text:p>
      <text:p text:style-name="P24"/>
      <text:p text:style-name="P23">// Only change code below this line.</text:p>
      <text:p text:style-name="P18"><text:span text:style-name="T7">var</text:span> myArray =<text:span text:style-name="T22"> [["sdf",23],["2ee","x"]]</text:span>;</text:p>
      <text:p text:style-name="P7"/>
      <text:p text:style-name="P7"/>
      <text:h text:style-name="P6" text:outline-level="2"><text:bookmark-start text:name="__RefHeading___Toc3696_289784392"/>Access Array Data with Indexes<text:bookmark-end text:name="__RefHeading___Toc3696_289784392"/></text:h>
      <text:p text:style-name="Text_20_body">We can access the data inside arrays using <text:span text:style-name="Source_20_Text">indexes</text:span>.</text:p>
      <text:p text:style-name="Text_20_body">Array indexes are written in the same bracket notation that strings use, except that instead of specifying a character, they are specifying an entry in the array. Like strings, arrays use <text:span text:style-name="Definition">zero-based</text:span> indexing, so the <text:span text:style-name="T4">first element in an array is element </text:span><text:span text:style-name="Source_20_Text"><text:span text:style-name="T4">0</text:span></text:span>.</text:p>
      <text:p text:style-name="Text_20_body"><text:soft-page-break/><text:span text:style-name="Strong_20_Emphasis">Example</text:span></text:p>
      <text:p text:style-name="Quotations">var array = [50,60,70];<text:line-break/>array[0]; // equals 50<text:line-break/>var data = array[1]; // equals 60</text:p>
      <text:p text:style-name="Text_20_body"><text:span text:style-name="Strong_20_Emphasis">Note</text:span><text:line-break/>There shouldn't be any spaces between the array name and the <text:span text:style-name="T4">square brackets</text:span>, like <text:span text:style-name="Source_20_Text">array [0]</text:span>. Although JavaScript is able to process this correctly, this may confuse other programmers reading your code.</text:p>
      <text:p text:style-name="Horizontal_20_Line"/>
      <text:p text:style-name="Text_20_body">Create a variable called <text:span text:style-name="Source_20_Text">myData</text:span> and set it to equal the first value of <text:span text:style-name="Source_20_Text">myArray</text:span> using bracket notation.</text:p>
      <text:p text:style-name="P4">// Example</text:p>
      <text:p text:style-name="P18"><text:span text:style-name="T7">var</text:span> ourArray = [<text:span text:style-name="T11">50</text:span>,<text:span text:style-name="T11">60</text:span>,<text:span text:style-name="T11">70</text:span>];</text:p>
      <text:p text:style-name="P18"><text:span text:style-name="T7">var</text:span> ourData = ourArray[<text:span text:style-name="T11">0</text:span>]; <text:span text:style-name="T16">// equals 50</text:span></text:p>
      <text:p text:style-name="P24"/>
      <text:p text:style-name="P23">// Setup</text:p>
      <text:p text:style-name="P18"><text:span text:style-name="T7">var</text:span> myArray = [<text:span text:style-name="T11">50</text:span>,<text:span text:style-name="T11">60</text:span>,<text:span text:style-name="T11">70</text:span>];</text:p>
      <text:p text:style-name="P24"/>
      <text:p text:style-name="P23">// Only change code below this line.</text:p>
      <text:p text:style-name="P26">var myData=myArray[0];</text:p>
      <text:p text:style-name="P7"/>
      <text:p text:style-name="P7"/>
      <text:h text:style-name="P6" text:outline-level="2"><text:bookmark-start text:name="__RefHeading___Toc3698_289784392"/>Modify Array Data With Indexes<text:bookmark-end text:name="__RefHeading___Toc3698_289784392"/></text:h>
      <text:p text:style-name="Text_20_body"><text:span text:style-name="T4">Unlike strings, the entries of arrays are </text:span><text:span text:style-name="Definition"><text:span text:style-name="T4">mutable</text:span></text:span> and can be changed freely.</text:p>
      <text:p text:style-name="Text_20_body"><text:span text:style-name="Strong_20_Emphasis">Example</text:span></text:p>
      <text:p text:style-name="Quotations">var ourArray = [50,40,30];<text:line-break/>ourArray[0] = 15; // equals [15,40,30]</text:p>
      <text:p text:style-name="Text_20_body"><text:span text:style-name="Strong_20_Emphasis">Note</text:span><text:line-break/>There shouldn't be any <text:span text:style-name="T4">spaces </text:span>between the array name and the square brackets, like <text:span text:style-name="Source_20_Text">array [0]</text:span>. Although JavaScript is able to process this correctly, this may confuse other programmers reading your code.</text:p>
      <text:p text:style-name="Horizontal_20_Line"/>
      <text:p text:style-name="Text_20_body">Modify the data stored at index <text:span text:style-name="Source_20_Text">0</text:span> of <text:span text:style-name="Source_20_Text">myArray</text:span> to a value of <text:span text:style-name="Source_20_Text">45</text:span>.</text:p>
      <text:p text:style-name="P4">// Example</text:p>
      <text:p text:style-name="P18"><text:span text:style-name="T7">var</text:span> ourArray = [<text:span text:style-name="T11">18</text:span>,<text:span text:style-name="T11">64</text:span>,<text:span text:style-name="T11">99</text:span>];</text:p>
      <text:p text:style-name="P18">ourArray[<text:span text:style-name="T11">1</text:span>] = <text:span text:style-name="T11">45</text:span>; <text:span text:style-name="T16">// ourArray now equals [18,45,99].</text:span></text:p>
      <text:p text:style-name="P24"/>
      <text:p text:style-name="P23">// Setup</text:p>
      <text:p text:style-name="P18"><text:soft-page-break/><text:span text:style-name="T7">var</text:span> myArray = [<text:span text:style-name="T11">18</text:span>,<text:span text:style-name="T11">64</text:span>,<text:span text:style-name="T11">99</text:span>];</text:p>
      <text:p text:style-name="P24"/>
      <text:p text:style-name="P23">// Only change code below this line.</text:p>
      <text:p text:style-name="P26">myArray[0]=45;</text:p>
      <text:p text:style-name="P7"/>
      <text:p text:style-name="P7"/>
      <text:h text:style-name="P6" text:outline-level="2"><text:bookmark-start text:name="__RefHeading___Toc3700_289784392"/>Access Multi-Dimensional Arrays With Indexes<text:bookmark-end text:name="__RefHeading___Toc3700_289784392"/></text:h>
      <text:p text:style-name="Text_20_body">One way to think of a <text:span text:style-name="Definition">multi-dimensional</text:span> array, is as an <text:span text:style-name="Emphasis"><text:span text:style-name="T4">array of arrays</text:span></text:span>. When you use <text:span text:style-name="T4">brackets </text:span>to access your array, the first set of brackets refers to the entries in the outer-most (the first level) array, and each additional pair of brackets refers to the next level of entries inside.</text:p>
      <text:p text:style-name="Text_20_body"><text:span text:style-name="Strong_20_Emphasis">Example</text:span></text:p>
      <text:p text:style-name="Quotations">var arr = [<text:line-break/>  [1,2,3],<text:line-break/>  [4,5,6],<text:line-break/>  [7,8,9],<text:line-break/>  [[10,11,12], 13, 14]<text:line-break/>];<text:line-break/>arr[3]; // equals [[10,11,12], 13, 14]<text:line-break/>arr[3][0]; // equals [10,11,12]<text:line-break/>arr[3][0][1]; // equals 11</text:p>
      <text:p text:style-name="Text_20_body"><text:span text:style-name="Strong_20_Emphasis">Note</text:span><text:line-break/>There shouldn't be any <text:span text:style-name="T4">spaces </text:span>between the array name and the square brackets, like <text:span text:style-name="Source_20_Text">array [0][0]</text:span> and even this <text:span text:style-name="Source_20_Text">array [0] [0]</text:span> is not allowed. Although JavaScript is able to process this correctly, this may confuse other programmers reading your code.</text:p>
      <text:p text:style-name="Horizontal_20_Line"/>
      <text:p text:style-name="Text_20_body">Using bracket notation select an element from <text:span text:style-name="Source_20_Text">myArray</text:span> such that <text:span text:style-name="Source_20_Text">myData</text:span> is equal to <text:span text:style-name="Source_20_Text">8</text:span>.</text:p>
      <text:p text:style-name="P4">// Setup</text:p>
      <text:p text:style-name="P18"><text:span text:style-name="T7">var</text:span> myArray = [[<text:span text:style-name="T11">1</text:span>,<text:span text:style-name="T11">2</text:span>,<text:span text:style-name="T11">3</text:span>], [<text:span text:style-name="T11">4</text:span>,<text:span text:style-name="T11">5</text:span>,<text:span text:style-name="T11">6</text:span>], [<text:span text:style-name="T11">7</text:span>,<text:span text:style-name="T11">8</text:span>,<text:span text:style-name="T11">9</text:span>], [[<text:span text:style-name="T11">10</text:span>,<text:span text:style-name="T11">11</text:span>,<text:span text:style-name="T11">12</text:span>], <text:span text:style-name="T11">13</text:span>, <text:span text:style-name="T11">14</text:span>]];</text:p>
      <text:p text:style-name="P24"/>
      <text:p text:style-name="P23">// Only change code below this line.</text:p>
      <text:p text:style-name="P18"><text:span text:style-name="T7">var</text:span> myData = myArray[<text:span text:style-name="T11">0</text:span>][<text:span text:style-name="T11">0</text:span>];</text:p>
      <text:p text:style-name="P26">myData=myArray[2][1];</text:p>
      <text:p text:style-name="P7"/>
      <text:h text:style-name="P6" text:outline-level="2"><text:bookmark-start text:name="__RefHeading___Toc3702_289784392"/>Manipulate Arrays With push()<text:bookmark-end text:name="__RefHeading___Toc3702_289784392"/></text:h>
      <text:p text:style-name="Text_20_body">An easy way to <text:span text:style-name="T4">append data to the end of an array</text:span> is via the <text:span text:style-name="Source_20_Text">push()</text:span> function.</text:p>
      <text:p text:style-name="Text_20_body"><text:span text:style-name="Source_20_Text"><text:span text:style-name="T4">.push()</text:span></text:span> takes one or more <text:span text:style-name="Definition">parameters</text:span> and "pushes" them onto the end of the array.</text:p>
      <text:p text:style-name="Quotations">var arr = [1,2,3];<text:line-break/>arr.push(4);<text:line-break/>// arr is now [1,2,3,4]</text:p>
      <text:p text:style-name="Horizontal_20_Line"><text:soft-page-break/></text:p>
      <text:p text:style-name="Text_20_body">Push <text:span text:style-name="Source_20_Text">["dog", 3]</text:span> onto the end of the <text:span text:style-name="Source_20_Text">myArray</text:span> variable.</text:p>
      <text:p text:style-name="P4">// Example</text:p>
      <text:p text:style-name="P18"><text:span text:style-name="T7">var</text:span> ourArray = [<text:span text:style-name="T21">"Stimpson"</text:span>, <text:span text:style-name="T21">"J"</text:span>, <text:span text:style-name="T21">"cat"</text:span>];</text:p>
      <text:p text:style-name="P18">ourArray.push([<text:span text:style-name="T21">"happy"</text:span>, <text:span text:style-name="T21">"joy"</text:span>]); </text:p>
      <text:p text:style-name="P23">// ourArray now equals ["Stimpson", "J", "cat", ["happy", "joy"]]</text:p>
      <text:p text:style-name="P24"/>
      <text:p text:style-name="P23">// Setup</text:p>
      <text:p text:style-name="P18"><text:span text:style-name="T7">var</text:span> myArray = [[<text:span text:style-name="T21">"John"</text:span>, <text:span text:style-name="T11">23</text:span>], [<text:span text:style-name="T21">"cat"</text:span>, <text:span text:style-name="T11">2</text:span>]];</text:p>
      <text:p text:style-name="P24"/>
      <text:p text:style-name="P23">// Only change code below this line.</text:p>
      <text:p text:style-name="P26">myArray.push(["dog", 3]);</text:p>
      <text:p text:style-name="P7"/>
      <text:p text:style-name="P7"/>
      <text:h text:style-name="P6" text:outline-level="2"><text:bookmark-start text:name="__RefHeading___Toc3704_289784392"/>Manipulate Arrays With pop()<text:bookmark-end text:name="__RefHeading___Toc3704_289784392"/></text:h>
      <text:p text:style-name="Text_20_body">Another way to change the data in an array is with the <text:span text:style-name="Source_20_Text">.pop()</text:span> function.</text:p>
      <text:p text:style-name="Text_20_body"><text:span text:style-name="Source_20_Text"><text:span text:style-name="T4">.pop()</text:span></text:span> is used to<text:span text:style-name="T4"> "pop" a value off of the end of an array</text:span>. We can store this "popped off" value by assigning it to a variable. In other words, <text:span text:style-name="Source_20_Text">.pop()</text:span> removes the last element from an array and returns that element.</text:p>
      <text:p text:style-name="Text_20_body">Any type of entry can be "popped" off of an array - numbers, strings, even nested arrays.</text:p>
      <text:p text:style-name="Quotations"><text:span text:style-name="Source_20_Text">var threeArr = [1, 4, 6];<text:line-break/>var oneDown = threeArr.pop();<text:line-break/>console.log(oneDown); // Returns 6<text:line-break/>console.log(threeArr); // Returns [1, 4]</text:span></text:p>
      <text:p text:style-name="Horizontal_20_Line"/>
      <text:p text:style-name="Text_20_body">Use the <text:span text:style-name="Source_20_Text">.pop()</text:span> function to remove the last item from <text:span text:style-name="Source_20_Text">myArray</text:span>, assigning the "popped off" value to <text:span text:style-name="Source_20_Text">removedFromMyArray</text:span>.</text:p>
      <text:p text:style-name="P4">// Example</text:p>
      <text:p text:style-name="P18"><text:span text:style-name="T7">var</text:span> ourArray = [<text:span text:style-name="T11">1</text:span>,<text:span text:style-name="T11">2</text:span>,<text:span text:style-name="T11">3</text:span>];</text:p>
      <text:p text:style-name="P18"><text:span text:style-name="T7">var</text:span> removedFromOurArray = ourArray.pop(); </text:p>
      <text:p text:style-name="P23">// removedFromOurArray now equals 3, and ourArray now equals [1,2]</text:p>
      <text:p text:style-name="P24"/>
      <text:p text:style-name="P23">// Setup</text:p>
      <text:p text:style-name="P18"><text:span text:style-name="T7">var</text:span> myArray = [[<text:span text:style-name="T21">"John"</text:span>, <text:span text:style-name="T11">23</text:span>], [<text:span text:style-name="T21">"cat"</text:span>, <text:span text:style-name="T11">2</text:span>]];</text:p>
      <text:p text:style-name="P24"/>
      <text:p text:style-name="P23">// Only change code below this line.</text:p>
      <text:p text:style-name="P18"><text:span text:style-name="T7">var</text:span> removedFromMyArray;</text:p>
      <text:p text:style-name="P24"/>
      <text:p text:style-name="P26">removedFromMyArray= myArray.pop();</text:p>
      <text:p text:style-name="P7"><text:soft-page-break/></text:p>
      <text:p text:style-name="P7"/>
      <text:p text:style-name="P7"/>
      <text:h text:style-name="P6" text:outline-level="2"><text:bookmark-start text:name="__RefHeading___Toc3706_289784392"/>Manipulate Arrays With shift()<text:bookmark-end text:name="__RefHeading___Toc3706_289784392"/></text:h>
      <text:p text:style-name="Text_20_body"><text:span text:style-name="Source_20_Text">pop()</text:span> always removes the last element of an array. What if you want to remove the first?</text:p>
      <text:p text:style-name="Text_20_body">That's where <text:span text:style-name="Source_20_Text"><text:span text:style-name="T4">.shift()</text:span></text:span> comes in. It works just like <text:span text:style-name="Source_20_Text">.pop()</text:span>, except it <text:span text:style-name="T4">removes the first element </text:span>instead of the last.</text:p>
      <text:p text:style-name="Horizontal_20_Line"/>
      <text:p text:style-name="Text_20_body">Use the <text:span text:style-name="Source_20_Text">.shift()</text:span> function to remove the first item from <text:span text:style-name="Source_20_Text">myArray</text:span>, assigning the "shifted off" value to <text:span text:style-name="Source_20_Text">removedFromMyArray</text:span>.</text:p>
      <text:p text:style-name="P4">// Example</text:p>
      <text:p text:style-name="P18"><text:span text:style-name="T7">var</text:span> ourArray = [<text:span text:style-name="T21">"Stimpson"</text:span>, <text:span text:style-name="T21">"J"</text:span>, [<text:span text:style-name="T21">"cat"</text:span>]];</text:p>
      <text:p text:style-name="P18"><text:span text:style-name="T7">var</text:span> removedFromOurArray = ourArray.shift();</text:p>
      <text:p text:style-name="P23">// removedFromOurArray now equals "Stimpson" and ourArray now equals ["J", ["cat"]].</text:p>
      <text:p text:style-name="P24"/>
      <text:p text:style-name="P23">// Setup</text:p>
      <text:p text:style-name="P18"><text:span text:style-name="T7">var</text:span> myArray = [[<text:span text:style-name="T21">"John"</text:span>, <text:span text:style-name="T11">23</text:span>], [<text:span text:style-name="T21">"dog"</text:span>, <text:span text:style-name="T11">3</text:span>]];</text:p>
      <text:p text:style-name="P24"/>
      <text:p text:style-name="P23">// Only change code below this line.</text:p>
      <text:p text:style-name="P18"><text:span text:style-name="T7">var</text:span> removedFromMyArray;</text:p>
      <text:p text:style-name="P24"/>
      <text:p text:style-name="P22">removedFromMyArray=myArray.shift();</text:p>
      <text:p text:style-name="P7"/>
      <text:p text:style-name="P7"/>
      <text:h text:style-name="P6" text:outline-level="2"><text:bookmark-start text:name="__RefHeading___Toc3708_289784392"/>Manipulate Arrays With unshift()<text:bookmark-end text:name="__RefHeading___Toc3708_289784392"/></text:h>
      <text:p text:style-name="Text_20_body">Not only can you <text:span text:style-name="Source_20_Text">shift</text:span> elements off of the beginning of an array, you can also <text:span text:style-name="Source_20_Text"><text:span text:style-name="T4">unshift</text:span></text:span><text:span text:style-name="T4"> elements to the beginning of an array i.e. add elements in front of the array.</text:span></text:p>
      <text:p text:style-name="Text_20_body"><text:span text:style-name="Source_20_Text">.unshift()</text:span> works exactly like <text:span text:style-name="Source_20_Text">.push()</text:span>, but instead of adding the element at the end of the array, <text:span text:style-name="Source_20_Text">unshift()</text:span> adds the element at the beginning of the array.</text:p>
      <text:p text:style-name="Horizontal_20_Line"/>
      <text:p text:style-name="Text_20_body">Add <text:span text:style-name="Source_20_Text">["Paul",35]</text:span> to the beginning of the <text:span text:style-name="Source_20_Text">myArray</text:span> variable using <text:span text:style-name="Source_20_Text">unshift()</text:span>.</text:p>
      <text:p text:style-name="P4">// Example</text:p>
      <text:p text:style-name="P18"><text:span text:style-name="T7">var</text:span> ourArray = [<text:span text:style-name="T21">"Stimpson"</text:span>, <text:span text:style-name="T21">"J"</text:span>, <text:span text:style-name="T21">"cat"</text:span>];</text:p>
      <text:p text:style-name="P18">ourArray.shift(); <text:span text:style-name="T16">// ourArray now equals ["J", "cat"]</text:span></text:p>
      <text:p text:style-name="P18">ourArray.unshift(<text:span text:style-name="T21">"Happy"</text:span>); </text:p>
      <text:p text:style-name="P23">// ourArray now equals ["Happy", "J", "cat"]</text:p>
      <text:p text:style-name="P24"/>
      <text:p text:style-name="P23">// Setup</text:p>
      <text:p text:style-name="P18"><text:span text:style-name="T7">var</text:span> myArray = [[<text:span text:style-name="T21">"John"</text:span>, <text:span text:style-name="T11">23</text:span>], [<text:span text:style-name="T21">"dog"</text:span>, <text:span text:style-name="T11">3</text:span>]];</text:p>
      <text:p text:style-name="P18"><text:soft-page-break/>myArray.shift();</text:p>
      <text:p text:style-name="P24"/>
      <text:p text:style-name="P23">// Only change code below this line.</text:p>
      <text:p text:style-name="P24"/>
      <text:p text:style-name="P26">myArray.unshift(["Paul",35]);</text:p>
      <text:p text:style-name="P7"/>
      <text:p text:style-name="P7"/>
      <text:h text:style-name="P6" text:outline-level="2"><text:bookmark-start text:name="__RefHeading___Toc3710_289784392"/>Shopping List<text:bookmark-end text:name="__RefHeading___Toc3710_289784392"/></text:h>
      <text:p text:style-name="Text_20_body">Create a shopping list in the variable <text:span text:style-name="Source_20_Text">myList</text:span>. The list should be a multi-dimensional array containing several sub-arrays.</text:p>
      <text:p text:style-name="Text_20_body">The first element in each sub-array should contain a string with the name of the item. The second element should be a number representing the quantity i.e.</text:p>
      <text:p text:style-name="Text_20_body"><text:span text:style-name="Source_20_Text">["Chocolate Bar", 15]</text:span></text:p>
      <text:p text:style-name="Text_20_body">There should be at least 5 sub-arrays in the list.</text:p>
      <text:p text:style-name="P3"><text:span text:style-name="T7">var</text:span> myList = [];</text:p>
      <text:p text:style-name="P24"/>
      <text:p text:style-name="P26">myList = [["Chocolate Bar", 15],["Chocolate Bar", 15],["Chocolate Bar", 15],["Chocolate Bar", 15],["Chocolate Bar", 15]];</text:p>
      <text:p text:style-name="P12"/>
      <text:p text:style-name="P7"/>
      <text:h text:style-name="P6" text:outline-level="2"><text:bookmark-start text:name="__RefHeading___Toc3712_289784392"/>Write Reusable JavaScript with Functions<text:bookmark-end text:name="__RefHeading___Toc3712_289784392"/></text:h>
      <text:p text:style-name="Text_20_body">In JavaScript, we can divide up our code into reusable parts called<text:span text:style-name="T4"> </text:span><text:span text:style-name="Definition"><text:span text:style-name="T4">functions</text:span></text:span>.</text:p>
      <text:p text:style-name="Text_20_body">Here's an example of a function:</text:p>
      <text:p text:style-name="P54">function functionName() {<text:line-break/>  console.log("Hello World");<text:line-break/>}</text:p>
      <text:p text:style-name="Text_20_body">You can <text:span text:style-name="T4">call</text:span> or <text:span text:style-name="Definition">invoke</text:span> this function by using its name followed by parentheses, like this:</text:p>
      <text:p text:style-name="Text_20_body"><text:span text:style-name="Source_20_Text">functionName();</text:span></text:p>
      <text:p text:style-name="Text_20_body">Each time the function is called it will print out the message <text:span text:style-name="Source_20_Text">"Hello World"</text:span> on the dev console. All of the code between the curly braces will be executed every time the function is called.</text:p>
      <text:p text:style-name="Horizontal_20_Line"/>
      <text:list xml:id="list3121015699" text:style-name="L1">
        <text:list-item>
          <text:p text:style-name="P61">Create a function called <text:span text:style-name="Source_20_Text">reusableFunction</text:span> which prints <text:span text:style-name="Source_20_Text">"Hi World"</text:span> to the dev console.</text:p>
        </text:list-item>
        <text:list-item>
          <text:p text:style-name="P57">Call the function.</text:p>
        </text:list-item>
      </text:list>
      <text:p text:style-name="P4">// Example</text:p>
      <text:p text:style-name="P18"><text:span text:style-name="T7">function</text:span> ourReusableFunction() {</text:p>
      <text:p text:style-name="P18">console.log(<text:span text:style-name="T21">"Heyya, World"</text:span>);</text:p>
      <text:p text:style-name="P18">}</text:p>
      <text:p text:style-name="P24"><text:soft-page-break/></text:p>
      <text:p text:style-name="P18">ourReusableFunction();</text:p>
      <text:p text:style-name="P24"/>
      <text:p text:style-name="P23">// Only change code below this line</text:p>
      <text:p text:style-name="P26">function reusableFunction(){</text:p>
      <text:p text:style-name="P26"><text:tab/>console.log("Hi World");</text:p>
      <text:p text:style-name="P26"><text:tab/>}</text:p>
      <text:p text:style-name="P26">reusableFunction();</text:p>
      <text:p text:style-name="P7"/>
      <text:p text:style-name="P7"/>
      <text:h text:style-name="P6" text:outline-level="2"><text:bookmark-start text:name="__RefHeading___Toc3714_289784392"/>Passing Values to Functions with Arguments<text:bookmark-end text:name="__RefHeading___Toc3714_289784392"/></text:h>
      <text:p text:style-name="Text_20_body"><text:span text:style-name="Definition"><text:span text:style-name="T4">Parameters</text:span></text:span> are variables that act as <text:span text:style-name="T4">placeholders</text:span> for the values that are to be input to a function when it is called. When a function is defined, it is typically defined along with one or more parameters. The actual values that are <text:span text:style-name="T4">input (</text:span>or <text:span text:style-name="Definition">"passed"</text:span>) into a function when it is called are known as <text:span text:style-name="Definition"><text:span text:style-name="T4">arguments</text:span></text:span>.</text:p>
      <text:p text:style-name="Text_20_body">Here is a function with two parameters, <text:span text:style-name="Source_20_Text">param1</text:span> and <text:span text:style-name="Source_20_Text">param2</text:span>:</text:p>
      <text:p text:style-name="Quotations">function testFun(<text:span text:style-name="T4">param1, param2</text:span>) {<text:line-break/>  console.log(param1, param2);<text:line-break/>}</text:p>
      <text:p text:style-name="Text_20_body">Then we can call <text:span text:style-name="Source_20_Text">testFun</text:span>:</text:p>
      <text:p text:style-name="Text_20_body"><text:span text:style-name="Source_20_Text"><text:span text:style-name="T4">testFun("Hello", "World");</text:span></text:span></text:p>
      <text:p text:style-name="Text_20_body">We have passed two arguments, <text:span text:style-name="Source_20_Text">"Hello"</text:span> and <text:span text:style-name="Source_20_Text">"World"</text:span>. Inside the function, <text:span text:style-name="Source_20_Text">param1</text:span> will equal "Hello" and <text:span text:style-name="Source_20_Text">param2</text:span> will equal "World". Note that you could call <text:span text:style-name="Source_20_Text">testFun</text:span> again with different arguments and the parameters would take on the value of the new arguments.</text:p>
      <text:p text:style-name="Horizontal_20_Line"/>
      <text:list xml:id="list2478372075" text:style-name="L2">
        <text:list-item>
          <text:p text:style-name="P62">Create a function called <text:span text:style-name="Source_20_Text">functionWithArgs</text:span> that accepts two arguments and outputs their sum to the dev console.</text:p>
        </text:list-item>
        <text:list-item>
          <text:p text:style-name="P58">Call the function with two numbers as arguments.</text:p>
        </text:list-item>
      </text:list>
      <text:p text:style-name="P4">// Example</text:p>
      <text:p text:style-name="P18"><text:span text:style-name="T7">function</text:span> ourFunctionWithArgs(a, b) {</text:p>
      <text:p text:style-name="P18">console.log(a - b);</text:p>
      <text:p text:style-name="P18">}</text:p>
      <text:p text:style-name="P18">ourFunctionWithArgs(<text:span text:style-name="T11">10</text:span>, <text:span text:style-name="T11">5</text:span>); <text:span text:style-name="T16">// Outputs 5</text:span></text:p>
      <text:p text:style-name="P24"/>
      <text:p text:style-name="P23">// Only change code below this line.</text:p>
      <text:p text:style-name="P26">function functionWithArgs(a,b){</text:p>
      <text:p text:style-name="P26"><text:tab/>console.log(a+b);</text:p>
      <text:p text:style-name="P26"><text:tab/>}</text:p>
      <text:p text:style-name="P26">functionWithArgs(3,6);</text:p>
      <text:p text:style-name="P7"/>
      <text:p text:style-name="P7"><text:soft-page-break/></text:p>
      <text:h text:style-name="P6" text:outline-level="2"><text:bookmark-start text:name="__RefHeading___Toc3716_289784392"/>Global Scope and Functions<text:bookmark-end text:name="__RefHeading___Toc3716_289784392"/></text:h>
      <text:p text:style-name="Text_20_body">In JavaScript, <text:span text:style-name="Definition">scope</text:span> refers to the visibility of variables. Variables which are<text:span text:style-name="T4"> defined outside of a function block have </text:span><text:span text:style-name="Definition"><text:span text:style-name="T4">Global</text:span></text:span><text:span text:style-name="T4"> scope</text:span>. This means, they can be seen everywhere in your JavaScript code.</text:p>
      <text:p text:style-name="Text_20_body">Variables which are used <text:span text:style-name="T4">without the </text:span><text:span text:style-name="Source_20_Text"><text:span text:style-name="T4">var</text:span></text:span><text:span text:style-name="T4"> keyword are automatically created in the </text:span><text:span text:style-name="Source_20_Text"><text:span text:style-name="T4">global</text:span></text:span><text:span text:style-name="T4"> scope.</text:span> This can create unintended consequences elsewhere in your code or when running a function again. You <text:span text:style-name="T4">should always declare your variables with </text:span><text:span text:style-name="Source_20_Text"><text:span text:style-name="T4">var</text:span></text:span><text:span text:style-name="T4">.</text:span></text:p>
      <text:p text:style-name="Horizontal_20_Line"/>
      <text:p text:style-name="Text_20_body">Using <text:span text:style-name="Source_20_Text">var</text:span>, declare a <text:span text:style-name="Source_20_Text">global</text:span> variable <text:span text:style-name="Source_20_Text">myGlobal</text:span> outside of any function. Initialize it with a value of <text:span text:style-name="Source_20_Text">10</text:span>.</text:p>
      <text:p text:style-name="Text_20_body">Inside function <text:span text:style-name="Source_20_Text">fun1</text:span>, assign <text:span text:style-name="Source_20_Text">5</text:span> to <text:span text:style-name="Source_20_Text">oopsGlobal</text:span> <text:span text:style-name="Strong_20_Emphasis"><text:span text:style-name="Emphasis">without</text:span></text:span> using the <text:span text:style-name="Source_20_Text">var</text:span> keyword.</text:p>
      <text:p text:style-name="P7">// Declare your variable here</text:p>
      <text:p text:style-name="P12">var myGlobal =10;</text:p>
      <text:p text:style-name="P7"/>
      <text:p text:style-name="P7">function fun1() {</text:p>
      <text:p text:style-name="P7"><text:s text:c="2"/>// Assign 5 to oopsGlobal Here</text:p>
      <text:p text:style-name="P12"><text:s text:c="2"/>oopsGlobal = 5;</text:p>
      <text:p text:style-name="P7">}</text:p>
      <text:p text:style-name="P7"/>
      <text:p text:style-name="P7">// Only change code above this line</text:p>
      <text:p text:style-name="P7">function fun2() {</text:p>
      <text:p text:style-name="P7"><text:s text:c="2"/>var output = "";</text:p>
      <text:p text:style-name="P7"><text:s text:c="2"/>if (typeof myGlobal != "undefined") {</text:p>
      <text:p text:style-name="P7"><text:s text:c="4"/>output += "myGlobal: " + myGlobal;</text:p>
      <text:p text:style-name="P7"><text:s text:c="2"/>}</text:p>
      <text:p text:style-name="P7"><text:s text:c="2"/>if (typeof oopsGlobal != "undefined") {</text:p>
      <text:p text:style-name="P7"><text:s text:c="4"/>output += " oopsGlobal: " + oopsGlobal;</text:p>
      <text:p text:style-name="P7"><text:s text:c="2"/>}</text:p>
      <text:p text:style-name="P7"><text:s text:c="2"/>console.log(output);</text:p>
      <text:p text:style-name="P7">}</text:p>
      <text:p text:style-name="P7"/>
      <text:p text:style-name="P7"/>
      <text:h text:style-name="P6" text:outline-level="2"><text:bookmark-start text:name="__RefHeading___Toc3718_289784392"/>Local Scope and Functions<text:bookmark-end text:name="__RefHeading___Toc3718_289784392"/></text:h>
      <text:p text:style-name="Text_20_body">Variables which are <text:span text:style-name="T4">declared within</text:span> a function, as well as the<text:span text:style-name="T4"> function parameters have </text:span><text:span text:style-name="Definition"><text:span text:style-name="T4">local</text:span></text:span><text:span text:style-name="T4"> scope</text:span>. That means, they are only visible within that function.</text:p>
      <text:p text:style-name="Text_20_body">Here is a function <text:span text:style-name="Source_20_Text">myTest</text:span> with a local variable called <text:span text:style-name="Source_20_Text">loc</text:span>.</text:p>
      <text:p text:style-name="Quotations">function myTest() {<text:line-break/>  var loc = "foo";<text:line-break/>  console.log(loc);<text:line-break/>}<text:line-break/><text:soft-page-break/>myTest(); // logs "foo"<text:line-break/>console.log(loc); // loc is not defined</text:p>
      <text:p text:style-name="Text_20_body"><text:span text:style-name="Source_20_Text">loc</text:span> is not defined outside of the function.</text:p>
      <text:p text:style-name="Horizontal_20_Line"/>
      <text:p text:style-name="Text_20_body">Declare a local variable <text:span text:style-name="Source_20_Text">myVar</text:span> inside <text:span text:style-name="Source_20_Text">myLocalScope</text:span>. Run the tests and then follow the instructions commented out in the editor.</text:p>
      <text:p text:style-name="Text_20_body"><text:span text:style-name="Strong_20_Emphasis">Hint</text:span><text:line-break/>Refreshing the page may help if you get stuck.</text:p>
      <text:p text:style-name="P7">function myLocalScope() {</text:p>
      <text:p text:style-name="P7"><text:s text:c="2"/>'use strict'; // you shouldn't need to edit this line</text:p>
      <text:p text:style-name="P12"><text:s text:c="2"/>var myVar;</text:p>
      <text:p text:style-name="P7"><text:s text:c="2"/>console.log(myVar);</text:p>
      <text:p text:style-name="P7">}</text:p>
      <text:p text:style-name="P7">myLocalScope();</text:p>
      <text:p text:style-name="P7"/>
      <text:p text:style-name="P7"/>
      <text:h text:style-name="P6" text:outline-level="2"><text:bookmark-start text:name="__RefHeading___Toc3720_289784392"/>Global vs. Local Scope in Functions<text:bookmark-end text:name="__RefHeading___Toc3720_289784392"/></text:h>
      <text:p text:style-name="Text_20_body">It is possible to have <text:span text:style-name="T4">both </text:span><text:span text:style-name="Definition"><text:span text:style-name="T4">local</text:span></text:span><text:span text:style-name="T4"> and </text:span><text:span text:style-name="Definition"><text:span text:style-name="T4">global</text:span></text:span><text:span text:style-name="T4"> variables with the same name</text:span>. When you do this, the <text:span text:style-name="Source_20_Text"><text:span text:style-name="T4">local</text:span></text:span><text:span text:style-name="T4"> variable takes precedence over the </text:span><text:span text:style-name="Source_20_Text"><text:span text:style-name="T4">global</text:span></text:span><text:span text:style-name="T4"> variable.</text:span></text:p>
      <text:p text:style-name="Text_20_body">In this example:</text:p>
      <text:p text:style-name="Quotations">var someVar = "Hat";<text:line-break/>function myFun() {<text:line-break/>  var someVar = "Head";<text:line-break/>  return someVar;<text:line-break/>}</text:p>
      <text:p text:style-name="Text_20_body">The function <text:span text:style-name="Source_20_Text">myFun</text:span> will return <text:span text:style-name="Source_20_Text">"Head"</text:span> because the <text:span text:style-name="Source_20_Text">local</text:span> version of the variable is present.</text:p>
      <text:p text:style-name="Horizontal_20_Line"/>
      <text:p text:style-name="Text_20_body">Add a local variable to <text:span text:style-name="Source_20_Text">myOutfit</text:span> function to override the value of <text:span text:style-name="Source_20_Text">outerWear</text:span> with <text:span text:style-name="Source_20_Text">"sweater"</text:span>.</text:p>
      <text:p text:style-name="P7">// Setup</text:p>
      <text:p text:style-name="P7">var outerWear = "T-Shirt";</text:p>
      <text:p text:style-name="P7"/>
      <text:p text:style-name="P7">function myOutfit() {</text:p>
      <text:p text:style-name="P7"><text:s text:c="2"/>// Only change code below this line</text:p>
      <text:p text:style-name="P12"><text:s text:c="2"/>var outerWear="sweater";</text:p>
      <text:p text:style-name="P7"><text:s text:c="2"/></text:p>
      <text:p text:style-name="P7"><text:s text:c="2"/></text:p>
      <text:p text:style-name="P7"><text:s text:c="2"/>// Only change code above this line</text:p>
      <text:p text:style-name="P7"><text:s text:c="2"/>return outerWear;</text:p>
      <text:p text:style-name="P7"><text:soft-page-break/>}</text:p>
      <text:p text:style-name="P7"/>
      <text:p text:style-name="P7">myOutfit();</text:p>
      <text:p text:style-name="P7"/>
      <text:p text:style-name="P7"/>
      <text:h text:style-name="P6" text:outline-level="2"><text:bookmark-start text:name="__RefHeading___Toc3722_289784392"/>Return a Value from a Function with Return<text:bookmark-end text:name="__RefHeading___Toc3722_289784392"/></text:h>
      <text:p text:style-name="Text_20_body">We can pass values into a function with <text:span text:style-name="Definition">arguments</text:span>. You can use a <text:span text:style-name="Source_20_Text"><text:span text:style-name="T4">return</text:span></text:span><text:span text:style-name="T4"> </text:span>statement to send a value back out of a function.</text:p>
      <text:p text:style-name="Text_20_body"><text:span text:style-name="Strong_20_Emphasis">Example</text:span></text:p>
      <text:p text:style-name="Quotations">function plusThree(num) {<text:line-break/>  return num + 3;<text:line-break/>}<text:line-break/>var answer = plusThree(5); // 8</text:p>
      <text:p text:style-name="Text_20_body"><text:span text:style-name="Source_20_Text">plusThree</text:span> takes an <text:span text:style-name="Definition">argument</text:span> for <text:span text:style-name="Source_20_Text">num</text:span> and returns a value equal to <text:span text:style-name="Source_20_Text">num + 3</text:span>.</text:p>
      <text:p text:style-name="Horizontal_20_Line"/>
      <text:p text:style-name="Text_20_body">Create a function <text:span text:style-name="Source_20_Text">timesFive</text:span> that accepts one argument, multiplies it by <text:span text:style-name="Source_20_Text">5</text:span>, and returns the new value. See the last line in the editor for an example of how you can test your <text:span text:style-name="Source_20_Text">timesFive</text:span> function.</text:p>
      <text:p text:style-name="P7">// Example</text:p>
      <text:p text:style-name="P7">function minusSeven(num) {</text:p>
      <text:p text:style-name="P7"><text:s text:c="2"/>return num - 7;</text:p>
      <text:p text:style-name="P7">}</text:p>
      <text:p text:style-name="P7"/>
      <text:p text:style-name="P7">// Only change code below this line</text:p>
      <text:p text:style-name="P12">function timesFive(arg) {</text:p>
      <text:p text:style-name="P12"><text:s text:c="2"/>return arg*5;</text:p>
      <text:p text:style-name="P12">}</text:p>
      <text:p text:style-name="P7"/>
      <text:p text:style-name="P7"/>
      <text:p text:style-name="P7">console.log(minusSeven(10));</text:p>
      <text:p text:style-name="P7"/>
      <text:p text:style-name="P7"/>
      <text:p text:style-name="P7"/>
      <text:h text:style-name="P6" text:outline-level="2"><text:bookmark-start text:name="__RefHeading___Toc3724_289784392"/>Understanding Undefined Value returned from a Function<text:bookmark-end text:name="__RefHeading___Toc3724_289784392"/></text:h>
      <text:p text:style-name="Text_20_body">A function can include the <text:span text:style-name="Source_20_Text">return</text:span> statement but <text:span text:style-name="T4">it does not have to</text:span>. In the case that the function doesn't have a <text:span text:style-name="Source_20_Text">return</text:span> statement, when you call it, the function processes the inner code but the <text:span text:style-name="T4">returned value is </text:span><text:span text:style-name="Source_20_Text"><text:span text:style-name="T4">undefined</text:span></text:span><text:span text:style-name="T4">.</text:span></text:p>
      <text:p text:style-name="Text_20_body"><text:span text:style-name="Strong_20_Emphasis">Example</text:span></text:p>
      <text:p text:style-name="Quotations">var sum = 0;<text:line-break/>function addSum(num) {<text:line-break/><text:soft-page-break/>  sum = sum + num;<text:line-break/>}<text:line-break/>var returnedValue = addSum(3); // sum will be modified but returned value is undefined</text:p>
      <text:p text:style-name="Text_20_body"><text:span text:style-name="Source_20_Text">addSum</text:span> is a function without a <text:span text:style-name="Source_20_Text">return</text:span> statement. The function will change the global <text:span text:style-name="Source_20_Text">sum</text:span> variable but the returned value of the function is <text:span text:style-name="Source_20_Text">undefined</text:span></text:p>
      <text:p text:style-name="Horizontal_20_Line"/>
      <text:p text:style-name="Text_20_body">Create a function <text:span text:style-name="Source_20_Text">addFive</text:span> without any arguments. This function adds 5 to the <text:span text:style-name="Source_20_Text">sum</text:span> variable, but its returned value is <text:span text:style-name="Source_20_Text">undefined</text:span>.</text:p>
      <text:p text:style-name="P7">// Example</text:p>
      <text:p text:style-name="P7">var sum = 0;</text:p>
      <text:p text:style-name="P7">function addThree() {</text:p>
      <text:p text:style-name="P7"><text:s text:c="2"/>sum = sum + 3;</text:p>
      <text:p text:style-name="P7">}</text:p>
      <text:p text:style-name="P7"/>
      <text:p text:style-name="P7">// Only change code below this line</text:p>
      <text:p text:style-name="P7"/>
      <text:p text:style-name="P12">function addFive(){</text:p>
      <text:p text:style-name="P12"><text:s text:c="2"/>sum=sum+5;</text:p>
      <text:p text:style-name="P12">}</text:p>
      <text:p text:style-name="P7"/>
      <text:p text:style-name="P7">// Only change code above this line</text:p>
      <text:p text:style-name="P7">var returnedValue = addFive();</text:p>
      <text:p text:style-name="P7"/>
      <text:p text:style-name="P7"/>
      <text:h text:style-name="P6" text:outline-level="2"><text:bookmark-start text:name="__RefHeading___Toc3726_289784392"/>Assignment with a Returned Value<text:bookmark-end text:name="__RefHeading___Toc3726_289784392"/></text:h>
      <text:p text:style-name="Text_20_body">If you'll recall from our discussion of <text:a xlink:type="simple" xlink:href="https://learn.freecodecamp.org/javascript-algorithms-and-data-structures/basic-javascript/storing-values-with-the-assignment-operator" office:target-frame-name="_blank" xlink:show="new" text:style-name="Internet_20_link" text:visited-style-name="Visited_20_Internet_20_Link">Storing Values with the Assignment Operator</text:a>, everything to the right of the equal sign is resolved before the value is assigned. This means we can take the return value of a function and assign it to a variable.</text:p>
      <text:p text:style-name="Text_20_body">Assume we have pre-defined a function <text:span text:style-name="Source_20_Text">sum</text:span> which adds two numbers together, then: </text:p>
      <text:p text:style-name="Text_20_body"><text:span text:style-name="Source_20_Text">ourSum = sum(5, 12);</text:span></text:p>
      <text:p text:style-name="Text_20_body">will call <text:span text:style-name="Source_20_Text">sum</text:span> function, which returns a value of <text:span text:style-name="Source_20_Text">17</text:span> and assigns it to <text:span text:style-name="Source_20_Text">ourSum</text:span> variable.</text:p>
      <text:p text:style-name="Horizontal_20_Line"/>
      <text:p text:style-name="Text_20_body">Call the <text:span text:style-name="Source_20_Text">processArg</text:span> function with an argument of <text:span text:style-name="Source_20_Text">7</text:span> and assign its return value to the variable <text:span text:style-name="Source_20_Text">processed</text:span>.</text:p>
      <text:p text:style-name="P7">// Example</text:p>
      <text:p text:style-name="P7">var changed = 0;</text:p>
      <text:p text:style-name="P7"/>
      <text:p text:style-name="P7">function change(num) {</text:p>
      <text:p text:style-name="P7"><text:soft-page-break/><text:s text:c="2"/>return (num + 5) / 3;</text:p>
      <text:p text:style-name="P7">}</text:p>
      <text:p text:style-name="P7"/>
      <text:p text:style-name="P7">changed = change(10);</text:p>
      <text:p text:style-name="P7"/>
      <text:p text:style-name="P7">// Setup</text:p>
      <text:p text:style-name="P7">var processed = 0;</text:p>
      <text:p text:style-name="P7"/>
      <text:p text:style-name="P7">function processArg(num) {</text:p>
      <text:p text:style-name="P7"><text:s text:c="2"/>return (num + 3) / 5;</text:p>
      <text:p text:style-name="P7">}</text:p>
      <text:p text:style-name="P7"/>
      <text:p text:style-name="P7">// Only change code below this line</text:p>
      <text:p text:style-name="P12">processed=processArg(7);</text:p>
      <text:p text:style-name="P7"/>
      <text:p text:style-name="P7"/>
      <text:h text:style-name="P6" text:outline-level="2"><text:bookmark-start text:name="__RefHeading___Toc3728_289784392"/>Stand in Line<text:bookmark-end text:name="__RefHeading___Toc3728_289784392"/></text:h>
      <text:p text:style-name="Text_20_body">In Computer Science a <text:span text:style-name="Definition"><text:span text:style-name="T4">queue</text:span></text:span><text:span text:style-name="T4"> </text:span>is an abstract <text:span text:style-name="Definition">Data Structure</text:span> where items are kept in order. <text:span text:style-name="T4">New items can be added at the back of the </text:span><text:span text:style-name="Source_20_Text"><text:span text:style-name="T4">queue</text:span></text:span><text:span text:style-name="T4"> and old items are taken off from the front of the </text:span><text:span text:style-name="Source_20_Text"><text:span text:style-name="T4">queue</text:span></text:span><text:span text:style-name="T4">.</text:span></text:p>
      <text:p text:style-name="Text_20_body">Write a function <text:span text:style-name="Source_20_Text">nextInLine</text:span> which takes an array (<text:span text:style-name="Source_20_Text">arr</text:span>) and a number (<text:span text:style-name="Source_20_Text">item</text:span>) as arguments.</text:p>
      <text:p text:style-name="Text_20_body">Add the number to the end of the array, then remove the first element of the array.</text:p>
      <text:p text:style-name="Text_20_body">The <text:span text:style-name="Source_20_Text">nextInLine</text:span> function should then return the element that was removed.</text:p>
      <text:p text:style-name="P7">function nextInLine(arr, item) {</text:p>
      <text:p text:style-name="P7"><text:s text:c="2"/>// Your code here</text:p>
      <text:p text:style-name="P12"><text:s text:c="2"/>arr.push(item);</text:p>
      <text:p text:style-name="P12"><text:s text:c="2"/>item=arr[0];</text:p>
      <text:p text:style-name="P12"><text:s text:c="2"/>arr.shift();</text:p>
      <text:p text:style-name="P7"><text:span text:style-name="T22"><text:s text:c="2"/>return item; <text:s/></text:span>// Change this line</text:p>
      <text:p text:style-name="P7">}</text:p>
      <text:p text:style-name="P7"/>
      <text:p text:style-name="P7">// Test Setup</text:p>
      <text:p text:style-name="P7">var testArr = [1,2,3,4,5];</text:p>
      <text:p text:style-name="P7"/>
      <text:p text:style-name="P7">// Display Code</text:p>
      <text:p text:style-name="P7">console.log("Before: " + JSON.stringify(testArr));</text:p>
      <text:p text:style-name="P7">console.log(nextInLine(testArr, 6)); // Modify this line to test</text:p>
      <text:p text:style-name="P7">console.log("After: " + JSON.stringify(testArr));</text:p>
      <text:p text:style-name="P7"/>
      <text:p text:style-name="P7"/>
      <text:h text:style-name="P6" text:outline-level="2"><text:bookmark-start text:name="__RefHeading___Toc13225_338912525"/><text:soft-page-break/>Understanding Boolean Values<text:bookmark-end text:name="__RefHeading___Toc13225_338912525"/></text:h>
      <text:p text:style-name="Text_20_body">Another data type is the <text:span text:style-name="Definition">Boolean</text:span>. <text:span text:style-name="Source_20_Text">Booleans</text:span> may only be one of two values: <text:span text:style-name="Source_20_Text"><text:span text:style-name="T4">true</text:span></text:span><text:span text:style-name="T4"> or </text:span><text:span text:style-name="Source_20_Text"><text:span text:style-name="T4">false</text:span></text:span>. They are basically little o<text:span text:style-name="T4">n-off switches</text:span>, where <text:span text:style-name="Source_20_Text">true</text:span> is "on" and <text:span text:style-name="Source_20_Text">false</text:span> is "off." These two states are <text:span text:style-name="T4">mutually exclusive.</text:span></text:p>
      <text:p text:style-name="Text_20_body"><text:span text:style-name="Strong_20_Emphasis">Note</text:span><text:line-break/><text:span text:style-name="Source_20_Text">Boolean</text:span> values are never written with quotes. The <text:span text:style-name="Source_20_Text">strings</text:span> <text:span text:style-name="Source_20_Text">"true"</text:span> and <text:span text:style-name="Source_20_Text">"false"</text:span> are not <text:span text:style-name="Source_20_Text">Boolean</text:span> and have no special meaning in JavaScript.</text:p>
      <text:p text:style-name="Horizontal_20_Line"/>
      <text:p text:style-name="Text_20_body">Modify the <text:span text:style-name="Source_20_Text">welcomeToBooleans</text:span> function so that it returns <text:span text:style-name="Source_20_Text">true</text:span> instead of <text:span text:style-name="Source_20_Text">false</text:span> when the run button is clicked.</text:p>
      <text:p text:style-name="P3"><text:span text:style-name="T7">function</text:span> welcomeToBooleans() {</text:p>
      <text:p text:style-name="P24"/>
      <text:p text:style-name="P23">// Only change code below this line.</text:p>
      <text:p text:style-name="P24"/>
      <text:p text:style-name="P18"><text:span text:style-name="T7">return</text:span> <text:span text:style-name="T7">true</text:span>; <text:span text:style-name="T16">// Change this line</text:span></text:p>
      <text:p text:style-name="P24"/>
      <text:p text:style-name="P23">// Only change code above this line.</text:p>
      <text:p text:style-name="P18">}</text:p>
      <text:p text:style-name="P7"/>
      <text:p text:style-name="P7"/>
      <text:h text:style-name="P6" text:outline-level="2"><text:bookmark-start text:name="__RefHeading___Toc13227_338912525"/>Use Conditional Logic with If Statements<text:bookmark-end text:name="__RefHeading___Toc13227_338912525"/></text:h>
      <text:p text:style-name="Text_20_body"><text:span text:style-name="Source_20_Text">If</text:span> statements are used to make decisions in code. The keyword <text:span text:style-name="Source_20_Text">if</text:span> tells JavaScript to execute the code in the curly braces under certain conditions, defined in the parentheses. These conditions are known as <text:span text:style-name="Source_20_Text"><text:span text:style-name="T4">Boolean</text:span></text:span> conditions and they may only be <text:span text:style-name="Source_20_Text">true</text:span> or <text:span text:style-name="Source_20_Text">false</text:span>.</text:p>
      <text:p text:style-name="Text_20_body">When the condition evaluates to <text:span text:style-name="Source_20_Text">true</text:span>, the program executes the statement inside the curly braces. When the Boolean condition evaluates to <text:span text:style-name="Source_20_Text">false</text:span>, the statement inside the curly braces will not execute.</text:p>
      <text:p text:style-name="Text_20_body"><text:span text:style-name="Strong_20_Emphasis">Pseudocode</text:span></text:p>
      <text:p text:style-name="P54">if (<text:span text:style-name="T23">condition is true</text:span>) {<text:line-break/>  <text:span text:style-name="T23">statement is executed</text:span><text:line-break/>}</text:p>
      <text:p text:style-name="Text_20_body"><text:span text:style-name="Strong_20_Emphasis">Example</text:span></text:p>
      <text:p text:style-name="Quotations">function test (myCondition) {<text:line-break/>  if (myCondition) {<text:line-break/>     return "It was true";<text:line-break/>  }<text:line-break/>  return "It was false";<text:line-break/><text:soft-page-break/>}<text:line-break/>test(true); // returns "It was true"<text:line-break/>test(false); // returns "It was false"</text:p>
      <text:p text:style-name="Text_20_body">When <text:span text:style-name="Source_20_Text">test</text:span> is called with a value of <text:span text:style-name="Source_20_Text">true</text:span>, the <text:span text:style-name="Source_20_Text">if</text:span> statement evaluates <text:span text:style-name="Source_20_Text">myCondition</text:span> to see if it is <text:span text:style-name="Source_20_Text">true</text:span> or not. Since it is <text:span text:style-name="Source_20_Text">true</text:span>, the function returns <text:span text:style-name="Source_20_Text">"It was true"</text:span>. When we call <text:span text:style-name="Source_20_Text">test</text:span> with a value of <text:span text:style-name="Source_20_Text">false</text:span>, <text:span text:style-name="Source_20_Text">myCondition</text:span> is <text:span text:style-name="Emphasis">not</text:span> <text:span text:style-name="Source_20_Text">true</text:span> and the statement in the curly braces is not executed and the function returns <text:span text:style-name="Source_20_Text">"It was false"</text:span>.</text:p>
      <text:p text:style-name="Horizontal_20_Line"/>
      <text:p text:style-name="Text_20_body">Create an <text:span text:style-name="Source_20_Text">if</text:span> statement inside the function to return <text:span text:style-name="Source_20_Text">"Yes, that was true"</text:span> if the parameter <text:span text:style-name="Source_20_Text">wasThatTrue</text:span> is <text:span text:style-name="Source_20_Text">true</text:span> and return <text:span text:style-name="Source_20_Text">"No, that was false"</text:span> otherwise.</text:p>
      <text:p text:style-name="P7">// Example</text:p>
      <text:p text:style-name="P7">function ourTrueOrFalse(isItTrue) {</text:p>
      <text:p text:style-name="P7"><text:s text:c="2"/>if (isItTrue) { </text:p>
      <text:p text:style-name="P7"><text:s text:c="4"/>return "Yes, it's true";</text:p>
      <text:p text:style-name="P7"><text:s text:c="2"/>}</text:p>
      <text:p text:style-name="P7"><text:s text:c="2"/>return "No, it's false";</text:p>
      <text:p text:style-name="P7">}</text:p>
      <text:p text:style-name="P7"/>
      <text:p text:style-name="P7">// Setup</text:p>
      <text:p text:style-name="P7">function trueOrFalse(wasThatTrue) {</text:p>
      <text:p text:style-name="P7"/>
      <text:p text:style-name="P7"><text:s text:c="2"/>// Only change code below this line.</text:p>
      <text:p text:style-name="P12"><text:s text:c="2"/>if (wasThatTrue) {</text:p>
      <text:p text:style-name="P12"/>
      <text:p text:style-name="P12"><text:s text:c="6"/>return "Yes, that was true";</text:p>
      <text:p text:style-name="P12"><text:s text:c="2"/>} </text:p>
      <text:p text:style-name="P12"><text:s text:c="2"/>return "No, that was false";</text:p>
      <text:p text:style-name="P7"><text:s text:c="2"/></text:p>
      <text:p text:style-name="P7"><text:s text:c="2"/></text:p>
      <text:p text:style-name="P7"><text:s text:c="2"/>// Only change code above this line.</text:p>
      <text:p text:style-name="P7"/>
      <text:p text:style-name="P7">}</text:p>
      <text:p text:style-name="P7"/>
      <text:p text:style-name="P7">// Change this value to test</text:p>
      <text:p text:style-name="P7">trueOrFalse();</text:p>
      <text:p text:style-name="P7"/>
      <text:p text:style-name="P7"/>
      <text:h text:style-name="P6" text:outline-level="2"><text:bookmark-start text:name="__RefHeading___Toc13229_338912525"/>Comparison with the Equality Operator<text:bookmark-end text:name="__RefHeading___Toc13229_338912525"/></text:h>
      <text:p text:style-name="Text_20_body">There are many <text:span text:style-name="Definition">Comparison Operators</text:span> in JavaScript. All of these operators return a boolean <text:span text:style-name="Source_20_Text">true</text:span> or <text:span text:style-name="Source_20_Text">false</text:span> value.</text:p>
      <text:p text:style-name="Text_20_body"><text:soft-page-break/>The most basic operator is the <text:span text:style-name="T4">equality operator </text:span><text:span text:style-name="Source_20_Text"><text:span text:style-name="T4">==</text:span></text:span><text:span text:style-name="T4">.</text:span> The equality operator compares two values and returns <text:span text:style-name="Source_20_Text">true</text:span> if they're equivalent or <text:span text:style-name="Source_20_Text">false</text:span> if they are not. Note that equality is different from assignment (<text:span text:style-name="Source_20_Text">=</text:span>), which assigns the value at the right of the operator to a variable in the left.</text:p>
      <text:p text:style-name="Quotations">function equalityTest(myVal) {<text:line-break/>  if (myVal == 10) {<text:line-break/>     return "Equal";<text:line-break/>  }<text:line-break/>  return "Not Equal";<text:line-break/>}</text:p>
      <text:p text:style-name="Text_20_body">If <text:span text:style-name="Source_20_Text">myVal</text:span> is equal to <text:span text:style-name="Source_20_Text">10</text:span>, the equality operator returns <text:span text:style-name="Source_20_Text">true</text:span>, so the code in the curly braces will execute, and the function will return <text:span text:style-name="Source_20_Text">"Equal"</text:span>. Otherwise, the function will return <text:span text:style-name="Source_20_Text">"Not Equal"</text:span>.</text:p>
      <text:p text:style-name="Text_20_body">In order for JavaScript to compare two different <text:span text:style-name="Source_20_Text">data types</text:span> (for example, <text:span text:style-name="Source_20_Text">numbers</text:span> and <text:span text:style-name="Source_20_Text">strings</text:span>), it must convert one type to another. This is known as "Type Coercion". Once it does, however, it can compare terms as follows:</text:p>
      <text:p text:style-name="Quotations">1 == 1 // true<text:line-break/>1 == 2 // false<text:line-break/>1 == '1' // true<text:line-break/>"3" == 3 // true</text:p>
      <text:p text:style-name="Horizontal_20_Line"/>
      <text:p text:style-name="Text_20_body">Add the <text:span text:style-name="Source_20_Text">equality operator</text:span> to the indicated line so that the function will return "Equal" when <text:span text:style-name="Source_20_Text">val</text:span> is equivalent to <text:span text:style-name="Source_20_Text">12</text:span></text:p>
      <text:p text:style-name="P7">// Setup</text:p>
      <text:p text:style-name="P7">function testEqual(val) {</text:p>
      <text:p text:style-name="P7"><text:s text:c="2"/>if (val<text:span text:style-name="T22">==12</text:span>) { // Change this line</text:p>
      <text:p text:style-name="P7"><text:s text:c="4"/>return "Equal";</text:p>
      <text:p text:style-name="P7"><text:s text:c="2"/>}</text:p>
      <text:p text:style-name="P7"><text:s text:c="2"/>return "Not Equal";</text:p>
      <text:p text:style-name="P7">}</text:p>
      <text:p text:style-name="P7"/>
      <text:p text:style-name="P7">// Change this value to test</text:p>
      <text:p text:style-name="P7">testEqual(10);</text:p>
      <text:p text:style-name="P7"/>
      <text:p text:style-name="P7"/>
      <text:h text:style-name="P6" text:outline-level="2"><text:bookmark-start text:name="__RefHeading___Toc13231_338912525"/>Comparison with the Strict Equality Operator<text:bookmark-end text:name="__RefHeading___Toc13231_338912525"/></text:h>
      <text:p text:style-name="Text_20_body"><text:span text:style-name="T4">Strict equality (</text:span><text:span text:style-name="Source_20_Text"><text:span text:style-name="T4">===</text:span></text:span><text:span text:style-name="T4">) </text:span>is the counterpart to the equality operator (<text:span text:style-name="Source_20_Text">==</text:span>). However, unlike the equality operator, which attempts to convert both values being compared to a common type, <text:span text:style-name="T4">the strict equality operator does not perform a type conversion</text:span>.</text:p>
      <text:p text:style-name="Text_20_body"><text:soft-page-break/>If the values being compared <text:span text:style-name="T4">have different types, they are considered unequal, and the strict equality operator will return false</text:span>.</text:p>
      <text:p text:style-name="Text_20_body"><text:span text:style-name="Strong_20_Emphasis">Examples</text:span></text:p>
      <text:p text:style-name="Quotations">3 === 3 // true<text:line-break/>3 === '3' // false</text:p>
      <text:p text:style-name="Text_20_body">In the second example, <text:span text:style-name="Source_20_Text">3</text:span> is a <text:span text:style-name="Source_20_Text">Number</text:span> type and <text:span text:style-name="Source_20_Text">'3'</text:span> is a <text:span text:style-name="Source_20_Text">String</text:span> type.</text:p>
      <text:p text:style-name="Horizontal_20_Line"/>
      <text:p text:style-name="Text_20_body">Use the strict equality operator in the <text:span text:style-name="Source_20_Text">if</text:span> statement so the function will return "Equal" when <text:span text:style-name="Source_20_Text">val</text:span> is strictly equal to <text:span text:style-name="Source_20_Text">7</text:span></text:p>
      <text:p text:style-name="P7">// Setup</text:p>
      <text:p text:style-name="P7">function testStrict(val) {</text:p>
      <text:p text:style-name="P7"><text:s text:c="2"/>if (val<text:span text:style-name="T22">===7</text:span>) { // Change this line</text:p>
      <text:p text:style-name="P7"><text:s text:c="4"/>return "Equal";</text:p>
      <text:p text:style-name="P7"><text:s text:c="2"/>}</text:p>
      <text:p text:style-name="P7"><text:s text:c="2"/>return "Not Equal";</text:p>
      <text:p text:style-name="P7">}</text:p>
      <text:p text:style-name="P7"/>
      <text:p text:style-name="P7">// Change this value to test</text:p>
      <text:p text:style-name="P7">testStrict(10);</text:p>
      <text:p text:style-name="P7"/>
      <text:p text:style-name="P7"/>
      <text:p text:style-name="P7"/>
      <text:h text:style-name="P6" text:outline-level="2"><text:bookmark-start text:name="__RefHeading___Toc13233_338912525"/>Practice comparing different values<text:bookmark-end text:name="__RefHeading___Toc13233_338912525"/></text:h>
      <text:p text:style-name="Text_20_body">In the last two challenges, we learned about the equality operator (<text:span text:style-name="Source_20_Text">==</text:span>) and the strict equality operator (<text:span text:style-name="Source_20_Text">===</text:span>). Let's do a quick review and practice using these operators some more.</text:p>
      <text:p text:style-name="Text_20_body">If the values being compared are not of the same type, the <text:span text:style-name="T4">equality operator will perform a type conversion, and then evaluate the values.</text:span> However, the <text:span text:style-name="T4">strict equality operator will compare both the data type and value as-is, without converting </text:span>one type to the other.</text:p>
      <text:p text:style-name="Text_20_body"><text:span text:style-name="Strong_20_Emphasis">Examples</text:span></text:p>
      <text:p text:style-name="Quotations"><text:span text:style-name="T4">3 == '3' // returns true</text:span> because JavaScript performs type conversion from string to number<text:line-break/><text:span text:style-name="T4">3 === '3' // returns false </text:span>because the types are different and type conversion is not performed</text:p>
      <text:p text:style-name="Text_20_body"><text:span text:style-name="Strong_20_Emphasis">Note</text:span><text:line-break/>In JavaScript, you can determine the type of a variable or a value with the <text:span text:style-name="Source_20_Text"><text:span text:style-name="T4">typeof</text:span></text:span><text:span text:style-name="T4"> operator,</text:span> as follows:</text:p>
      <text:p text:style-name="Quotations">typeof 3 // returns 'number'<text:line-break/>typeof '3' // returns 'string'</text:p>
      <text:p text:style-name="Horizontal_20_Line"><text:soft-page-break/></text:p>
      <text:p text:style-name="Text_20_body">The <text:span text:style-name="Source_20_Text">compareEquality</text:span> function in the editor compares two values using the <text:span text:style-name="Source_20_Text">equality operator</text:span>. Modify the function so that it returns "Equal" only when the values are strictly equal.</text:p>
      <text:p text:style-name="P7">// Setup</text:p>
      <text:p text:style-name="P7">function compareEquality(a, b) {</text:p>
      <text:p text:style-name="P7"><text:s text:c="2"/>if (a <text:span text:style-name="T22">=== </text:span>b) { // Change this line</text:p>
      <text:p text:style-name="P7"><text:s text:c="4"/>return "Equal";</text:p>
      <text:p text:style-name="P7"><text:s text:c="2"/>}</text:p>
      <text:p text:style-name="P7"><text:s text:c="2"/>return "Not Equal";</text:p>
      <text:p text:style-name="P7">}</text:p>
      <text:p text:style-name="P7"/>
      <text:p text:style-name="P7">// Change this value to test</text:p>
      <text:p text:style-name="P7">compareEquality(10, <text:span text:style-name="T22">10</text:span>);</text:p>
      <text:p text:style-name="P7"/>
      <text:p text:style-name="P7"/>
      <text:h text:style-name="P6" text:outline-level="2"><text:bookmark-start text:name="__RefHeading___Toc13235_338912525"/>Comparison with the Inequality Operator<text:bookmark-end text:name="__RefHeading___Toc13235_338912525"/></text:h>
      <text:p text:style-name="Text_20_body">The <text:span text:style-name="T4">inequality operator (</text:span><text:span text:style-name="Source_20_Text"><text:span text:style-name="T4">!=</text:span></text:span><text:span text:style-name="T4">)</text:span> is the opposite of the equality operator. It means "<text:span text:style-name="T4">Not Equal</text:span>" and returns <text:span text:style-name="Source_20_Text">false</text:span> where equality would return <text:span text:style-name="Source_20_Text">true</text:span> and <text:span text:style-name="Emphasis">vice versa</text:span>. Like the equality operator, the inequality operator will convert data types of values while comparing.</text:p>
      <text:p text:style-name="Text_20_body"><text:span text:style-name="Strong_20_Emphasis">Examples</text:span></text:p>
      <text:p text:style-name="Quotations">1 != 2 // true<text:line-break/>1 != "1" // false<text:line-break/>1 != '1' // false<text:line-break/>1 != true // false<text:line-break/>0 != false // false</text:p>
      <text:p text:style-name="Horizontal_20_Line"/>
      <text:p text:style-name="Text_20_body">Add the inequality operator <text:span text:style-name="Source_20_Text">!=</text:span> in the <text:span text:style-name="Source_20_Text">if</text:span> statement so that the function will return "Not Equal" when <text:span text:style-name="Source_20_Text">val</text:span> is not equivalent to <text:span text:style-name="Source_20_Text">99</text:span></text:p>
      <text:p text:style-name="P7">// Setup</text:p>
      <text:p text:style-name="P7">function testNotEqual(val) {</text:p>
      <text:p text:style-name="P7"><text:s text:c="2"/>if (val<text:span text:style-name="T22">!=99</text:span>) { // Change this line</text:p>
      <text:p text:style-name="P7"><text:s text:c="4"/>return "Not Equal";</text:p>
      <text:p text:style-name="P7"><text:s text:c="2"/>}</text:p>
      <text:p text:style-name="P7"><text:s text:c="2"/>return "Equal";</text:p>
      <text:p text:style-name="P7">}</text:p>
      <text:p text:style-name="P7"/>
      <text:p text:style-name="P7">// Change this value to test</text:p>
      <text:p text:style-name="P7">testNotEqual(10);</text:p>
      <text:p text:style-name="P7"/>
      <text:p text:style-name="P7"/>
      <text:h text:style-name="P6" text:outline-level="2"><text:bookmark-start text:name="__RefHeading___Toc13237_338912525"/><text:soft-page-break/>Comparison with the Strict Inequality Operator<text:bookmark-end text:name="__RefHeading___Toc13237_338912525"/></text:h>
      <text:p text:style-name="Text_20_body">The <text:span text:style-name="T4">strict inequality operator (</text:span><text:span text:style-name="Source_20_Text"><text:span text:style-name="T4">!==</text:span></text:span>) is the logical opposite of the strict equality operator. It means "Strictly Not Equal" and returns <text:span text:style-name="Source_20_Text">false</text:span> where strict equality would return <text:span text:style-name="Source_20_Text">true</text:span> and <text:span text:style-name="Emphasis">vice versa</text:span>. Strict inequality <text:span text:style-name="T4">will not convert data types</text:span>.</text:p>
      <text:p text:style-name="Text_20_body"><text:span text:style-name="Strong_20_Emphasis">Examples</text:span></text:p>
      <text:p text:style-name="Quotations">3 !== 3 // false<text:line-break/>3 !== '3' // true<text:line-break/>4 !== 3 // true</text:p>
      <text:p text:style-name="Horizontal_20_Line"/>
      <text:p text:style-name="Text_20_body">Add the <text:span text:style-name="Source_20_Text">strict inequality operator</text:span> to the <text:span text:style-name="Source_20_Text">if</text:span> statement so the function will return "Not Equal" when <text:span text:style-name="Source_20_Text">val</text:span> is not strictly equal to <text:span text:style-name="Source_20_Text">17</text:span></text:p>
      <text:p text:style-name="P7">function testStrictNotEqual(val) {</text:p>
      <text:p text:style-name="P7"><text:s text:c="2"/>// Only Change Code Below this Line</text:p>
      <text:p text:style-name="P7"><text:s text:c="2"/></text:p>
      <text:p text:style-name="P7"><text:s text:c="2"/>if (val<text:span text:style-name="T22">!==17</text:span>) {</text:p>
      <text:p text:style-name="P7"/>
      <text:p text:style-name="P7"><text:s text:c="2"/>// Only Change Code Above this Line</text:p>
      <text:p text:style-name="P7"/>
      <text:p text:style-name="P7"><text:s text:c="4"/>return "Not Equal";</text:p>
      <text:p text:style-name="P7"><text:s text:c="2"/>}</text:p>
      <text:p text:style-name="P7"><text:s text:c="2"/>return "Equal";</text:p>
      <text:p text:style-name="P7">}</text:p>
      <text:p text:style-name="P7"/>
      <text:p text:style-name="P7">// Change this value to test</text:p>
      <text:p text:style-name="P7">testStrictNotEqual(10);</text:p>
      <text:p text:style-name="P7"/>
      <text:p text:style-name="P7"/>
      <text:h text:style-name="P6" text:outline-level="2"><text:bookmark-start text:name="__RefHeading___Toc13239_338912525"/>Comparison with the Greater Than Operator<text:bookmark-end text:name="__RefHeading___Toc13239_338912525"/></text:h>
      <text:p text:style-name="Text_20_body">The <text:span text:style-name="T4">greater than operator (</text:span><text:span text:style-name="Source_20_Text"><text:span text:style-name="T4">&gt;</text:span></text:span><text:span text:style-name="T4">) </text:span>compares the values of two<text:span text:style-name="T4"> numbers</text:span>. If the number to the left is greater than the number to the right, it returns <text:span text:style-name="Source_20_Text">true</text:span>. Otherwise, it returns <text:span text:style-name="Source_20_Text">false</text:span>.</text:p>
      <text:p text:style-name="Text_20_body">Like the equality operator, greater than operator will <text:span text:style-name="T4">convert data types</text:span> of values while comparing.</text:p>
      <text:p text:style-name="Text_20_body"><text:span text:style-name="Strong_20_Emphasis">Examples</text:span></text:p>
      <text:p text:style-name="Quotations">5 &gt; 3 // true<text:line-break/>7 &gt; '3' // true<text:line-break/>2 &gt; 3 // false<text:line-break/>'1' &gt; 9 // false</text:p>
      <text:p text:style-name="Horizontal_20_Line"/>
      <text:p text:style-name="Text_20_body"><text:soft-page-break/>Add the <text:span text:style-name="Source_20_Text">greater than</text:span> operator to the indicated lines so that the return statements make sense.</text:p>
      <text:p text:style-name="P7">function testGreaterThan(val) {</text:p>
      <text:p text:style-name="P7"><text:s text:c="2"/>if (val<text:span text:style-name="T22">&gt;100</text:span>) { <text:s/>// Change this line</text:p>
      <text:p text:style-name="P7"><text:s text:c="4"/>return "Over 100";</text:p>
      <text:p text:style-name="P7"><text:s text:c="2"/>}</text:p>
      <text:p text:style-name="P7"><text:s text:c="2"/></text:p>
      <text:p text:style-name="P7"><text:s text:c="2"/>if (val<text:span text:style-name="T22">&gt;10</text:span>) { <text:s/>// Change this line</text:p>
      <text:p text:style-name="P7"><text:s text:c="4"/>return "Over 10";</text:p>
      <text:p text:style-name="P7"><text:s text:c="2"/>}</text:p>
      <text:p text:style-name="P7"/>
      <text:p text:style-name="P7"><text:s text:c="2"/>return "10 or Under";</text:p>
      <text:p text:style-name="P7">}</text:p>
      <text:p text:style-name="P7"/>
      <text:p text:style-name="P7">// Change this value to test</text:p>
      <text:p text:style-name="P7">testGreaterThan(101);</text:p>
      <text:p text:style-name="P7"/>
      <text:p text:style-name="P7"/>
      <text:h text:style-name="P6" text:outline-level="2"><text:bookmark-start text:name="__RefHeading___Toc13241_338912525"/>Comparison with the Greater Than Or Equal To Operator<text:bookmark-end text:name="__RefHeading___Toc13241_338912525"/></text:h>
      <text:p text:style-name="Text_20_body">The <text:span text:style-name="Source_20_Text"><text:span text:style-name="T4">greater than or equal to</text:span></text:span><text:span text:style-name="T4"> operator (</text:span><text:span text:style-name="Source_20_Text"><text:span text:style-name="T4">&gt;=</text:span></text:span><text:span text:style-name="T4">)</text:span> compares the values of two numbers. If the number to the left is greater than or equal to the number to the right, it returns <text:span text:style-name="Source_20_Text">true</text:span>. Otherwise, it returns <text:span text:style-name="Source_20_Text">false</text:span>.</text:p>
      <text:p text:style-name="Text_20_body">Like the equality operator, <text:span text:style-name="Source_20_Text">greater than or equal to</text:span> operator will convert data types while comparing.</text:p>
      <text:p text:style-name="Text_20_body"><text:span text:style-name="Strong_20_Emphasis">Examples</text:span></text:p>
      <text:p text:style-name="Quotations">6 &gt;= 6 // true<text:line-break/>7 &gt;= '3' // true<text:line-break/>2 &gt;= 3 // false<text:line-break/>'7' &gt;= 9 // false</text:p>
      <text:p text:style-name="Horizontal_20_Line"/>
      <text:p text:style-name="Text_20_body">Add the <text:span text:style-name="Source_20_Text">greater than or equal to</text:span> operator to the indicated lines so that the return statements make sense.</text:p>
      <text:p text:style-name="P7">function testGreaterOrEqual(val) {</text:p>
      <text:p text:style-name="P7"><text:s text:c="2"/>if (val<text:span text:style-name="T22">&gt;=20</text:span>) { <text:s/>// Change this line</text:p>
      <text:p text:style-name="P7"><text:s text:c="4"/>return "20 or Over";</text:p>
      <text:p text:style-name="P7"><text:s text:c="2"/>}</text:p>
      <text:p text:style-name="P7"><text:s text:c="2"/></text:p>
      <text:p text:style-name="P7"><text:s text:c="2"/>if (val<text:span text:style-name="T22">&gt;=10</text:span>) { <text:s/>// Change this line</text:p>
      <text:p text:style-name="P7"><text:s text:c="4"/>return "10 or Over";</text:p>
      <text:p text:style-name="P7"><text:s text:c="2"/>}</text:p>
      <text:p text:style-name="P7"/>
      <text:p text:style-name="P7"><text:soft-page-break/><text:s text:c="2"/>return "Less than 10";</text:p>
      <text:p text:style-name="P7">}</text:p>
      <text:p text:style-name="P7"/>
      <text:p text:style-name="P7">// Change this value to test</text:p>
      <text:p text:style-name="P7">testGreaterOrEqual(10);</text:p>
      <text:p text:style-name="P7"/>
      <text:p text:style-name="P7"/>
      <text:h text:style-name="P6" text:outline-level="2"><text:bookmark-start text:name="__RefHeading___Toc13243_338912525"/>Comparison with the Less Than Operator<text:bookmark-end text:name="__RefHeading___Toc13243_338912525"/></text:h>
      <text:p text:style-name="Text_20_body">The <text:span text:style-name="Definition"><text:span text:style-name="T4">less than</text:span></text:span><text:span text:style-name="T4"> operator (</text:span><text:span text:style-name="Source_20_Text"><text:span text:style-name="T4">&lt;</text:span></text:span><text:span text:style-name="T4">)</text:span> compares the values of two numbers. If the number to the left is less than the number to the right, it returns <text:span text:style-name="Source_20_Text">true</text:span>. Otherwise, it returns <text:span text:style-name="Source_20_Text">false</text:span>. Like the equality operator, <text:span text:style-name="Definition">less than</text:span> operator converts data types while comparing.</text:p>
      <text:p text:style-name="Text_20_body"><text:span text:style-name="Strong_20_Emphasis">Examples</text:span></text:p>
      <text:p text:style-name="Quotations">2 &lt; 5 // true<text:line-break/>'3' &lt; 7 // true<text:line-break/>5 &lt; 5 // false<text:line-break/>3 &lt; 2 // false<text:line-break/>'8' &lt; 4 // false</text:p>
      <text:p text:style-name="Horizontal_20_Line"/>
      <text:p text:style-name="Text_20_body">Add the <text:span text:style-name="Source_20_Text">less than</text:span> operator to the indicated lines so that the return statements make sense.</text:p>
      <text:p text:style-name="P7">function testLessThan(val) {</text:p>
      <text:p text:style-name="P7"><text:s text:c="2"/>if (va<text:span text:style-name="T22">l&lt;25</text:span>) { <text:s/>// Change this line</text:p>
      <text:p text:style-name="P7"><text:s text:c="4"/>return "Under 25";</text:p>
      <text:p text:style-name="P7"><text:s text:c="2"/>}</text:p>
      <text:p text:style-name="P7"><text:s text:c="2"/></text:p>
      <text:p text:style-name="P7"><text:s text:c="2"/>if (val<text:span text:style-name="T22">&lt;55</text:span>) { <text:s/>// Change this line</text:p>
      <text:p text:style-name="P7"><text:s text:c="4"/>return "Under 55";</text:p>
      <text:p text:style-name="P7"><text:s text:c="2"/>}</text:p>
      <text:p text:style-name="P7"/>
      <text:p text:style-name="P7"><text:s text:c="2"/>return "55 or Over";</text:p>
      <text:p text:style-name="P7">}</text:p>
      <text:p text:style-name="P7"/>
      <text:p text:style-name="P7">// Change this value to test</text:p>
      <text:p text:style-name="P7">testLessThan(10);</text:p>
      <text:p text:style-name="P7"/>
      <text:p text:style-name="P7"/>
      <text:h text:style-name="P6" text:outline-level="2"><text:bookmark-start text:name="__RefHeading___Toc13245_338912525"/>Comparison with the Less Than Or Equal To Operator<text:bookmark-end text:name="__RefHeading___Toc13245_338912525"/></text:h>
      <text:p text:style-name="Text_20_body">The <text:span text:style-name="Source_20_Text"><text:span text:style-name="T4">less than or equal to</text:span></text:span><text:span text:style-name="T4"> operator (</text:span><text:span text:style-name="Source_20_Text"><text:span text:style-name="T4">&lt;=</text:span></text:span><text:span text:style-name="T4">) </text:span>compares the values of two numbers. If the number to the left is less than or equal to the number to the right, it returns <text:span text:style-name="Source_20_Text">true</text:span>. If the number on the left is greater than the number on the right, it returns <text:span text:style-name="Source_20_Text">false</text:span>. Like the equality operator, <text:span text:style-name="Source_20_Text">less than or equal to</text:span> converts data types.</text:p>
      <text:p text:style-name="Text_20_body"><text:soft-page-break/><text:span text:style-name="Strong_20_Emphasis">Examples</text:span></text:p>
      <text:p text:style-name="Quotations">4 &lt;= 5 // true<text:line-break/>'7' &lt;= 7 // true<text:line-break/>5 &lt;= 5 // true<text:line-break/>3 &lt;= 2 // false<text:line-break/>'8' &lt;= 4 // false</text:p>
      <text:p text:style-name="Horizontal_20_Line"/>
      <text:p text:style-name="Text_20_body">Add the <text:span text:style-name="Source_20_Text">less than or equal to</text:span> operator to the indicated lines so that the return statements make sense.</text:p>
      <text:p text:style-name="P7">function testLessOrEqual(val) {</text:p>
      <text:p text:style-name="P7"><text:s text:c="2"/>if (val<text:span text:style-name="T22">&lt;=12</text:span>) { <text:s/>// Change this line</text:p>
      <text:p text:style-name="P7"><text:s text:c="4"/>return "Smaller Than or Equal to 12";</text:p>
      <text:p text:style-name="P7"><text:s text:c="2"/>}</text:p>
      <text:p text:style-name="P7"><text:s text:c="2"/></text:p>
      <text:p text:style-name="P7"><text:s text:c="2"/>if (val<text:span text:style-name="T22">&lt;=24</text:span>) { <text:s/>// Change this line</text:p>
      <text:p text:style-name="P7"><text:s text:c="4"/>return "Smaller Than or Equal to 24";</text:p>
      <text:p text:style-name="P7"><text:s text:c="2"/>}</text:p>
      <text:p text:style-name="P7"/>
      <text:p text:style-name="P7"><text:s text:c="2"/>return "More Than 24";</text:p>
      <text:p text:style-name="P7">}</text:p>
      <text:p text:style-name="P7"/>
      <text:p text:style-name="P7">// Change this value to test</text:p>
      <text:p text:style-name="P7">testLessOrEqual(10);</text:p>
      <text:p text:style-name="P7"/>
      <text:p text:style-name="P7"/>
      <text:h text:style-name="P6" text:outline-level="2"><text:bookmark-start text:name="__RefHeading___Toc13247_338912525"/>Comparisons with the Logical And Operator<text:bookmark-end text:name="__RefHeading___Toc13247_338912525"/></text:h>
      <text:p text:style-name="Text_20_body">Sometimes you will need to test more than one thing at a time. The <text:span text:style-name="Definition"><text:span text:style-name="T4">logical and</text:span></text:span><text:span text:style-name="T4"> operator (</text:span><text:span text:style-name="Source_20_Text"><text:span text:style-name="T4">&amp;&amp;</text:span></text:span><text:span text:style-name="T4">) returns </text:span><text:span text:style-name="Source_20_Text"><text:span text:style-name="T4">true</text:span></text:span><text:span text:style-name="T4"> if and only if the </text:span><text:span text:style-name="Definition"><text:span text:style-name="T4">operands</text:span></text:span><text:span text:style-name="T4"> to the left and right of it are true.</text:span></text:p>
      <text:p text:style-name="Text_20_body">The same effect could be achieved by nesting an if statement inside another if:</text:p>
      <text:p text:style-name="Quotations">if (num &gt; 5) {<text:line-break/>  if (num &lt; 10) {<text:line-break/>    return "Yes";<text:line-break/>  }<text:line-break/>}<text:line-break/>return "No";</text:p>
      <text:p text:style-name="Text_20_body">will only return "Yes" if <text:span text:style-name="Source_20_Text">num</text:span> is greater than <text:span text:style-name="Source_20_Text">5</text:span> and less than <text:span text:style-name="Source_20_Text">10</text:span>. The same logic can be written as:</text:p>
      <text:p text:style-name="Quotations">if (num &gt; 5 &amp;&amp; num &lt; 10) {<text:line-break/>  return "Yes";<text:line-break/>}<text:line-break/>return "No";</text:p>
      <text:p text:style-name="Horizontal_20_Line"><text:soft-page-break/></text:p>
      <text:p text:style-name="Text_20_body">Combine the two if statements into one statement which will return <text:span text:style-name="Source_20_Text">"Yes"</text:span> if <text:span text:style-name="Source_20_Text">val</text:span> is less than or equal to <text:span text:style-name="Source_20_Text">50</text:span> and greater than or equal to <text:span text:style-name="Source_20_Text">25</text:span>. Otherwise, will return <text:span text:style-name="Source_20_Text">"No"</text:span>.</text:p>
      <text:p text:style-name="P7">function testLogicalAnd(val) {</text:p>
      <text:p text:style-name="P7"><text:s text:c="2"/>// Only change code below this line</text:p>
      <text:p text:style-name="P7"/>
      <text:p text:style-name="P7"><text:s text:c="2"/>if (<text:span text:style-name="T22">val&lt;=50 &amp;&amp; val &gt;=25</text:span>) {</text:p>
      <text:p text:style-name="P7"><text:s text:c="4"/></text:p>
      <text:p text:style-name="P7"><text:s text:c="6"/>return "Yes";</text:p>
      <text:p text:style-name="P7"><text:s text:c="4"/></text:p>
      <text:p text:style-name="P7"><text:s text:c="2"/>}</text:p>
      <text:p text:style-name="P7"/>
      <text:p text:style-name="P7"><text:s text:c="2"/>// Only change code above this line</text:p>
      <text:p text:style-name="P7"><text:s text:c="2"/>return "No";</text:p>
      <text:p text:style-name="P7">}</text:p>
      <text:p text:style-name="P7"/>
      <text:p text:style-name="P7">// Change this value to test</text:p>
      <text:p text:style-name="P7">testLogicalAnd(10);</text:p>
      <text:p text:style-name="P7"/>
      <text:p text:style-name="P7"/>
      <text:h text:style-name="P6" text:outline-level="2"><text:bookmark-start text:name="__RefHeading___Toc13249_338912525"/>Comparisons with the Logical Or Operator<text:bookmark-end text:name="__RefHeading___Toc13249_338912525"/></text:h>
      <text:p text:style-name="Text_20_body">The <text:span text:style-name="Definition"><text:span text:style-name="T4">logical or</text:span></text:span><text:span text:style-name="T4"> operator (</text:span><text:span text:style-name="Source_20_Text"><text:span text:style-name="T4">||</text:span></text:span><text:span text:style-name="T4">) returns </text:span><text:span text:style-name="Source_20_Text"><text:span text:style-name="T4">true</text:span></text:span><text:span text:style-name="T4"> if either of the </text:span><text:span text:style-name="Definition"><text:span text:style-name="T4">operands</text:span></text:span><text:span text:style-name="T4"> is </text:span><text:span text:style-name="Source_20_Text"><text:span text:style-name="T4">true</text:span></text:span>. Otherwise, it returns <text:span text:style-name="Source_20_Text">false</text:span>.</text:p>
      <text:p text:style-name="Text_20_body">The <text:span text:style-name="Definition">logical or</text:span> operator is composed of two pipe symbols (<text:span text:style-name="Source_20_Text">|</text:span>). This can typically be found <text:span text:style-name="T4">between your Backspace and Enter keys.</text:span></text:p>
      <text:p text:style-name="Text_20_body">The pattern below should look familiar from prior waypoints:</text:p>
      <text:p text:style-name="Quotations">if (num &gt; 10) {<text:line-break/>  return "No";<text:line-break/>}<text:line-break/>if (num &lt; 5) {<text:line-break/>  return "No";<text:line-break/>}<text:line-break/>return "Yes";</text:p>
      <text:p text:style-name="Text_20_body">will return "Yes" only if <text:span text:style-name="Source_20_Text">num</text:span> is between <text:span text:style-name="Source_20_Text">5</text:span> and <text:span text:style-name="Source_20_Text">10</text:span> (5 and 10 included). The same logic can be written as:</text:p>
      <text:p text:style-name="Quotations">if (num &gt; 10 || num &lt; 5) {<text:line-break/>  return "No";<text:line-break/>}<text:line-break/>return "Yes";</text:p>
      <text:p text:style-name="Horizontal_20_Line"/>
      <text:p text:style-name="Text_20_body"><text:soft-page-break/>Combine the two <text:span text:style-name="Source_20_Text">if</text:span> statements into one statement which returns <text:span text:style-name="Source_20_Text">"Outside"</text:span> if <text:span text:style-name="Source_20_Text">val</text:span> is not between <text:span text:style-name="Source_20_Text">10</text:span> and <text:span text:style-name="Source_20_Text">20</text:span>, inclusive. Otherwise, return <text:span text:style-name="Source_20_Text">"Inside"</text:span>.</text:p>
      <text:p text:style-name="P7">function testLogicalOr(val) {</text:p>
      <text:p text:style-name="P7"><text:s text:c="2"/>// Only change code below this line</text:p>
      <text:p text:style-name="P7"/>
      <text:p text:style-name="P7"><text:s text:c="2"/>if (<text:span text:style-name="T22">val&lt;10 || val &gt;20</text:span>) {</text:p>
      <text:p text:style-name="P7"><text:s text:c="4"/>return "Outside";</text:p>
      <text:p text:style-name="P7"><text:s text:c="2"/>}</text:p>
      <text:p text:style-name="P7"><text:s text:c="2"/></text:p>
      <text:p text:style-name="P7"><text:s text:c="2"/>// Only change code above this line</text:p>
      <text:p text:style-name="P7"><text:s text:c="2"/>return "Inside";</text:p>
      <text:p text:style-name="P7">}</text:p>
      <text:p text:style-name="P7"/>
      <text:p text:style-name="P7">// Change this value</text:p>
      <text:p text:style-name="P7"/>
      <text:p text:style-name="P7"/>
      <text:h text:style-name="P6" text:outline-level="2"><text:bookmark-start text:name="__RefHeading___Toc13251_338912525"/>Introducing Else Statements<text:bookmark-end text:name="__RefHeading___Toc13251_338912525"/></text:h>
      <text:p text:style-name="Text_20_body">When a condition for an <text:span text:style-name="Source_20_Text">if</text:span> statement is true, the block of code following it is executed. What about when that condition is false? Normally nothing would happen. With an <text:span text:style-name="Source_20_Text">else</text:span> statement, an alternate block of code can be executed.</text:p>
      <text:p text:style-name="Quotations">if (num &gt; 10) {<text:line-break/>  return "Bigger than 10";<text:line-break/>} else {<text:line-break/>  return "10 or Less";<text:line-break/>}</text:p>
      <text:p text:style-name="Horizontal_20_Line"/>
      <text:p text:style-name="Text_20_body">Combine the <text:span text:style-name="Source_20_Text">if</text:span> statements into a single <text:span text:style-name="Source_20_Text">if/else</text:span> statement.</text:p>
      <text:p text:style-name="P7">function testElse(val) {</text:p>
      <text:p text:style-name="P7"><text:s text:c="2"/>var result = "";</text:p>
      <text:p text:style-name="P7"><text:s text:c="2"/>// Only change code below this line</text:p>
      <text:p text:style-name="P7"><text:s text:c="2"/></text:p>
      <text:p text:style-name="P7"><text:s text:c="2"/>if (val &gt; 5) {</text:p>
      <text:p text:style-name="P7"><text:s text:c="4"/>result = "Bigger than 5";</text:p>
      <text:p text:style-name="P7"><text:s text:c="2"/>}</text:p>
      <text:p text:style-name="P7"><text:s/><text:span text:style-name="T22"><text:s/>else</text:span> {</text:p>
      <text:p text:style-name="P7"><text:s text:c="4"/>result = "5 or Smaller";</text:p>
      <text:p text:style-name="P7"><text:s text:c="2"/>}</text:p>
      <text:p text:style-name="P7"><text:s text:c="2"/></text:p>
      <text:p text:style-name="P7"><text:s text:c="2"/>// Only change code above this line</text:p>
      <text:p text:style-name="P7"><text:s text:c="2"/>return result;</text:p>
      <text:p text:style-name="P7">}</text:p>
      <text:p text:style-name="P7"/>
      <text:p text:style-name="P7"><text:soft-page-break/>// Change this value to test</text:p>
      <text:p text:style-name="P7">testElse(4);</text:p>
      <text:p text:style-name="P7"/>
      <text:p text:style-name="P7"/>
      <text:h text:style-name="P6" text:outline-level="2"><text:bookmark-start text:name="__RefHeading___Toc13253_338912525"/>Introducing Else If Statements<text:bookmark-end text:name="__RefHeading___Toc13253_338912525"/></text:h>
      <text:p text:style-name="Text_20_body">If you have multiple conditions that need to be addressed, you can chain <text:span text:style-name="Source_20_Text">if</text:span> statements together with <text:span text:style-name="Source_20_Text"><text:span text:style-name="T4">else if</text:span></text:span><text:span text:style-name="T4"> </text:span>statements.</text:p>
      <text:p text:style-name="Quotations">if (num &gt; 15) {<text:line-break/>  return "Bigger than 15";<text:line-break/>} else if (num &lt; 5) {<text:line-break/>  return "Smaller than 5";<text:line-break/>} else {<text:line-break/>  return "Between 5 and 15";<text:line-break/>}</text:p>
      <text:p text:style-name="Horizontal_20_Line"/>
      <text:p text:style-name="Text_20_body">Convert the logic to use <text:span text:style-name="Source_20_Text">else if</text:span> statements.</text:p>
      <text:p text:style-name="P7">function testElseIf(val) {</text:p>
      <text:p text:style-name="P7"><text:s text:c="2"/>if (val &gt; 10) {</text:p>
      <text:p text:style-name="P7"><text:s text:c="4"/>return "Greater than 10";</text:p>
      <text:p text:style-name="P7"><text:s text:c="2"/>}</text:p>
      <text:p text:style-name="P7"><text:s text:c="2"/></text:p>
      <text:p text:style-name="P7"><text:s text:c="2"/><text:span text:style-name="T22">else if</text:span> (val &lt; 5) {</text:p>
      <text:p text:style-name="P7"><text:s text:c="4"/>return "Smaller than 5";</text:p>
      <text:p text:style-name="P7"><text:s text:c="2"/>}</text:p>
      <text:p text:style-name="P7"><text:s text:c="2"/>else {</text:p>
      <text:p text:style-name="P7"><text:s text:c="2"/>return "Between 5 and 10";</text:p>
      <text:p text:style-name="P7"><text:s text:c="2"/>}</text:p>
      <text:p text:style-name="P7">}</text:p>
      <text:p text:style-name="P7"/>
      <text:p text:style-name="P7">// Change this value to test</text:p>
      <text:p text:style-name="P7">testElseIf(7);</text:p>
      <text:p text:style-name="P7"/>
      <text:p text:style-name="P7"/>
      <text:h text:style-name="P6" text:outline-level="2"><text:bookmark-start text:name="__RefHeading___Toc13255_338912525"/>Logical Order in If Else Statements<text:bookmark-end text:name="__RefHeading___Toc13255_338912525"/></text:h>
      <text:p text:style-name="Text_20_body">Order is important in <text:span text:style-name="Source_20_Text">if</text:span>, <text:span text:style-name="Source_20_Text">else if</text:span> statements.</text:p>
      <text:p text:style-name="Text_20_body">The function is executed <text:span text:style-name="T4">from top to bottom</text:span> so you will want to be careful of what statement comes first.</text:p>
      <text:p text:style-name="Text_20_body">Take these two functions as an example.</text:p>
      <text:p text:style-name="Text_20_body">Here's the first:</text:p>
      <text:p text:style-name="Quotations"><text:soft-page-break/>function foo(x) {<text:line-break/>  if (x &lt; 1) {<text:line-break/>    return "Less than one";<text:line-break/>  } else if (x &lt; 2) {<text:line-break/>    return "Less than two";<text:line-break/>  } else {<text:line-break/>    return "Greater than or equal to two";<text:line-break/>  }<text:line-break/>}</text:p>
      <text:p text:style-name="Text_20_body">And the second just switches the order of the statements:</text:p>
      <text:p text:style-name="Quotations">function bar(x) {<text:line-break/>  if (x &lt; 2) {<text:line-break/>    return "Less than two";<text:line-break/>  } else if (x &lt; 1) {<text:line-break/>    return "Less than one";<text:line-break/>  } else {<text:line-break/>    return "Greater than or equal to two";<text:line-break/>  }<text:line-break/>}</text:p>
      <text:p text:style-name="Text_20_body">While these two functions look nearly identical if we pass a number to both we get <text:span text:style-name="T4">different </text:span>outputs.</text:p>
      <text:p text:style-name="Quotations">foo(0) // "Less than one"<text:line-break/>bar(0) // "Less than two"</text:p>
      <text:p text:style-name="Horizontal_20_Line"/>
      <text:p text:style-name="Text_20_body">Change the order of logic in the function so that it will return the correct statements in all cases.</text:p>
      <text:p text:style-name="P7">function orderMyLogic(val) {</text:p>
      <text:p text:style-name="P7"><text:s text:c="2"/>if (val &lt; 5) {</text:p>
      <text:p text:style-name="P7"><text:s text:c="4"/>return "Less than 5";</text:p>
      <text:p text:style-name="P7"><text:s text:c="2"/>} else if (val &lt; 10) {</text:p>
      <text:p text:style-name="P7"><text:s text:c="4"/>return "Less than 10";</text:p>
      <text:p text:style-name="P7"><text:s text:c="2"/>} else {</text:p>
      <text:p text:style-name="P7"><text:s text:c="4"/>return "Greater than or equal to 10";</text:p>
      <text:p text:style-name="P7"><text:s text:c="2"/>}</text:p>
      <text:p text:style-name="P7">}</text:p>
      <text:p text:style-name="P7"/>
      <text:p text:style-name="P7">// Change this value to test</text:p>
      <text:p text:style-name="P7">orderMyLogic(7);</text:p>
      <text:p text:style-name="P7"/>
      <text:p text:style-name="P7"/>
      <text:h text:style-name="P6" text:outline-level="2"><text:bookmark-start text:name="__RefHeading___Toc13257_338912525"/><text:soft-page-break/>Chaining If Else Statements<text:bookmark-end text:name="__RefHeading___Toc13257_338912525"/></text:h>
      <text:p text:style-name="Text_20_body"><text:span text:style-name="Source_20_Text">if/else</text:span> statements can be chained together for complex logic. Here is <text:span text:style-name="Definition">pseudocode</text:span> of multiple chained <text:span text:style-name="Source_20_Text">if</text:span> / <text:span text:style-name="Source_20_Text">else if</text:span> statements:</text:p>
      <text:p text:style-name="Quotations">if (<text:span text:style-name="Emphasis">condition1</text:span>) {<text:line-break/>  <text:span text:style-name="Emphasis">statement1</text:span><text:line-break/>} else if (<text:span text:style-name="Emphasis">condition2</text:span>) {<text:line-break/>  <text:span text:style-name="Emphasis">statement2</text:span><text:line-break/>} else if (<text:span text:style-name="Emphasis">condition3</text:span>) {<text:line-break/>  <text:span text:style-name="Emphasis">statement3</text:span><text:line-break/>. . .<text:line-break/>} else {<text:line-break/>  <text:span text:style-name="Emphasis">statementN</text:span><text:line-break/>}</text:p>
      <text:p text:style-name="Horizontal_20_Line"/>
      <text:p text:style-name="Text_20_body">Write chained <text:span text:style-name="Source_20_Text">if</text:span>/<text:span text:style-name="Source_20_Text">else if</text:span> statements to fulfill the following conditions:</text:p>
      <text:p text:style-name="Text_20_body"><text:span text:style-name="Source_20_Text">num &lt; 5</text:span> - return "Tiny"<text:line-break/><text:span text:style-name="Source_20_Text">num &lt; 10</text:span> - return "Small"<text:line-break/><text:span text:style-name="Source_20_Text">num &lt; 15</text:span> - return "Medium"<text:line-break/><text:span text:style-name="Source_20_Text">num &lt; 20</text:span> - return "Large"<text:line-break/><text:span text:style-name="Source_20_Text">num &gt;= 20</text:span> - return "Huge"</text:p>
      <text:p text:style-name="P7">function testSize(num) {</text:p>
      <text:p text:style-name="P7"><text:s text:c="2"/>// Only change code below this line</text:p>
      <text:p text:style-name="P12"><text:s/>if (num &lt; 5) {</text:p>
      <text:p text:style-name="P12"><text:s text:c="3"/>return "Tiny"</text:p>
      <text:p text:style-name="P12"><text:s/>} else if (num &lt; 10 ) { return "Small"}</text:p>
      <text:p text:style-name="P12"><text:s text:c="2"/>else if (num &lt; 15 ) {return "Medium" }</text:p>
      <text:p text:style-name="P12"><text:s text:c="3"/>else if (num &lt; 20 ) {return "Large" }</text:p>
      <text:p text:style-name="P12"><text:s text:c="4"/>else <text:s/>{return "Huge" }</text:p>
      <text:p text:style-name="P7"/>
      <text:p text:style-name="P7"><text:s text:c="2"/>// Only change code above this line</text:p>
      <text:p text:style-name="P7">}</text:p>
      <text:p text:style-name="P7"/>
      <text:p text:style-name="P7">// Change this value to test</text:p>
      <text:p text:style-name="P7">testSize(7);</text:p>
      <text:p text:style-name="P7"/>
      <text:p text:style-name="P7"/>
      <text:h text:style-name="P6" text:outline-level="2"><text:bookmark-start text:name="__RefHeading___Toc13259_338912525"/>Golf Code<text:bookmark-end text:name="__RefHeading___Toc13259_338912525"/></text:h>
      <text:p text:style-name="Text_20_body">In the game of <text:a xlink:type="simple" xlink:href="https://en.wikipedia.org/wiki/Golf" office:target-frame-name="_blank" xlink:show="new" text:style-name="Internet_20_link" text:visited-style-name="Visited_20_Internet_20_Link">golf</text:a> each hole has a <text:span text:style-name="Source_20_Text">par</text:span> meaning the average number of <text:span text:style-name="Source_20_Text">strokes</text:span> a golfer is expected to make in order to sink the ball in a hole to complete the play. Depending on how far above or below <text:span text:style-name="Source_20_Text">par</text:span> your <text:span text:style-name="Source_20_Text">strokes</text:span> are, there is a different nickname.</text:p>
      <text:p text:style-name="Text_20_body"><text:soft-page-break/>Your function will be passed <text:span text:style-name="Source_20_Text">par</text:span> and <text:span text:style-name="Source_20_Text">strokes</text:span> arguments. Return the correct string according to this table which lists the strokes in order of priority; top (highest) to bottom (lowest):</text:p>
      <table:table table:name="Table2" table:style-name="Table2">
        <table:table-column table:style-name="Table2.A"/>
        <table:table-column table:style-name="Table2.B"/>
        <table:table-header-rows>
          <table:table-row>
            <table:table-cell table:style-name="Table2.A1" office:value-type="string">
              <text:p text:style-name="Table_20_Heading">Strokes</text:p>
            </table:table-cell>
            <table:table-cell table:style-name="Table2.A1" office:value-type="string">
              <text:p text:style-name="Table_20_Heading">Return</text:p>
            </table:table-cell>
          </table:table-row>
        </table:table-header-rows>
        <table:table-row>
          <table:table-cell table:style-name="Table2.A1" office:value-type="string">
            <text:p text:style-name="Table_20_Contents">1</text:p>
          </table:table-cell>
          <table:table-cell table:style-name="Table2.A1" office:value-type="string">
            <text:p text:style-name="Table_20_Contents">"Hole-in-one!"</text:p>
          </table:table-cell>
        </table:table-row>
        <table:table-row>
          <table:table-cell table:style-name="Table2.A1" office:value-type="string">
            <text:p text:style-name="Table_20_Contents">&lt;= par - 2</text:p>
          </table:table-cell>
          <table:table-cell table:style-name="Table2.A1" office:value-type="string">
            <text:p text:style-name="Table_20_Contents">"Eagle"</text:p>
          </table:table-cell>
        </table:table-row>
        <table:table-row>
          <table:table-cell table:style-name="Table2.A1" office:value-type="string">
            <text:p text:style-name="Table_20_Contents">par - 1</text:p>
          </table:table-cell>
          <table:table-cell table:style-name="Table2.A1" office:value-type="string">
            <text:p text:style-name="Table_20_Contents">"Birdie"</text:p>
          </table:table-cell>
        </table:table-row>
        <table:table-row>
          <table:table-cell table:style-name="Table2.A1" office:value-type="string">
            <text:p text:style-name="Table_20_Contents">par</text:p>
          </table:table-cell>
          <table:table-cell table:style-name="Table2.A1" office:value-type="string">
            <text:p text:style-name="Table_20_Contents">"Par"</text:p>
          </table:table-cell>
        </table:table-row>
        <table:table-row>
          <table:table-cell table:style-name="Table2.A1" office:value-type="string">
            <text:p text:style-name="Table_20_Contents">par + 1</text:p>
          </table:table-cell>
          <table:table-cell table:style-name="Table2.A1" office:value-type="string">
            <text:p text:style-name="Table_20_Contents">"Bogey"</text:p>
          </table:table-cell>
        </table:table-row>
        <table:table-row>
          <table:table-cell table:style-name="Table2.A1" office:value-type="string">
            <text:p text:style-name="Table_20_Contents">par + 2</text:p>
          </table:table-cell>
          <table:table-cell table:style-name="Table2.A1" office:value-type="string">
            <text:p text:style-name="Table_20_Contents">"Double Bogey"</text:p>
          </table:table-cell>
        </table:table-row>
        <table:table-row>
          <table:table-cell table:style-name="Table2.A1" office:value-type="string">
            <text:p text:style-name="Table_20_Contents">&gt;= par + 3</text:p>
          </table:table-cell>
          <table:table-cell table:style-name="Table2.A1" office:value-type="string">
            <text:p text:style-name="Table_20_Contents">"Go Home!"</text:p>
          </table:table-cell>
        </table:table-row>
      </table:table>
      <text:p text:style-name="Text_20_body"><text:span text:style-name="Source_20_Text">par</text:span> and <text:span text:style-name="Source_20_Text">strokes</text:span> will always be numeric and positive. We have added an array of all the names for your convenience.</text:p>
      <text:p text:style-name="P7">function golfScore(par, strokes) {</text:p>
      <text:p text:style-name="P7"><text:s text:c="2"/>// Only change code below this line</text:p>
      <text:p text:style-name="P12"><text:s text:c="2"/>if (strokes==1) {return "Hole-in-one!";}</text:p>
      <text:p text:style-name="P12"><text:s text:c="2"/>else if (strokes &lt;=(par - 2)) {return "Eagle";}</text:p>
      <text:p text:style-name="P12"><text:s text:c="2"/>else if (strokes ==(par - 1)) {return <text:tab/>"Birdie";}</text:p>
      <text:p text:style-name="P12"><text:s text:c="2"/>else if (strokes ==par ) {return <text:tab/>"Par";}</text:p>
      <text:p text:style-name="P12"><text:s text:c="2"/>else if (strokes ==(par+ 1)) {return <text:tab/>"Bogey";}</text:p>
      <text:p text:style-name="P12"><text:s text:c="2"/>else if (strokes ==(par +2)) {return <text:tab/>"Double Bogey";}</text:p>
      <text:p text:style-name="P12"><text:s text:c="2"/>else { return "Go Home!"; }</text:p>
      <text:p text:style-name="P12"/>
      <text:p text:style-name="P7"><text:s text:c="2"/>// Only change code above this line</text:p>
      <text:p text:style-name="P7">}</text:p>
      <text:p text:style-name="P7"/>
      <text:p text:style-name="P7">// Change these values to test</text:p>
      <text:p text:style-name="P7">golfScore(5, 4);</text:p>
      <text:p text:style-name="P7"/>
      <text:p text:style-name="P7"/>
      <text:h text:style-name="P6" text:outline-level="2"><text:bookmark-start text:name="__RefHeading___Toc13261_338912525"/>Selecting from Many Options with Switch Statements<text:bookmark-end text:name="__RefHeading___Toc13261_338912525"/></text:h>
      <text:p text:style-name="Text_20_body">If you have many options to choose from, use a <text:span text:style-name="Source_20_Text">switch</text:span> statement. A <text:span text:style-name="Source_20_Text">switch</text:span> statement tests a value and can have many <text:span text:style-name="Source_20_Text">case</text:span> statements which define various possible values. Statements are executed from the first matched <text:span text:style-name="Source_20_Text">case</text:span> value until a <text:span text:style-name="Source_20_Text">break</text:span> is encountered.</text:p>
      <text:p text:style-name="Text_20_body">Here is a <text:span text:style-name="Definition">pseudocode</text:span> example:</text:p>
      <text:p text:style-name="Quotations">switch(num) {<text:line-break/>  case value1:<text:line-break/>    statement1;<text:line-break/>    break;<text:line-break/>  case value2:<text:line-break/>    statement2;<text:line-break/>    break;<text:line-break/><text:soft-page-break/>...<text:line-break/>  case valueN:<text:line-break/>    statementN;<text:line-break/>    break;<text:line-break/>}</text:p>
      <text:p text:style-name="Text_20_body"><text:span text:style-name="Source_20_Text"><text:span text:style-name="T4">case</text:span></text:span><text:span text:style-name="T4"> values are tested with strict equality (</text:span><text:span text:style-name="Source_20_Text"><text:span text:style-name="T4">===</text:span></text:span><text:span text:style-name="T4">).</text:span> The <text:span text:style-name="Source_20_Text"><text:span text:style-name="T4">break</text:span></text:span><text:span text:style-name="T4"> tells JavaScript to stop executing</text:span> statements. <text:span text:style-name="T4">If the </text:span><text:span text:style-name="Source_20_Text"><text:span text:style-name="T4">break</text:span></text:span><text:span text:style-name="T4"> is omitted, the next statement will be executed</text:span>.</text:p>
      <text:p text:style-name="Horizontal_20_Line"/>
      <text:p text:style-name="Text_20_body">Write a switch statement which tests <text:span text:style-name="Source_20_Text">val</text:span> and sets <text:span text:style-name="Source_20_Text">answer</text:span> for the following conditions:<text:line-break/><text:span text:style-name="Source_20_Text">1</text:span> - "alpha"<text:line-break/><text:span text:style-name="Source_20_Text">2</text:span> - "beta"<text:line-break/><text:span text:style-name="Source_20_Text">3</text:span> - "gamma"<text:line-break/><text:span text:style-name="Source_20_Text">4</text:span> - "delta"</text:p>
      <text:p text:style-name="P7">function caseInSwitch(val) {</text:p>
      <text:p text:style-name="P7"><text:s text:c="2"/>var answer = "";</text:p>
      <text:p text:style-name="P7"><text:s text:c="2"/>// Only change code below this line</text:p>
      <text:p text:style-name="P12"><text:s text:c="2"/>switch (val) {</text:p>
      <text:p text:style-name="P12"><text:s text:c="4"/>case 1:</text:p>
      <text:p text:style-name="P12"><text:s text:c="6"/>return answer = "alpha";</text:p>
      <text:p text:style-name="P12"><text:s text:c="4"/>case 2:</text:p>
      <text:p text:style-name="P12"><text:s text:c="6"/>return answer = "beta";</text:p>
      <text:p text:style-name="P12"><text:s text:c="6"/>break;</text:p>
      <text:p text:style-name="P12"><text:s text:c="4"/>case 3:</text:p>
      <text:p text:style-name="P12"><text:s text:c="6"/>return answer = "gamma";</text:p>
      <text:p text:style-name="P12"><text:s text:c="6"/>break;</text:p>
      <text:p text:style-name="P12"><text:s text:c="4"/>case 4:</text:p>
      <text:p text:style-name="P12"><text:s text:c="6"/>return answer = "delta"; <text:s text:c="2"/></text:p>
      <text:p text:style-name="P12"><text:s text:c="6"/>break; <text:s text:c="2"/></text:p>
      <text:p text:style-name="P12"><text:s text:c="2"/>}</text:p>
      <text:p text:style-name="P7"><text:s text:c="2"/></text:p>
      <text:p text:style-name="P7"><text:s text:c="2"/></text:p>
      <text:p text:style-name="P7"><text:s text:c="2"/>// Only change code above this line <text:s/></text:p>
      <text:p text:style-name="P7"><text:s text:c="2"/>return answer; <text:s/></text:p>
      <text:p text:style-name="P7">}</text:p>
      <text:p text:style-name="P7"/>
      <text:p text:style-name="P7">// Change this value to test</text:p>
      <text:p text:style-name="P7">caseInSwitch(1);</text:p>
      <text:p text:style-name="P7"/>
      <text:p text:style-name="P7"/>
      <text:h text:style-name="P6" text:outline-level="2"><text:bookmark-start text:name="__RefHeading___Toc13263_338912525"/><text:soft-page-break/>Adding a Default Option in Switch Statements<text:bookmark-end text:name="__RefHeading___Toc13263_338912525"/></text:h>
      <text:p text:style-name="Text_20_body">In a <text:span text:style-name="Source_20_Text">switch</text:span> statement you may not be able to specify all possible values as <text:span text:style-name="Source_20_Text">case</text:span> statements. Instead, you can add the <text:span text:style-name="Source_20_Text">default</text:span> statement which will be executed if no matching <text:span text:style-name="Source_20_Text">case</text:span> statements are found. Think of it <text:span text:style-name="T4">like the final </text:span><text:span text:style-name="Source_20_Text"><text:span text:style-name="T4">else</text:span></text:span><text:span text:style-name="T4"> statement in an </text:span><text:span text:style-name="Source_20_Text"><text:span text:style-name="T4">if/else</text:span></text:span><text:span text:style-name="T4"> chain.</text:span></text:p>
      <text:p text:style-name="Text_20_body">A <text:span text:style-name="Source_20_Text">default</text:span> statement should be the last case.</text:p>
      <text:p text:style-name="Quotations">switch (num) {<text:line-break/>  case value1:<text:line-break/>    statement1;<text:line-break/>    break;<text:line-break/>  case value2:<text:line-break/>    statement2;<text:line-break/>    break;<text:line-break/>...<text:line-break/><text:span text:style-name="T4">  default:<text:line-break/>    defaultStatement;</text:span><text:line-break/>    break;<text:line-break/>}</text:p>
      <text:p text:style-name="Horizontal_20_Line"/>
      <text:p text:style-name="Text_20_body">Write a switch statement to set <text:span text:style-name="Source_20_Text">answer</text:span> for the following conditions:<text:line-break/><text:span text:style-name="Source_20_Text">"a"</text:span> - "apple"<text:line-break/><text:span text:style-name="Source_20_Text">"b"</text:span> - "bird"<text:line-break/><text:span text:style-name="Source_20_Text">"c"</text:span> - "cat"<text:line-break/><text:span text:style-name="Source_20_Text">default</text:span> - "stuff"</text:p>
      <text:p text:style-name="P7">function switchOfStuff(val) {</text:p>
      <text:p text:style-name="P7"><text:s text:c="2"/>var answer = "";</text:p>
      <text:p text:style-name="P7"><text:s text:c="2"/>// Only change code below this line</text:p>
      <text:p text:style-name="P7"><text:s text:c="3"/><text:span text:style-name="T22">switch (val) {</text:span></text:p>
      <text:p text:style-name="P12"><text:s text:c="4"/>case "a":</text:p>
      <text:p text:style-name="P12"><text:s text:c="6"/>return answer = "apple";</text:p>
      <text:p text:style-name="P12"><text:s text:c="6"/>break;</text:p>
      <text:p text:style-name="P12"><text:s text:c="4"/>case "b":</text:p>
      <text:p text:style-name="P12"><text:s text:c="6"/>return answer = "bird";</text:p>
      <text:p text:style-name="P12"><text:s text:c="6"/>break;</text:p>
      <text:p text:style-name="P12"><text:s text:c="4"/>case "c":</text:p>
      <text:p text:style-name="P12"><text:s text:c="6"/>return answer = "cat";</text:p>
      <text:p text:style-name="P12"><text:s text:c="6"/>break;</text:p>
      <text:p text:style-name="P12"><text:s text:c="4"/>default:</text:p>
      <text:p text:style-name="P12"><text:s text:c="6"/>return answer = "stuff"; <text:s text:c="2"/></text:p>
      <text:p text:style-name="P12"><text:s text:c="6"/>break; <text:s text:c="2"/></text:p>
      <text:p text:style-name="P12"><text:s text:c="2"/>}</text:p>
      <text:p text:style-name="P12"><text:s text:c="2"/></text:p>
      <text:p text:style-name="P7"><text:soft-page-break/><text:s text:c="2"/></text:p>
      <text:p text:style-name="P7"><text:s text:c="2"/>// Only change code above this line <text:s/></text:p>
      <text:p text:style-name="P7"><text:s text:c="2"/>return answer; <text:s/></text:p>
      <text:p text:style-name="P7">}</text:p>
      <text:p text:style-name="P7"/>
      <text:p text:style-name="P7">// Change this value to test</text:p>
      <text:p text:style-name="P7">switchOfStuff(1);</text:p>
      <text:p text:style-name="P7"/>
      <text:p text:style-name="P7"/>
      <text:h text:style-name="P6" text:outline-level="2"><text:bookmark-start text:name="__RefHeading___Toc13265_338912525"/>Multiple Identical Options in Switch Statements<text:bookmark-end text:name="__RefHeading___Toc13265_338912525"/></text:h>
      <text:p text:style-name="Text_20_body">If the <text:span text:style-name="Source_20_Text">break</text:span> statement is omitted from a <text:span text:style-name="Source_20_Text">switch</text:span> statement's <text:span text:style-name="Source_20_Text">case</text:span>, the following <text:span text:style-name="Source_20_Text">case</text:span> statement(s) are executed <text:span text:style-name="T4">until a </text:span><text:span text:style-name="Source_20_Text"><text:span text:style-name="T4">break</text:span></text:span> is encountered. If you have multiple inputs with the same output, you can represent them in a <text:span text:style-name="Source_20_Text">switch</text:span> statement like this:</text:p>
      <text:p text:style-name="Quotations">switch(val) {<text:line-break/>  <text:span text:style-name="T4">case 1:<text:line-break/>  case 2:<text:line-break/>  case 3:<text:line-break/>    result = "1, 2, or 3";</text:span><text:line-break/>    break;<text:line-break/>  case 4:<text:line-break/>    result = "4 alone";<text:line-break/>}</text:p>
      <text:p text:style-name="Text_20_body">Cases for 1, 2, and 3 will all produce the same result.</text:p>
      <text:p text:style-name="Horizontal_20_Line"/>
      <text:p text:style-name="Text_20_body">Write a switch statement to set <text:span text:style-name="Source_20_Text">answer</text:span> for the following ranges:<text:line-break/><text:span text:style-name="Source_20_Text">1-3</text:span> - "Low"<text:line-break/><text:span text:style-name="Source_20_Text">4-6</text:span> - "Mid"<text:line-break/><text:span text:style-name="Source_20_Text">7-9</text:span> - "High"</text:p>
      <text:p text:style-name="Text_20_body"><text:span text:style-name="Strong_20_Emphasis">Note</text:span><text:line-break/>You will need to have a <text:span text:style-name="Source_20_Text">case</text:span> statement for each number in the range.</text:p>
      <text:p text:style-name="P7">function sequentialSizes(val) {</text:p>
      <text:p text:style-name="P7"><text:s text:c="2"/>var answer = "";</text:p>
      <text:p text:style-name="P7"><text:s text:c="2"/>// Only change code below this line</text:p>
      <text:p text:style-name="P7"><text:s/><text:span text:style-name="T22"><text:s/>switch(val) {</text:span></text:p>
      <text:p text:style-name="P12"><text:s text:c="4"/>case 1:</text:p>
      <text:p text:style-name="P12"><text:s text:c="4"/>case 2:</text:p>
      <text:p text:style-name="P12"><text:s text:c="4"/>case 3:</text:p>
      <text:p text:style-name="P12"><text:s text:c="6"/>answer = "Low";</text:p>
      <text:p text:style-name="P12"><text:s text:c="6"/>break;</text:p>
      <text:p text:style-name="P12"><text:s text:c="4"/>case 4:</text:p>
      <text:p text:style-name="P12"><text:soft-page-break/><text:s text:c="4"/>case 5:</text:p>
      <text:p text:style-name="P12"><text:s text:c="4"/>case 6:</text:p>
      <text:p text:style-name="P12"><text:s text:c="6"/>answer = "Mid";</text:p>
      <text:p text:style-name="P12"><text:s text:c="6"/>break;</text:p>
      <text:p text:style-name="P12"><text:s text:c="4"/>case 7:</text:p>
      <text:p text:style-name="P12"><text:s text:c="4"/>case 8:</text:p>
      <text:p text:style-name="P12"><text:s text:c="4"/>case 9:</text:p>
      <text:p text:style-name="P12"><text:s text:c="6"/>answer = "High";</text:p>
      <text:p text:style-name="P12"><text:s text:c="6"/>break; <text:s text:c="11"/></text:p>
      <text:p text:style-name="P12"><text:s text:c="4"/>}</text:p>
      <text:p text:style-name="P12"><text:s text:c="2"/></text:p>
      <text:p text:style-name="P7"><text:s text:c="2"/></text:p>
      <text:p text:style-name="P7"><text:s text:c="2"/>// Only change code above this line <text:s/></text:p>
      <text:p text:style-name="P7"><text:s text:c="2"/>return answer; <text:s/></text:p>
      <text:p text:style-name="P7">}</text:p>
      <text:p text:style-name="P7"/>
      <text:p text:style-name="P7">// Change this value to test</text:p>
      <text:p text:style-name="P7">sequentialSizes(1);</text:p>
      <text:p text:style-name="P7"/>
      <text:p text:style-name="P7"/>
      <text:h text:style-name="P6" text:outline-level="2"><text:bookmark-start text:name="__RefHeading___Toc13267_338912525"/>Replacing If Else Chains with Switch<text:bookmark-end text:name="__RefHeading___Toc13267_338912525"/></text:h>
      <text:p text:style-name="Text_20_body">If you have many options to choose from, a <text:span text:style-name="Source_20_Text">switch</text:span> statement can be easier to write than many chained <text:span text:style-name="Source_20_Text">if</text:span>/<text:span text:style-name="Source_20_Text">else if</text:span> statements. The following:</text:p>
      <text:p text:style-name="Quotations">if (val === 1) {<text:line-break/>  answer = "a";<text:line-break/>} else if (val === 2) {<text:line-break/>  answer = "b";<text:line-break/>} else {<text:line-break/>  answer = "c";<text:line-break/>}</text:p>
      <text:p text:style-name="Text_20_body">can be replaced with:</text:p>
      <text:p text:style-name="Quotations">switch(val) {<text:line-break/>  case 1:<text:line-break/>    answer = "a";<text:line-break/>    break;<text:line-break/>  case 2:<text:line-break/>    answer = "b";<text:line-break/>    break;<text:line-break/>  default:<text:line-break/>    answer = "c";<text:line-break/>}</text:p>
      <text:p text:style-name="Horizontal_20_Line"/>
      <text:p text:style-name="Text_20_body"><text:soft-page-break/>Change the chained <text:span text:style-name="Source_20_Text">if</text:span>/<text:span text:style-name="Source_20_Text">else if</text:span> statements into a <text:span text:style-name="Source_20_Text">switch</text:span> statement.</text:p>
      <text:p text:style-name="P7">function chainToSwitch(val) {</text:p>
      <text:p text:style-name="P7"><text:s text:c="2"/>var answer = "";</text:p>
      <text:p text:style-name="P7"><text:s text:c="2"/>// Only change code below this line</text:p>
      <text:p text:style-name="P7"><text:s text:c="2"/><text:span text:style-name="T22">switch(val){</text:span></text:p>
      <text:p text:style-name="P12"><text:s text:c="4"/>case "bob":</text:p>
      <text:p text:style-name="P12"><text:s text:c="6"/>answer = "Marley";</text:p>
      <text:p text:style-name="P12"><text:s text:c="6"/>break;</text:p>
      <text:p text:style-name="P12"><text:s text:c="4"/>case 42:</text:p>
      <text:p text:style-name="P12"><text:s text:c="6"/>answer = "The Answer";</text:p>
      <text:p text:style-name="P12"><text:s text:c="6"/>break;</text:p>
      <text:p text:style-name="P12"><text:s text:c="4"/>case 1:</text:p>
      <text:p text:style-name="P12"><text:s text:c="6"/>answer = "There is no #1";</text:p>
      <text:p text:style-name="P12"><text:s text:c="6"/>break;</text:p>
      <text:p text:style-name="P12"><text:s text:c="4"/>case 99:</text:p>
      <text:p text:style-name="P12"><text:s text:c="6"/>answer = "Missed me by this much!";</text:p>
      <text:p text:style-name="P12"><text:s text:c="6"/>break;</text:p>
      <text:p text:style-name="P12"><text:s text:c="4"/>case 7:</text:p>
      <text:p text:style-name="P12"><text:s text:c="6"/>answer = "Ate Nine";</text:p>
      <text:p text:style-name="P12"><text:s text:c="6"/>break;</text:p>
      <text:p text:style-name="P12"><text:s text:c="2"/>}</text:p>
      <text:p text:style-name="P12"/>
      <text:p text:style-name="P7"><text:s text:c="2"/>// Only change code above this line <text:s/></text:p>
      <text:p text:style-name="P7"><text:s text:c="2"/>return answer; <text:s/></text:p>
      <text:p text:style-name="P7">}</text:p>
      <text:p text:style-name="P7"/>
      <text:p text:style-name="P7">// Change this value to test</text:p>
      <text:p text:style-name="P7">chainToSwitch(7);</text:p>
      <text:p text:style-name="P7"/>
      <text:p text:style-name="P7"/>
      <text:h text:style-name="P6" text:outline-level="2"><text:bookmark-start text:name="__RefHeading___Toc13269_338912525"/>Returning Boolean Values from Functions<text:bookmark-end text:name="__RefHeading___Toc13269_338912525"/></text:h>
      <text:p text:style-name="Text_20_body">You may recall from <text:a xlink:type="simple" xlink:href="https://learn.freecodecamp.org/waypoint-comparison-with-the-equality-operator" office:target-frame-name="_blank" xlink:show="new" text:style-name="Internet_20_link" text:visited-style-name="Visited_20_Internet_20_Link">Comparison with the Equality Operator</text:a> that all comparison operators return a boolean <text:span text:style-name="Source_20_Text">true</text:span> or <text:span text:style-name="Source_20_Text">false</text:span> value.</text:p>
      <text:p text:style-name="Text_20_body">Sometimes people use an if/else statement to do a comparison, like this:</text:p>
      <text:p text:style-name="Quotations">function isEqual(a,b) {<text:line-break/>  if (a === b) {<text:line-break/>    return true;<text:line-break/>  } else {<text:line-break/>    return false;<text:line-break/>  }<text:line-break/>}</text:p>
      <text:p text:style-name="Text_20_body">But there's a <text:span text:style-name="T4">better way</text:span> to do this. Since <text:span text:style-name="Source_20_Text">===</text:span> returns <text:span text:style-name="Source_20_Text">true</text:span> or <text:span text:style-name="Source_20_Text">false</text:span>, we can return the result of the comparison:</text:p>
      <text:p text:style-name="Quotations"><text:soft-page-break/>function isEqual(a,b) {<text:line-break/>  return a === b;<text:line-break/>}</text:p>
      <text:p text:style-name="Horizontal_20_Line"/>
      <text:p text:style-name="Text_20_body">Fix the function <text:span text:style-name="Source_20_Text">isLess</text:span> to remove the <text:span text:style-name="Source_20_Text">if/else</text:span> statements.</text:p>
      <text:p text:style-name="P7">function isLess(a, b) {</text:p>
      <text:p text:style-name="P7"><text:s text:c="2"/>// Fix this code</text:p>
      <text:p text:style-name="P14"><text:s text:c="2"/>return a&lt;b;</text:p>
      <text:p text:style-name="P7">}</text:p>
      <text:p text:style-name="P7"/>
      <text:p text:style-name="P7">// Change these values to test</text:p>
      <text:p text:style-name="P7">isLess(10, 15);</text:p>
      <text:p text:style-name="P7"/>
      <text:p text:style-name="P7"/>
      <text:h text:style-name="P6" text:outline-level="2"><text:bookmark-start text:name="__RefHeading___Toc6850_2807466058"/>Return Early Pattern for Functions<text:bookmark-end text:name="__RefHeading___Toc6850_2807466058"/></text:h>
      <text:p text:style-name="Text_20_body">When a <text:span text:style-name="Source_20_Text"><text:span text:style-name="T4">return</text:span></text:span><text:span text:style-name="T4"> statement is reached, the execution of the current function stops </text:span>and control returns to the calling location.</text:p>
      <text:p text:style-name="Text_20_body"><text:span text:style-name="Strong_20_Emphasis">Example</text:span></text:p>
      <text:p text:style-name="Quotations">function myFun() {<text:line-break/>  console.log("Hello");<text:line-break/>  return "World";<text:line-break/>  console.log("byebye")<text:line-break/>}<text:line-break/>myFun();</text:p>
      <text:p text:style-name="Text_20_body">The above outputs "Hello" to the console, returns "World", but <text:span text:style-name="Source_20_Text"><text:span text:style-name="T4">"byebye"</text:span></text:span><text:span text:style-name="T4"> is never output,</text:span> because the function exits at the <text:span text:style-name="Source_20_Text">return</text:span> statement.</text:p>
      <text:p text:style-name="Horizontal_20_Line"/>
      <text:p text:style-name="Text_20_body">Modify the function <text:span text:style-name="Source_20_Text">abTest</text:span> so that if <text:span text:style-name="Source_20_Text">a</text:span> or <text:span text:style-name="Source_20_Text">b</text:span> are less than <text:span text:style-name="Source_20_Text">0</text:span> the function will immediately exit with a value of <text:span text:style-name="Source_20_Text">undefined</text:span>.</text:p>
      <text:p text:style-name="Text_20_body"><text:span text:style-name="Strong_20_Emphasis">Hint</text:span><text:line-break/>Remember that <text:a xlink:type="simple" xlink:href="http://www.freecodecamp.org/challenges/understanding-uninitialized-variables" office:target-frame-name="_blank" xlink:show="new" text:style-name="Internet_20_link" text:visited-style-name="Visited_20_Internet_20_Link"><text:span text:style-name="Source_20_Text">undefined</text:span></text:a><text:a xlink:type="simple" xlink:href="http://www.freecodecamp.org/challenges/understanding-uninitialized-variables" office:target-frame-name="_blank" xlink:show="new" text:style-name="Internet_20_link" text:visited-style-name="Visited_20_Internet_20_Link"> is a keyword</text:a>, not a string.</text:p>
      <text:p text:style-name="P7">// Setup</text:p>
      <text:p text:style-name="P7">function abTest(a, b) {</text:p>
      <text:p text:style-name="P7"><text:s text:c="2"/>// Only change code below this line</text:p>
      <text:p text:style-name="P7"><text:s text:c="2"/></text:p>
      <text:p text:style-name="P12"><text:s text:c="2"/>if (a&lt;0||b&lt;0) { return undefined;}</text:p>
      <text:p text:style-name="P7"><text:s text:c="2"/></text:p>
      <text:p text:style-name="P7"><text:s text:c="2"/>// Only change code above this line</text:p>
      <text:p text:style-name="P7"><text:soft-page-break/></text:p>
      <text:p text:style-name="P7"><text:s text:c="2"/>return Math.round(Math.pow(Math.sqrt(a) + Math.sqrt(b), 2));</text:p>
      <text:p text:style-name="P7">}</text:p>
      <text:p text:style-name="P7"/>
      <text:p text:style-name="P7">// Change values below to test your code</text:p>
      <text:p text:style-name="P7">abTest(2,2);</text:p>
      <text:p text:style-name="P7"/>
      <text:p text:style-name="P7"/>
      <text:p text:style-name="P7"/>
      <text:h text:style-name="P6" text:outline-level="2"><text:bookmark-start text:name="__RefHeading___Toc6852_2807466058"/>Counting Cards<text:bookmark-end text:name="__RefHeading___Toc6852_2807466058"/></text:h>
      <text:p text:style-name="Text_20_body">In the casino game Blackjack, a player can gain an advantage over the house by keeping track of the relative number of high and low cards remaining in the deck. This is called <text:a xlink:type="simple" xlink:href="https://en.wikipedia.org/wiki/Card_counting" office:target-frame-name="_blank" xlink:show="new" text:style-name="Internet_20_link" text:visited-style-name="Visited_20_Internet_20_Link">Card Counting</text:a>.</text:p>
      <text:p text:style-name="Text_20_body">Having more high cards remaining in the deck favors the player. Each card is assigned a value according to the table below. When the count is positive, the player should bet high. When the count is zero or negative, the player should bet low.</text:p>
      <table:table table:name="Table3" table:style-name="Table3">
        <table:table-column table:style-name="Table3.A"/>
        <table:table-column table:style-name="Table3.B"/>
        <table:table-header-rows>
          <table:table-row>
            <table:table-cell table:style-name="Table3.A1" office:value-type="string">
              <text:p text:style-name="Table_20_Heading">Count Change</text:p>
            </table:table-cell>
            <table:table-cell table:style-name="Table3.A1" office:value-type="string">
              <text:p text:style-name="Table_20_Heading">Cards</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 3, 4, 5, 6</text:p>
          </table:table-cell>
        </table:table-row>
        <table:table-row>
          <table:table-cell table:style-name="Table3.A1" office:value-type="string">
            <text:p text:style-name="Table_20_Contents">0</text:p>
          </table:table-cell>
          <table:table-cell table:style-name="Table3.A1" office:value-type="string">
            <text:p text:style-name="Table_20_Contents">7, 8, 9</text:p>
          </table:table-cell>
        </table:table-row>
        <table:table-row>
          <table:table-cell table:style-name="Table3.A1" office:value-type="string">
            <text:p text:style-name="Table_20_Contents">-1</text:p>
          </table:table-cell>
          <table:table-cell table:style-name="Table3.A1" office:value-type="string">
            <text:p text:style-name="Table_20_Contents">10, 'J', 'Q', 'K', 'A'</text:p>
          </table:table-cell>
        </table:table-row>
      </table:table>
      <text:p text:style-name="Text_20_body">You will write a card counting function. It will receive a <text:span text:style-name="Source_20_Text">card</text:span> parameter, which can be a number or a string, and increment or decrement the global <text:span text:style-name="Source_20_Text">count</text:span> variable according to the card's value (see table). The function will then return a string with the current count and the string <text:span text:style-name="Source_20_Text">Bet</text:span> if the count is positive, or <text:span text:style-name="Source_20_Text">Hold</text:span> if the count is zero or negative. The current count and the player's decision (<text:span text:style-name="Source_20_Text">Bet</text:span> or <text:span text:style-name="Source_20_Text">Hold</text:span>) should be separated by a single space.</text:p>
      <text:p text:style-name="Text_20_body"><text:span text:style-name="Strong_20_Emphasis">Example Output</text:span><text:line-break/><text:span text:style-name="Source_20_Text">-3 Hold</text:span><text:line-break/><text:span text:style-name="Source_20_Text">5 Bet</text:span></text:p>
      <text:p text:style-name="Text_20_body"><text:span text:style-name="Strong_20_Emphasis">Hint</text:span><text:line-break/>Do NOT reset <text:span text:style-name="Source_20_Text">count</text:span> to 0 when value is 7, 8, or 9.<text:line-break/>Do NOT return an array.<text:line-break/>Do NOT include quotes (single or double) in the output.</text:p>
      <text:p text:style-name="P7">var count = 0;</text:p>
      <text:p text:style-name="P7"/>
      <text:p text:style-name="P7">function cc(card) {</text:p>
      <text:p text:style-name="P7"><text:s text:c="2"/>// Only change code below this line</text:p>
      <text:p text:style-name="P7"><text:s text:c="2"/></text:p>
      <text:p text:style-name="P12"><text:s text:c="2"/>switch(card){</text:p>
      <text:p text:style-name="P12"><text:s text:c="4"/>case 2:</text:p>
      <text:p text:style-name="P12"><text:s text:c="4"/>case 3:</text:p>
      <text:p text:style-name="P12"><text:s text:c="4"/>case 4:</text:p>
      <text:p text:style-name="P12"><text:soft-page-break/><text:s text:c="4"/>case 5:</text:p>
      <text:p text:style-name="P12"><text:s text:c="4"/>case 6:</text:p>
      <text:p text:style-name="P12"><text:s text:c="6"/>count+=1;</text:p>
      <text:p text:style-name="P12"><text:s text:c="6"/>break;</text:p>
      <text:p text:style-name="P12"><text:s text:c="4"/>case 7:</text:p>
      <text:p text:style-name="P12"><text:s text:c="4"/>case 8:</text:p>
      <text:p text:style-name="P12"><text:s text:c="4"/>case 9:</text:p>
      <text:p text:style-name="P12"><text:s text:c="6"/>count+=0;</text:p>
      <text:p text:style-name="P12"><text:s text:c="6"/>break;</text:p>
      <text:p text:style-name="P12"><text:s text:c="4"/>case 10:</text:p>
      <text:p text:style-name="P12"><text:s text:c="4"/>case "J":</text:p>
      <text:p text:style-name="P12"><text:s text:c="4"/>case "Q":</text:p>
      <text:p text:style-name="P12"><text:s text:c="4"/>case "K":</text:p>
      <text:p text:style-name="P12"><text:s text:c="4"/>case "A":</text:p>
      <text:p text:style-name="P12"><text:s text:c="6"/>count-=1;</text:p>
      <text:p text:style-name="P12"><text:s text:c="6"/>break;</text:p>
      <text:p text:style-name="P12"/>
      <text:p text:style-name="P12"><text:s text:c="2"/>}</text:p>
      <text:p text:style-name="P12"><text:s text:c="2"/>if (count &lt;=0) {</text:p>
      <text:p text:style-name="P12"><text:s text:c="4"/>return count + " " + "Hold";</text:p>
      <text:p text:style-name="P12"><text:s text:c="2"/>}</text:p>
      <text:p text:style-name="P12"><text:s text:c="2"/>else {</text:p>
      <text:p text:style-name="P12"><text:s text:c="4"/>return <text:s/>count + " " + "Bet";</text:p>
      <text:p text:style-name="P12"><text:s text:c="2"/>}</text:p>
      <text:p text:style-name="P7"><text:s text:c="2"/></text:p>
      <text:p text:style-name="P7"><text:s text:c="2"/>// Only change code above this line</text:p>
      <text:p text:style-name="P7">}</text:p>
      <text:p text:style-name="P7"/>
      <text:p text:style-name="P7">// Add/remove calls to test your function.</text:p>
      <text:p text:style-name="P7">// Note: Only the last will display</text:p>
      <text:p text:style-name="P7">cc(2); cc(3); cc(7); cc('K'); cc('A');</text:p>
      <text:p text:style-name="P7"/>
      <text:p text:style-name="P7"/>
      <text:p text:style-name="P7"/>
      <text:h text:style-name="P6" text:outline-level="2"><text:bookmark-start text:name="__RefHeading___Toc6854_2807466058"/>Build JavaScript Objects<text:bookmark-end text:name="__RefHeading___Toc6854_2807466058"/></text:h>
      <text:p text:style-name="Text_20_body">You may have heard the term <text:span text:style-name="Source_20_Text">object</text:span> before.</text:p>
      <text:p text:style-name="Text_20_body">Objects are <text:span text:style-name="T4">similar to </text:span><text:span text:style-name="Source_20_Text"><text:span text:style-name="T4">arrays</text:span></text:span>, except that instead of using indexes to access and modify their data, you <text:span text:style-name="T4">access the data in objects through what are called </text:span><text:span text:style-name="Source_20_Text"><text:span text:style-name="T4">properties</text:span></text:span>.</text:p>
      <text:p text:style-name="Text_20_body">Objects are useful for storing data in a structured way, and can represent real world objects, like a cat.</text:p>
      <text:p text:style-name="Text_20_body">Here's a sample cat object:</text:p>
      <text:p text:style-name="Quotations">var cat = {<text:line-break/>  "name": "Whiskers",<text:line-break/>  "legs": 4,<text:line-break/><text:soft-page-break/>  "tails": 1,<text:line-break/>  "enemies": ["Water", "Dogs"]<text:line-break/>};</text:p>
      <text:p text:style-name="Text_20_body">In this example, all the properties are stored as strings, such as - <text:span text:style-name="Source_20_Text">"name"</text:span>, <text:span text:style-name="Source_20_Text">"legs"</text:span>, and <text:span text:style-name="Source_20_Text">"tails"</text:span>. However, you can also use numbers as properties. You can even <text:span text:style-name="T4">omit the quotes </text:span>for single-word string properties, as follows:</text:p>
      <text:p text:style-name="Quotations">var anotherObject = {<text:line-break/>  make: "Ford",<text:line-break/>  5: "five",<text:line-break/>  "model": "focus"<text:line-break/>};</text:p>
      <text:p text:style-name="Text_20_body">However, if your object has any non-string properties, JavaScript <text:span text:style-name="T4">will automatically typecast them as strings.</text:span></text:p>
      <text:p text:style-name="Horizontal_20_Line"/>
      <text:p text:style-name="Text_20_body">Make an object that represents a dog called <text:span text:style-name="Source_20_Text">myDog</text:span> which contains the properties <text:span text:style-name="Source_20_Text">"name"</text:span> (a string), <text:span text:style-name="Source_20_Text">"legs"</text:span>, <text:span text:style-name="Source_20_Text">"tails"</text:span> and <text:span text:style-name="Source_20_Text">"friends"</text:span>.</text:p>
      <text:p text:style-name="Text_20_body">You can set these object properties to whatever values you want, as long <text:span text:style-name="Source_20_Text">"name"</text:span> is a string, <text:span text:style-name="Source_20_Text">"legs"</text:span> and <text:span text:style-name="Source_20_Text">"tails"</text:span> are numbers, and <text:span text:style-name="Source_20_Text">"friends"</text:span> is an array</text:p>
      <text:p text:style-name="P7">// Example</text:p>
      <text:p text:style-name="P7">var ourDog = {</text:p>
      <text:p text:style-name="P7"><text:s text:c="2"/>"name": "Camper",</text:p>
      <text:p text:style-name="P7"><text:s text:c="2"/>"legs": 4,</text:p>
      <text:p text:style-name="P7"><text:s text:c="2"/>"tails": 1,</text:p>
      <text:p text:style-name="P7"><text:s text:c="2"/>"friends": ["everything!"]</text:p>
      <text:p text:style-name="P7">};</text:p>
      <text:p text:style-name="P7"/>
      <text:p text:style-name="P7">// Only change code below this line.</text:p>
      <text:p text:style-name="P7"/>
      <text:p text:style-name="P7">var myDog = {</text:p>
      <text:p text:style-name="P7"><text:s text:c="2"/><text:span text:style-name="T22">"name": "dog",</text:span></text:p>
      <text:p text:style-name="P12"><text:s text:c="2"/>"legs": 4,</text:p>
      <text:p text:style-name="P12"><text:s text:c="2"/>"tails":1,</text:p>
      <text:p text:style-name="P12"><text:s text:c="2"/>"friends": ["cat", "mice"]</text:p>
      <text:p text:style-name="P7"><text:s text:c="2"/></text:p>
      <text:p text:style-name="P7">};</text:p>
      <text:p text:style-name="P7"/>
      <text:p text:style-name="P7"/>
      <text:h text:style-name="P6" text:outline-level="2"><text:bookmark-start text:name="__RefHeading___Toc6856_2807466058"/>Accessing Object Properties with Dot Notation<text:bookmark-end text:name="__RefHeading___Toc6856_2807466058"/></text:h>
      <text:p text:style-name="Text_20_body">There are two ways to access the properties of an object:<text:span text:style-name="T4"> dot notation (</text:span><text:span text:style-name="Source_20_Text"><text:span text:style-name="T4">.</text:span></text:span><text:span text:style-name="T4">) </text:span>and <text:span text:style-name="T4">bracket notation (</text:span><text:span text:style-name="Source_20_Text"><text:span text:style-name="T4">[]</text:span></text:span><text:span text:style-name="T4">)</text:span>, similar to an array.</text:p>
      <text:p text:style-name="Text_20_body"><text:soft-page-break/>Dot notation is what you use when you know the name of the property you're trying to access ahead of time.</text:p>
      <text:p text:style-name="Text_20_body">Here is a sample of using dot notation (<text:span text:style-name="Source_20_Text">.</text:span>) to read an object's property:</text:p>
      <text:p text:style-name="Quotations">var myObj = {<text:line-break/>  prop1: "val1",<text:line-break/>  prop2: "val2"<text:line-break/>};<text:line-break/>var prop1val = myObj.prop1; // val1<text:line-break/>var prop2val = myObj.prop2; // val2</text:p>
      <text:p text:style-name="Horizontal_20_Line"/>
      <text:p text:style-name="Text_20_body">Read in the property values of <text:span text:style-name="Source_20_Text">testObj</text:span> using dot notation. Set the variable <text:span text:style-name="Source_20_Text">hatValue</text:span> equal to the object's property <text:span text:style-name="Source_20_Text">hat</text:span> and set the variable <text:span text:style-name="Source_20_Text">shirtValue</text:span> equal to the object's property <text:span text:style-name="Source_20_Text">shirt</text:span>.</text:p>
      <text:p text:style-name="P7">// Setup</text:p>
      <text:p text:style-name="P7">var testObj = {</text:p>
      <text:p text:style-name="P7"><text:s text:c="2"/>"hat": "ballcap",</text:p>
      <text:p text:style-name="P7"><text:s text:c="2"/>"shirt": "jersey",</text:p>
      <text:p text:style-name="P7"><text:s text:c="2"/>"shoes": "cleats"</text:p>
      <text:p text:style-name="P7">};</text:p>
      <text:p text:style-name="P7"/>
      <text:p text:style-name="P7">// Only change code below this line</text:p>
      <text:p text:style-name="P7"/>
      <text:p text:style-name="P7">var hatValue = testObj<text:span text:style-name="T22">.hat;</text:span> <text:s text:c="5"/>// Change this line</text:p>
      <text:p text:style-name="P7">var shirtValue = <text:span text:style-name="T22">testObj.shirt;</text:span> <text:s text:c="3"/>// Change this line</text:p>
      <text:p text:style-name="P7"/>
      <text:p text:style-name="P7"/>
      <text:h text:style-name="P6" text:outline-level="2"><text:bookmark-start text:name="__RefHeading___Toc6858_2807466058"/>Accessing Object Properties with Bracket Notation<text:bookmark-end text:name="__RefHeading___Toc6858_2807466058"/></text:h>
      <text:p text:style-name="Text_20_body">The second way to access the properties of an object is <text:span text:style-name="T4">bracket notation (</text:span><text:span text:style-name="Source_20_Text"><text:span text:style-name="T4">[]</text:span></text:span><text:span text:style-name="T4">).</text:span> If the property of the object you are trying to access <text:span text:style-name="T4">has a space in its name</text:span>, you will need to use bracket notation.</text:p>
      <text:p text:style-name="Text_20_body">However, you can still use bracket notation on object properties without spaces.</text:p>
      <text:p text:style-name="Text_20_body">Here is a sample of using bracket notation to read an object's property:</text:p>
      <text:p text:style-name="Quotations">var myObj = {<text:line-break/>  "Space Name": "Kirk",<text:line-break/>  "More Space": "Spock",<text:line-break/>  "NoSpace": "USS Enterprise"<text:line-break/>};<text:line-break/>myObj["Space Name"]; // Kirk<text:line-break/>myObj['More Space']; // Spock<text:line-break/>myObj["NoSpace"]; // USS Enterprise</text:p>
      <text:p text:style-name="Text_20_body">Note that property names with spaces in them must be in quotes (single or double).</text:p>
      <text:p text:style-name="Horizontal_20_Line"><text:soft-page-break/></text:p>
      <text:p text:style-name="Text_20_body">Read the values of the properties <text:span text:style-name="Source_20_Text">"an entree"</text:span> and <text:span text:style-name="Source_20_Text">"the drink"</text:span> of <text:span text:style-name="Source_20_Text">testObj</text:span> using bracket notation and assign them to <text:span text:style-name="Source_20_Text">entreeValue</text:span> and <text:span text:style-name="Source_20_Text">drinkValue</text:span> respectively.</text:p>
      <text:p text:style-name="P7">// Setup</text:p>
      <text:p text:style-name="P7">var testObj = {</text:p>
      <text:p text:style-name="P7"><text:s text:c="2"/>"an entree": "hamburger",</text:p>
      <text:p text:style-name="P7"><text:s text:c="2"/>"my side": "veggies",</text:p>
      <text:p text:style-name="P7"><text:s text:c="2"/>"the drink": "water"</text:p>
      <text:p text:style-name="P7">};</text:p>
      <text:p text:style-name="P7"/>
      <text:p text:style-name="P7">// Only change code below this line</text:p>
      <text:p text:style-name="P7"/>
      <text:p text:style-name="P7">var entreeValue = testObj<text:span text:style-name="T22">["an entree"];</text:span> <text:s text:c="2"/>// Change this line</text:p>
      <text:p text:style-name="P7">var drinkValue = testObj<text:span text:style-name="T22">["the drink"]</text:span> ; <text:s text:c="3"/>// Change this line</text:p>
      <text:p text:style-name="P7"/>
      <text:p text:style-name="P7"/>
      <text:h text:style-name="P6" text:outline-level="2"><text:bookmark-start text:name="__RefHeading___Toc6860_2807466058"/>Accessing Object Properties with Variables<text:bookmark-end text:name="__RefHeading___Toc6860_2807466058"/></text:h>
      <text:p text:style-name="Text_20_body">Another use of bracket notation on objects is to access a property which is stored as the value of a variable. This can be very useful for iterating through an object's properties or when accessing a lookup table.</text:p>
      <text:p text:style-name="Text_20_body">Here is an example of using a variable to access a property:</text:p>
      <text:p text:style-name="Quotations">var dogs = {<text:line-break/>  Fido: "Mutt", Hunter: "Doberman", Snoopie: "Beagle"<text:line-break/>};<text:line-break/>var myDog = "Hunter";<text:line-break/>var myBreed = dogs[myDog];<text:line-break/>console.log(myBreed); // "Doberman"</text:p>
      <text:p text:style-name="Text_20_body">Another way you can use this concept is when the property's name is collected dynamically during the program execution, as follows:</text:p>
      <text:p text:style-name="Quotations">var someObj = {<text:line-break/>  propName: "John"<text:line-break/>};<text:line-break/>function propPrefix(str) {<text:line-break/>  var s = "prop";<text:line-break/>  return s + str;<text:line-break/>}<text:line-break/>var someProp = propPrefix("Name"); // someProp now holds the value 'propName'<text:line-break/>console.log(someObj[someProp]); // "John"</text:p>
      <text:p text:style-name="Text_20_body">Note that we do <text:span text:style-name="Emphasis">not</text:span> use quotes around the variable name when using it to access the property because we are using the <text:span text:style-name="Emphasis">value</text:span> of the variable, not the <text:span text:style-name="Emphasis">name</text:span>.</text:p>
      <text:p text:style-name="Horizontal_20_Line"><text:soft-page-break/></text:p>
      <text:p text:style-name="Text_20_body">Use the <text:span text:style-name="Source_20_Text">playerNumber</text:span> variable to look up player <text:span text:style-name="Source_20_Text">16</text:span> in <text:span text:style-name="Source_20_Text">testObj</text:span> using bracket notation. Then assign that name to the <text:span text:style-name="Source_20_Text">player</text:span> variable.</text:p>
      <text:p text:style-name="P7">// Setup</text:p>
      <text:p text:style-name="P7">var testObj = {</text:p>
      <text:p text:style-name="P7"><text:s text:c="2"/>12: "Namath",</text:p>
      <text:p text:style-name="P7"><text:s text:c="2"/>16: "Montana",</text:p>
      <text:p text:style-name="P7"><text:s text:c="2"/>19: "Unitas"</text:p>
      <text:p text:style-name="P7">};</text:p>
      <text:p text:style-name="P7"/>
      <text:p text:style-name="P7">// Only change code below this line;</text:p>
      <text:p text:style-name="P7"/>
      <text:p text:style-name="P7">var playerNumber<text:span text:style-name="T22">=16</text:span>; <text:s text:c="6"/>// Change this Line</text:p>
      <text:p text:style-name="P7">var player = testObj<text:span text:style-name="T22">[playerNumber]</text:span>; <text:s text:c="2"/>// Change this Line</text:p>
      <text:p text:style-name="P7"/>
      <text:p text:style-name="P7"/>
      <text:h text:style-name="P6" text:outline-level="2"><text:bookmark-start text:name="__RefHeading___Toc6862_2807466058"/>Updating Object Properties<text:bookmark-end text:name="__RefHeading___Toc6862_2807466058"/></text:h>
      <text:p text:style-name="Text_20_body">After you've created a JavaScript object, you can update its properties at any time just like you would update any other variable. You can <text:span text:style-name="T4">use either dot or bracket notation to update</text:span>.</text:p>
      <text:p text:style-name="Text_20_body">For example, let's look at <text:span text:style-name="Source_20_Text">ourDog</text:span>:</text:p>
      <text:p text:style-name="Quotations">var ourDog = {<text:line-break/>  "name": "Camper",<text:line-break/>  "legs": 4,<text:line-break/>  "tails": 1,<text:line-break/>  "friends": ["everything!"]<text:line-break/>};</text:p>
      <text:p text:style-name="Text_20_body">Since he's a particularly happy dog, let's change his name to "Happy Camper". Here's how we update his object's name property:</text:p>
      <text:p text:style-name="Text_20_body"><text:span text:style-name="Source_20_Text">ourDog.name = "Happy Camper";</text:span> or</text:p>
      <text:p text:style-name="Text_20_body"><text:span text:style-name="Source_20_Text">ourDog["name"] = "Happy Camper";</text:span></text:p>
      <text:p text:style-name="Text_20_body">Now when we evaluate <text:span text:style-name="Source_20_Text">ourDog.name</text:span>, instead of getting "Camper", we'll get his new name, "Happy Camper".</text:p>
      <text:p text:style-name="Horizontal_20_Line"/>
      <text:p text:style-name="Text_20_body">Update the <text:span text:style-name="Source_20_Text">myDog</text:span> object's name property. Let's change her name from "Coder" to "Happy Coder". You can use either dot or bracket notation.</text:p>
      <text:p text:style-name="P7">// Example</text:p>
      <text:p text:style-name="P7">var ourDog = {</text:p>
      <text:p text:style-name="P7"><text:s text:c="2"/>"name": "Camper",</text:p>
      <text:p text:style-name="P7"><text:soft-page-break/><text:s text:c="2"/>"legs": 4,</text:p>
      <text:p text:style-name="P7"><text:s text:c="2"/>"tails": 1,</text:p>
      <text:p text:style-name="P7"><text:s text:c="2"/>"friends": ["everything!"]</text:p>
      <text:p text:style-name="P7">};</text:p>
      <text:p text:style-name="P7"/>
      <text:p text:style-name="P7">ourDog.name = "Happy Camper";</text:p>
      <text:p text:style-name="P7"/>
      <text:p text:style-name="P7">// Setup</text:p>
      <text:p text:style-name="P7">var myDog = {</text:p>
      <text:p text:style-name="P7"><text:s text:c="2"/>"name": "Coder",</text:p>
      <text:p text:style-name="P7"><text:s text:c="2"/>"legs": 4,</text:p>
      <text:p text:style-name="P7"><text:s text:c="2"/>"tails": 1,</text:p>
      <text:p text:style-name="P7"><text:s text:c="2"/>"friends": ["freeCodeCamp Campers"]</text:p>
      <text:p text:style-name="P7">};</text:p>
      <text:p text:style-name="P7"/>
      <text:p text:style-name="P7">// Only change code below this line.</text:p>
      <text:p text:style-name="P12">myDog["name"]="Happy Coder";</text:p>
      <text:p text:style-name="P7"/>
      <text:p text:style-name="P7"/>
      <text:h text:style-name="P6" text:outline-level="2"><text:bookmark-start text:name="__RefHeading___Toc6864_2807466058"/>Add New Properties to a JavaScript Object<text:bookmark-end text:name="__RefHeading___Toc6864_2807466058"/></text:h>
      <text:p text:style-name="Text_20_body">You can add new properties to existing JavaScript objects the same way you would modify them.</text:p>
      <text:p text:style-name="Text_20_body">Here's how we would add a <text:span text:style-name="Source_20_Text">"bark"</text:span> property to <text:span text:style-name="Source_20_Text">ourDog</text:span>:</text:p>
      <text:p text:style-name="Text_20_body"><text:span text:style-name="Source_20_Text">ourDog.bark = "bow-wow";</text:span> </text:p>
      <text:p text:style-name="Text_20_body">or</text:p>
      <text:p text:style-name="Text_20_body"><text:span text:style-name="Source_20_Text">ourDog["bark"] = "bow-wow";</text:span></text:p>
      <text:p text:style-name="Text_20_body">Now when we evaluate <text:span text:style-name="Source_20_Text">ourDog.bark</text:span>, we'll get his bark, "bow-wow".</text:p>
      <text:p text:style-name="Horizontal_20_Line"/>
      <text:p text:style-name="Text_20_body">Add a <text:span text:style-name="Source_20_Text">"bark"</text:span> property to <text:span text:style-name="Source_20_Text">myDog</text:span> and set it to a dog sound, such as "woof". You may use either dot or bracket notation.</text:p>
      <text:p text:style-name="P7">// Example</text:p>
      <text:p text:style-name="P7">var ourDog = {</text:p>
      <text:p text:style-name="P7"><text:s text:c="2"/>"name": "Camper",</text:p>
      <text:p text:style-name="P7"><text:s text:c="2"/>"legs": 4,</text:p>
      <text:p text:style-name="P7"><text:s text:c="2"/>"tails": 1,</text:p>
      <text:p text:style-name="P7"><text:s text:c="2"/>"friends": ["everything!"]</text:p>
      <text:p text:style-name="P7">};</text:p>
      <text:p text:style-name="P7"/>
      <text:p text:style-name="P7">ourDog.bark = "bow-wow";</text:p>
      <text:p text:style-name="P7"/>
      <text:p text:style-name="P7">// Setup</text:p>
      <text:p text:style-name="P7">var myDog = {</text:p>
      <text:p text:style-name="P7"><text:soft-page-break/><text:s text:c="2"/>"name": "Happy Coder",</text:p>
      <text:p text:style-name="P7"><text:s text:c="2"/>"legs": 4,</text:p>
      <text:p text:style-name="P7"><text:s text:c="2"/>"tails": 1,</text:p>
      <text:p text:style-name="P7"><text:s text:c="2"/>"friends": ["freeCodeCamp Campers"]</text:p>
      <text:p text:style-name="P7">};</text:p>
      <text:p text:style-name="P7"/>
      <text:p text:style-name="P7">// Only change code below this line.</text:p>
      <text:p text:style-name="P12">myDog.bark = "woof";</text:p>
      <text:p text:style-name="P7"/>
      <text:p text:style-name="P7"/>
      <text:h text:style-name="P6" text:outline-level="2"><text:bookmark-start text:name="__RefHeading___Toc6866_2807466058"/>Delete Properties from a JavaScript Object<text:bookmark-end text:name="__RefHeading___Toc6866_2807466058"/></text:h>
      <text:p text:style-name="Text_20_body">We can also delete properties from objects like this:</text:p>
      <text:p text:style-name="Text_20_body"><text:span text:style-name="Source_20_Text"><text:span text:style-name="T4">delete</text:span></text:span><text:span text:style-name="Source_20_Text"> ourDog.bark;</text:span></text:p>
      <text:p text:style-name="Horizontal_20_Line"/>
      <text:p text:style-name="Text_20_body">Delete the <text:span text:style-name="Source_20_Text">"tails"</text:span> property from <text:span text:style-name="Source_20_Text">myDog</text:span>. You may use either dot or bracket notation.</text:p>
      <text:p text:style-name="P7">var ourDog = {</text:p>
      <text:p text:style-name="P7"><text:s text:c="2"/>"name": "Camper",</text:p>
      <text:p text:style-name="P7"><text:s text:c="2"/>"legs": 4,</text:p>
      <text:p text:style-name="P7"><text:s text:c="2"/>"tails": 1,</text:p>
      <text:p text:style-name="P7"><text:s text:c="2"/>"friends": ["everything!"],</text:p>
      <text:p text:style-name="P7"><text:s text:c="2"/>"bark": "bow-wow"</text:p>
      <text:p text:style-name="P7">};</text:p>
      <text:p text:style-name="P7"/>
      <text:p text:style-name="P7">delete ourDog.bark;</text:p>
      <text:p text:style-name="P7"/>
      <text:p text:style-name="P7">// Setup</text:p>
      <text:p text:style-name="P7">var myDog = {</text:p>
      <text:p text:style-name="P7"><text:s text:c="2"/>"name": "Happy Coder",</text:p>
      <text:p text:style-name="P7"><text:s text:c="2"/>"legs": 4,</text:p>
      <text:p text:style-name="P7"><text:s text:c="2"/>"tails": 1,</text:p>
      <text:p text:style-name="P7"><text:s text:c="2"/>"friends": ["freeCodeCamp Campers"],</text:p>
      <text:p text:style-name="P7"><text:s text:c="2"/>"bark": "woof"</text:p>
      <text:p text:style-name="P7">};</text:p>
      <text:p text:style-name="P7"/>
      <text:p text:style-name="P12">// Only change code below this line.</text:p>
      <text:p text:style-name="P12">delete myDog["tails"];</text:p>
      <text:p text:style-name="P7"/>
      <text:h text:style-name="P6" text:outline-level="2"><text:bookmark-start text:name="__RefHeading___Toc6868_2807466058"/>Using Objects for Lookups<text:bookmark-end text:name="__RefHeading___Toc6868_2807466058"/></text:h>
      <text:p text:style-name="Text_20_body">Objects can be thought of as a key/value storage, like a dictionary. If you have tabular data, you can use an object to "lookup" values <text:span text:style-name="T4">rather than a </text:span><text:span text:style-name="Source_20_Text"><text:span text:style-name="T4">switch</text:span></text:span> statement or an <text:span text:style-name="Source_20_Text">if/else</text:span> chain. This is most useful when you know that your input data is limited to a certain range.</text:p>
      <text:p text:style-name="Text_20_body">Here is an example of a simple reverse alphabet lookup:</text:p>
      <text:p text:style-name="Quotations"><text:soft-page-break/>var alpha = {<text:line-break/>  1:"Z",<text:line-break/>  2:"Y",<text:line-break/>  3:"X",<text:line-break/>  4:"W",<text:line-break/>  ...<text:line-break/>  24:"C",<text:line-break/>  25:"B",<text:line-break/>  26:"A"<text:line-break/>};<text:line-break/>alpha[2]; // "Y"<text:line-break/>alpha[24]; // "C"<text:line-break/><text:line-break/>var value = 2;<text:line-break/>alpha[value]; // "Y"</text:p>
      <text:p text:style-name="Horizontal_20_Line"/>
      <text:p text:style-name="Text_20_body">Convert the switch statement into an object called <text:span text:style-name="Source_20_Text">lookup</text:span>. Use it to look up <text:span text:style-name="Source_20_Text">val</text:span> and assign the associated string to the <text:span text:style-name="Source_20_Text">result</text:span> variable.</text:p>
      <text:p text:style-name="P7">// Setup</text:p>
      <text:p text:style-name="P7">function phoneticLookup(val) {</text:p>
      <text:p text:style-name="P7"><text:s text:c="2"/>var result = "";</text:p>
      <text:p text:style-name="P7"/>
      <text:p text:style-name="P7"><text:s text:c="2"/>// Only change code below this line</text:p>
      <text:p text:style-name="P12"><text:s text:c="2"/>var lookup = {</text:p>
      <text:p text:style-name="P12"><text:s text:c="4"/>"alpha": "Adams",</text:p>
      <text:p text:style-name="P12"><text:s text:c="4"/>"bravo": "Boston",</text:p>
      <text:p text:style-name="P12"><text:s text:c="4"/>"charlie":"Chicago",</text:p>
      <text:p text:style-name="P12"><text:s text:c="4"/>"delta": "Denver",</text:p>
      <text:p text:style-name="P12"><text:s text:c="4"/>"echo":"Easy",</text:p>
      <text:p text:style-name="P12"><text:s text:c="4"/>"foxtrot":"Frank",</text:p>
      <text:p text:style-name="P12"><text:s text:c="2"/>}</text:p>
      <text:p text:style-name="P12"/>
      <text:p text:style-name="P12"><text:s text:c="2"/>result = lookup[val];</text:p>
      <text:p text:style-name="P7"><text:s text:c="2"/>// Only change code above this line</text:p>
      <text:p text:style-name="P7"><text:s text:c="2"/>return result;</text:p>
      <text:p text:style-name="P7">}</text:p>
      <text:p text:style-name="P7"/>
      <text:p text:style-name="P7">// Change this value to test</text:p>
      <text:p text:style-name="P7">phoneticLookup("charlie");</text:p>
      <text:p text:style-name="P7"/>
      <text:p text:style-name="P7"/>
      <text:h text:style-name="P6" text:outline-level="2"><text:bookmark-start text:name="__RefHeading___Toc6870_2807466058"/><text:soft-page-break/>Testing Objects for Properties<text:bookmark-end text:name="__RefHeading___Toc6870_2807466058"/></text:h>
      <text:p text:style-name="Text_20_body">Sometimes it is useful to check if the property of a given object exists or not. We can use the <text:span text:style-name="Source_20_Text"><text:span text:style-name="T4">.hasOwnProperty(propname)</text:span></text:span><text:span text:style-name="T4"> </text:span>method of objects to determine if that object has the given property name. <text:span text:style-name="Source_20_Text">.hasOwnProperty()</text:span> returns <text:span text:style-name="Source_20_Text">true</text:span> or <text:span text:style-name="Source_20_Text">false</text:span> if the property is found or not.</text:p>
      <text:p text:style-name="Text_20_body"><text:span text:style-name="Strong_20_Emphasis">Example</text:span></text:p>
      <text:p text:style-name="Quotations">var myObj = {<text:line-break/>  top: "hat",<text:line-break/>  bottom: "pants"<text:line-break/>};<text:line-break/>myObj.hasOwnProperty("top"); // true<text:line-break/>myObj.hasOwnProperty("middle"); // false</text:p>
      <text:p text:style-name="Horizontal_20_Line"/>
      <text:p text:style-name="Text_20_body">Modify the function <text:span text:style-name="Source_20_Text">checkObj</text:span> to test <text:span text:style-name="Source_20_Text">myObj</text:span> for <text:span text:style-name="Source_20_Text">checkProp</text:span>. If the property is found, return that property's value. If not, return <text:span text:style-name="Source_20_Text">"Not Found"</text:span>.</text:p>
      <text:p text:style-name="P7">// Setup</text:p>
      <text:p text:style-name="P7">var myObj = {</text:p>
      <text:p text:style-name="P7"><text:s text:c="2"/>gift: "pony",</text:p>
      <text:p text:style-name="P7"><text:s text:c="2"/>pet: "kitten",</text:p>
      <text:p text:style-name="P7"><text:s text:c="2"/>bed: "sleigh"</text:p>
      <text:p text:style-name="P7">};</text:p>
      <text:p text:style-name="P7"/>
      <text:p text:style-name="P7">function checkObj(checkProp) {</text:p>
      <text:p text:style-name="P7"><text:s text:c="2"/>// Your Code Here</text:p>
      <text:p text:style-name="P12"><text:s text:c="2"/>if (myObj.hasOwnProperty(checkProp)) {</text:p>
      <text:p text:style-name="P12"><text:s text:c="4"/>return myObj[checkProp];</text:p>
      <text:p text:style-name="P12"><text:s text:c="2"/>}</text:p>
      <text:p text:style-name="P12"><text:s text:c="2"/>else {</text:p>
      <text:p text:style-name="P12"><text:s text:c="4"/>return "Not Found";</text:p>
      <text:p text:style-name="P12"><text:s text:c="2"/>}</text:p>
      <text:p text:style-name="P7"><text:s text:c="2"/></text:p>
      <text:p text:style-name="P7">}</text:p>
      <text:p text:style-name="P7"/>
      <text:p text:style-name="P7">// Test your code by modifying these values</text:p>
      <text:p text:style-name="P7">checkObj("gift");</text:p>
      <text:p text:style-name="P7"/>
      <text:p text:style-name="P7"/>
      <text:h text:style-name="P6" text:outline-level="2"><text:bookmark-start text:name="__RefHeading___Toc6872_2807466058"/>Manipulating Complex Objects<text:bookmark-end text:name="__RefHeading___Toc6872_2807466058"/></text:h>
      <text:p text:style-name="Text_20_body">Sometimes you may want to store data in a flexible <text:span text:style-name="Definition">Data Structure</text:span>. <text:span text:style-name="T4">A JavaScript object is one way to handle flexible data.</text:span> They allow for arbitrary <text:span text:style-name="T4">combinations of </text:span><text:span text:style-name="Definition"><text:span text:style-name="T4">strings</text:span></text:span><text:span text:style-name="T4">, </text:span><text:span text:style-name="Definition"><text:span text:style-name="T4">numbers</text:span></text:span><text:span text:style-name="T4">, </text:span><text:span text:style-name="Definition"><text:span text:style-name="T4">booleans</text:span></text:span><text:span text:style-name="T4">, </text:span><text:span text:style-name="Definition"><text:span text:style-name="T4">arrays</text:span></text:span><text:span text:style-name="T4">, </text:span><text:span text:style-name="Definition"><text:span text:style-name="T4">functions</text:span></text:span><text:span text:style-name="T4">, and </text:span><text:span text:style-name="Definition"><text:span text:style-name="T4">objects</text:span></text:span><text:span text:style-name="T4">.</text:span></text:p>
      <text:p text:style-name="Text_20_body"><text:soft-page-break/>Here's an example of a complex data structure:</text:p>
      <text:p text:style-name="Quotations">var ourMusic = [<text:line-break/>  {<text:line-break/>    "artist": "Daft Punk",<text:line-break/>    "title": "Homework",<text:line-break/>    "release_year": 1997,<text:line-break/>    "formats": [ <text:line-break/>      "CD", <text:line-break/>      "Cassette", <text:line-break/>      "LP"<text:line-break/>    ],<text:line-break/>    "gold": true<text:line-break/>  }<text:line-break/>];</text:p>
      <text:p text:style-name="Text_20_body">This is an array which contains one object inside. The object has various pieces of <text:span text:style-name="Definition">metadata</text:span> about an album. It also has a nested <text:span text:style-name="Source_20_Text">"formats"</text:span> array. If you want to add more album records, you can do this by adding records to the top level array.</text:p>
      <text:p text:style-name="Text_20_body"><text:span text:style-name="T4">Objects hold data in a property, which has a key-value format.</text:span> In the example above, <text:span text:style-name="Source_20_Text">"artist": "Daft Punk"</text:span> is a property that has a key of <text:span text:style-name="Source_20_Text">"artist"</text:span> and a value of <text:span text:style-name="Source_20_Text">"Daft Punk"</text:span>.</text:p>
      <text:p text:style-name="Text_20_body"><text:a xlink:type="simple" xlink:href="http://www.json.org/" office:target-frame-name="_blank" xlink:show="new" text:style-name="Internet_20_link" text:visited-style-name="Visited_20_Internet_20_Link">JavaScript Object Notation</text:a> or <text:span text:style-name="Source_20_Text"><text:span text:style-name="T4">JSON</text:span></text:span> is a related data interchange format used to store data.</text:p>
      <text:p text:style-name="Quotations">{<text:line-break/>  "artist": "Daft Punk",<text:line-break/>  "title": "Homework",<text:line-break/>  "release_year": 1997,<text:line-break/>  "formats": [ <text:line-break/>    "CD",<text:line-break/>    "Cassette",<text:line-break/>    "LP"<text:line-break/>  ],<text:line-break/>  "gold": true<text:line-break/>}</text:p>
      <text:p text:style-name="Text_20_body"><text:span text:style-name="Strong_20_Emphasis">Note</text:span><text:line-break/>You will need to place a <text:span text:style-name="T4">comma </text:span>after every object in the array, <text:span text:style-name="T4">unless it is the last</text:span> object in the array.</text:p>
      <text:p text:style-name="Horizontal_20_Line"/>
      <text:p text:style-name="Text_20_body">Add a new album to the <text:span text:style-name="Source_20_Text">myMusic</text:span> array. Add <text:span text:style-name="Source_20_Text">artist</text:span> and <text:span text:style-name="Source_20_Text">title</text:span> strings, <text:span text:style-name="Source_20_Text">release_year</text:span> number, and a <text:span text:style-name="Source_20_Text">formats</text:span> array of strings.</text:p>
      <text:p text:style-name="P7">var myMusic = [</text:p>
      <text:p text:style-name="P7"><text:s text:c="2"/>{</text:p>
      <text:p text:style-name="P7"><text:s text:c="4"/>"artist": "Billy Joel",</text:p>
      <text:p text:style-name="P7"><text:soft-page-break/><text:s text:c="4"/>"title": "Piano Man",</text:p>
      <text:p text:style-name="P7"><text:s text:c="4"/>"release_year": 1973,</text:p>
      <text:p text:style-name="P7"><text:s text:c="4"/>"formats": [ </text:p>
      <text:p text:style-name="P7"><text:s text:c="6"/>"CD",</text:p>
      <text:p text:style-name="P7"><text:s text:c="6"/>"8T",</text:p>
      <text:p text:style-name="P7"><text:s text:c="6"/>"LP"</text:p>
      <text:p text:style-name="P7"><text:s text:c="4"/>],</text:p>
      <text:p text:style-name="P7"><text:s text:c="4"/>"gold": true</text:p>
      <text:p text:style-name="P7"><text:s text:c="2"/>},</text:p>
      <text:p text:style-name="P12"><text:s text:c="2"/>{</text:p>
      <text:p text:style-name="P12"><text:s text:c="4"/>"artist": "Billy Joel",</text:p>
      <text:p text:style-name="P12"><text:s text:c="4"/>"title": "Piano Man",</text:p>
      <text:p text:style-name="P12"><text:s text:c="4"/>"release_year": 1973,</text:p>
      <text:p text:style-name="P12"><text:s text:c="4"/>"formats": [ </text:p>
      <text:p text:style-name="P12"><text:s text:c="6"/>"CD",</text:p>
      <text:p text:style-name="P12"><text:s text:c="6"/>"8T",</text:p>
      <text:p text:style-name="P12"><text:s text:c="6"/>"LP"</text:p>
      <text:p text:style-name="P12"><text:s text:c="4"/>]</text:p>
      <text:p text:style-name="P12"><text:s/></text:p>
      <text:p text:style-name="P12"><text:s text:c="2"/>}</text:p>
      <text:p text:style-name="P7"><text:s text:c="2"/></text:p>
      <text:p text:style-name="P7"><text:s text:c="2"/></text:p>
      <text:p text:style-name="P7"><text:s text:c="2"/>// Add record here</text:p>
      <text:p text:style-name="P7">];</text:p>
      <text:p text:style-name="P7"/>
      <text:p text:style-name="P7"/>
      <text:p text:style-name="P7"/>
      <text:h text:style-name="P6" text:outline-level="2"><text:bookmark-start text:name="__RefHeading___Toc6874_2807466058"/>Accessing Nested Objects<text:bookmark-end text:name="__RefHeading___Toc6874_2807466058"/></text:h>
      <text:p text:style-name="Text_20_body">The sub-properties of objects can be accessed by<text:span text:style-name="T4"> chaining together the dot or bracket notation.</text:span></text:p>
      <text:p text:style-name="Text_20_body">Here is a nested object:</text:p>
      <text:p text:style-name="Quotations">var ourStorage = {<text:line-break/>  "desk": {<text:line-break/>    "drawer": "stapler"<text:line-break/>  },<text:line-break/>  "cabinet": {<text:line-break/>    "top drawer": { <text:line-break/>      "folder1": "a file",<text:line-break/>      "folder2": "secrets"<text:line-break/>    },<text:line-break/>    "bottom drawer": "soda"<text:line-break/>  }<text:line-break/>};<text:line-break/>ourStorage.cabinet["top drawer"].folder2; // "secrets"<text:line-break/>ourStorage.desk.drawer; // "stapler"</text:p>
      <text:p text:style-name="Horizontal_20_Line"><text:soft-page-break/></text:p>
      <text:p text:style-name="Text_20_body">Access the <text:span text:style-name="Source_20_Text">myStorage</text:span> object and assign the contents of the <text:span text:style-name="Source_20_Text">glove box</text:span> property to the <text:span text:style-name="Source_20_Text">gloveBoxContents</text:span> variable. Use bracket notation for properties with a space in their name.</text:p>
      <text:p text:style-name="P7">// Setup</text:p>
      <text:p text:style-name="P7">var myStorage = {</text:p>
      <text:p text:style-name="P7"><text:s text:c="2"/>"car": {</text:p>
      <text:p text:style-name="P7"><text:s text:c="4"/>"inside": {</text:p>
      <text:p text:style-name="P7"><text:s text:c="6"/>"glove box": "maps",</text:p>
      <text:p text:style-name="P7"><text:s text:c="6"/>"passenger seat": "crumbs"</text:p>
      <text:p text:style-name="P7"><text:s text:c="5"/>},</text:p>
      <text:p text:style-name="P7"><text:s text:c="4"/>"outside": {</text:p>
      <text:p text:style-name="P7"><text:s text:c="6"/>"trunk": "jack"</text:p>
      <text:p text:style-name="P7"><text:s text:c="4"/>}</text:p>
      <text:p text:style-name="P7"><text:s text:c="2"/>}</text:p>
      <text:p text:style-name="P7">};</text:p>
      <text:p text:style-name="P7"/>
      <text:p text:style-name="P7">var gloveBoxContents = <text:span text:style-name="T22">myStorage.car.inside["glove box"];</text:span> // Change this line</text:p>
      <text:p text:style-name="P7"/>
      <text:p text:style-name="P7"/>
      <text:h text:style-name="P6" text:outline-level="2"><text:bookmark-start text:name="__RefHeading___Toc6876_2807466058"/>Accessing Nested Arrays<text:bookmark-end text:name="__RefHeading___Toc6876_2807466058"/></text:h>
      <text:p text:style-name="Text_20_body">As we have seen in earlier examples, <text:span text:style-name="T4">objects can contain both nested objects and nested arrays.</text:span> Similar to accessing nested objects, <text:span text:style-name="T4">Array bracket notation can be chained to access nested arrays.</text:span></text:p>
      <text:p text:style-name="Text_20_body">Here is an example of how to access a nested array:</text:p>
      <text:p text:style-name="Quotations">var ourPets = [<text:line-break/>  {<text:line-break/>    animalType: "cat",<text:line-break/>    names: [<text:line-break/>      "Meowzer",<text:line-break/>      "Fluffy",<text:line-break/>      "Kit-Cat"<text:line-break/>    ]<text:line-break/>  },<text:line-break/>  {<text:line-break/>    animalType: "dog",<text:line-break/>    names: [<text:line-break/>      "Spot",<text:line-break/>      "Bowser",<text:line-break/>      "Frankie"<text:line-break/>    ]<text:line-break/>  }<text:line-break/>];<text:line-break/>ourPets[0].names[1]; // "Fluffy"<text:line-break/>ourPets[1].names[0]; // "Spot"</text:p>
      <text:p text:style-name="Horizontal_20_Line"><text:soft-page-break/></text:p>
      <text:p text:style-name="Text_20_body">Retrieve the second tree from the variable <text:span text:style-name="Source_20_Text">myPlants</text:span> using object dot and array bracket notation.</text:p>
      <text:p text:style-name="P7">// Setup</text:p>
      <text:p text:style-name="P7">var myPlants = [</text:p>
      <text:p text:style-name="P7"><text:s text:c="2"/>{ </text:p>
      <text:p text:style-name="P7"><text:s text:c="4"/>type: "flowers",</text:p>
      <text:p text:style-name="P7"><text:s text:c="4"/>list: [</text:p>
      <text:p text:style-name="P7"><text:s text:c="6"/>"rose",</text:p>
      <text:p text:style-name="P7"><text:s text:c="6"/>"tulip",</text:p>
      <text:p text:style-name="P7"><text:s text:c="6"/>"dandelion"</text:p>
      <text:p text:style-name="P7"><text:s text:c="4"/>]</text:p>
      <text:p text:style-name="P7"><text:s text:c="2"/>},</text:p>
      <text:p text:style-name="P7"><text:s text:c="2"/>{</text:p>
      <text:p text:style-name="P7"><text:s text:c="4"/>type: "trees",</text:p>
      <text:p text:style-name="P7"><text:s text:c="4"/>list: [</text:p>
      <text:p text:style-name="P7"><text:s text:c="6"/>"fir",</text:p>
      <text:p text:style-name="P7"><text:s text:c="6"/>"pine",</text:p>
      <text:p text:style-name="P7"><text:s text:c="6"/>"birch"</text:p>
      <text:p text:style-name="P7"><text:s text:c="4"/>]</text:p>
      <text:p text:style-name="P7"><text:s text:c="2"/>} <text:s/></text:p>
      <text:p text:style-name="P7">];</text:p>
      <text:p text:style-name="P7"/>
      <text:p text:style-name="P7">// Only change code below this line</text:p>
      <text:p text:style-name="P7"/>
      <text:p text:style-name="P7">var secondTree = <text:span text:style-name="T22">myPlants[1].list[1] </text:span>; // Change this line</text:p>
      <text:p text:style-name="P7"/>
      <text:p text:style-name="P7"/>
      <text:h text:style-name="P6" text:outline-level="2"><text:bookmark-start text:name="__RefHeading___Toc6878_2807466058"/>Record Collection<text:bookmark-end text:name="__RefHeading___Toc6878_2807466058"/></text:h>
      <text:p text:style-name="Text_20_body">You are given a <text:span text:style-name="T4">JSON object</text:span> representing a part of your musical album collection. Each album has several properties and a unique id number as its key. Not all albums have complete information.</text:p>
      <text:p text:style-name="Text_20_body">Write a function which takes an album's <text:span text:style-name="Source_20_Text">id</text:span> (like <text:span text:style-name="Source_20_Text">2548</text:span>), a property <text:span text:style-name="Source_20_Text">prop</text:span> (like <text:span text:style-name="Source_20_Text">"artist"</text:span> or <text:span text:style-name="Source_20_Text">"tracks"</text:span>), and a <text:span text:style-name="Source_20_Text">value</text:span> (like <text:span text:style-name="Source_20_Text">"Addicted to Love"</text:span>) to modify the data in this collection.</text:p>
      <text:p text:style-name="Text_20_body">If <text:span text:style-name="Source_20_Text">prop</text:span> isn't <text:span text:style-name="Source_20_Text">"tracks"</text:span> and <text:span text:style-name="Source_20_Text">value</text:span> isn't empty (<text:span text:style-name="Source_20_Text">""</text:span>), update or set the <text:span text:style-name="Source_20_Text">value</text:span> for that record album's property.</text:p>
      <text:p text:style-name="Text_20_body">Your function must always return the entire collection object.</text:p>
      <text:p text:style-name="Text_20_body">There are several rules for handling incomplete data:</text:p>
      <text:p text:style-name="Text_20_body">If <text:span text:style-name="Source_20_Text">prop</text:span> is <text:span text:style-name="Source_20_Text">"tracks"</text:span> but the album doesn't have a <text:span text:style-name="Source_20_Text">"tracks"</text:span> property, create an empty array before adding the new value to the album's corresponding property.</text:p>
      <text:p text:style-name="Text_20_body">If <text:span text:style-name="Source_20_Text">prop</text:span> is <text:span text:style-name="Source_20_Text">"tracks"</text:span> and <text:span text:style-name="Source_20_Text">value</text:span> isn't empty (<text:span text:style-name="Source_20_Text">""</text:span>), push the <text:span text:style-name="Source_20_Text">value</text:span> onto the end of the album's existing <text:span text:style-name="Source_20_Text">tracks</text:span> array.</text:p>
      <text:p text:style-name="Text_20_body"><text:soft-page-break/>If <text:span text:style-name="Source_20_Text">value</text:span> is empty (<text:span text:style-name="Source_20_Text">""</text:span>), delete the given <text:span text:style-name="Source_20_Text">prop</text:span> property from the album.</text:p>
      <text:p text:style-name="Text_20_body"><text:span text:style-name="Strong_20_Emphasis">Hints</text:span><text:line-break/>Use <text:span text:style-name="Source_20_Text">bracket notation</text:span> when <text:a xlink:type="simple" xlink:href="https://learn.freecodecamp.org/javascript-algorithms-and-data-structures/basic-javascript/accessing-object-properties-with-variables" office:target-frame-name="_blank" xlink:show="new" text:style-name="Internet_20_link" text:visited-style-name="Visited_20_Internet_20_Link">accessing object properties with variables</text:a>.</text:p>
      <text:p text:style-name="Text_20_body">Push is an array method you can read about on <text:a xlink:type="simple" xlink:href="https://developer.mozilla.org/en-US/docs/Web/JavaScript/Reference/Global_Objects/Array/push" office:target-frame-name="_blank" xlink:show="new" text:style-name="Internet_20_link" text:visited-style-name="Visited_20_Internet_20_Link">Mozilla Developer Network</text:a>.</text:p>
      <text:p text:style-name="Text_20_body">You may refer back to <text:a xlink:type="simple" xlink:href="https://learn.freecodecamp.org/javascript-algorithms-and-data-structures/basic-javascript/manipulating-complex-objects" office:target-frame-name="_blank" xlink:show="new" text:style-name="Internet_20_link" text:visited-style-name="Visited_20_Internet_20_Link">Manipulating Complex Objects</text:a> Introducing JavaScript Object Notation (JSON) for a refresher.</text:p>
      <text:p text:style-name="P7">// Setup</text:p>
      <text:p text:style-name="P7">var collection = {</text:p>
      <text:p text:style-name="P7"><text:s text:c="4"/>"2548": {</text:p>
      <text:p text:style-name="P7"><text:s text:c="6"/>"album": "Slippery When Wet",</text:p>
      <text:p text:style-name="P7"><text:s text:c="6"/>"artist": "Bon Jovi",</text:p>
      <text:p text:style-name="P7"><text:s text:c="6"/>"tracks": [ </text:p>
      <text:p text:style-name="P7"><text:s text:c="8"/>"Let It Rock", </text:p>
      <text:p text:style-name="P7"><text:s text:c="8"/>"You Give Love a Bad Name" </text:p>
      <text:p text:style-name="P7"><text:s text:c="6"/>]</text:p>
      <text:p text:style-name="P7"><text:s text:c="4"/>},</text:p>
      <text:p text:style-name="P7"><text:s text:c="4"/>"2468": {</text:p>
      <text:p text:style-name="P7"><text:s text:c="6"/>"album": "1999",</text:p>
      <text:p text:style-name="P7"><text:s text:c="6"/>"artist": "Prince",</text:p>
      <text:p text:style-name="P7"><text:s text:c="6"/>"tracks": [ </text:p>
      <text:p text:style-name="P7"><text:s text:c="8"/>"1999", </text:p>
      <text:p text:style-name="P7"><text:s text:c="8"/>"Little Red Corvette" </text:p>
      <text:p text:style-name="P7"><text:s text:c="6"/>]</text:p>
      <text:p text:style-name="P7"><text:s text:c="4"/>},</text:p>
      <text:p text:style-name="P7"><text:s text:c="4"/>"1245": {</text:p>
      <text:p text:style-name="P7"><text:s text:c="6"/>"artist": "Robert Palmer",</text:p>
      <text:p text:style-name="P7"><text:s text:c="6"/>"tracks": [ ]</text:p>
      <text:p text:style-name="P7"><text:s text:c="4"/>},</text:p>
      <text:p text:style-name="P7"><text:s text:c="4"/>"5439": {</text:p>
      <text:p text:style-name="P7"><text:s text:c="6"/>"album": "ABBA Gold"</text:p>
      <text:p text:style-name="P7"><text:s text:c="4"/>}</text:p>
      <text:p text:style-name="P7">};</text:p>
      <text:p text:style-name="P7">// Keep a copy of the collection for tests</text:p>
      <text:p text:style-name="P7">var collectionCopy = JSON.parse(JSON.stringify(collection));</text:p>
      <text:p text:style-name="P7"/>
      <text:p text:style-name="P7">// Only change code below this line</text:p>
      <text:p text:style-name="P7">function updateRecords(id, prop, value) {</text:p>
      <text:p text:style-name="P12"><text:s text:c="3"/>if (prop != "tracks" &amp;&amp; value != "") {</text:p>
      <text:p text:style-name="P12"><text:s text:c="4"/>collection[id][prop]=value;</text:p>
      <text:p text:style-name="P12"><text:s text:c="2"/>}</text:p>
      <text:p text:style-name="P12"><text:s text:c="2"/>else if (prop == "tracks" &amp;&amp; collection[id].hasOwnProperty("tracks")==false) {</text:p>
      <text:p text:style-name="P12"><text:s text:c="4"/>collection[id][prop] = [];</text:p>
      <text:p text:style-name="P12"><text:s text:c="4"/>collection[id][prop].push(value);</text:p>
      <text:p text:style-name="P12"><text:s text:c="2"/>}</text:p>
      <text:p text:style-name="P12"><text:soft-page-break/><text:s text:c="2"/>else if (prop == "tracks" &amp;&amp; value != "") {</text:p>
      <text:p text:style-name="P12"><text:s text:c="4"/>collection[id][prop].push(value);</text:p>
      <text:p text:style-name="P12"><text:s text:c="2"/>}</text:p>
      <text:p text:style-name="P12"><text:s text:c="2"/>else if (value === "") {</text:p>
      <text:p text:style-name="P12"><text:s text:c="4"/>delete collection[id][prop];</text:p>
      <text:p text:style-name="P12"><text:s text:c="2"/>}</text:p>
      <text:p text:style-name="P7"/>
      <text:p text:style-name="P7"><text:s text:c="2"/></text:p>
      <text:p text:style-name="P7"><text:s text:c="2"/>return collection;</text:p>
      <text:p text:style-name="P7">}</text:p>
      <text:p text:style-name="P7"/>
      <text:p text:style-name="P7">// Alter values below to test your code</text:p>
      <text:p text:style-name="P7">updateRecords(5439, "artist", "ABBA");</text:p>
      <text:p text:style-name="P7"/>
      <text:p text:style-name="P7"/>
      <text:h text:style-name="P6" text:outline-level="2"><text:bookmark-start text:name="__RefHeading___Toc11639_3624682100"/>Iterate with JavaScript While Loops<text:bookmark-end text:name="__RefHeading___Toc11639_3624682100"/></text:h>
      <text:p text:style-name="Text_20_body">You can run the same code multiple times by using a loop.</text:p>
      <text:p text:style-name="Text_20_body">The first type of loop we will learn is called a "<text:span text:style-name="Source_20_Text">while</text:span>" loop because it runs "<text:span text:style-name="T4">while" a specified condition is true and stops once that condition is no longer true</text:span>.</text:p>
      <text:p text:style-name="Quotations">var ourArray = [];<text:line-break/>var i = 0;<text:line-break/>while(i &lt; 5) {<text:line-break/>  ourArray.push(i);<text:line-break/>  i++;<text:line-break/>}</text:p>
      <text:p text:style-name="Text_20_body">Let's try getting a while loop to work by pushing values to an array.</text:p>
      <text:p text:style-name="Horizontal_20_Line"/>
      <text:p text:style-name="Text_20_body">Push the numbers 0 through 4 to <text:span text:style-name="Source_20_Text">myArray</text:span> using a <text:span text:style-name="Source_20_Text">while</text:span> loop.</text:p>
      <text:p text:style-name="P7">// Setup</text:p>
      <text:p text:style-name="P7">var myArray = [];</text:p>
      <text:p text:style-name="P7"/>
      <text:p text:style-name="P7">// Only change code below this line.</text:p>
      <text:p text:style-name="P12">var n=0;</text:p>
      <text:p text:style-name="P12">while (n&lt;5){</text:p>
      <text:p text:style-name="P12"><text:s text:c="2"/>myArray.push(n);</text:p>
      <text:p text:style-name="P12"><text:s text:c="2"/>n++;</text:p>
      <text:p text:style-name="P12">}</text:p>
      <text:p text:style-name="P7"/>
      <text:p text:style-name="P7"/>
      <text:h text:style-name="P6" text:outline-level="2"><text:bookmark-start text:name="__RefHeading___Toc11641_3624682100"/>Iterate with JavaScript For Loops<text:bookmark-end text:name="__RefHeading___Toc11641_3624682100"/></text:h>
      <text:p text:style-name="Text_20_body">You can run the same code multiple times by using a loop.</text:p>
      <text:p text:style-name="Text_20_body"><text:soft-page-break/>The most common type of JavaScript loop is called a "<text:span text:style-name="Source_20_Text">for loop</text:span>" because it runs "for" a specific number of times.</text:p>
      <text:p text:style-name="Text_20_body">For loops are declared with three optional expressions separated by semicolons:</text:p>
      <text:p text:style-name="Text_20_body"><text:span text:style-name="Source_20_Text">for ([initialization]; [condition]; [final-expression])</text:span></text:p>
      <text:p text:style-name="Text_20_body">The <text:span text:style-name="Source_20_Text">initialization</text:span> statement is executed one time only before the loop starts. It is typically used to define and setup your loop variable.</text:p>
      <text:p text:style-name="Text_20_body">The <text:span text:style-name="Source_20_Text">condition</text:span> statement is evaluated at the beginning of every loop iteration and will continue as long as it evaluates to <text:span text:style-name="Source_20_Text">true</text:span>. When <text:span text:style-name="Source_20_Text">condition</text:span> is <text:span text:style-name="Source_20_Text">false</text:span> at the start of the iteration, the loop will stop executing. This means if <text:span text:style-name="Source_20_Text">condition</text:span> starts as <text:span text:style-name="Source_20_Text">false</text:span>, your loop will never execute.</text:p>
      <text:p text:style-name="Text_20_body">The <text:span text:style-name="Source_20_Text">final-expression</text:span> is executed at the end of each loop iteration, prior to the next <text:span text:style-name="Source_20_Text">condition</text:span> check and is usually used to increment or decrement your loop counter.</text:p>
      <text:p text:style-name="Text_20_body">In the following example we initialize with <text:span text:style-name="Source_20_Text">i = 0</text:span> and iterate while our condition <text:span text:style-name="Source_20_Text">i &lt; 5</text:span> is true. We'll increment <text:span text:style-name="Source_20_Text">i</text:span> by <text:span text:style-name="Source_20_Text">1</text:span> in each loop iteration with <text:span text:style-name="Source_20_Text"><text:span text:style-name="T4">i++</text:span></text:span> as our <text:span text:style-name="Source_20_Text">final-expression</text:span>.</text:p>
      <text:p text:style-name="Quotations">var ourArray = [];<text:line-break/>for (var i = 0; i &lt; 5; i++) {<text:line-break/>  ourArray.push(i);<text:line-break/>}</text:p>
      <text:p text:style-name="Text_20_body"><text:span text:style-name="Source_20_Text">ourArray</text:span> will now contain <text:span text:style-name="Source_20_Text">[0,1,2,3,4]</text:span>.</text:p>
      <text:p text:style-name="Horizontal_20_Line"/>
      <text:p text:style-name="Text_20_body">Use a <text:span text:style-name="Source_20_Text">for</text:span> loop to work to push the values 1 through 5 onto <text:span text:style-name="Source_20_Text">myArray</text:span>.</text:p>
      <text:p text:style-name="P7">// Example</text:p>
      <text:p text:style-name="P7">var ourArray = [];</text:p>
      <text:p text:style-name="P7"/>
      <text:p text:style-name="P7">for (var i = 0; i &lt; 5; i++) {</text:p>
      <text:p text:style-name="P7"><text:s text:c="2"/>ourArray.push(i);</text:p>
      <text:p text:style-name="P7">}</text:p>
      <text:p text:style-name="P7"/>
      <text:p text:style-name="P7">// Setup</text:p>
      <text:p text:style-name="P7">var myArray = [];</text:p>
      <text:p text:style-name="P7"/>
      <text:p text:style-name="P7">// Only change code below this line.</text:p>
      <text:p text:style-name="P7"/>
      <text:p text:style-name="P12">for (var n=1; n&lt;=5; n++) {</text:p>
      <text:p text:style-name="P12"><text:s text:c="4"/>myArray.push(n);</text:p>
      <text:p text:style-name="P12">}</text:p>
      <text:p text:style-name="P12"/>
      <text:p text:style-name="P7"/>
      <text:h text:style-name="P6" text:outline-level="2"><text:bookmark-start text:name="__RefHeading___Toc11643_3624682100"/><text:soft-page-break/>Iterate Odd Numbers With a For Loop<text:bookmark-end text:name="__RefHeading___Toc11643_3624682100"/></text:h>
      <text:p text:style-name="Text_20_body">For loops don't have to iterate one at a time. By changing our <text:span text:style-name="Source_20_Text">final-expression</text:span>, we can count by even numbers.</text:p>
      <text:p text:style-name="Text_20_body">We'll start at <text:span text:style-name="Source_20_Text">i = 0</text:span> and loop while <text:span text:style-name="Source_20_Text">i &lt; 10</text:span>. We'll increment <text:span text:style-name="Source_20_Text">i</text:span> by 2 each loop with <text:span text:style-name="Source_20_Text"><text:span text:style-name="T4">i += 2</text:span></text:span>.</text:p>
      <text:p text:style-name="Quotations">var ourArray = [];<text:line-break/>for (var i = 0; i &lt; 10; i += 2) {<text:line-break/>  ourArray.push(i);<text:line-break/>}</text:p>
      <text:p text:style-name="Text_20_body"><text:span text:style-name="Source_20_Text">ourArray</text:span> will now contain <text:span text:style-name="Source_20_Text">[0,2,4,6,8]</text:span>.</text:p>
      <text:p text:style-name="Text_20_body">Let's change our <text:span text:style-name="Source_20_Text">initialization</text:span> so we can count by odd numbers.</text:p>
      <text:p text:style-name="Horizontal_20_Line"/>
      <text:p text:style-name="Text_20_body">Push the odd numbers from 1 through 9 to <text:span text:style-name="Source_20_Text">myArray</text:span> using a <text:span text:style-name="Source_20_Text">for</text:span> loop.</text:p>
      <text:p text:style-name="P7">// Example</text:p>
      <text:p text:style-name="P7">var ourArray = [];</text:p>
      <text:p text:style-name="P7"/>
      <text:p text:style-name="P7">for (var i = 0; i &lt; 10; i += 2) {</text:p>
      <text:p text:style-name="P7"><text:s text:c="2"/>ourArray.push(i);</text:p>
      <text:p text:style-name="P7">}</text:p>
      <text:p text:style-name="P7"/>
      <text:p text:style-name="P7">// Setup</text:p>
      <text:p text:style-name="P7">var myArray = [];</text:p>
      <text:p text:style-name="P7"/>
      <text:p text:style-name="P7">// Only change code below this line.</text:p>
      <text:p text:style-name="P12">for (var n=1; n&lt;=9; n+=2 ) {</text:p>
      <text:p text:style-name="P12"><text:s text:c="2"/>myArray.push(n);</text:p>
      <text:p text:style-name="P12">}</text:p>
      <text:p text:style-name="P7"/>
      <text:p text:style-name="P7"/>
      <text:p text:style-name="P7"/>
      <text:h text:style-name="P6" text:outline-level="2"><text:bookmark-start text:name="__RefHeading___Toc11645_3624682100"/>Count Backwards With a For Loop<text:bookmark-end text:name="__RefHeading___Toc11645_3624682100"/></text:h>
      <text:p text:style-name="Text_20_body">A for loop can also count backwards, so long as we can define the right conditions.</text:p>
      <text:p text:style-name="Text_20_body">In order to count backwards by twos, we'll need to change our <text:span text:style-name="Source_20_Text">initialization</text:span>, <text:span text:style-name="Source_20_Text">condition</text:span>, and <text:span text:style-name="Source_20_Text">final-expression</text:span>.</text:p>
      <text:p text:style-name="Text_20_body">We'll start at <text:span text:style-name="Source_20_Text">i = 10</text:span> and loop while <text:span text:style-name="Source_20_Text">i &gt; 0</text:span>. We'll decrement <text:span text:style-name="Source_20_Text">i</text:span> by 2 each loop with <text:span text:style-name="Source_20_Text"><text:span text:style-name="T4">i -= 2</text:span></text:span>.</text:p>
      <text:p text:style-name="Quotations">var ourArray = [];<text:line-break/>for (var i=10; i &gt; 0; i-=2) {<text:line-break/>  ourArray.push(i);<text:line-break/>}</text:p>
      <text:p text:style-name="Text_20_body"><text:soft-page-break/><text:span text:style-name="Source_20_Text">ourArray</text:span> will now contain <text:span text:style-name="Source_20_Text">[10,8,6,4,2]</text:span>.</text:p>
      <text:p text:style-name="Text_20_body">Let's change our <text:span text:style-name="Source_20_Text">initialization</text:span> and <text:span text:style-name="Source_20_Text">final-expression</text:span> so we can count backward by twos by odd numbers.</text:p>
      <text:p text:style-name="Horizontal_20_Line"/>
      <text:p text:style-name="Text_20_body">Push the odd numbers from 9 through 1 to <text:span text:style-name="Source_20_Text">myArray</text:span> using a <text:span text:style-name="Source_20_Text">for</text:span> loop.</text:p>
      <text:p text:style-name="P7">// Example</text:p>
      <text:p text:style-name="P7">var ourArray = [];</text:p>
      <text:p text:style-name="P7"/>
      <text:p text:style-name="P7">for (var i = 10; i &gt; 0; i -= 2) {</text:p>
      <text:p text:style-name="P7"><text:s text:c="2"/>ourArray.push(i);</text:p>
      <text:p text:style-name="P7">}</text:p>
      <text:p text:style-name="P7"/>
      <text:p text:style-name="P7">// Setup</text:p>
      <text:p text:style-name="P7">var myArray = [];</text:p>
      <text:p text:style-name="P7"/>
      <text:p text:style-name="P7">// Only change code below this line.</text:p>
      <text:p text:style-name="P12">for (var n=9; n&gt;=1; n-=2 ) {</text:p>
      <text:p text:style-name="P12"><text:s text:c="2"/>myArray.push(n);</text:p>
      <text:p text:style-name="P12">}</text:p>
      <text:p text:style-name="P7"/>
      <text:p text:style-name="P7"/>
      <text:h text:style-name="P6" text:outline-level="2"><text:bookmark-start text:name="__RefHeading___Toc11647_3624682100"/>Iterate Through an Array with a For Loop<text:bookmark-end text:name="__RefHeading___Toc11647_3624682100"/></text:h>
      <text:p text:style-name="Text_20_body">A common task in JavaScript is to iterate through the contents of an array. One way to do that is with a <text:span text:style-name="Source_20_Text">for</text:span> loop. This code will output each element of the array <text:span text:style-name="Source_20_Text">arr</text:span> to the console:</text:p>
      <text:p text:style-name="Quotations">var arr = [10,9,8,7,6];<text:line-break/>for (var i = 0; i <text:span text:style-name="T4">&lt;</text:span> <text:span text:style-name="T4">arr.length</text:span>; i++) {<text:line-break/>   console.log(arr[i]);<text:line-break/>}</text:p>
      <text:p text:style-name="Text_20_body">Remember that Arrays have <text:span text:style-name="T4">zero-based numbering</text:span>, which means the last index of the array is length - 1. Our <text:span text:style-name="Definition">condition</text:span> for this loop is <text:span text:style-name="Source_20_Text">i &lt; arr.length</text:span>, which stops when <text:span text:style-name="Source_20_Text">i</text:span> is at length - 1.</text:p>
      <text:p text:style-name="Horizontal_20_Line"/>
      <text:p text:style-name="Text_20_body">Declare and initialize a variable <text:span text:style-name="Source_20_Text">total</text:span> to <text:span text:style-name="Source_20_Text">0</text:span>. Use a <text:span text:style-name="Source_20_Text">for</text:span> loop to add the value of each element of the <text:span text:style-name="Source_20_Text">myArr</text:span> array to <text:span text:style-name="Source_20_Text">total</text:span>.</text:p>
      <text:p text:style-name="P7">// Example</text:p>
      <text:p text:style-name="P7">var ourArr = [ 9, 10, 11, 12];</text:p>
      <text:p text:style-name="P7">var ourTotal = 0;</text:p>
      <text:p text:style-name="P7"/>
      <text:p text:style-name="P7">for (var i = 0; i &lt; ourArr.length; i++) {</text:p>
      <text:p text:style-name="P7"><text:s text:c="2"/>ourTotal += ourArr[i];</text:p>
      <text:p text:style-name="P7"><text:soft-page-break/>}</text:p>
      <text:p text:style-name="P7"/>
      <text:p text:style-name="P7">// Setup</text:p>
      <text:p text:style-name="P7">var myArr = [ 2, 3, 4, 5, 6];</text:p>
      <text:p text:style-name="P7"/>
      <text:p text:style-name="P7">// Only change code below this line</text:p>
      <text:p text:style-name="P7"/>
      <text:p text:style-name="P12">var total = 0;</text:p>
      <text:p text:style-name="P12">for (var i=0; i&lt;myArr.length; i++ ) {</text:p>
      <text:p text:style-name="P12"><text:s text:c="2"/>total+=myArr[i];</text:p>
      <text:p text:style-name="P12">}</text:p>
      <text:p text:style-name="P7"/>
      <text:h text:style-name="P6" text:outline-level="2"><text:bookmark-start text:name="__RefHeading___Toc11649_3624682100"/>Nesting For Loops<text:bookmark-end text:name="__RefHeading___Toc11649_3624682100"/></text:h>
      <text:p text:style-name="Text_20_body">If you have a <text:span text:style-name="T4">multi-dimensional array</text:span>, you can use the same logic as the prior waypoint to loop through both the array and any sub-arrays. Here is an example:</text:p>
      <text:p text:style-name="Quotations">var arr = [<text:line-break/>  [1,2], [3,4], [5,6]<text:line-break/>];<text:line-break/>for (var i=0; i &lt; arr.length; i++) {<text:line-break/>  for (var j=0; j &lt; arr[i].length; j++) {<text:line-break/>    console.log(arr[i][j]);<text:line-break/>  }<text:line-break/>}</text:p>
      <text:p text:style-name="Text_20_body">This outputs each sub-element in <text:span text:style-name="Source_20_Text">arr</text:span> one at a time. Note that for the inner loop, we are checking the <text:span text:style-name="Source_20_Text">.length</text:span> of <text:span text:style-name="Source_20_Text">arr[i]</text:span>, since <text:span text:style-name="Source_20_Text">arr[i]</text:span> is itself an array.</text:p>
      <text:p text:style-name="Horizontal_20_Line"/>
      <text:p text:style-name="Text_20_body">Modify function <text:span text:style-name="Source_20_Text">multiplyAll</text:span> so that it multiplies the <text:span text:style-name="Source_20_Text">product</text:span> variable by each number in the sub-arrays of <text:span text:style-name="Source_20_Text">arr</text:span></text:p>
      <text:p text:style-name="P7">function multiplyAll(arr) {</text:p>
      <text:p text:style-name="P7"><text:s text:c="2"/>var product = 1;</text:p>
      <text:p text:style-name="P7"><text:s text:c="2"/>// Only change code below this line</text:p>
      <text:p text:style-name="P12"><text:s text:c="2"/>for (var i=0; i&lt;arr.length; i++ ) {</text:p>
      <text:p text:style-name="P12"><text:s text:c="4"/>for (var j=0; j&lt;arr[i].length; j++ ) {</text:p>
      <text:p text:style-name="P12"><text:s text:c="4"/>product*=arr[i][j];</text:p>
      <text:p text:style-name="P12"><text:s text:c="4"/>}</text:p>
      <text:p text:style-name="P12"><text:s text:c="2"/>}</text:p>
      <text:p text:style-name="P7"><text:s text:c="2"/>// Only change code above this line</text:p>
      <text:p text:style-name="P7"><text:s text:c="2"/>return product;</text:p>
      <text:p text:style-name="P7">}</text:p>
      <text:p text:style-name="P7"/>
      <text:p text:style-name="P7">// Modify values below to test your code</text:p>
      <text:p text:style-name="P7">multiplyAll([[1,2],[3,4],[5,6,7]]);</text:p>
      <text:p text:style-name="P7"><text:soft-page-break/></text:p>
      <text:p text:style-name="P7"/>
      <text:p text:style-name="P7"/>
      <text:h text:style-name="P6" text:outline-level="2"><text:bookmark-start text:name="__RefHeading___Toc11651_3624682100"/>Iterate with JavaScript Do...While Loops<text:bookmark-end text:name="__RefHeading___Toc11651_3624682100"/></text:h>
      <text:p text:style-name="Text_20_body">You can run the same code multiple times by using a loop.</text:p>
      <text:p text:style-name="Text_20_body">The next type of loop you will learn is called a "<text:span text:style-name="Source_20_Text"><text:span text:style-name="T4">do...while</text:span></text:span>" loop because it first will "<text:span text:style-name="Source_20_Text">do</text:span>" one pass of the code inside the loop no matter what, and then it runs "<text:span text:style-name="Source_20_Text">while</text:span>" a specified condition is true and stops once that condition is no longer true. Let's look at an example.</text:p>
      <text:p text:style-name="Quotations">var ourArray = [];<text:line-break/>var i = 0;<text:line-break/>do {<text:line-break/>  ourArray.push(i);<text:line-break/>  i++;<text:line-break/>} while (i &lt; 5);</text:p>
      <text:p text:style-name="Text_20_body">This behaves just as you would expect with any other type of loop, and the resulting array will look like <text:span text:style-name="Source_20_Text">[0, 1, 2, 3, 4]</text:span>. However, what makes the <text:span text:style-name="Source_20_Text">do...while</text:span> different from other loops is how it behaves when the condition fails on the first check. Let's see this in action.</text:p>
      <text:p text:style-name="Text_20_body">Here is a regular while loop that will run the code in the loop as long as <text:span text:style-name="Source_20_Text">i &lt; 5</text:span>.</text:p>
      <text:p text:style-name="Quotations">var ourArray = []; <text:line-break/>var i = 5;<text:line-break/>while (i &lt; 5) {<text:line-break/>  ourArray.push(i);<text:line-break/>  i++;<text:line-break/>}</text:p>
      <text:p text:style-name="Text_20_body">Notice that we initialize the value of <text:span text:style-name="Source_20_Text">i</text:span> to be 5. When we execute the next line, we notice that <text:span text:style-name="Source_20_Text">i</text:span> is not less than 5. So we do not execute the code inside the loop. The result is that <text:span text:style-name="Source_20_Text">ourArray</text:span> will end up with nothing added to it, so it will still look like this <text:span text:style-name="Source_20_Text">[]</text:span> when all the code in the example above finishes running.</text:p>
      <text:p text:style-name="Text_20_body">Now, take a look at a <text:span text:style-name="Source_20_Text">do...while</text:span> loop.</text:p>
      <text:p text:style-name="Quotations">var ourArray = []; <text:line-break/>var i = 5;<text:line-break/>do {<text:line-break/>  ourArray.push(i);<text:line-break/>  i++;<text:line-break/>} while (i &lt; 5);</text:p>
      <text:p text:style-name="Text_20_body">In this case, we initialize the value of <text:span text:style-name="Source_20_Text">i</text:span> as 5, just like we did with the while loop. When we get to the next line, there is no check for the value of <text:span text:style-name="Source_20_Text">i</text:span>, so we go to the code inside the curly braces and execute <text:soft-page-break/>it. We will add one element to the array and increment <text:span text:style-name="Source_20_Text">i</text:span> before we get to the condition check. Then, when we get to checking if <text:span text:style-name="Source_20_Text">i &lt; 5</text:span> see that <text:span text:style-name="Source_20_Text">i</text:span> is now 6, which fails the conditional check. So we exit the loop and are done. At the end of the above example, the value of <text:span text:style-name="Source_20_Text">ourArray</text:span> is <text:span text:style-name="Source_20_Text">[5]</text:span>.</text:p>
      <text:p text:style-name="Text_20_body">Essentially, a <text:span text:style-name="Source_20_Text">do...while</text:span> loop<text:span text:style-name="T4"> ensures that the code inside the loop will run at least once.</text:span></text:p>
      <text:p text:style-name="Text_20_body">Let's try getting a <text:span text:style-name="Source_20_Text">do...while</text:span> loop to work by pushing values to an array.</text:p>
      <text:p text:style-name="Horizontal_20_Line"/>
      <text:p text:style-name="Text_20_body">Change the <text:span text:style-name="Source_20_Text">while</text:span> loop in the code to a <text:span text:style-name="Source_20_Text">do...while</text:span> loop so that the loop will push the number 10 to <text:span text:style-name="Source_20_Text">myArray</text:span>, and <text:span text:style-name="Source_20_Text">i</text:span> will be equal to <text:span text:style-name="Source_20_Text">11</text:span> when your code finishes running.</text:p>
      <text:p text:style-name="P7">// Setup</text:p>
      <text:p text:style-name="P7">var myArray = [];</text:p>
      <text:p text:style-name="P7">var i = 10;</text:p>
      <text:p text:style-name="P7"/>
      <text:p text:style-name="P7">// Only change code below this line.</text:p>
      <text:p text:style-name="P12">do {</text:p>
      <text:p text:style-name="P12"><text:s text:c="2"/>myArray.push(i);</text:p>
      <text:p text:style-name="P12"><text:s text:c="2"/>i++;</text:p>
      <text:p text:style-name="P12">} while (i &lt; 11);</text:p>
      <text:p text:style-name="P7"/>
      <text:p text:style-name="P7"/>
      <text:h text:style-name="P6" text:outline-level="2"><text:bookmark-start text:name="__RefHeading___Toc11653_3624682100"/>Profile Lookup<text:bookmark-end text:name="__RefHeading___Toc11653_3624682100"/></text:h>
      <text:p text:style-name="Text_20_body">We have an array of objects representing different people in our contacts lists.</text:p>
      <text:p text:style-name="Text_20_body">A <text:span text:style-name="Source_20_Text">lookUpProfile</text:span> function that takes <text:span text:style-name="Source_20_Text">name</text:span> and a property (<text:span text:style-name="Source_20_Text">prop</text:span>) as arguments has been pre-written for you.</text:p>
      <text:p text:style-name="Text_20_body">The function should check if <text:span text:style-name="Source_20_Text">name</text:span> is an actual contact's <text:span text:style-name="Source_20_Text">firstName</text:span> and the given property (<text:span text:style-name="Source_20_Text">prop</text:span>) is a property of that contact.</text:p>
      <text:p text:style-name="Text_20_body">If both are true, then return the "value" of that property.</text:p>
      <text:p text:style-name="Text_20_body">If <text:span text:style-name="Source_20_Text">name</text:span> does not correspond to any contacts then return <text:span text:style-name="Source_20_Text">"No such contact"</text:span></text:p>
      <text:p text:style-name="Text_20_body">If <text:span text:style-name="Source_20_Text">prop</text:span> does not correspond to any valid properties of a contact found to match <text:span text:style-name="Source_20_Text">name</text:span> then return <text:span text:style-name="Source_20_Text">"No such property"</text:span></text:p>
      <text:p text:style-name="P7">//Setup</text:p>
      <text:p text:style-name="P7">var contacts = [</text:p>
      <text:p text:style-name="P7"><text:s text:c="4"/>{</text:p>
      <text:p text:style-name="P7"><text:s text:c="8"/>"firstName": "Akira",</text:p>
      <text:p text:style-name="P7"><text:s text:c="8"/>"lastName": "Laine",</text:p>
      <text:p text:style-name="P7"><text:s text:c="8"/>"number": "0543236543",</text:p>
      <text:p text:style-name="P7"><text:s text:c="8"/>"likes": ["Pizza", "Coding", "Brownie Points"]</text:p>
      <text:p text:style-name="P7"><text:s text:c="4"/>},</text:p>
      <text:p text:style-name="P7"><text:soft-page-break/><text:s text:c="4"/>{</text:p>
      <text:p text:style-name="P7"><text:s text:c="8"/>"firstName": "Harry",</text:p>
      <text:p text:style-name="P7"><text:s text:c="8"/>"lastName": "Potter",</text:p>
      <text:p text:style-name="P7"><text:s text:c="8"/>"number": "0994372684",</text:p>
      <text:p text:style-name="P7"><text:s text:c="8"/>"likes": ["Hogwarts", "Magic", "Hagrid"]</text:p>
      <text:p text:style-name="P7"><text:s text:c="4"/>},</text:p>
      <text:p text:style-name="P7"><text:s text:c="4"/>{</text:p>
      <text:p text:style-name="P7"><text:s text:c="8"/>"firstName": "Sherlock",</text:p>
      <text:p text:style-name="P7"><text:s text:c="8"/>"lastName": "Holmes",</text:p>
      <text:p text:style-name="P7"><text:s text:c="8"/>"number": "0487345643",</text:p>
      <text:p text:style-name="P7"><text:s text:c="8"/>"likes": ["Intriguing Cases", "Violin"]</text:p>
      <text:p text:style-name="P7"><text:s text:c="4"/>},</text:p>
      <text:p text:style-name="P7"><text:s text:c="4"/>{</text:p>
      <text:p text:style-name="P7"><text:s text:c="8"/>"firstName": "Kristian",</text:p>
      <text:p text:style-name="P7"><text:s text:c="8"/>"lastName": "Vos",</text:p>
      <text:p text:style-name="P7"><text:s text:c="8"/>"number": "unknown",</text:p>
      <text:p text:style-name="P7"><text:s text:c="8"/>"likes": ["JavaScript", "Gaming", "Foxes"]</text:p>
      <text:p text:style-name="P7"><text:s text:c="4"/>}</text:p>
      <text:p text:style-name="P7">];</text:p>
      <text:p text:style-name="P7"/>
      <text:p text:style-name="P7"/>
      <text:p text:style-name="P7">function lookUpProfile(name, prop){</text:p>
      <text:p text:style-name="P7">// Only change code below this line</text:p>
      <text:p text:style-name="P12"><text:s text:c="2"/>for (var i=0; i&lt;contacts.length; i++ <text:s/>) {</text:p>
      <text:p text:style-name="P12"><text:s text:c="4"/>if (name == contacts[i].firstName) {</text:p>
      <text:p text:style-name="P12"><text:s text:c="6"/>if (contacts[i].hasOwnProperty(prop)) {</text:p>
      <text:p text:style-name="P12"><text:s text:c="8"/>return contacts[i][prop];</text:p>
      <text:p text:style-name="P12"><text:s text:c="6"/>} else {</text:p>
      <text:p text:style-name="P12"><text:s text:c="8"/>return "No such property";</text:p>
      <text:p text:style-name="P12"><text:s text:c="6"/>}</text:p>
      <text:p text:style-name="P12"><text:s text:c="4"/>} </text:p>
      <text:p text:style-name="P12"><text:s text:c="2"/>}</text:p>
      <text:p text:style-name="P12"><text:s text:c="2"/>return "No such contact";</text:p>
      <text:p text:style-name="P7"><text:s/></text:p>
      <text:p text:style-name="P7">// Only change code above this line</text:p>
      <text:p text:style-name="P7">}</text:p>
      <text:p text:style-name="P7"/>
      <text:p text:style-name="P7">// Change these values to test your function</text:p>
      <text:p text:style-name="P7">lookUpProfile("Akira", "likes");</text:p>
      <text:p text:style-name="P7"/>
      <text:p text:style-name="P7"/>
      <text:h text:style-name="P6" text:outline-level="2"><text:bookmark-start text:name="__RefHeading___Toc8788_3860604942"/>Generate Random Fractions with JavaScript<text:bookmark-end text:name="__RefHeading___Toc8788_3860604942"/></text:h>
      <text:p text:style-name="Text_20_body">Random numbers are useful for creating random behavior.</text:p>
      <text:p text:style-name="Text_20_body"><text:soft-page-break/>JavaScript has a <text:span text:style-name="Source_20_Text"><text:span text:style-name="T4">Math.random()</text:span></text:span><text:span text:style-name="T4"> </text:span>function that generates a <text:span text:style-name="T4">random decimal number between </text:span><text:span text:style-name="Source_20_Text"><text:span text:style-name="T4">0</text:span></text:span><text:span text:style-name="T4"> (inclusive) and not quite up to </text:span><text:span text:style-name="Source_20_Text"><text:span text:style-name="T4">1</text:span></text:span><text:span text:style-name="T4"> (exclusive)</text:span>. Thus <text:span text:style-name="Source_20_Text">Math.random()</text:span> can return a <text:span text:style-name="Source_20_Text">0</text:span> but never quite return a <text:span text:style-name="Source_20_Text">1</text:span></text:p>
      <text:p text:style-name="Text_20_body"><text:span text:style-name="Strong_20_Emphasis">Note</text:span><text:line-break/>Like <text:a xlink:type="simple" xlink:href="https://learn.freecodecamp.org/storing-values-with-the-assignment-operator" office:target-frame-name="_blank" xlink:show="new" text:style-name="Internet_20_link" text:visited-style-name="Visited_20_Internet_20_Link">Storing Values with the Equal Operator</text:a>, all function calls will be resolved <text:span text:style-name="T4">before the </text:span><text:span text:style-name="Source_20_Text"><text:span text:style-name="T4">return</text:span></text:span> executes, so we can <text:span text:style-name="Source_20_Text">return</text:span> the value of the <text:span text:style-name="Source_20_Text">Math.random()</text:span> function.</text:p>
      <text:p text:style-name="Horizontal_20_Line"/>
      <text:p text:style-name="Text_20_body">Change <text:span text:style-name="Source_20_Text">randomFraction</text:span> to return a random number instead of returning <text:span text:style-name="Source_20_Text">0</text:span>.</text:p>
      <text:p text:style-name="P7">function randomFraction() {</text:p>
      <text:p text:style-name="P7"/>
      <text:p text:style-name="P7"><text:s text:c="2"/>// Only change code below this line.</text:p>
      <text:p text:style-name="P12"/>
      <text:p text:style-name="P12"><text:s text:c="2"/>return Math.random();</text:p>
      <text:p text:style-name="P7"/>
      <text:p text:style-name="P7"><text:s text:c="2"/>// Only change code above this line.</text:p>
      <text:p text:style-name="P7">}</text:p>
      <text:p text:style-name="P7"/>
      <text:p text:style-name="P7"/>
      <text:h text:style-name="P6" text:outline-level="2"><text:bookmark-start text:name="__RefHeading___Toc8790_3860604942"/>Generate Random Whole Numbers with JavaScript<text:bookmark-end text:name="__RefHeading___Toc8790_3860604942"/></text:h>
      <text:p text:style-name="Text_20_body">It's great that we can generate random decimal numbers, but it's even more useful if we use it to generate random whole numbers.</text:p>
      <text:list xml:id="list1923171272" text:style-name="L3">
        <text:list-item>
          <text:p text:style-name="P63">Use <text:span text:style-name="Source_20_Text">Math.random()</text:span> to generate a random decimal.</text:p>
        </text:list-item>
        <text:list-item>
          <text:p text:style-name="P63">Multiply that random decimal by <text:span text:style-name="Source_20_Text">20</text:span>.</text:p>
        </text:list-item>
        <text:list-item>
          <text:p text:style-name="P59">Use another function, <text:span text:style-name="Source_20_Text"><text:span text:style-name="T4">Math.floor()</text:span></text:span> to <text:span text:style-name="T4">round the number down to its nearest whole number.</text:span></text:p>
        </text:list-item>
      </text:list>
      <text:p text:style-name="Text_20_body">Remember that <text:span text:style-name="Source_20_Text">Math.random()</text:span> can never quite return a <text:span text:style-name="Source_20_Text">1</text:span> and, because we're rounding down, it's impossible to actually get <text:span text:style-name="Source_20_Text">20</text:span>. This technique will give us a whole number between <text:span text:style-name="Source_20_Text">0</text:span> and <text:span text:style-name="Source_20_Text">19</text:span>.</text:p>
      <text:p text:style-name="Text_20_body">Putting everything together, this is what our code looks like:</text:p>
      <text:p text:style-name="Text_20_body"><text:span text:style-name="Source_20_Text"><text:span text:style-name="T4">Math.floor(Math.random() * 20)</text:span></text:span><text:span text:style-name="Source_20_Text">;</text:span></text:p>
      <text:p text:style-name="Text_20_body">We are calling <text:span text:style-name="Source_20_Text">Math.random()</text:span>, multiplying the result by 20, then passing the value to <text:span text:style-name="Source_20_Text">Math.floor()</text:span> function to round the value down to the nearest whole number.</text:p>
      <text:p text:style-name="Horizontal_20_Line"/>
      <text:p text:style-name="Text_20_body">Use this technique to generate and return a random whole number between <text:span text:style-name="Source_20_Text">0</text:span> and <text:span text:style-name="Source_20_Text">9</text:span>.</text:p>
      <text:p text:style-name="P7">var randomNumberBetween0and19 = Math.floor(Math.random() * 20);</text:p>
      <text:p text:style-name="P7"/>
      <text:p text:style-name="P7">function randomWholeNum() {</text:p>
      <text:p text:style-name="P7"/>
      <text:p text:style-name="P7"><text:soft-page-break/><text:s text:c="2"/>// Only change code below this line.</text:p>
      <text:p text:style-name="P7"/>
      <text:p text:style-name="P7"><text:s text:c="2"/>return <text:span text:style-name="T22">Math.floor(Math.random()*10);</text:span></text:p>
      <text:p text:style-name="P7">}</text:p>
      <text:p text:style-name="P7"/>
      <text:p text:style-name="P7"/>
      <text:h text:style-name="P6" text:outline-level="2"><text:bookmark-start text:name="__RefHeading___Toc8792_3860604942"/>Generate Random Whole Numbers within a Range<text:bookmark-end text:name="__RefHeading___Toc8792_3860604942"/></text:h>
      <text:p text:style-name="Text_20_body">Instead of generating a random number between zero and a given number like we did before, we can generate a random number that <text:span text:style-name="T4">falls within a range</text:span> of two specific numbers.</text:p>
      <text:p text:style-name="Text_20_body">To do this, we'll define a minimum number <text:span text:style-name="Source_20_Text">min</text:span> and a maximum number <text:span text:style-name="Source_20_Text">max</text:span>.</text:p>
      <text:p text:style-name="Text_20_body">Here's the formula we'll use. Take a moment to read it and try to understand what this code is doing:</text:p>
      <text:p text:style-name="Text_20_body"><text:span text:style-name="Source_20_Text"><text:span text:style-name="T4">Math.floor(Math.random() * (max - min + 1)) + min</text:span></text:span></text:p>
      <text:p text:style-name="Horizontal_20_Line"/>
      <text:p text:style-name="Text_20_body">Create a function called <text:span text:style-name="Source_20_Text">randomRange</text:span> that takes a range <text:span text:style-name="Source_20_Text">myMin</text:span> and <text:span text:style-name="Source_20_Text">myMax</text:span> and returns a random number that's greater than or equal to <text:span text:style-name="Source_20_Text">myMin</text:span>, and is less than or equal to <text:span text:style-name="Source_20_Text">myMax</text:span>, inclusive.</text:p>
      <text:p text:style-name="P7">// Example</text:p>
      <text:p text:style-name="P7">function ourRandomRange(ourMin, ourMax) {</text:p>
      <text:p text:style-name="P7"/>
      <text:p text:style-name="P7"><text:s text:c="2"/>return Math.floor(Math.random() * (ourMax - ourMin + 1)) + ourMin;</text:p>
      <text:p text:style-name="P7">}</text:p>
      <text:p text:style-name="P7"/>
      <text:p text:style-name="P7">ourRandomRange(1, 9);</text:p>
      <text:p text:style-name="P7"/>
      <text:p text:style-name="P7">// Only change code below this line.</text:p>
      <text:p text:style-name="P7"/>
      <text:p text:style-name="P7">function randomRange(myMin, myMax) {</text:p>
      <text:p text:style-name="P7"/>
      <text:p text:style-name="P7"><text:s text:c="2"/>return <text:span text:style-name="T22">Math.floor(Math.random() * (myMax - myMin + 1)) + myMin;</text:span> // Change this line</text:p>
      <text:p text:style-name="P7"/>
      <text:p text:style-name="P7">}</text:p>
      <text:p text:style-name="P7"/>
      <text:p text:style-name="P7">// Change these values to test your function</text:p>
      <text:p text:style-name="P7">var myRandom = randomRange(5, 15);</text:p>
      <text:p text:style-name="P7"/>
      <text:p text:style-name="P7"/>
      <text:h text:style-name="P6" text:outline-level="2"><text:bookmark-start text:name="__RefHeading___Toc8794_3860604942"/>Use the parseInt Function<text:bookmark-end text:name="__RefHeading___Toc8794_3860604942"/></text:h>
      <text:p text:style-name="Text_20_body">The <text:span text:style-name="Source_20_Text">parseInt()</text:span> function parses a string and returns an integer. Here's an example:</text:p>
      <text:p text:style-name="Text_20_body"><text:span text:style-name="Source_20_Text">var a = parseInt("007");</text:span></text:p>
      <text:p text:style-name="Text_20_body">The above function converts the string "007" to an integer 7. If the first character in the string can't be converted into a number, then it returns <text:span text:style-name="Source_20_Text">NaN</text:span>.</text:p>
      <text:p text:style-name="Horizontal_20_Line"><text:soft-page-break/></text:p>
      <text:p text:style-name="Text_20_body">Use <text:span text:style-name="Source_20_Text">parseInt()</text:span> in the <text:span text:style-name="Source_20_Text">convertToInteger</text:span> function so it converts the input string <text:span text:style-name="Source_20_Text">str</text:span> into an integer, and returns it.</text:p>
      <text:p text:style-name="P7">function convertToInteger(str) {</text:p>
      <text:p text:style-name="P12"><text:s text:c="2"/>return parseInt(str);</text:p>
      <text:p text:style-name="P7">}</text:p>
      <text:p text:style-name="P7"/>
      <text:p text:style-name="P7">convertToInteger("56");</text:p>
      <text:p text:style-name="P7"/>
      <text:p text:style-name="P7"/>
      <text:h text:style-name="P6" text:outline-level="2"><text:bookmark-start text:name="__RefHeading___Toc8796_3860604942"/>Use the parseInt Function with a Radix<text:bookmark-end text:name="__RefHeading___Toc8796_3860604942"/></text:h>
      <text:p text:style-name="Text_20_body">The <text:span text:style-name="Source_20_Text">parseInt()</text:span> function parses a string and returns an integer. It takes a second argument for the <text:span text:style-name="T4">radix, which specifies the base of the number in the string</text:span>. The radix can be an <text:span text:style-name="T4">integer between 2 and 36</text:span>.</text:p>
      <text:p text:style-name="Text_20_body">The function call looks like:</text:p>
      <text:p text:style-name="Text_20_body"><text:span text:style-name="Source_20_Text">parseInt(string, radix);</text:span></text:p>
      <text:p text:style-name="Text_20_body">And here's an example:</text:p>
      <text:p text:style-name="Text_20_body"><text:span text:style-name="Source_20_Text">var a = parseInt("11", 2);</text:span></text:p>
      <text:p text:style-name="Text_20_body">The radix variable says that "11" is in the <text:span text:style-name="T4">binary system, or base 2</text:span>. This example converts the string "11" to an integer 3.</text:p>
      <text:p text:style-name="Horizontal_20_Line"/>
      <text:p text:style-name="Text_20_body">Use <text:span text:style-name="Source_20_Text">parseInt()</text:span> in the <text:span text:style-name="Source_20_Text">convertToInteger</text:span> function so it converts a binary number to an integer and returns it.</text:p>
      <text:p text:style-name="P7">function convertToInteger(str) {</text:p>
      <text:p text:style-name="P7"><text:s/><text:span text:style-name="T22"><text:s/>return parseInt(str, 2);</text:span></text:p>
      <text:p text:style-name="P7">}</text:p>
      <text:p text:style-name="P7"/>
      <text:p text:style-name="P7">convertToInteger("10011");</text:p>
      <text:p text:style-name="P7"/>
      <text:h text:style-name="P6" text:outline-level="2"><text:bookmark-start text:name="__RefHeading___Toc8798_3860604942"/>Use the Conditional (Ternary) Operator<text:bookmark-end text:name="__RefHeading___Toc8798_3860604942"/></text:h>
      <text:p text:style-name="Text_20_body">The <text:span text:style-name="Definition">conditional operator</text:span>, also called the <text:span text:style-name="Definition">ternary operator</text:span>, can be used as a <text:span text:style-name="T4">one line if-else expression</text:span>.</text:p>
      <text:p text:style-name="Text_20_body">The syntax is:</text:p>
      <text:p text:style-name="Text_20_body"><text:span text:style-name="Source_20_Text"><text:span text:style-name="T4">condition ? statement-if-true : statement-if-false;</text:span></text:span></text:p>
      <text:p text:style-name="Text_20_body">The following function uses an if-else statement to check a condition:</text:p>
      <text:p text:style-name="Quotations">function findGreater(a, b) {<text:line-break/>  if(a &gt; b) {<text:line-break/><text:soft-page-break/>    return "a is greater";<text:line-break/>  }<text:line-break/>  else {<text:line-break/>    return "b is greater";<text:line-break/>  }<text:line-break/>}</text:p>
      <text:p text:style-name="Text_20_body">This can be re-written using the <text:span text:style-name="Source_20_Text">conditional operator</text:span>:</text:p>
      <text:p text:style-name="Quotations">function findGreater(a, b) {<text:line-break/>  return a &gt; b ? "a is greater" : "b is greater";<text:line-break/>}</text:p>
      <text:p text:style-name="Horizontal_20_Line"/>
      <text:p text:style-name="Text_20_body">Use the <text:span text:style-name="Source_20_Text">conditional operator</text:span> in the <text:span text:style-name="Source_20_Text">checkEqual</text:span> function to check if two numbers are equal or not. The function should return either true or false.</text:p>
      <text:p text:style-name="P7">function checkEqual(a, b) {</text:p>
      <text:p text:style-name="P12"><text:s text:c="2"/>return a == b ? true : false;</text:p>
      <text:p text:style-name="P7">}</text:p>
      <text:p text:style-name="P7"/>
      <text:p text:style-name="P7">checkEqual(1, 2);</text:p>
      <text:p text:style-name="P7"/>
      <text:p text:style-name="P8">```</text:p>
      <text:p text:style-name="P7"><text:span text:style-name="Source_20_Text">"true"</text:span> is not the same as <text:span text:style-name="Source_20_Text">true</text:span>. <text:span text:style-name="Source_20_Text">"false"</text:span> is not the same as <text:span text:style-name="Source_20_Text">false</text:span>. One is a <text:span text:style-name="T4">string </text:span>and just treated as text, the other is a <text:span text:style-name="T4">boolean</text:span> value.</text:p>
      <text:p text:style-name="P8">```</text:p>
      <text:p text:style-name="P7"/>
      <text:h text:style-name="P6" text:outline-level="2"><text:bookmark-start text:name="__RefHeading___Toc8800_3860604942"/>Use Multiple Conditional (Ternary) Operators<text:bookmark-end text:name="__RefHeading___Toc8800_3860604942"/></text:h>
      <text:p text:style-name="Text_20_body">In the previous challenge, you used a single <text:span text:style-name="Source_20_Text">conditional operator</text:span>. You can also chain them together to check for multiple conditions.</text:p>
      <text:p text:style-name="Text_20_body">The following function uses if, else if, and else statements to check multiple conditions:</text:p>
      <text:p text:style-name="Quotations">function findGreaterOrEqual(a, b) {<text:line-break/>  if(a === b) {<text:line-break/>    return "a and b are equal";<text:line-break/>  }<text:line-break/>  else if(a &gt; b) {<text:line-break/>    return "a is greater";<text:line-break/>  }<text:line-break/>  else {<text:line-break/>    return "b is greater";<text:line-break/>  }<text:line-break/>}</text:p>
      <text:p text:style-name="Text_20_body"><text:soft-page-break/>The above function can be re-written using multiple <text:span text:style-name="Source_20_Text">conditional operators</text:span>:</text:p>
      <text:p text:style-name="Quotations">function findGreaterOrEqual(a, b) {<text:line-break/>  return (a === b) ? "a and b are equal" : (a &gt; b) ? "a is greater" : "b is greater";<text:line-break/>}</text:p>
      <text:p text:style-name="Horizontal_20_Line"/>
      <text:p text:style-name="Text_20_body">Use multiple <text:span text:style-name="Source_20_Text">conditional operators</text:span> in the <text:span text:style-name="Source_20_Text">checkSign</text:span> function to check if a number is positive, negative or zero.</text:p>
      <text:p text:style-name="P7">function checkSign(num) {</text:p>
      <text:p text:style-name="P12"><text:s text:c="2"/>return num &gt;0 ? "positive" : (num==0 ? "zero": "negative");</text:p>
      <text:p text:style-name="P7">}</text:p>
      <text:p text:style-name="P7"/>
      <text:p text:style-name="P7">checkSign(10);</text:p>
      <text:p text:style-name="P7"/>
      <text:p text:style-name="P7"/>
      <text:p text:style-name="P9">OR:</text:p>
      <text:p text:style-name="P9"/>
      <text:p text:style-name="P9">function checkSign(num) {</text:p>
      <text:p text:style-name="P15"><text:s text:c="2"/>return num &gt;0 ? "positive" : num==0 ? "zero": "negative";</text:p>
      <text:p text:style-name="P9">}</text:p>
      <text:p text:style-name="P9"/>
      <text:p text:style-name="P9">checkSign(10);</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Courier New',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inition" style:family="text"/>
    <style:style style:name="Numbering_20_Symbols" style:display-name="Numbering Symbols" style:family="text"/>
    <style:style style:name="Index_20_Link" style:display-name="Index Link" style:family="text"/>
    <style:style style:name="q"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1576510" officeooo:paragraph-rsid="0157651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8T01:38:36.338311689</meta:creation-date>
    <dc:date>2019-05-03T22:38:35.542730240</dc:date>
    <meta:editing-duration>P2DT16H17M56S</meta:editing-duration>
    <meta:editing-cycles>482</meta:editing-cycles>
    <meta:generator>LibreOffice/6.0.7.3$Linux_X86_64 LibreOffice_project/00m0$Build-3</meta:generator>
    <meta:document-statistic meta:table-count="3" meta:image-count="0" meta:object-count="0" meta:page-count="87" meta:paragraph-count="2051" meta:word-count="16796" meta:character-count="98202" meta:non-whitespace-character-count="80993"/>
  </office:meta>
</office:document-meta>
</file>